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0"/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11-20 08:27:34</text:p>
          </table:table-cell>
          <table:table-cell office:value-type="float" office:value="9771404" calcext:value-type="float">
            <text:p>9771404</text:p>
          </table:table-cell>
          <table:table-cell office:value-type="float" office:value="21504" calcext:value-type="float">
            <text:p>215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682480" calcext:value-type="float">
            <text:p>2682480</text:p>
          </table:table-cell>
          <table:table-cell office:value-type="float" office:value="94728" calcext:value-type="float">
            <text:p>94728</text:p>
          </table:table-cell>
          <table:table-cell office:value-type="float" office:value="70284" calcext:value-type="float">
            <text:p>70284</text:p>
          </table:table-cell>
          <table:table-cell office:value-type="float" office:value="24444" calcext:value-type="float">
            <text:p>244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200" calcext:value-type="float">
            <text:p>51200</text:p>
          </table:table-cell>
          <table:table-cell office:value-type="float" office:value="1382" calcext:value-type="float">
            <text:p>1382</text:p>
          </table:table-cell>
          <table:table-cell office:value-type="float" office:value="4480" calcext:value-type="float">
            <text:p>4480</text:p>
          </table:table-cell>
          <table:table-cell office:value-type="float" office:value="102" calcext:value-type="float">
            <text:p>102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1-20 08:27:35</text:p>
          </table:table-cell>
          <table:table-cell office:value-type="float" office:value="9724904" calcext:value-type="float">
            <text:p>97249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7292" calcext:value-type="float">
            <text:p>2957292</text:p>
          </table:table-cell>
          <table:table-cell office:value-type="float" office:value="139968" calcext:value-type="float">
            <text:p>139968</text:p>
          </table:table-cell>
          <table:table-cell office:value-type="float" office:value="103272" calcext:value-type="float">
            <text:p>103272</text:p>
          </table:table-cell>
          <table:table-cell office:value-type="float" office:value="36696" calcext:value-type="float">
            <text:p>3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1200" calcext:value-type="float">
            <text:p>51200</text:p>
          </table:table-cell>
          <table:table-cell office:value-type="float" office:value="17064" calcext:value-type="float">
            <text:p>17064</text:p>
          </table:table-cell>
          <table:table-cell office:value-type="float" office:value="13952" calcext:value-type="float">
            <text:p>13952</text:p>
          </table:table-cell>
          <table:table-cell office:value-type="float" office:value="11662" calcext:value-type="float">
            <text:p>11662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1296" calcext:value-type="float">
            <text:p>21296</text:p>
          </table:table-cell>
          <table:table-cell office:value-type="float" office:value="9088" calcext:value-type="float">
            <text:p>90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520" calcext:value-type="float">
            <text:p>205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36</text:p>
          </table:table-cell>
          <table:table-cell office:value-type="float" office:value="9695640" calcext:value-type="float">
            <text:p>96956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9340" calcext:value-type="float">
            <text:p>2959340</text:p>
          </table:table-cell>
          <table:table-cell office:value-type="float" office:value="169332" calcext:value-type="float">
            <text:p>169332</text:p>
          </table:table-cell>
          <table:table-cell office:value-type="float" office:value="132636" calcext:value-type="float">
            <text:p>132636</text:p>
          </table:table-cell>
          <table:table-cell office:value-type="float" office:value="36696" calcext:value-type="float">
            <text:p>3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1200" calcext:value-type="float">
            <text:p>51200</text:p>
          </table:table-cell>
          <table:table-cell office:value-type="float" office:value="16309" calcext:value-type="float">
            <text:p>16309</text:p>
          </table:table-cell>
          <table:table-cell office:value-type="float" office:value="14976" calcext:value-type="float">
            <text:p>14976</text:p>
          </table:table-cell>
          <table:table-cell office:value-type="float" office:value="12701" calcext:value-type="float">
            <text:p>12701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1296" calcext:value-type="float">
            <text:p>21296</text:p>
          </table:table-cell>
          <table:table-cell office:value-type="float" office:value="11456" calcext:value-type="float">
            <text:p>114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37</text:p>
          </table:table-cell>
          <table:table-cell office:value-type="float" office:value="9722548" calcext:value-type="float">
            <text:p>972254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9340" calcext:value-type="float">
            <text:p>2959340</text:p>
          </table:table-cell>
          <table:table-cell office:value-type="float" office:value="169872" calcext:value-type="float">
            <text:p>169872</text:p>
          </table:table-cell>
          <table:table-cell office:value-type="float" office:value="133176" calcext:value-type="float">
            <text:p>133176</text:p>
          </table:table-cell>
          <table:table-cell office:value-type="float" office:value="36696" calcext:value-type="float">
            <text:p>3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1200" calcext:value-type="float">
            <text:p>51200</text:p>
          </table:table-cell>
          <table:table-cell office:value-type="float" office:value="8011" calcext:value-type="float">
            <text:p>8011</text:p>
          </table:table-cell>
          <table:table-cell office:value-type="float" office:value="14976" calcext:value-type="float">
            <text:p>14976</text:p>
          </table:table-cell>
          <table:table-cell office:value-type="float" office:value="12978" calcext:value-type="float">
            <text:p>12978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1296" calcext:value-type="float">
            <text:p>2129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38</text:p>
          </table:table-cell>
          <table:table-cell office:value-type="float" office:value="9725904" calcext:value-type="float">
            <text:p>97259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9340" calcext:value-type="float">
            <text:p>2959340</text:p>
          </table:table-cell>
          <table:table-cell office:value-type="float" office:value="138436" calcext:value-type="float">
            <text:p>138436</text:p>
          </table:table-cell>
          <table:table-cell office:value-type="float" office:value="101740" calcext:value-type="float">
            <text:p>101740</text:p>
          </table:table-cell>
          <table:table-cell office:value-type="float" office:value="36696" calcext:value-type="float">
            <text:p>3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437" calcext:value-type="float">
            <text:p>4437</text:p>
          </table:table-cell>
          <table:table-cell office:value-type="float" office:value="14976" calcext:value-type="float">
            <text:p>14976</text:p>
          </table:table-cell>
          <table:table-cell office:value-type="float" office:value="13011" calcext:value-type="float">
            <text:p>13011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39</text:p>
          </table:table-cell>
          <table:table-cell office:value-type="float" office:value="9725904" calcext:value-type="float">
            <text:p>97259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9340" calcext:value-type="float">
            <text:p>2959340</text:p>
          </table:table-cell>
          <table:table-cell office:value-type="float" office:value="138436" calcext:value-type="float">
            <text:p>138436</text:p>
          </table:table-cell>
          <table:table-cell office:value-type="float" office:value="101740" calcext:value-type="float">
            <text:p>101740</text:p>
          </table:table-cell>
          <table:table-cell office:value-type="float" office:value="36696" calcext:value-type="float">
            <text:p>36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437" calcext:value-type="float">
            <text:p>4437</text:p>
          </table:table-cell>
          <table:table-cell office:value-type="float" office:value="14976" calcext:value-type="float">
            <text:p>14976</text:p>
          </table:table-cell>
          <table:table-cell office:value-type="float" office:value="13011" calcext:value-type="float">
            <text:p>13011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40</text:p>
          </table:table-cell>
          <table:table-cell office:value-type="float" office:value="9765672" calcext:value-type="float">
            <text:p>97656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9340" calcext:value-type="float">
            <text:p>2959340</text:p>
          </table:table-cell>
          <table:table-cell office:value-type="float" office:value="127148" calcext:value-type="float">
            <text:p>127148</text:p>
          </table:table-cell>
          <table:table-cell office:value-type="float" office:value="90452" calcext:value-type="float">
            <text:p>90452</text:p>
          </table:table-cell>
          <table:table-cell office:value-type="float" office:value="36696" calcext:value-type="float">
            <text:p>36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437" calcext:value-type="float">
            <text:p>4437</text:p>
          </table:table-cell>
          <table:table-cell office:value-type="float" office:value="14976" calcext:value-type="float">
            <text:p>14976</text:p>
          </table:table-cell>
          <table:table-cell office:value-type="float" office:value="13011" calcext:value-type="float">
            <text:p>13011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41</text:p>
          </table:table-cell>
          <table:table-cell office:value-type="float" office:value="9765672" calcext:value-type="float">
            <text:p>97656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9340" calcext:value-type="float">
            <text:p>2959340</text:p>
          </table:table-cell>
          <table:table-cell office:value-type="float" office:value="127148" calcext:value-type="float">
            <text:p>127148</text:p>
          </table:table-cell>
          <table:table-cell office:value-type="float" office:value="90452" calcext:value-type="float">
            <text:p>90452</text:p>
          </table:table-cell>
          <table:table-cell office:value-type="float" office:value="36696" calcext:value-type="float">
            <text:p>36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437" calcext:value-type="float">
            <text:p>4437</text:p>
          </table:table-cell>
          <table:table-cell office:value-type="float" office:value="14976" calcext:value-type="float">
            <text:p>14976</text:p>
          </table:table-cell>
          <table:table-cell office:value-type="float" office:value="13011" calcext:value-type="float">
            <text:p>13011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42</text:p>
          </table:table-cell>
          <table:table-cell office:value-type="float" office:value="9669684" calcext:value-type="float">
            <text:p>96696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6924" calcext:value-type="float">
            <text:p>3026924</text:p>
          </table:table-cell>
          <table:table-cell office:value-type="float" office:value="209468" calcext:value-type="float">
            <text:p>209468</text:p>
          </table:table-cell>
          <table:table-cell office:value-type="float" office:value="172772" calcext:value-type="float">
            <text:p>172772</text:p>
          </table:table-cell>
          <table:table-cell office:value-type="float" office:value="36696" calcext:value-type="float">
            <text:p>3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480" calcext:value-type="float">
            <text:p>20480</text:p>
          </table:table-cell>
          <table:table-cell office:value-type="float" office:value="7401" calcext:value-type="float">
            <text:p>7401</text:p>
          </table:table-cell>
          <table:table-cell office:value-type="float" office:value="89412" calcext:value-type="float">
            <text:p>89412</text:p>
          </table:table-cell>
          <table:table-cell office:value-type="float" office:value="83283" calcext:value-type="float">
            <text:p>83283</text:p>
          </table:table-cell>
          <table:table-cell office:value-type="float" office:value="8416" calcext:value-type="float">
            <text:p>8416</text:p>
          </table:table-cell>
          <table:table-cell office:value-type="float" office:value="6358" calcext:value-type="float">
            <text:p>6358</text:p>
          </table:table-cell>
          <table:table-cell office:value-type="float" office:value="144328" calcext:value-type="float">
            <text:p>144328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77" calcext:value-type="float">
            <text:p>277</text:p>
          </table:table-cell>
          <table:table-cell office:value-type="float" office:value="208" calcext:value-type="float">
            <text:p>208</text:p>
          </table:table-cell>
          <table:table-cell office:value-type="float" office:value="9487" calcext:value-type="float">
            <text:p>9487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43</text:p>
          </table:table-cell>
          <table:table-cell office:value-type="float" office:value="9569700" calcext:value-type="float">
            <text:p>95697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2940" calcext:value-type="float">
            <text:p>3112940</text:p>
          </table:table-cell>
          <table:table-cell office:value-type="float" office:value="308896" calcext:value-type="float">
            <text:p>308896</text:p>
          </table:table-cell>
          <table:table-cell office:value-type="float" office:value="272200" calcext:value-type="float">
            <text:p>272200</text:p>
          </table:table-cell>
          <table:table-cell office:value-type="float" office:value="36696" calcext:value-type="float">
            <text:p>3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480" calcext:value-type="float">
            <text:p>20480</text:p>
          </table:table-cell>
          <table:table-cell office:value-type="float" office:value="11320" calcext:value-type="float">
            <text:p>11320</text:p>
          </table:table-cell>
          <table:table-cell office:value-type="float" office:value="183852" calcext:value-type="float">
            <text:p>183852</text:p>
          </table:table-cell>
          <table:table-cell office:value-type="float" office:value="172624" calcext:value-type="float">
            <text:p>172624</text:p>
          </table:table-cell>
          <table:table-cell office:value-type="float" office:value="16940" calcext:value-type="float">
            <text:p>16940</text:p>
          </table:table-cell>
          <table:table-cell office:value-type="float" office:value="12784" calcext:value-type="float">
            <text:p>12784</text:p>
          </table:table-cell>
          <table:table-cell office:value-type="float" office:value="263756" calcext:value-type="float">
            <text:p>26375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59" calcext:value-type="float">
            <text:p>359</text:p>
          </table:table-cell>
          <table:table-cell office:value-type="float" office:value="208" calcext:value-type="float">
            <text:p>208</text:p>
          </table:table-cell>
          <table:table-cell office:value-type="float" office:value="17758" calcext:value-type="float">
            <text:p>17758</text:p>
          </table:table-cell>
          <table:table-cell office:value-type="float" office:value="8271" calcext:value-type="float">
            <text:p>8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44</text:p>
          </table:table-cell>
          <table:table-cell office:value-type="float" office:value="9486168" calcext:value-type="float">
            <text:p>94861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1004" calcext:value-type="float">
            <text:p>3201004</text:p>
          </table:table-cell>
          <table:table-cell office:value-type="float" office:value="406684" calcext:value-type="float">
            <text:p>406684</text:p>
          </table:table-cell>
          <table:table-cell office:value-type="float" office:value="369988" calcext:value-type="float">
            <text:p>369988</text:p>
          </table:table-cell>
          <table:table-cell office:value-type="float" office:value="36696" calcext:value-type="float">
            <text:p>3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480" calcext:value-type="float">
            <text:p>20480</text:p>
          </table:table-cell>
          <table:table-cell office:value-type="float" office:value="10745" calcext:value-type="float">
            <text:p>10745</text:p>
          </table:table-cell>
          <table:table-cell office:value-type="float" office:value="280748" calcext:value-type="float">
            <text:p>280748</text:p>
          </table:table-cell>
          <table:table-cell office:value-type="float" office:value="264195" calcext:value-type="float">
            <text:p>264195</text:p>
          </table:table-cell>
          <table:table-cell office:value-type="float" office:value="25772" calcext:value-type="float">
            <text:p>25772</text:p>
          </table:table-cell>
          <table:table-cell office:value-type="float" office:value="19369" calcext:value-type="float">
            <text:p>19369</text:p>
          </table:table-cell>
          <table:table-cell office:value-type="float" office:value="463648" calcext:value-type="float">
            <text:p>463648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44" calcext:value-type="float">
            <text:p>444</text:p>
          </table:table-cell>
          <table:table-cell office:value-type="float" office:value="208" calcext:value-type="float">
            <text:p>208</text:p>
          </table:table-cell>
          <table:table-cell office:value-type="float" office:value="26235" calcext:value-type="float">
            <text:p>26235</text:p>
          </table:table-cell>
          <table:table-cell office:value-type="float" office:value="8477" calcext:value-type="float">
            <text:p>8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45</text:p>
          </table:table-cell>
          <table:table-cell office:value-type="float" office:value="9397760" calcext:value-type="float">
            <text:p>93977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494712" calcext:value-type="float">
            <text:p>494712</text:p>
          </table:table-cell>
          <table:table-cell office:value-type="float" office:value="457956" calcext:value-type="float">
            <text:p>457956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12518" calcext:value-type="float">
            <text:p>12518</text:p>
          </table:table-cell>
          <table:table-cell office:value-type="float" office:value="369196" calcext:value-type="float">
            <text:p>369196</text:p>
          </table:table-cell>
          <table:table-cell office:value-type="float" office:value="347566" calcext:value-type="float">
            <text:p>347566</text:p>
          </table:table-cell>
          <table:table-cell office:value-type="float" office:value="33836" calcext:value-type="float">
            <text:p>33836</text:p>
          </table:table-cell>
          <table:table-cell office:value-type="float" office:value="25365" calcext:value-type="float">
            <text:p>25365</text:p>
          </table:table-cell>
          <table:table-cell office:value-type="float" office:value="591860" calcext:value-type="float">
            <text:p>59186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21" calcext:value-type="float">
            <text:p>521</text:p>
          </table:table-cell>
          <table:table-cell office:value-type="float" office:value="208" calcext:value-type="float">
            <text:p>208</text:p>
          </table:table-cell>
          <table:table-cell office:value-type="float" office:value="33953" calcext:value-type="float">
            <text:p>33953</text:p>
          </table:table-cell>
          <table:table-cell office:value-type="float" office:value="7718" calcext:value-type="float">
            <text:p>7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46</text:p>
          </table:table-cell>
          <table:table-cell office:value-type="float" office:value="9300544" calcext:value-type="float">
            <text:p>93005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8940" calcext:value-type="float">
            <text:p>3368940</text:p>
          </table:table-cell>
          <table:table-cell office:value-type="float" office:value="591780" calcext:value-type="float">
            <text:p>591780</text:p>
          </table:table-cell>
          <table:table-cell office:value-type="float" office:value="555024" calcext:value-type="float">
            <text:p>555024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600" calcext:value-type="float">
            <text:p>25600</text:p>
          </table:table-cell>
          <table:table-cell office:value-type="float" office:value="17496" calcext:value-type="float">
            <text:p>17496</text:p>
          </table:table-cell>
          <table:table-cell office:value-type="float" office:value="465196" calcext:value-type="float">
            <text:p>465196</text:p>
          </table:table-cell>
          <table:table-cell office:value-type="float" office:value="438364" calcext:value-type="float">
            <text:p>438364</text:p>
          </table:table-cell>
          <table:table-cell office:value-type="float" office:value="42540" calcext:value-type="float">
            <text:p>42540</text:p>
          </table:table-cell>
          <table:table-cell office:value-type="float" office:value="31896" calcext:value-type="float">
            <text:p>31896</text:p>
          </table:table-cell>
          <table:table-cell office:value-type="float" office:value="733516" calcext:value-type="float">
            <text:p>733516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05" calcext:value-type="float">
            <text:p>605</text:p>
          </table:table-cell>
          <table:table-cell office:value-type="float" office:value="208" calcext:value-type="float">
            <text:p>208</text:p>
          </table:table-cell>
          <table:table-cell office:value-type="float" office:value="42359" calcext:value-type="float">
            <text:p>42359</text:p>
          </table:table-cell>
          <table:table-cell office:value-type="float" office:value="8406" calcext:value-type="float">
            <text:p>8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47</text:p>
          </table:table-cell>
          <table:table-cell office:value-type="float" office:value="9275372" calcext:value-type="float">
            <text:p>92753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775" calcext:value-type="float">
            <text:p>11775</text:p>
          </table:table-cell>
          <table:table-cell office:value-type="float" office:value="472492" calcext:value-type="float">
            <text:p>472492</text:p>
          </table:table-cell>
          <table:table-cell office:value-type="float" office:value="445105" calcext:value-type="float">
            <text:p>445105</text:p>
          </table:table-cell>
          <table:table-cell office:value-type="float" office:value="43180" calcext:value-type="float">
            <text:p>43180</text:p>
          </table:table-cell>
          <table:table-cell office:value-type="float" office:value="32380" calcext:value-type="float">
            <text:p>3238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48</text:p>
          </table:table-cell>
          <table:table-cell office:value-type="float" office:value="9275372" calcext:value-type="float">
            <text:p>92753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775" calcext:value-type="float">
            <text:p>11775</text:p>
          </table:table-cell>
          <table:table-cell office:value-type="float" office:value="472492" calcext:value-type="float">
            <text:p>472492</text:p>
          </table:table-cell>
          <table:table-cell office:value-type="float" office:value="445105" calcext:value-type="float">
            <text:p>445105</text:p>
          </table:table-cell>
          <table:table-cell office:value-type="float" office:value="43180" calcext:value-type="float">
            <text:p>43180</text:p>
          </table:table-cell>
          <table:table-cell office:value-type="float" office:value="32380" calcext:value-type="float">
            <text:p>3238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49</text:p>
          </table:table-cell>
          <table:table-cell office:value-type="float" office:value="9289140" calcext:value-type="float">
            <text:p>92891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775" calcext:value-type="float">
            <text:p>11775</text:p>
          </table:table-cell>
          <table:table-cell office:value-type="float" office:value="472492" calcext:value-type="float">
            <text:p>472492</text:p>
          </table:table-cell>
          <table:table-cell office:value-type="float" office:value="445105" calcext:value-type="float">
            <text:p>445105</text:p>
          </table:table-cell>
          <table:table-cell office:value-type="float" office:value="43180" calcext:value-type="float">
            <text:p>43180</text:p>
          </table:table-cell>
          <table:table-cell office:value-type="float" office:value="32380" calcext:value-type="float">
            <text:p>3238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50</text:p>
          </table:table-cell>
          <table:table-cell office:value-type="float" office:value="9289268" calcext:value-type="float">
            <text:p>92892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775" calcext:value-type="float">
            <text:p>11775</text:p>
          </table:table-cell>
          <table:table-cell office:value-type="float" office:value="472492" calcext:value-type="float">
            <text:p>472492</text:p>
          </table:table-cell>
          <table:table-cell office:value-type="float" office:value="445105" calcext:value-type="float">
            <text:p>445105</text:p>
          </table:table-cell>
          <table:table-cell office:value-type="float" office:value="43180" calcext:value-type="float">
            <text:p>43180</text:p>
          </table:table-cell>
          <table:table-cell office:value-type="float" office:value="32380" calcext:value-type="float">
            <text:p>3238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51</text:p>
          </table:table-cell>
          <table:table-cell office:value-type="float" office:value="9275024" calcext:value-type="float">
            <text:p>92750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775" calcext:value-type="float">
            <text:p>11775</text:p>
          </table:table-cell>
          <table:table-cell office:value-type="float" office:value="472492" calcext:value-type="float">
            <text:p>472492</text:p>
          </table:table-cell>
          <table:table-cell office:value-type="float" office:value="445105" calcext:value-type="float">
            <text:p>445105</text:p>
          </table:table-cell>
          <table:table-cell office:value-type="float" office:value="43180" calcext:value-type="float">
            <text:p>43180</text:p>
          </table:table-cell>
          <table:table-cell office:value-type="float" office:value="32380" calcext:value-type="float">
            <text:p>3238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52</text:p>
          </table:table-cell>
          <table:table-cell office:value-type="float" office:value="9275024" calcext:value-type="float">
            <text:p>92750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775" calcext:value-type="float">
            <text:p>11775</text:p>
          </table:table-cell>
          <table:table-cell office:value-type="float" office:value="472492" calcext:value-type="float">
            <text:p>472492</text:p>
          </table:table-cell>
          <table:table-cell office:value-type="float" office:value="445105" calcext:value-type="float">
            <text:p>445105</text:p>
          </table:table-cell>
          <table:table-cell office:value-type="float" office:value="43180" calcext:value-type="float">
            <text:p>43180</text:p>
          </table:table-cell>
          <table:table-cell office:value-type="float" office:value="32380" calcext:value-type="float">
            <text:p>3238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53</text:p>
          </table:table-cell>
          <table:table-cell office:value-type="float" office:value="9289284" calcext:value-type="float">
            <text:p>92892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775" calcext:value-type="float">
            <text:p>11775</text:p>
          </table:table-cell>
          <table:table-cell office:value-type="float" office:value="472492" calcext:value-type="float">
            <text:p>472492</text:p>
          </table:table-cell>
          <table:table-cell office:value-type="float" office:value="445105" calcext:value-type="float">
            <text:p>445105</text:p>
          </table:table-cell>
          <table:table-cell office:value-type="float" office:value="43180" calcext:value-type="float">
            <text:p>43180</text:p>
          </table:table-cell>
          <table:table-cell office:value-type="float" office:value="32380" calcext:value-type="float">
            <text:p>3238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54</text:p>
          </table:table-cell>
          <table:table-cell office:value-type="float" office:value="9289160" calcext:value-type="float">
            <text:p>92891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775" calcext:value-type="float">
            <text:p>11775</text:p>
          </table:table-cell>
          <table:table-cell office:value-type="float" office:value="472492" calcext:value-type="float">
            <text:p>472492</text:p>
          </table:table-cell>
          <table:table-cell office:value-type="float" office:value="445105" calcext:value-type="float">
            <text:p>445105</text:p>
          </table:table-cell>
          <table:table-cell office:value-type="float" office:value="43180" calcext:value-type="float">
            <text:p>43180</text:p>
          </table:table-cell>
          <table:table-cell office:value-type="float" office:value="32380" calcext:value-type="float">
            <text:p>3238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55</text:p>
          </table:table-cell>
          <table:table-cell office:value-type="float" office:value="9260392" calcext:value-type="float">
            <text:p>92603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0394" calcext:value-type="float">
            <text:p>10394</text:p>
          </table:table-cell>
          <table:table-cell office:value-type="float" office:value="472492" calcext:value-type="float">
            <text:p>472492</text:p>
          </table:table-cell>
          <table:table-cell office:value-type="float" office:value="358692" calcext:value-type="float">
            <text:p>358692</text:p>
          </table:table-cell>
          <table:table-cell office:value-type="float" office:value="43180" calcext:value-type="float">
            <text:p>43180</text:p>
          </table:table-cell>
          <table:table-cell office:value-type="float" office:value="26165" calcext:value-type="float">
            <text:p>2616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20 08:27:56</text:p>
          </table:table-cell>
          <table:table-cell office:value-type="float" office:value="9260392" calcext:value-type="float">
            <text:p>92603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0394" calcext:value-type="float">
            <text:p>10394</text:p>
          </table:table-cell>
          <table:table-cell office:value-type="float" office:value="472492" calcext:value-type="float">
            <text:p>472492</text:p>
          </table:table-cell>
          <table:table-cell office:value-type="float" office:value="358692" calcext:value-type="float">
            <text:p>358692</text:p>
          </table:table-cell>
          <table:table-cell office:value-type="float" office:value="43180" calcext:value-type="float">
            <text:p>43180</text:p>
          </table:table-cell>
          <table:table-cell office:value-type="float" office:value="26165" calcext:value-type="float">
            <text:p>2616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57</text:p>
          </table:table-cell>
          <table:table-cell office:value-type="float" office:value="9260148" calcext:value-type="float">
            <text:p>926014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0394" calcext:value-type="float">
            <text:p>10394</text:p>
          </table:table-cell>
          <table:table-cell office:value-type="float" office:value="472492" calcext:value-type="float">
            <text:p>472492</text:p>
          </table:table-cell>
          <table:table-cell office:value-type="float" office:value="358692" calcext:value-type="float">
            <text:p>358692</text:p>
          </table:table-cell>
          <table:table-cell office:value-type="float" office:value="43180" calcext:value-type="float">
            <text:p>43180</text:p>
          </table:table-cell>
          <table:table-cell office:value-type="float" office:value="26165" calcext:value-type="float">
            <text:p>2616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58</text:p>
          </table:table-cell>
          <table:table-cell office:value-type="float" office:value="9260148" calcext:value-type="float">
            <text:p>926014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0394" calcext:value-type="float">
            <text:p>10394</text:p>
          </table:table-cell>
          <table:table-cell office:value-type="float" office:value="472492" calcext:value-type="float">
            <text:p>472492</text:p>
          </table:table-cell>
          <table:table-cell office:value-type="float" office:value="358692" calcext:value-type="float">
            <text:p>358692</text:p>
          </table:table-cell>
          <table:table-cell office:value-type="float" office:value="43180" calcext:value-type="float">
            <text:p>43180</text:p>
          </table:table-cell>
          <table:table-cell office:value-type="float" office:value="26165" calcext:value-type="float">
            <text:p>2616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7:59</text:p>
          </table:table-cell>
          <table:table-cell office:value-type="float" office:value="9274676" calcext:value-type="float">
            <text:p>92746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0394" calcext:value-type="float">
            <text:p>10394</text:p>
          </table:table-cell>
          <table:table-cell office:value-type="float" office:value="472492" calcext:value-type="float">
            <text:p>472492</text:p>
          </table:table-cell>
          <table:table-cell office:value-type="float" office:value="358692" calcext:value-type="float">
            <text:p>358692</text:p>
          </table:table-cell>
          <table:table-cell office:value-type="float" office:value="43180" calcext:value-type="float">
            <text:p>43180</text:p>
          </table:table-cell>
          <table:table-cell office:value-type="float" office:value="26165" calcext:value-type="float">
            <text:p>2616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00</text:p>
          </table:table-cell>
          <table:table-cell office:value-type="float" office:value="9274784" calcext:value-type="float">
            <text:p>92747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0394" calcext:value-type="float">
            <text:p>10394</text:p>
          </table:table-cell>
          <table:table-cell office:value-type="float" office:value="472492" calcext:value-type="float">
            <text:p>472492</text:p>
          </table:table-cell>
          <table:table-cell office:value-type="float" office:value="358692" calcext:value-type="float">
            <text:p>358692</text:p>
          </table:table-cell>
          <table:table-cell office:value-type="float" office:value="43180" calcext:value-type="float">
            <text:p>43180</text:p>
          </table:table-cell>
          <table:table-cell office:value-type="float" office:value="26165" calcext:value-type="float">
            <text:p>2616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01</text:p>
          </table:table-cell>
          <table:table-cell office:value-type="float" office:value="9288300" calcext:value-type="float">
            <text:p>92883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0394" calcext:value-type="float">
            <text:p>10394</text:p>
          </table:table-cell>
          <table:table-cell office:value-type="float" office:value="472492" calcext:value-type="float">
            <text:p>472492</text:p>
          </table:table-cell>
          <table:table-cell office:value-type="float" office:value="358692" calcext:value-type="float">
            <text:p>358692</text:p>
          </table:table-cell>
          <table:table-cell office:value-type="float" office:value="43180" calcext:value-type="float">
            <text:p>43180</text:p>
          </table:table-cell>
          <table:table-cell office:value-type="float" office:value="26165" calcext:value-type="float">
            <text:p>2616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02</text:p>
          </table:table-cell>
          <table:table-cell office:value-type="float" office:value="9288244" calcext:value-type="float">
            <text:p>92882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5084" calcext:value-type="float">
            <text:p>3375084</text:p>
          </table:table-cell>
          <table:table-cell office:value-type="float" office:value="601992" calcext:value-type="float">
            <text:p>601992</text:p>
          </table:table-cell>
          <table:table-cell office:value-type="float" office:value="565236" calcext:value-type="float">
            <text:p>56523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0394" calcext:value-type="float">
            <text:p>10394</text:p>
          </table:table-cell>
          <table:table-cell office:value-type="float" office:value="472492" calcext:value-type="float">
            <text:p>472492</text:p>
          </table:table-cell>
          <table:table-cell office:value-type="float" office:value="358692" calcext:value-type="float">
            <text:p>358692</text:p>
          </table:table-cell>
          <table:table-cell office:value-type="float" office:value="43180" calcext:value-type="float">
            <text:p>43180</text:p>
          </table:table-cell>
          <table:table-cell office:value-type="float" office:value="26165" calcext:value-type="float">
            <text:p>2616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03</text:p>
          </table:table-cell>
          <table:table-cell office:value-type="float" office:value="9270016" calcext:value-type="float">
            <text:p>927001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4844" calcext:value-type="float">
            <text:p>3364844</text:p>
          </table:table-cell>
          <table:table-cell office:value-type="float" office:value="591780" calcext:value-type="float">
            <text:p>591780</text:p>
          </table:table-cell>
          <table:table-cell office:value-type="float" office:value="555024" calcext:value-type="float">
            <text:p>555024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992" calcext:value-type="float">
            <text:p>8992</text:p>
          </table:table-cell>
          <table:table-cell office:value-type="float" office:value="462252" calcext:value-type="float">
            <text:p>462252</text:p>
          </table:table-cell>
          <table:table-cell office:value-type="float" office:value="272279" calcext:value-type="float">
            <text:p>272279</text:p>
          </table:table-cell>
          <table:table-cell office:value-type="float" office:value="43180" calcext:value-type="float">
            <text:p>43180</text:p>
          </table:table-cell>
          <table:table-cell office:value-type="float" office:value="19950" calcext:value-type="float">
            <text:p>1995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20 08:28:04</text:p>
          </table:table-cell>
          <table:table-cell office:value-type="float" office:value="9269768" calcext:value-type="float">
            <text:p>92697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4844" calcext:value-type="float">
            <text:p>3364844</text:p>
          </table:table-cell>
          <table:table-cell office:value-type="float" office:value="591780" calcext:value-type="float">
            <text:p>591780</text:p>
          </table:table-cell>
          <table:table-cell office:value-type="float" office:value="555024" calcext:value-type="float">
            <text:p>555024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992" calcext:value-type="float">
            <text:p>8992</text:p>
          </table:table-cell>
          <table:table-cell office:value-type="float" office:value="462252" calcext:value-type="float">
            <text:p>462252</text:p>
          </table:table-cell>
          <table:table-cell office:value-type="float" office:value="272279" calcext:value-type="float">
            <text:p>272279</text:p>
          </table:table-cell>
          <table:table-cell office:value-type="float" office:value="43180" calcext:value-type="float">
            <text:p>43180</text:p>
          </table:table-cell>
          <table:table-cell office:value-type="float" office:value="19950" calcext:value-type="float">
            <text:p>1995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05</text:p>
          </table:table-cell>
          <table:table-cell office:value-type="float" office:value="9298784" calcext:value-type="float">
            <text:p>92987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4844" calcext:value-type="float">
            <text:p>3364844</text:p>
          </table:table-cell>
          <table:table-cell office:value-type="float" office:value="591780" calcext:value-type="float">
            <text:p>591780</text:p>
          </table:table-cell>
          <table:table-cell office:value-type="float" office:value="555024" calcext:value-type="float">
            <text:p>555024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992" calcext:value-type="float">
            <text:p>8992</text:p>
          </table:table-cell>
          <table:table-cell office:value-type="float" office:value="462252" calcext:value-type="float">
            <text:p>462252</text:p>
          </table:table-cell>
          <table:table-cell office:value-type="float" office:value="272279" calcext:value-type="float">
            <text:p>272279</text:p>
          </table:table-cell>
          <table:table-cell office:value-type="float" office:value="43180" calcext:value-type="float">
            <text:p>43180</text:p>
          </table:table-cell>
          <table:table-cell office:value-type="float" office:value="19950" calcext:value-type="float">
            <text:p>1995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06</text:p>
          </table:table-cell>
          <table:table-cell office:value-type="float" office:value="9298660" calcext:value-type="float">
            <text:p>92986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4844" calcext:value-type="float">
            <text:p>3364844</text:p>
          </table:table-cell>
          <table:table-cell office:value-type="float" office:value="591780" calcext:value-type="float">
            <text:p>591780</text:p>
          </table:table-cell>
          <table:table-cell office:value-type="float" office:value="555024" calcext:value-type="float">
            <text:p>555024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992" calcext:value-type="float">
            <text:p>8992</text:p>
          </table:table-cell>
          <table:table-cell office:value-type="float" office:value="462252" calcext:value-type="float">
            <text:p>462252</text:p>
          </table:table-cell>
          <table:table-cell office:value-type="float" office:value="272279" calcext:value-type="float">
            <text:p>272279</text:p>
          </table:table-cell>
          <table:table-cell office:value-type="float" office:value="43180" calcext:value-type="float">
            <text:p>43180</text:p>
          </table:table-cell>
          <table:table-cell office:value-type="float" office:value="19950" calcext:value-type="float">
            <text:p>1995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07</text:p>
          </table:table-cell>
          <table:table-cell office:value-type="float" office:value="9284404" calcext:value-type="float">
            <text:p>92844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4844" calcext:value-type="float">
            <text:p>3364844</text:p>
          </table:table-cell>
          <table:table-cell office:value-type="float" office:value="591780" calcext:value-type="float">
            <text:p>591780</text:p>
          </table:table-cell>
          <table:table-cell office:value-type="float" office:value="555024" calcext:value-type="float">
            <text:p>555024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992" calcext:value-type="float">
            <text:p>8992</text:p>
          </table:table-cell>
          <table:table-cell office:value-type="float" office:value="462252" calcext:value-type="float">
            <text:p>462252</text:p>
          </table:table-cell>
          <table:table-cell office:value-type="float" office:value="272280" calcext:value-type="float">
            <text:p>272280</text:p>
          </table:table-cell>
          <table:table-cell office:value-type="float" office:value="43180" calcext:value-type="float">
            <text:p>43180</text:p>
          </table:table-cell>
          <table:table-cell office:value-type="float" office:value="19950" calcext:value-type="float">
            <text:p>1995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08</text:p>
          </table:table-cell>
          <table:table-cell office:value-type="float" office:value="9284156" calcext:value-type="float">
            <text:p>928415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4844" calcext:value-type="float">
            <text:p>3364844</text:p>
          </table:table-cell>
          <table:table-cell office:value-type="float" office:value="591780" calcext:value-type="float">
            <text:p>591780</text:p>
          </table:table-cell>
          <table:table-cell office:value-type="float" office:value="555024" calcext:value-type="float">
            <text:p>555024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992" calcext:value-type="float">
            <text:p>8992</text:p>
          </table:table-cell>
          <table:table-cell office:value-type="float" office:value="462252" calcext:value-type="float">
            <text:p>462252</text:p>
          </table:table-cell>
          <table:table-cell office:value-type="float" office:value="272280" calcext:value-type="float">
            <text:p>272280</text:p>
          </table:table-cell>
          <table:table-cell office:value-type="float" office:value="43180" calcext:value-type="float">
            <text:p>43180</text:p>
          </table:table-cell>
          <table:table-cell office:value-type="float" office:value="19950" calcext:value-type="float">
            <text:p>1995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09</text:p>
          </table:table-cell>
          <table:table-cell office:value-type="float" office:value="9298540" calcext:value-type="float">
            <text:p>92985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4844" calcext:value-type="float">
            <text:p>3364844</text:p>
          </table:table-cell>
          <table:table-cell office:value-type="float" office:value="591780" calcext:value-type="float">
            <text:p>591780</text:p>
          </table:table-cell>
          <table:table-cell office:value-type="float" office:value="555024" calcext:value-type="float">
            <text:p>555024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992" calcext:value-type="float">
            <text:p>8992</text:p>
          </table:table-cell>
          <table:table-cell office:value-type="float" office:value="462252" calcext:value-type="float">
            <text:p>462252</text:p>
          </table:table-cell>
          <table:table-cell office:value-type="float" office:value="272280" calcext:value-type="float">
            <text:p>272280</text:p>
          </table:table-cell>
          <table:table-cell office:value-type="float" office:value="43180" calcext:value-type="float">
            <text:p>43180</text:p>
          </table:table-cell>
          <table:table-cell office:value-type="float" office:value="19950" calcext:value-type="float">
            <text:p>1995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10</text:p>
          </table:table-cell>
          <table:table-cell office:value-type="float" office:value="9298540" calcext:value-type="float">
            <text:p>92985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4844" calcext:value-type="float">
            <text:p>3364844</text:p>
          </table:table-cell>
          <table:table-cell office:value-type="float" office:value="591780" calcext:value-type="float">
            <text:p>591780</text:p>
          </table:table-cell>
          <table:table-cell office:value-type="float" office:value="555024" calcext:value-type="float">
            <text:p>555024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992" calcext:value-type="float">
            <text:p>8992</text:p>
          </table:table-cell>
          <table:table-cell office:value-type="float" office:value="462252" calcext:value-type="float">
            <text:p>462252</text:p>
          </table:table-cell>
          <table:table-cell office:value-type="float" office:value="272280" calcext:value-type="float">
            <text:p>272280</text:p>
          </table:table-cell>
          <table:table-cell office:value-type="float" office:value="43180" calcext:value-type="float">
            <text:p>43180</text:p>
          </table:table-cell>
          <table:table-cell office:value-type="float" office:value="19950" calcext:value-type="float">
            <text:p>1995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11</text:p>
          </table:table-cell>
          <table:table-cell office:value-type="float" office:value="9308836" calcext:value-type="float">
            <text:p>93088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5932" calcext:value-type="float">
            <text:p>3325932</text:p>
          </table:table-cell>
          <table:table-cell office:value-type="float" office:value="552868" calcext:value-type="float">
            <text:p>552868</text:p>
          </table:table-cell>
          <table:table-cell office:value-type="float" office:value="516112" calcext:value-type="float">
            <text:p>516112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590" calcext:value-type="float">
            <text:p>7590</text:p>
          </table:table-cell>
          <table:table-cell office:value-type="float" office:value="423340" calcext:value-type="float">
            <text:p>423340</text:p>
          </table:table-cell>
          <table:table-cell office:value-type="float" office:value="185867" calcext:value-type="float">
            <text:p>185867</text:p>
          </table:table-cell>
          <table:table-cell office:value-type="float" office:value="43180" calcext:value-type="float">
            <text:p>43180</text:p>
          </table:table-cell>
          <table:table-cell office:value-type="float" office:value="13735" calcext:value-type="float">
            <text:p>1373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20 08:28:12</text:p>
          </table:table-cell>
          <table:table-cell office:value-type="float" office:value="9308712" calcext:value-type="float">
            <text:p>93087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5932" calcext:value-type="float">
            <text:p>3325932</text:p>
          </table:table-cell>
          <table:table-cell office:value-type="float" office:value="552868" calcext:value-type="float">
            <text:p>552868</text:p>
          </table:table-cell>
          <table:table-cell office:value-type="float" office:value="516112" calcext:value-type="float">
            <text:p>516112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590" calcext:value-type="float">
            <text:p>7590</text:p>
          </table:table-cell>
          <table:table-cell office:value-type="float" office:value="423340" calcext:value-type="float">
            <text:p>423340</text:p>
          </table:table-cell>
          <table:table-cell office:value-type="float" office:value="185867" calcext:value-type="float">
            <text:p>185867</text:p>
          </table:table-cell>
          <table:table-cell office:value-type="float" office:value="43180" calcext:value-type="float">
            <text:p>43180</text:p>
          </table:table-cell>
          <table:table-cell office:value-type="float" office:value="13735" calcext:value-type="float">
            <text:p>1373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13</text:p>
          </table:table-cell>
          <table:table-cell office:value-type="float" office:value="9336988" calcext:value-type="float">
            <text:p>93369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5932" calcext:value-type="float">
            <text:p>3325932</text:p>
          </table:table-cell>
          <table:table-cell office:value-type="float" office:value="552868" calcext:value-type="float">
            <text:p>552868</text:p>
          </table:table-cell>
          <table:table-cell office:value-type="float" office:value="516112" calcext:value-type="float">
            <text:p>516112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590" calcext:value-type="float">
            <text:p>7590</text:p>
          </table:table-cell>
          <table:table-cell office:value-type="float" office:value="423340" calcext:value-type="float">
            <text:p>423340</text:p>
          </table:table-cell>
          <table:table-cell office:value-type="float" office:value="185867" calcext:value-type="float">
            <text:p>185867</text:p>
          </table:table-cell>
          <table:table-cell office:value-type="float" office:value="43180" calcext:value-type="float">
            <text:p>43180</text:p>
          </table:table-cell>
          <table:table-cell office:value-type="float" office:value="13735" calcext:value-type="float">
            <text:p>1373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14</text:p>
          </table:table-cell>
          <table:table-cell office:value-type="float" office:value="9336988" calcext:value-type="float">
            <text:p>93369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5932" calcext:value-type="float">
            <text:p>3325932</text:p>
          </table:table-cell>
          <table:table-cell office:value-type="float" office:value="552868" calcext:value-type="float">
            <text:p>552868</text:p>
          </table:table-cell>
          <table:table-cell office:value-type="float" office:value="516112" calcext:value-type="float">
            <text:p>516112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590" calcext:value-type="float">
            <text:p>7590</text:p>
          </table:table-cell>
          <table:table-cell office:value-type="float" office:value="423340" calcext:value-type="float">
            <text:p>423340</text:p>
          </table:table-cell>
          <table:table-cell office:value-type="float" office:value="185867" calcext:value-type="float">
            <text:p>185867</text:p>
          </table:table-cell>
          <table:table-cell office:value-type="float" office:value="43180" calcext:value-type="float">
            <text:p>43180</text:p>
          </table:table-cell>
          <table:table-cell office:value-type="float" office:value="13735" calcext:value-type="float">
            <text:p>1373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15</text:p>
          </table:table-cell>
          <table:table-cell office:value-type="float" office:value="9323224" calcext:value-type="float">
            <text:p>93232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5932" calcext:value-type="float">
            <text:p>3325932</text:p>
          </table:table-cell>
          <table:table-cell office:value-type="float" office:value="552868" calcext:value-type="float">
            <text:p>552868</text:p>
          </table:table-cell>
          <table:table-cell office:value-type="float" office:value="516112" calcext:value-type="float">
            <text:p>516112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590" calcext:value-type="float">
            <text:p>7590</text:p>
          </table:table-cell>
          <table:table-cell office:value-type="float" office:value="423340" calcext:value-type="float">
            <text:p>423340</text:p>
          </table:table-cell>
          <table:table-cell office:value-type="float" office:value="185867" calcext:value-type="float">
            <text:p>185867</text:p>
          </table:table-cell>
          <table:table-cell office:value-type="float" office:value="43180" calcext:value-type="float">
            <text:p>43180</text:p>
          </table:table-cell>
          <table:table-cell office:value-type="float" office:value="13735" calcext:value-type="float">
            <text:p>1373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16</text:p>
          </table:table-cell>
          <table:table-cell office:value-type="float" office:value="9322444" calcext:value-type="float">
            <text:p>93224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5932" calcext:value-type="float">
            <text:p>3325932</text:p>
          </table:table-cell>
          <table:table-cell office:value-type="float" office:value="552868" calcext:value-type="float">
            <text:p>552868</text:p>
          </table:table-cell>
          <table:table-cell office:value-type="float" office:value="516112" calcext:value-type="float">
            <text:p>516112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590" calcext:value-type="float">
            <text:p>7590</text:p>
          </table:table-cell>
          <table:table-cell office:value-type="float" office:value="423340" calcext:value-type="float">
            <text:p>423340</text:p>
          </table:table-cell>
          <table:table-cell office:value-type="float" office:value="185867" calcext:value-type="float">
            <text:p>185867</text:p>
          </table:table-cell>
          <table:table-cell office:value-type="float" office:value="43180" calcext:value-type="float">
            <text:p>43180</text:p>
          </table:table-cell>
          <table:table-cell office:value-type="float" office:value="13735" calcext:value-type="float">
            <text:p>1373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17</text:p>
          </table:table-cell>
          <table:table-cell office:value-type="float" office:value="9337324" calcext:value-type="float">
            <text:p>93373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5932" calcext:value-type="float">
            <text:p>3325932</text:p>
          </table:table-cell>
          <table:table-cell office:value-type="float" office:value="552868" calcext:value-type="float">
            <text:p>552868</text:p>
          </table:table-cell>
          <table:table-cell office:value-type="float" office:value="516112" calcext:value-type="float">
            <text:p>516112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590" calcext:value-type="float">
            <text:p>7590</text:p>
          </table:table-cell>
          <table:table-cell office:value-type="float" office:value="423340" calcext:value-type="float">
            <text:p>423340</text:p>
          </table:table-cell>
          <table:table-cell office:value-type="float" office:value="185867" calcext:value-type="float">
            <text:p>185867</text:p>
          </table:table-cell>
          <table:table-cell office:value-type="float" office:value="43180" calcext:value-type="float">
            <text:p>43180</text:p>
          </table:table-cell>
          <table:table-cell office:value-type="float" office:value="13735" calcext:value-type="float">
            <text:p>1373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18</text:p>
          </table:table-cell>
          <table:table-cell office:value-type="float" office:value="9337324" calcext:value-type="float">
            <text:p>93373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5932" calcext:value-type="float">
            <text:p>3325932</text:p>
          </table:table-cell>
          <table:table-cell office:value-type="float" office:value="552868" calcext:value-type="float">
            <text:p>552868</text:p>
          </table:table-cell>
          <table:table-cell office:value-type="float" office:value="516112" calcext:value-type="float">
            <text:p>516112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590" calcext:value-type="float">
            <text:p>7590</text:p>
          </table:table-cell>
          <table:table-cell office:value-type="float" office:value="423340" calcext:value-type="float">
            <text:p>423340</text:p>
          </table:table-cell>
          <table:table-cell office:value-type="float" office:value="185867" calcext:value-type="float">
            <text:p>185867</text:p>
          </table:table-cell>
          <table:table-cell office:value-type="float" office:value="43180" calcext:value-type="float">
            <text:p>43180</text:p>
          </table:table-cell>
          <table:table-cell office:value-type="float" office:value="13735" calcext:value-type="float">
            <text:p>13735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19</text:p>
          </table:table-cell>
          <table:table-cell office:value-type="float" office:value="9356672" calcext:value-type="float">
            <text:p>93566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</table:table-row>
        <table:table-row table:style-name="ro1">
          <table:table-cell table:style-name="ce1" office:value-type="string" calcext:value-type="string">
            <text:p>2019-11-20 08:28:20</text:p>
          </table:table-cell>
          <table:table-cell office:value-type="float" office:value="9356548" calcext:value-type="float">
            <text:p>935654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21</text:p>
          </table:table-cell>
          <table:table-cell office:value-type="float" office:value="9385192" calcext:value-type="float">
            <text:p>93851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22</text:p>
          </table:table-cell>
          <table:table-cell office:value-type="float" office:value="9385336" calcext:value-type="float">
            <text:p>93853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23</text:p>
          </table:table-cell>
          <table:table-cell office:value-type="float" office:value="9371944" calcext:value-type="float">
            <text:p>93719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24</text:p>
          </table:table-cell>
          <table:table-cell office:value-type="float" office:value="9371944" calcext:value-type="float">
            <text:p>93719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25</text:p>
          </table:table-cell>
          <table:table-cell office:value-type="float" office:value="9371820" calcext:value-type="float">
            <text:p>93718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26</text:p>
          </table:table-cell>
          <table:table-cell office:value-type="float" office:value="9385780" calcext:value-type="float">
            <text:p>93857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27</text:p>
          </table:table-cell>
          <table:table-cell office:value-type="float" office:value="9386084" calcext:value-type="float">
            <text:p>93860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28</text:p>
          </table:table-cell>
          <table:table-cell office:value-type="float" office:value="9386084" calcext:value-type="float">
            <text:p>93860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29</text:p>
          </table:table-cell>
          <table:table-cell office:value-type="float" office:value="9385968" calcext:value-type="float">
            <text:p>93859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30</text:p>
          </table:table-cell>
          <table:table-cell office:value-type="float" office:value="9385968" calcext:value-type="float">
            <text:p>93859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31</text:p>
          </table:table-cell>
          <table:table-cell office:value-type="float" office:value="9358940" calcext:value-type="float">
            <text:p>93589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32</text:p>
          </table:table-cell>
          <table:table-cell office:value-type="float" office:value="9358680" calcext:value-type="float">
            <text:p>93586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33</text:p>
          </table:table-cell>
          <table:table-cell office:value-type="float" office:value="9358680" calcext:value-type="float">
            <text:p>93586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34</text:p>
          </table:table-cell>
          <table:table-cell office:value-type="float" office:value="9358060" calcext:value-type="float">
            <text:p>93580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35</text:p>
          </table:table-cell>
          <table:table-cell office:value-type="float" office:value="9357812" calcext:value-type="float">
            <text:p>93578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37</text:p>
          </table:table-cell>
          <table:table-cell office:value-type="float" office:value="9357812" calcext:value-type="float">
            <text:p>93578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38</text:p>
          </table:table-cell>
          <table:table-cell office:value-type="float" office:value="9357208" calcext:value-type="float">
            <text:p>93572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39</text:p>
          </table:table-cell>
          <table:table-cell office:value-type="float" office:value="9357208" calcext:value-type="float">
            <text:p>93572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40</text:p>
          </table:table-cell>
          <table:table-cell office:value-type="float" office:value="9357280" calcext:value-type="float">
            <text:p>93572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41</text:p>
          </table:table-cell>
          <table:table-cell office:value-type="float" office:value="9357956" calcext:value-type="float">
            <text:p>935795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42</text:p>
          </table:table-cell>
          <table:table-cell office:value-type="float" office:value="9357712" calcext:value-type="float">
            <text:p>93577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43</text:p>
          </table:table-cell>
          <table:table-cell office:value-type="float" office:value="9357712" calcext:value-type="float">
            <text:p>93577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44</text:p>
          </table:table-cell>
          <table:table-cell office:value-type="float" office:value="9357836" calcext:value-type="float">
            <text:p>93578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45</text:p>
          </table:table-cell>
          <table:table-cell office:value-type="float" office:value="9357712" calcext:value-type="float">
            <text:p>93577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46</text:p>
          </table:table-cell>
          <table:table-cell office:value-type="float" office:value="9357588" calcext:value-type="float">
            <text:p>93575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47</text:p>
          </table:table-cell>
          <table:table-cell office:value-type="float" office:value="9368020" calcext:value-type="float">
            <text:p>93680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48</text:p>
          </table:table-cell>
          <table:table-cell office:value-type="float" office:value="9384524" calcext:value-type="float">
            <text:p>93845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49</text:p>
          </table:table-cell>
          <table:table-cell office:value-type="float" office:value="9384772" calcext:value-type="float">
            <text:p>93847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50</text:p>
          </table:table-cell>
          <table:table-cell office:value-type="float" office:value="9384612" calcext:value-type="float">
            <text:p>93846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51</text:p>
          </table:table-cell>
          <table:table-cell office:value-type="float" office:value="9384612" calcext:value-type="float">
            <text:p>93846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52</text:p>
          </table:table-cell>
          <table:table-cell office:value-type="float" office:value="9385124" calcext:value-type="float">
            <text:p>93851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53</text:p>
          </table:table-cell>
          <table:table-cell office:value-type="float" office:value="9384892" calcext:value-type="float">
            <text:p>93848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54</text:p>
          </table:table-cell>
          <table:table-cell office:value-type="float" office:value="9384892" calcext:value-type="float">
            <text:p>93848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55</text:p>
          </table:table-cell>
          <table:table-cell office:value-type="float" office:value="9384892" calcext:value-type="float">
            <text:p>93848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56</text:p>
          </table:table-cell>
          <table:table-cell office:value-type="float" office:value="9384892" calcext:value-type="float">
            <text:p>93848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57</text:p>
          </table:table-cell>
          <table:table-cell office:value-type="float" office:value="9384892" calcext:value-type="float">
            <text:p>93848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58</text:p>
          </table:table-cell>
          <table:table-cell office:value-type="float" office:value="9384892" calcext:value-type="float">
            <text:p>93848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8:59</text:p>
          </table:table-cell>
          <table:table-cell office:value-type="float" office:value="9384768" calcext:value-type="float">
            <text:p>93847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00</text:p>
          </table:table-cell>
          <table:table-cell office:value-type="float" office:value="9384740" calcext:value-type="float">
            <text:p>93847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01</text:p>
          </table:table-cell>
          <table:table-cell office:value-type="float" office:value="9384888" calcext:value-type="float">
            <text:p>93848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02</text:p>
          </table:table-cell>
          <table:table-cell office:value-type="float" office:value="9385064" calcext:value-type="float">
            <text:p>938506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03</text:p>
          </table:table-cell>
          <table:table-cell office:value-type="float" office:value="9384824" calcext:value-type="float">
            <text:p>93848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04</text:p>
          </table:table-cell>
          <table:table-cell office:value-type="float" office:value="9384812" calcext:value-type="float">
            <text:p>93848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05</text:p>
          </table:table-cell>
          <table:table-cell office:value-type="float" office:value="9385680" calcext:value-type="float">
            <text:p>93856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06</text:p>
          </table:table-cell>
          <table:table-cell office:value-type="float" office:value="9385736" calcext:value-type="float">
            <text:p>93857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07</text:p>
          </table:table-cell>
          <table:table-cell office:value-type="float" office:value="9386004" calcext:value-type="float">
            <text:p>93860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08</text:p>
          </table:table-cell>
          <table:table-cell office:value-type="float" office:value="9386004" calcext:value-type="float">
            <text:p>93860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09</text:p>
          </table:table-cell>
          <table:table-cell office:value-type="float" office:value="9385844" calcext:value-type="float">
            <text:p>93858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10</text:p>
          </table:table-cell>
          <table:table-cell office:value-type="float" office:value="9385908" calcext:value-type="float">
            <text:p>93859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11</text:p>
          </table:table-cell>
          <table:table-cell office:value-type="float" office:value="9385856" calcext:value-type="float">
            <text:p>938585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12</text:p>
          </table:table-cell>
          <table:table-cell office:value-type="float" office:value="9386060" calcext:value-type="float">
            <text:p>93860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13</text:p>
          </table:table-cell>
          <table:table-cell office:value-type="float" office:value="9385936" calcext:value-type="float">
            <text:p>93859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14</text:p>
          </table:table-cell>
          <table:table-cell office:value-type="float" office:value="9385936" calcext:value-type="float">
            <text:p>93859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15</text:p>
          </table:table-cell>
          <table:table-cell office:value-type="float" office:value="9385936" calcext:value-type="float">
            <text:p>93859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16</text:p>
          </table:table-cell>
          <table:table-cell office:value-type="float" office:value="9385940" calcext:value-type="float">
            <text:p>93859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17</text:p>
          </table:table-cell>
          <table:table-cell office:value-type="float" office:value="9385940" calcext:value-type="float">
            <text:p>93859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18</text:p>
          </table:table-cell>
          <table:table-cell office:value-type="float" office:value="9385940" calcext:value-type="float">
            <text:p>93859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19</text:p>
          </table:table-cell>
          <table:table-cell office:value-type="float" office:value="9386064" calcext:value-type="float">
            <text:p>938606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20</text:p>
          </table:table-cell>
          <table:table-cell office:value-type="float" office:value="9386064" calcext:value-type="float">
            <text:p>938606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21</text:p>
          </table:table-cell>
          <table:table-cell office:value-type="float" office:value="9385940" calcext:value-type="float">
            <text:p>93859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22</text:p>
          </table:table-cell>
          <table:table-cell office:value-type="float" office:value="9385940" calcext:value-type="float">
            <text:p>93859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23</text:p>
          </table:table-cell>
          <table:table-cell office:value-type="float" office:value="9385940" calcext:value-type="float">
            <text:p>93859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624" calcext:value-type="float">
            <text:p>504624</text:p>
          </table:table-cell>
          <table:table-cell office:value-type="float" office:value="467868" calcext:value-type="float">
            <text:p>46786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5947" calcext:value-type="float">
            <text:p>5947</text:p>
          </table:table-cell>
          <table:table-cell office:value-type="float" office:value="378284" calcext:value-type="float">
            <text:p>378284</text:p>
          </table:table-cell>
          <table:table-cell office:value-type="float" office:value="99448" calcext:value-type="float">
            <text:p>99448</text:p>
          </table:table-cell>
          <table:table-cell office:value-type="float" office:value="43180" calcext:value-type="float">
            <text:p>43180</text:p>
          </table:table-cell>
          <table:table-cell office:value-type="float" office:value="7518" calcext:value-type="float">
            <text:p>751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79" calcext:value-type="float">
            <text:p>1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24</text:p>
          </table:table-cell>
          <table:table-cell office:value-type="float" office:value="9371380" calcext:value-type="float">
            <text:p>93713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880" calcext:value-type="float">
            <text:p>504880</text:p>
          </table:table-cell>
          <table:table-cell office:value-type="float" office:value="468124" calcext:value-type="float">
            <text:p>468124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10385" calcext:value-type="float">
            <text:p>10385</text:p>
          </table:table-cell>
          <table:table-cell office:value-type="float" office:value="378284" calcext:value-type="float">
            <text:p>378284</text:p>
          </table:table-cell>
          <table:table-cell office:value-type="float" office:value="156351" calcext:value-type="float">
            <text:p>156351</text:p>
          </table:table-cell>
          <table:table-cell office:value-type="float" office:value="43180" calcext:value-type="float">
            <text:p>43180</text:p>
          </table:table-cell>
          <table:table-cell office:value-type="float" office:value="11610" calcext:value-type="float">
            <text:p>1161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40" calcext:value-type="float">
            <text:p>340</text:p>
          </table:table-cell>
          <table:table-cell office:value-type="float" office:value="204" calcext:value-type="float">
            <text:p>204</text:p>
          </table:table-cell>
          <table:table-cell office:value-type="float" office:value="16247" calcext:value-type="float">
            <text:p>16247</text:p>
          </table:table-cell>
          <table:table-cell office:value-type="float" office:value="5268" calcext:value-type="float">
            <text:p>5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25</text:p>
          </table:table-cell>
          <table:table-cell office:value-type="float" office:value="9371312" calcext:value-type="float">
            <text:p>93713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880" calcext:value-type="float">
            <text:p>504880</text:p>
          </table:table-cell>
          <table:table-cell office:value-type="float" office:value="468124" calcext:value-type="float">
            <text:p>468124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10626" calcext:value-type="float">
            <text:p>10626</text:p>
          </table:table-cell>
          <table:table-cell office:value-type="float" office:value="378284" calcext:value-type="float">
            <text:p>378284</text:p>
          </table:table-cell>
          <table:table-cell office:value-type="float" office:value="252964" calcext:value-type="float">
            <text:p>252964</text:p>
          </table:table-cell>
          <table:table-cell office:value-type="float" office:value="43180" calcext:value-type="float">
            <text:p>43180</text:p>
          </table:table-cell>
          <table:table-cell office:value-type="float" office:value="18560" calcext:value-type="float">
            <text:p>18560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30" calcext:value-type="float">
            <text:p>430</text:p>
          </table:table-cell>
          <table:table-cell office:value-type="float" office:value="204" calcext:value-type="float">
            <text:p>204</text:p>
          </table:table-cell>
          <table:table-cell office:value-type="float" office:value="25191" calcext:value-type="float">
            <text:p>25191</text:p>
          </table:table-cell>
          <table:table-cell office:value-type="float" office:value="8944" calcext:value-type="float">
            <text:p>8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26</text:p>
          </table:table-cell>
          <table:table-cell office:value-type="float" office:value="9385820" calcext:value-type="float">
            <text:p>93858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876" calcext:value-type="float">
            <text:p>3280876</text:p>
          </table:table-cell>
          <table:table-cell office:value-type="float" office:value="504880" calcext:value-type="float">
            <text:p>504880</text:p>
          </table:table-cell>
          <table:table-cell office:value-type="float" office:value="468124" calcext:value-type="float">
            <text:p>468124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13878" calcext:value-type="float">
            <text:p>13878</text:p>
          </table:table-cell>
          <table:table-cell office:value-type="float" office:value="378284" calcext:value-type="float">
            <text:p>378284</text:p>
          </table:table-cell>
          <table:table-cell office:value-type="float" office:value="346807" calcext:value-type="float">
            <text:p>346807</text:p>
          </table:table-cell>
          <table:table-cell office:value-type="float" office:value="43180" calcext:value-type="float">
            <text:p>43180</text:p>
          </table:table-cell>
          <table:table-cell office:value-type="float" office:value="25308" calcext:value-type="float">
            <text:p>25308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16" calcext:value-type="float">
            <text:p>516</text:p>
          </table:table-cell>
          <table:table-cell office:value-type="float" office:value="204" calcext:value-type="float">
            <text:p>204</text:p>
          </table:table-cell>
          <table:table-cell office:value-type="float" office:value="33879" calcext:value-type="float">
            <text:p>33879</text:p>
          </table:table-cell>
          <table:table-cell office:value-type="float" office:value="8688" calcext:value-type="float">
            <text:p>8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27</text:p>
          </table:table-cell>
          <table:table-cell office:value-type="float" office:value="9297308" calcext:value-type="float">
            <text:p>92973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8940" calcext:value-type="float">
            <text:p>3368940</text:p>
          </table:table-cell>
          <table:table-cell office:value-type="float" office:value="593204" calcext:value-type="float">
            <text:p>593204</text:p>
          </table:table-cell>
          <table:table-cell office:value-type="float" office:value="556448" calcext:value-type="float">
            <text:p>556448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576" calcext:value-type="float">
            <text:p>24576</text:p>
          </table:table-cell>
          <table:table-cell office:value-type="float" office:value="18671" calcext:value-type="float">
            <text:p>18671</text:p>
          </table:table-cell>
          <table:table-cell office:value-type="float" office:value="466860" calcext:value-type="float">
            <text:p>466860</text:p>
          </table:table-cell>
          <table:table-cell office:value-type="float" office:value="439322" calcext:value-type="float">
            <text:p>439322</text:p>
          </table:table-cell>
          <table:table-cell office:value-type="float" office:value="43180" calcext:value-type="float">
            <text:p>43180</text:p>
          </table:table-cell>
          <table:table-cell office:value-type="float" office:value="31962" calcext:value-type="float">
            <text:p>31962</text:p>
          </table:table-cell>
          <table:table-cell office:value-type="float" office:value="787488" calcext:value-type="float">
            <text:p>787488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02" calcext:value-type="float">
            <text:p>602</text:p>
          </table:table-cell>
          <table:table-cell office:value-type="float" office:value="204" calcext:value-type="float">
            <text:p>204</text:p>
          </table:table-cell>
          <table:table-cell office:value-type="float" office:value="42444" calcext:value-type="float">
            <text:p>42444</text:p>
          </table:table-cell>
          <table:table-cell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28</text:p>
          </table:table-cell>
          <table:table-cell office:value-type="float" office:value="9196624" calcext:value-type="float">
            <text:p>91966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2480" calcext:value-type="float">
            <text:p>12480</text:p>
          </table:table-cell>
          <table:table-cell office:value-type="float" office:value="564012" calcext:value-type="float">
            <text:p>564012</text:p>
          </table:table-cell>
          <table:table-cell office:value-type="float" office:value="531516" calcext:value-type="float">
            <text:p>531516</text:p>
          </table:table-cell>
          <table:table-cell office:value-type="float" office:value="51500" calcext:value-type="float">
            <text:p>51500</text:p>
          </table:table-cell>
          <table:table-cell office:value-type="float" office:value="38593" calcext:value-type="float">
            <text:p>3859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79" calcext:value-type="float">
            <text:p>50979</text:p>
          </table:table-cell>
          <table:table-cell office:value-type="float" office:value="8535" calcext:value-type="float">
            <text:p>8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29</text:p>
          </table:table-cell>
          <table:table-cell office:value-type="float" office:value="9182120" calcext:value-type="float">
            <text:p>91821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2659" calcext:value-type="float">
            <text:p>12659</text:p>
          </table:table-cell>
          <table:table-cell office:value-type="float" office:value="564012" calcext:value-type="float">
            <text:p>564012</text:p>
          </table:table-cell>
          <table:table-cell office:value-type="float" office:value="531516" calcext:value-type="float">
            <text:p>531516</text:p>
          </table:table-cell>
          <table:table-cell office:value-type="float" office:value="51500" calcext:value-type="float">
            <text:p>51500</text:p>
          </table:table-cell>
          <table:table-cell office:value-type="float" office:value="38593" calcext:value-type="float">
            <text:p>3859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79" calcext:value-type="float">
            <text:p>5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30</text:p>
          </table:table-cell>
          <table:table-cell office:value-type="float" office:value="9182120" calcext:value-type="float">
            <text:p>91821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2659" calcext:value-type="float">
            <text:p>12659</text:p>
          </table:table-cell>
          <table:table-cell office:value-type="float" office:value="564012" calcext:value-type="float">
            <text:p>564012</text:p>
          </table:table-cell>
          <table:table-cell office:value-type="float" office:value="531516" calcext:value-type="float">
            <text:p>531516</text:p>
          </table:table-cell>
          <table:table-cell office:value-type="float" office:value="51500" calcext:value-type="float">
            <text:p>51500</text:p>
          </table:table-cell>
          <table:table-cell office:value-type="float" office:value="38593" calcext:value-type="float">
            <text:p>3859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79" calcext:value-type="float">
            <text:p>5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31</text:p>
          </table:table-cell>
          <table:table-cell office:value-type="float" office:value="9196204" calcext:value-type="float">
            <text:p>91962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2659" calcext:value-type="float">
            <text:p>12659</text:p>
          </table:table-cell>
          <table:table-cell office:value-type="float" office:value="564012" calcext:value-type="float">
            <text:p>564012</text:p>
          </table:table-cell>
          <table:table-cell office:value-type="float" office:value="531516" calcext:value-type="float">
            <text:p>531516</text:p>
          </table:table-cell>
          <table:table-cell office:value-type="float" office:value="51500" calcext:value-type="float">
            <text:p>51500</text:p>
          </table:table-cell>
          <table:table-cell office:value-type="float" office:value="38593" calcext:value-type="float">
            <text:p>3859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79" calcext:value-type="float">
            <text:p>5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32</text:p>
          </table:table-cell>
          <table:table-cell office:value-type="float" office:value="9196380" calcext:value-type="float">
            <text:p>91963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2659" calcext:value-type="float">
            <text:p>12659</text:p>
          </table:table-cell>
          <table:table-cell office:value-type="float" office:value="564012" calcext:value-type="float">
            <text:p>564012</text:p>
          </table:table-cell>
          <table:table-cell office:value-type="float" office:value="531516" calcext:value-type="float">
            <text:p>531516</text:p>
          </table:table-cell>
          <table:table-cell office:value-type="float" office:value="51500" calcext:value-type="float">
            <text:p>51500</text:p>
          </table:table-cell>
          <table:table-cell office:value-type="float" office:value="38593" calcext:value-type="float">
            <text:p>3859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79" calcext:value-type="float">
            <text:p>5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33</text:p>
          </table:table-cell>
          <table:table-cell office:value-type="float" office:value="9182368" calcext:value-type="float">
            <text:p>91823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2659" calcext:value-type="float">
            <text:p>12659</text:p>
          </table:table-cell>
          <table:table-cell office:value-type="float" office:value="564012" calcext:value-type="float">
            <text:p>564012</text:p>
          </table:table-cell>
          <table:table-cell office:value-type="float" office:value="531516" calcext:value-type="float">
            <text:p>531516</text:p>
          </table:table-cell>
          <table:table-cell office:value-type="float" office:value="51500" calcext:value-type="float">
            <text:p>51500</text:p>
          </table:table-cell>
          <table:table-cell office:value-type="float" office:value="38593" calcext:value-type="float">
            <text:p>3859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79" calcext:value-type="float">
            <text:p>5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34</text:p>
          </table:table-cell>
          <table:table-cell office:value-type="float" office:value="9182244" calcext:value-type="float">
            <text:p>91822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2659" calcext:value-type="float">
            <text:p>12659</text:p>
          </table:table-cell>
          <table:table-cell office:value-type="float" office:value="564012" calcext:value-type="float">
            <text:p>564012</text:p>
          </table:table-cell>
          <table:table-cell office:value-type="float" office:value="531516" calcext:value-type="float">
            <text:p>531516</text:p>
          </table:table-cell>
          <table:table-cell office:value-type="float" office:value="51500" calcext:value-type="float">
            <text:p>51500</text:p>
          </table:table-cell>
          <table:table-cell office:value-type="float" office:value="38593" calcext:value-type="float">
            <text:p>3859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79" calcext:value-type="float">
            <text:p>5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35</text:p>
          </table:table-cell>
          <table:table-cell office:value-type="float" office:value="9196600" calcext:value-type="float">
            <text:p>91966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2659" calcext:value-type="float">
            <text:p>12659</text:p>
          </table:table-cell>
          <table:table-cell office:value-type="float" office:value="564012" calcext:value-type="float">
            <text:p>564012</text:p>
          </table:table-cell>
          <table:table-cell office:value-type="float" office:value="531516" calcext:value-type="float">
            <text:p>531516</text:p>
          </table:table-cell>
          <table:table-cell office:value-type="float" office:value="51500" calcext:value-type="float">
            <text:p>51500</text:p>
          </table:table-cell>
          <table:table-cell office:value-type="float" office:value="38593" calcext:value-type="float">
            <text:p>3859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79" calcext:value-type="float">
            <text:p>5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36</text:p>
          </table:table-cell>
          <table:table-cell office:value-type="float" office:value="9196396" calcext:value-type="float">
            <text:p>91963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2659" calcext:value-type="float">
            <text:p>12659</text:p>
          </table:table-cell>
          <table:table-cell office:value-type="float" office:value="564012" calcext:value-type="float">
            <text:p>564012</text:p>
          </table:table-cell>
          <table:table-cell office:value-type="float" office:value="531516" calcext:value-type="float">
            <text:p>531516</text:p>
          </table:table-cell>
          <table:table-cell office:value-type="float" office:value="51500" calcext:value-type="float">
            <text:p>51500</text:p>
          </table:table-cell>
          <table:table-cell office:value-type="float" office:value="38593" calcext:value-type="float">
            <text:p>3859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79" calcext:value-type="float">
            <text:p>5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37</text:p>
          </table:table-cell>
          <table:table-cell office:value-type="float" office:value="9167884" calcext:value-type="float">
            <text:p>91678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257" calcext:value-type="float">
            <text:p>11257</text:p>
          </table:table-cell>
          <table:table-cell office:value-type="float" office:value="564012" calcext:value-type="float">
            <text:p>564012</text:p>
          </table:table-cell>
          <table:table-cell office:value-type="float" office:value="445103" calcext:value-type="float">
            <text:p>445103</text:p>
          </table:table-cell>
          <table:table-cell office:value-type="float" office:value="51500" calcext:value-type="float">
            <text:p>51500</text:p>
          </table:table-cell>
          <table:table-cell office:value-type="float" office:value="32378" calcext:value-type="float">
            <text:p>3237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79" calcext:value-type="float">
            <text:p>4297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20 08:29:38</text:p>
          </table:table-cell>
          <table:table-cell office:value-type="float" office:value="9167956" calcext:value-type="float">
            <text:p>916795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257" calcext:value-type="float">
            <text:p>11257</text:p>
          </table:table-cell>
          <table:table-cell office:value-type="float" office:value="564012" calcext:value-type="float">
            <text:p>564012</text:p>
          </table:table-cell>
          <table:table-cell office:value-type="float" office:value="445103" calcext:value-type="float">
            <text:p>445103</text:p>
          </table:table-cell>
          <table:table-cell office:value-type="float" office:value="51500" calcext:value-type="float">
            <text:p>51500</text:p>
          </table:table-cell>
          <table:table-cell office:value-type="float" office:value="32378" calcext:value-type="float">
            <text:p>3237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79" calcext:value-type="float">
            <text:p>42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39</text:p>
          </table:table-cell>
          <table:table-cell office:value-type="float" office:value="9196776" calcext:value-type="float">
            <text:p>91967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257" calcext:value-type="float">
            <text:p>11257</text:p>
          </table:table-cell>
          <table:table-cell office:value-type="float" office:value="564012" calcext:value-type="float">
            <text:p>564012</text:p>
          </table:table-cell>
          <table:table-cell office:value-type="float" office:value="445103" calcext:value-type="float">
            <text:p>445103</text:p>
          </table:table-cell>
          <table:table-cell office:value-type="float" office:value="51500" calcext:value-type="float">
            <text:p>51500</text:p>
          </table:table-cell>
          <table:table-cell office:value-type="float" office:value="32378" calcext:value-type="float">
            <text:p>3237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79" calcext:value-type="float">
            <text:p>42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40</text:p>
          </table:table-cell>
          <table:table-cell office:value-type="float" office:value="9196776" calcext:value-type="float">
            <text:p>91967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257" calcext:value-type="float">
            <text:p>11257</text:p>
          </table:table-cell>
          <table:table-cell office:value-type="float" office:value="564012" calcext:value-type="float">
            <text:p>564012</text:p>
          </table:table-cell>
          <table:table-cell office:value-type="float" office:value="445103" calcext:value-type="float">
            <text:p>445103</text:p>
          </table:table-cell>
          <table:table-cell office:value-type="float" office:value="51500" calcext:value-type="float">
            <text:p>51500</text:p>
          </table:table-cell>
          <table:table-cell office:value-type="float" office:value="32378" calcext:value-type="float">
            <text:p>3237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79" calcext:value-type="float">
            <text:p>42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41</text:p>
          </table:table-cell>
          <table:table-cell office:value-type="float" office:value="9183012" calcext:value-type="float">
            <text:p>91830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257" calcext:value-type="float">
            <text:p>11257</text:p>
          </table:table-cell>
          <table:table-cell office:value-type="float" office:value="564012" calcext:value-type="float">
            <text:p>564012</text:p>
          </table:table-cell>
          <table:table-cell office:value-type="float" office:value="445103" calcext:value-type="float">
            <text:p>445103</text:p>
          </table:table-cell>
          <table:table-cell office:value-type="float" office:value="51500" calcext:value-type="float">
            <text:p>51500</text:p>
          </table:table-cell>
          <table:table-cell office:value-type="float" office:value="32378" calcext:value-type="float">
            <text:p>3237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79" calcext:value-type="float">
            <text:p>42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42</text:p>
          </table:table-cell>
          <table:table-cell office:value-type="float" office:value="9183012" calcext:value-type="float">
            <text:p>91830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257" calcext:value-type="float">
            <text:p>11257</text:p>
          </table:table-cell>
          <table:table-cell office:value-type="float" office:value="564012" calcext:value-type="float">
            <text:p>564012</text:p>
          </table:table-cell>
          <table:table-cell office:value-type="float" office:value="445103" calcext:value-type="float">
            <text:p>445103</text:p>
          </table:table-cell>
          <table:table-cell office:value-type="float" office:value="51500" calcext:value-type="float">
            <text:p>51500</text:p>
          </table:table-cell>
          <table:table-cell office:value-type="float" office:value="32378" calcext:value-type="float">
            <text:p>3237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79" calcext:value-type="float">
            <text:p>42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43</text:p>
          </table:table-cell>
          <table:table-cell office:value-type="float" office:value="9196280" calcext:value-type="float">
            <text:p>91962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257" calcext:value-type="float">
            <text:p>11257</text:p>
          </table:table-cell>
          <table:table-cell office:value-type="float" office:value="564012" calcext:value-type="float">
            <text:p>564012</text:p>
          </table:table-cell>
          <table:table-cell office:value-type="float" office:value="445103" calcext:value-type="float">
            <text:p>445103</text:p>
          </table:table-cell>
          <table:table-cell office:value-type="float" office:value="51500" calcext:value-type="float">
            <text:p>51500</text:p>
          </table:table-cell>
          <table:table-cell office:value-type="float" office:value="32378" calcext:value-type="float">
            <text:p>3237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79" calcext:value-type="float">
            <text:p>42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44</text:p>
          </table:table-cell>
          <table:table-cell office:value-type="float" office:value="9196280" calcext:value-type="float">
            <text:p>91962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11257" calcext:value-type="float">
            <text:p>11257</text:p>
          </table:table-cell>
          <table:table-cell office:value-type="float" office:value="564012" calcext:value-type="float">
            <text:p>564012</text:p>
          </table:table-cell>
          <table:table-cell office:value-type="float" office:value="445103" calcext:value-type="float">
            <text:p>445103</text:p>
          </table:table-cell>
          <table:table-cell office:value-type="float" office:value="51500" calcext:value-type="float">
            <text:p>51500</text:p>
          </table:table-cell>
          <table:table-cell office:value-type="float" office:value="32378" calcext:value-type="float">
            <text:p>3237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79" calcext:value-type="float">
            <text:p>42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45</text:p>
          </table:table-cell>
          <table:table-cell office:value-type="float" office:value="9168508" calcext:value-type="float">
            <text:p>91685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9875" calcext:value-type="float">
            <text:p>9875</text:p>
          </table:table-cell>
          <table:table-cell office:value-type="float" office:value="564012" calcext:value-type="float">
            <text:p>564012</text:p>
          </table:table-cell>
          <table:table-cell office:value-type="float" office:value="358690" calcext:value-type="float">
            <text:p>358690</text:p>
          </table:table-cell>
          <table:table-cell office:value-type="float" office:value="51500" calcext:value-type="float">
            <text:p>51500</text:p>
          </table:table-cell>
          <table:table-cell office:value-type="float" office:value="26163" calcext:value-type="float">
            <text:p>2616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79" calcext:value-type="float">
            <text:p>3497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20 08:29:46</text:p>
          </table:table-cell>
          <table:table-cell office:value-type="float" office:value="9168508" calcext:value-type="float">
            <text:p>91685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9875" calcext:value-type="float">
            <text:p>9875</text:p>
          </table:table-cell>
          <table:table-cell office:value-type="float" office:value="564012" calcext:value-type="float">
            <text:p>564012</text:p>
          </table:table-cell>
          <table:table-cell office:value-type="float" office:value="358690" calcext:value-type="float">
            <text:p>358690</text:p>
          </table:table-cell>
          <table:table-cell office:value-type="float" office:value="51500" calcext:value-type="float">
            <text:p>51500</text:p>
          </table:table-cell>
          <table:table-cell office:value-type="float" office:value="26163" calcext:value-type="float">
            <text:p>2616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79" calcext:value-type="float">
            <text:p>34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47</text:p>
          </table:table-cell>
          <table:table-cell office:value-type="float" office:value="9196660" calcext:value-type="float">
            <text:p>91966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9875" calcext:value-type="float">
            <text:p>9875</text:p>
          </table:table-cell>
          <table:table-cell office:value-type="float" office:value="564012" calcext:value-type="float">
            <text:p>564012</text:p>
          </table:table-cell>
          <table:table-cell office:value-type="float" office:value="358690" calcext:value-type="float">
            <text:p>358690</text:p>
          </table:table-cell>
          <table:table-cell office:value-type="float" office:value="51500" calcext:value-type="float">
            <text:p>51500</text:p>
          </table:table-cell>
          <table:table-cell office:value-type="float" office:value="26163" calcext:value-type="float">
            <text:p>2616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79" calcext:value-type="float">
            <text:p>34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48</text:p>
          </table:table-cell>
          <table:table-cell office:value-type="float" office:value="9196660" calcext:value-type="float">
            <text:p>91966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9875" calcext:value-type="float">
            <text:p>9875</text:p>
          </table:table-cell>
          <table:table-cell office:value-type="float" office:value="564012" calcext:value-type="float">
            <text:p>564012</text:p>
          </table:table-cell>
          <table:table-cell office:value-type="float" office:value="358690" calcext:value-type="float">
            <text:p>358690</text:p>
          </table:table-cell>
          <table:table-cell office:value-type="float" office:value="51500" calcext:value-type="float">
            <text:p>51500</text:p>
          </table:table-cell>
          <table:table-cell office:value-type="float" office:value="26163" calcext:value-type="float">
            <text:p>2616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79" calcext:value-type="float">
            <text:p>34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49</text:p>
          </table:table-cell>
          <table:table-cell office:value-type="float" office:value="9182772" calcext:value-type="float">
            <text:p>91827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9875" calcext:value-type="float">
            <text:p>9875</text:p>
          </table:table-cell>
          <table:table-cell office:value-type="float" office:value="564012" calcext:value-type="float">
            <text:p>564012</text:p>
          </table:table-cell>
          <table:table-cell office:value-type="float" office:value="358690" calcext:value-type="float">
            <text:p>358690</text:p>
          </table:table-cell>
          <table:table-cell office:value-type="float" office:value="51500" calcext:value-type="float">
            <text:p>51500</text:p>
          </table:table-cell>
          <table:table-cell office:value-type="float" office:value="26163" calcext:value-type="float">
            <text:p>2616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79" calcext:value-type="float">
            <text:p>34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50</text:p>
          </table:table-cell>
          <table:table-cell office:value-type="float" office:value="9182772" calcext:value-type="float">
            <text:p>91827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9875" calcext:value-type="float">
            <text:p>9875</text:p>
          </table:table-cell>
          <table:table-cell office:value-type="float" office:value="564012" calcext:value-type="float">
            <text:p>564012</text:p>
          </table:table-cell>
          <table:table-cell office:value-type="float" office:value="358690" calcext:value-type="float">
            <text:p>358690</text:p>
          </table:table-cell>
          <table:table-cell office:value-type="float" office:value="51500" calcext:value-type="float">
            <text:p>51500</text:p>
          </table:table-cell>
          <table:table-cell office:value-type="float" office:value="26163" calcext:value-type="float">
            <text:p>2616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79" calcext:value-type="float">
            <text:p>34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51</text:p>
          </table:table-cell>
          <table:table-cell office:value-type="float" office:value="9196536" calcext:value-type="float">
            <text:p>91965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9875" calcext:value-type="float">
            <text:p>9875</text:p>
          </table:table-cell>
          <table:table-cell office:value-type="float" office:value="564012" calcext:value-type="float">
            <text:p>564012</text:p>
          </table:table-cell>
          <table:table-cell office:value-type="float" office:value="358690" calcext:value-type="float">
            <text:p>358690</text:p>
          </table:table-cell>
          <table:table-cell office:value-type="float" office:value="51500" calcext:value-type="float">
            <text:p>51500</text:p>
          </table:table-cell>
          <table:table-cell office:value-type="float" office:value="26163" calcext:value-type="float">
            <text:p>2616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79" calcext:value-type="float">
            <text:p>34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52</text:p>
          </table:table-cell>
          <table:table-cell office:value-type="float" office:value="9196660" calcext:value-type="float">
            <text:p>91966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9052" calcext:value-type="float">
            <text:p>3459052</text:p>
          </table:table-cell>
          <table:table-cell office:value-type="float" office:value="694132" calcext:value-type="float">
            <text:p>694132</text:p>
          </table:table-cell>
          <table:table-cell office:value-type="float" office:value="657376" calcext:value-type="float">
            <text:p>657376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9875" calcext:value-type="float">
            <text:p>9875</text:p>
          </table:table-cell>
          <table:table-cell office:value-type="float" office:value="564012" calcext:value-type="float">
            <text:p>564012</text:p>
          </table:table-cell>
          <table:table-cell office:value-type="float" office:value="358690" calcext:value-type="float">
            <text:p>358690</text:p>
          </table:table-cell>
          <table:table-cell office:value-type="float" office:value="51500" calcext:value-type="float">
            <text:p>51500</text:p>
          </table:table-cell>
          <table:table-cell office:value-type="float" office:value="26163" calcext:value-type="float">
            <text:p>2616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79" calcext:value-type="float">
            <text:p>34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53</text:p>
          </table:table-cell>
          <table:table-cell office:value-type="float" office:value="9191084" calcext:value-type="float">
            <text:p>91910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6524" calcext:value-type="float">
            <text:p>3436524</text:p>
          </table:table-cell>
          <table:table-cell office:value-type="float" office:value="671604" calcext:value-type="float">
            <text:p>671604</text:p>
          </table:table-cell>
          <table:table-cell office:value-type="float" office:value="634848" calcext:value-type="float">
            <text:p>634848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473" calcext:value-type="float">
            <text:p>8473</text:p>
          </table:table-cell>
          <table:table-cell office:value-type="float" office:value="541484" calcext:value-type="float">
            <text:p>541484</text:p>
          </table:table-cell>
          <table:table-cell office:value-type="float" office:value="272276" calcext:value-type="float">
            <text:p>272276</text:p>
          </table:table-cell>
          <table:table-cell office:value-type="float" office:value="51500" calcext:value-type="float">
            <text:p>51500</text:p>
          </table:table-cell>
          <table:table-cell office:value-type="float" office:value="19948" calcext:value-type="float">
            <text:p>1994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79" calcext:value-type="float">
            <text:p>2697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20 08:29:54</text:p>
          </table:table-cell>
          <table:table-cell office:value-type="float" office:value="9191476" calcext:value-type="float">
            <text:p>91914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6524" calcext:value-type="float">
            <text:p>3436524</text:p>
          </table:table-cell>
          <table:table-cell office:value-type="float" office:value="671604" calcext:value-type="float">
            <text:p>671604</text:p>
          </table:table-cell>
          <table:table-cell office:value-type="float" office:value="634848" calcext:value-type="float">
            <text:p>63484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473" calcext:value-type="float">
            <text:p>8473</text:p>
          </table:table-cell>
          <table:table-cell office:value-type="float" office:value="541484" calcext:value-type="float">
            <text:p>541484</text:p>
          </table:table-cell>
          <table:table-cell office:value-type="float" office:value="272276" calcext:value-type="float">
            <text:p>272276</text:p>
          </table:table-cell>
          <table:table-cell office:value-type="float" office:value="51500" calcext:value-type="float">
            <text:p>51500</text:p>
          </table:table-cell>
          <table:table-cell office:value-type="float" office:value="19948" calcext:value-type="float">
            <text:p>1994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79" calcext:value-type="float">
            <text:p>26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55</text:p>
          </table:table-cell>
          <table:table-cell office:value-type="float" office:value="9219612" calcext:value-type="float">
            <text:p>92196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6524" calcext:value-type="float">
            <text:p>3436524</text:p>
          </table:table-cell>
          <table:table-cell office:value-type="float" office:value="671604" calcext:value-type="float">
            <text:p>671604</text:p>
          </table:table-cell>
          <table:table-cell office:value-type="float" office:value="634848" calcext:value-type="float">
            <text:p>63484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473" calcext:value-type="float">
            <text:p>8473</text:p>
          </table:table-cell>
          <table:table-cell office:value-type="float" office:value="541484" calcext:value-type="float">
            <text:p>541484</text:p>
          </table:table-cell>
          <table:table-cell office:value-type="float" office:value="272276" calcext:value-type="float">
            <text:p>272276</text:p>
          </table:table-cell>
          <table:table-cell office:value-type="float" office:value="51500" calcext:value-type="float">
            <text:p>51500</text:p>
          </table:table-cell>
          <table:table-cell office:value-type="float" office:value="19948" calcext:value-type="float">
            <text:p>1994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79" calcext:value-type="float">
            <text:p>26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56</text:p>
          </table:table-cell>
          <table:table-cell office:value-type="float" office:value="9219240" calcext:value-type="float">
            <text:p>92192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6524" calcext:value-type="float">
            <text:p>3436524</text:p>
          </table:table-cell>
          <table:table-cell office:value-type="float" office:value="671604" calcext:value-type="float">
            <text:p>671604</text:p>
          </table:table-cell>
          <table:table-cell office:value-type="float" office:value="634848" calcext:value-type="float">
            <text:p>63484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473" calcext:value-type="float">
            <text:p>8473</text:p>
          </table:table-cell>
          <table:table-cell office:value-type="float" office:value="541484" calcext:value-type="float">
            <text:p>541484</text:p>
          </table:table-cell>
          <table:table-cell office:value-type="float" office:value="272276" calcext:value-type="float">
            <text:p>272276</text:p>
          </table:table-cell>
          <table:table-cell office:value-type="float" office:value="51500" calcext:value-type="float">
            <text:p>51500</text:p>
          </table:table-cell>
          <table:table-cell office:value-type="float" office:value="19948" calcext:value-type="float">
            <text:p>1994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79" calcext:value-type="float">
            <text:p>26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57</text:p>
          </table:table-cell>
          <table:table-cell office:value-type="float" office:value="9204732" calcext:value-type="float">
            <text:p>920473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6524" calcext:value-type="float">
            <text:p>3436524</text:p>
          </table:table-cell>
          <table:table-cell office:value-type="float" office:value="671604" calcext:value-type="float">
            <text:p>671604</text:p>
          </table:table-cell>
          <table:table-cell office:value-type="float" office:value="634848" calcext:value-type="float">
            <text:p>63484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473" calcext:value-type="float">
            <text:p>8473</text:p>
          </table:table-cell>
          <table:table-cell office:value-type="float" office:value="541484" calcext:value-type="float">
            <text:p>541484</text:p>
          </table:table-cell>
          <table:table-cell office:value-type="float" office:value="272278" calcext:value-type="float">
            <text:p>272278</text:p>
          </table:table-cell>
          <table:table-cell office:value-type="float" office:value="51500" calcext:value-type="float">
            <text:p>51500</text:p>
          </table:table-cell>
          <table:table-cell office:value-type="float" office:value="19948" calcext:value-type="float">
            <text:p>1994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79" calcext:value-type="float">
            <text:p>26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58</text:p>
          </table:table-cell>
          <table:table-cell office:value-type="float" office:value="9204732" calcext:value-type="float">
            <text:p>920473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6524" calcext:value-type="float">
            <text:p>3436524</text:p>
          </table:table-cell>
          <table:table-cell office:value-type="float" office:value="671604" calcext:value-type="float">
            <text:p>671604</text:p>
          </table:table-cell>
          <table:table-cell office:value-type="float" office:value="634848" calcext:value-type="float">
            <text:p>63484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473" calcext:value-type="float">
            <text:p>8473</text:p>
          </table:table-cell>
          <table:table-cell office:value-type="float" office:value="541484" calcext:value-type="float">
            <text:p>541484</text:p>
          </table:table-cell>
          <table:table-cell office:value-type="float" office:value="272278" calcext:value-type="float">
            <text:p>272278</text:p>
          </table:table-cell>
          <table:table-cell office:value-type="float" office:value="51500" calcext:value-type="float">
            <text:p>51500</text:p>
          </table:table-cell>
          <table:table-cell office:value-type="float" office:value="19948" calcext:value-type="float">
            <text:p>1994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79" calcext:value-type="float">
            <text:p>26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29:59</text:p>
          </table:table-cell>
          <table:table-cell office:value-type="float" office:value="9219736" calcext:value-type="float">
            <text:p>92197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6524" calcext:value-type="float">
            <text:p>3436524</text:p>
          </table:table-cell>
          <table:table-cell office:value-type="float" office:value="671604" calcext:value-type="float">
            <text:p>671604</text:p>
          </table:table-cell>
          <table:table-cell office:value-type="float" office:value="634848" calcext:value-type="float">
            <text:p>63484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473" calcext:value-type="float">
            <text:p>8473</text:p>
          </table:table-cell>
          <table:table-cell office:value-type="float" office:value="541484" calcext:value-type="float">
            <text:p>541484</text:p>
          </table:table-cell>
          <table:table-cell office:value-type="float" office:value="272278" calcext:value-type="float">
            <text:p>272278</text:p>
          </table:table-cell>
          <table:table-cell office:value-type="float" office:value="51500" calcext:value-type="float">
            <text:p>51500</text:p>
          </table:table-cell>
          <table:table-cell office:value-type="float" office:value="19948" calcext:value-type="float">
            <text:p>1994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79" calcext:value-type="float">
            <text:p>26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00</text:p>
          </table:table-cell>
          <table:table-cell office:value-type="float" office:value="9219736" calcext:value-type="float">
            <text:p>92197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6524" calcext:value-type="float">
            <text:p>3436524</text:p>
          </table:table-cell>
          <table:table-cell office:value-type="float" office:value="671604" calcext:value-type="float">
            <text:p>671604</text:p>
          </table:table-cell>
          <table:table-cell office:value-type="float" office:value="634848" calcext:value-type="float">
            <text:p>634848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8473" calcext:value-type="float">
            <text:p>8473</text:p>
          </table:table-cell>
          <table:table-cell office:value-type="float" office:value="541484" calcext:value-type="float">
            <text:p>541484</text:p>
          </table:table-cell>
          <table:table-cell office:value-type="float" office:value="272278" calcext:value-type="float">
            <text:p>272278</text:p>
          </table:table-cell>
          <table:table-cell office:value-type="float" office:value="51500" calcext:value-type="float">
            <text:p>51500</text:p>
          </table:table-cell>
          <table:table-cell office:value-type="float" office:value="19948" calcext:value-type="float">
            <text:p>19948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79" calcext:value-type="float">
            <text:p>26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01</text:p>
          </table:table-cell>
          <table:table-cell office:value-type="float" office:value="9213184" calcext:value-type="float">
            <text:p>92131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3996" calcext:value-type="float">
            <text:p>3413996</text:p>
          </table:table-cell>
          <table:table-cell office:value-type="float" office:value="649096" calcext:value-type="float">
            <text:p>649096</text:p>
          </table:table-cell>
          <table:table-cell office:value-type="float" office:value="612340" calcext:value-type="float">
            <text:p>612340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051" calcext:value-type="float">
            <text:p>7051</text:p>
          </table:table-cell>
          <table:table-cell office:value-type="float" office:value="518956" calcext:value-type="float">
            <text:p>518956</text:p>
          </table:table-cell>
          <table:table-cell office:value-type="float" office:value="185874" calcext:value-type="float">
            <text:p>185874</text:p>
          </table:table-cell>
          <table:table-cell office:value-type="float" office:value="51500" calcext:value-type="float">
            <text:p>51500</text:p>
          </table:table-cell>
          <table:table-cell office:value-type="float" office:value="13733" calcext:value-type="float">
            <text:p>1373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79" calcext:value-type="float">
            <text:p>1897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20 08:30:02</text:p>
          </table:table-cell>
          <table:table-cell office:value-type="float" office:value="9213184" calcext:value-type="float">
            <text:p>92131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3996" calcext:value-type="float">
            <text:p>3413996</text:p>
          </table:table-cell>
          <table:table-cell office:value-type="float" office:value="649096" calcext:value-type="float">
            <text:p>649096</text:p>
          </table:table-cell>
          <table:table-cell office:value-type="float" office:value="612340" calcext:value-type="float">
            <text:p>612340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051" calcext:value-type="float">
            <text:p>7051</text:p>
          </table:table-cell>
          <table:table-cell office:value-type="float" office:value="518956" calcext:value-type="float">
            <text:p>518956</text:p>
          </table:table-cell>
          <table:table-cell office:value-type="float" office:value="185874" calcext:value-type="float">
            <text:p>185874</text:p>
          </table:table-cell>
          <table:table-cell office:value-type="float" office:value="51500" calcext:value-type="float">
            <text:p>51500</text:p>
          </table:table-cell>
          <table:table-cell office:value-type="float" office:value="13733" calcext:value-type="float">
            <text:p>1373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79" calcext:value-type="float">
            <text:p>18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03</text:p>
          </table:table-cell>
          <table:table-cell office:value-type="float" office:value="9240836" calcext:value-type="float">
            <text:p>92408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3996" calcext:value-type="float">
            <text:p>3413996</text:p>
          </table:table-cell>
          <table:table-cell office:value-type="float" office:value="649096" calcext:value-type="float">
            <text:p>649096</text:p>
          </table:table-cell>
          <table:table-cell office:value-type="float" office:value="612340" calcext:value-type="float">
            <text:p>612340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051" calcext:value-type="float">
            <text:p>7051</text:p>
          </table:table-cell>
          <table:table-cell office:value-type="float" office:value="518956" calcext:value-type="float">
            <text:p>518956</text:p>
          </table:table-cell>
          <table:table-cell office:value-type="float" office:value="185874" calcext:value-type="float">
            <text:p>185874</text:p>
          </table:table-cell>
          <table:table-cell office:value-type="float" office:value="51500" calcext:value-type="float">
            <text:p>51500</text:p>
          </table:table-cell>
          <table:table-cell office:value-type="float" office:value="13733" calcext:value-type="float">
            <text:p>1373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79" calcext:value-type="float">
            <text:p>18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04</text:p>
          </table:table-cell>
          <table:table-cell office:value-type="float" office:value="9240836" calcext:value-type="float">
            <text:p>92408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3996" calcext:value-type="float">
            <text:p>3413996</text:p>
          </table:table-cell>
          <table:table-cell office:value-type="float" office:value="649096" calcext:value-type="float">
            <text:p>649096</text:p>
          </table:table-cell>
          <table:table-cell office:value-type="float" office:value="612340" calcext:value-type="float">
            <text:p>612340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051" calcext:value-type="float">
            <text:p>7051</text:p>
          </table:table-cell>
          <table:table-cell office:value-type="float" office:value="518956" calcext:value-type="float">
            <text:p>518956</text:p>
          </table:table-cell>
          <table:table-cell office:value-type="float" office:value="185874" calcext:value-type="float">
            <text:p>185874</text:p>
          </table:table-cell>
          <table:table-cell office:value-type="float" office:value="51500" calcext:value-type="float">
            <text:p>51500</text:p>
          </table:table-cell>
          <table:table-cell office:value-type="float" office:value="13733" calcext:value-type="float">
            <text:p>1373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79" calcext:value-type="float">
            <text:p>18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05</text:p>
          </table:table-cell>
          <table:table-cell office:value-type="float" office:value="9226700" calcext:value-type="float">
            <text:p>92267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3996" calcext:value-type="float">
            <text:p>3413996</text:p>
          </table:table-cell>
          <table:table-cell office:value-type="float" office:value="649096" calcext:value-type="float">
            <text:p>649096</text:p>
          </table:table-cell>
          <table:table-cell office:value-type="float" office:value="612340" calcext:value-type="float">
            <text:p>612340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051" calcext:value-type="float">
            <text:p>7051</text:p>
          </table:table-cell>
          <table:table-cell office:value-type="float" office:value="518956" calcext:value-type="float">
            <text:p>518956</text:p>
          </table:table-cell>
          <table:table-cell office:value-type="float" office:value="185874" calcext:value-type="float">
            <text:p>185874</text:p>
          </table:table-cell>
          <table:table-cell office:value-type="float" office:value="51500" calcext:value-type="float">
            <text:p>51500</text:p>
          </table:table-cell>
          <table:table-cell office:value-type="float" office:value="13733" calcext:value-type="float">
            <text:p>1373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79" calcext:value-type="float">
            <text:p>18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0:06" calcext:value-type="date">
            <text:p>11/20/19 08:30 AM</text:p>
          </table:table-cell>
          <table:table-cell office:value-type="float" office:value="9226452" calcext:value-type="float">
            <text:p>92264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3996" calcext:value-type="float">
            <text:p>3413996</text:p>
          </table:table-cell>
          <table:table-cell office:value-type="float" office:value="649096" calcext:value-type="float">
            <text:p>649096</text:p>
          </table:table-cell>
          <table:table-cell office:value-type="float" office:value="612340" calcext:value-type="float">
            <text:p>612340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051" calcext:value-type="float">
            <text:p>7051</text:p>
          </table:table-cell>
          <table:table-cell office:value-type="float" office:value="518956" calcext:value-type="float">
            <text:p>518956</text:p>
          </table:table-cell>
          <table:table-cell office:value-type="float" office:value="185874" calcext:value-type="float">
            <text:p>185874</text:p>
          </table:table-cell>
          <table:table-cell office:value-type="float" office:value="51500" calcext:value-type="float">
            <text:p>51500</text:p>
          </table:table-cell>
          <table:table-cell office:value-type="float" office:value="13733" calcext:value-type="float">
            <text:p>1373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79" calcext:value-type="float">
            <text:p>18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0:07" calcext:value-type="date">
            <text:p>11/20/19 08:30 AM</text:p>
          </table:table-cell>
          <table:table-cell office:value-type="float" office:value="9240840" calcext:value-type="float">
            <text:p>92408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3996" calcext:value-type="float">
            <text:p>3413996</text:p>
          </table:table-cell>
          <table:table-cell office:value-type="float" office:value="649096" calcext:value-type="float">
            <text:p>649096</text:p>
          </table:table-cell>
          <table:table-cell office:value-type="float" office:value="612340" calcext:value-type="float">
            <text:p>612340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051" calcext:value-type="float">
            <text:p>7051</text:p>
          </table:table-cell>
          <table:table-cell office:value-type="float" office:value="518956" calcext:value-type="float">
            <text:p>518956</text:p>
          </table:table-cell>
          <table:table-cell office:value-type="float" office:value="185874" calcext:value-type="float">
            <text:p>185874</text:p>
          </table:table-cell>
          <table:table-cell office:value-type="float" office:value="51500" calcext:value-type="float">
            <text:p>51500</text:p>
          </table:table-cell>
          <table:table-cell office:value-type="float" office:value="13733" calcext:value-type="float">
            <text:p>1373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79" calcext:value-type="float">
            <text:p>18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0:08" calcext:value-type="date">
            <text:p>11/20/19 08:30 AM</text:p>
          </table:table-cell>
          <table:table-cell office:value-type="float" office:value="9240840" calcext:value-type="float">
            <text:p>92408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3996" calcext:value-type="float">
            <text:p>3413996</text:p>
          </table:table-cell>
          <table:table-cell office:value-type="float" office:value="649096" calcext:value-type="float">
            <text:p>649096</text:p>
          </table:table-cell>
          <table:table-cell office:value-type="float" office:value="612340" calcext:value-type="float">
            <text:p>612340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648" calcext:value-type="float">
            <text:p>27648</text:p>
          </table:table-cell>
          <table:table-cell office:value-type="float" office:value="7051" calcext:value-type="float">
            <text:p>7051</text:p>
          </table:table-cell>
          <table:table-cell office:value-type="float" office:value="518956" calcext:value-type="float">
            <text:p>518956</text:p>
          </table:table-cell>
          <table:table-cell office:value-type="float" office:value="185874" calcext:value-type="float">
            <text:p>185874</text:p>
          </table:table-cell>
          <table:table-cell office:value-type="float" office:value="51500" calcext:value-type="float">
            <text:p>51500</text:p>
          </table:table-cell>
          <table:table-cell office:value-type="float" office:value="13733" calcext:value-type="float">
            <text:p>13733</text:p>
          </table:table-cell>
          <table:table-cell office:value-type="float" office:value="940020" calcext:value-type="float">
            <text:p>9400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79" calcext:value-type="float">
            <text:p>18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0:09" calcext:value-type="date">
            <text:p>11/20/19 08:30 AM</text:p>
          </table:table-cell>
          <table:table-cell office:value-type="float" office:value="9673848" calcext:value-type="float">
            <text:p>967384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1388" calcext:value-type="float">
            <text:p>2961388</text:p>
          </table:table-cell>
          <table:table-cell office:value-type="float" office:value="189348" calcext:value-type="float">
            <text:p>189348</text:p>
          </table:table-cell>
          <table:table-cell office:value-type="float" office:value="152592" calcext:value-type="float">
            <text:p>152592</text:p>
          </table:table-cell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480" calcext:value-type="float">
            <text:p>20480</text:p>
          </table:table-cell>
          <table:table-cell office:value-type="float" office:value="4162" calcext:value-type="float">
            <text:p>4162</text:p>
          </table:table-cell>
          <table:table-cell office:value-type="float" office:value="66604" calcext:value-type="float">
            <text:p>66604</text:p>
          </table:table-cell>
          <table:table-cell office:value-type="float" office:value="13048" calcext:value-type="float">
            <text:p>13048</text:p>
          </table:table-cell>
          <table:table-cell office:value-type="float" office:value="51500" calcext:value-type="float">
            <text:p>51500</text:p>
          </table:table-cell>
          <table:table-cell office:value-type="float" office:value="1303" calcext:value-type="float">
            <text:p>1303</text:p>
          </table:table-cell>
          <table:table-cell office:value-type="float" office:value="868220" calcext:value-type="float">
            <text:p>8682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1-20T08:30:10" calcext:value-type="date">
            <text:p>11/20/19 08:30 AM</text:p>
          </table:table-cell>
          <table:table-cell office:value-type="float" office:value="9702368" calcext:value-type="float">
            <text:p>97023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1388" calcext:value-type="float">
            <text:p>2961388</text:p>
          </table:table-cell>
          <table:table-cell office:value-type="float" office:value="189348" calcext:value-type="float">
            <text:p>189348</text:p>
          </table:table-cell>
          <table:table-cell office:value-type="float" office:value="152592" calcext:value-type="float">
            <text:p>152592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480" calcext:value-type="float">
            <text:p>20480</text:p>
          </table:table-cell>
          <table:table-cell office:value-type="float" office:value="4162" calcext:value-type="float">
            <text:p>4162</text:p>
          </table:table-cell>
          <table:table-cell office:value-type="float" office:value="66604" calcext:value-type="float">
            <text:p>66604</text:p>
          </table:table-cell>
          <table:table-cell office:value-type="float" office:value="13048" calcext:value-type="float">
            <text:p>13048</text:p>
          </table:table-cell>
          <table:table-cell office:value-type="float" office:value="51500" calcext:value-type="float">
            <text:p>51500</text:p>
          </table:table-cell>
          <table:table-cell office:value-type="float" office:value="1303" calcext:value-type="float">
            <text:p>1303</text:p>
          </table:table-cell>
          <table:table-cell office:value-type="float" office:value="868220" calcext:value-type="float">
            <text:p>8682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79" calcext:value-type="float">
            <text:p>2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0:11" calcext:value-type="date">
            <text:p>11/20/19 08:30 AM</text:p>
          </table:table-cell>
          <table:table-cell office:value-type="float" office:value="9702368" calcext:value-type="float">
            <text:p>97023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1388" calcext:value-type="float">
            <text:p>2961388</text:p>
          </table:table-cell>
          <table:table-cell office:value-type="float" office:value="189348" calcext:value-type="float">
            <text:p>189348</text:p>
          </table:table-cell>
          <table:table-cell office:value-type="float" office:value="152592" calcext:value-type="float">
            <text:p>152592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480" calcext:value-type="float">
            <text:p>20480</text:p>
          </table:table-cell>
          <table:table-cell office:value-type="float" office:value="4162" calcext:value-type="float">
            <text:p>4162</text:p>
          </table:table-cell>
          <table:table-cell office:value-type="float" office:value="66604" calcext:value-type="float">
            <text:p>66604</text:p>
          </table:table-cell>
          <table:table-cell office:value-type="float" office:value="13048" calcext:value-type="float">
            <text:p>13048</text:p>
          </table:table-cell>
          <table:table-cell office:value-type="float" office:value="51500" calcext:value-type="float">
            <text:p>51500</text:p>
          </table:table-cell>
          <table:table-cell office:value-type="float" office:value="1303" calcext:value-type="float">
            <text:p>1303</text:p>
          </table:table-cell>
          <table:table-cell office:value-type="float" office:value="868220" calcext:value-type="float">
            <text:p>8682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79" calcext:value-type="float">
            <text:p>2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0:12" calcext:value-type="date">
            <text:p>11/20/19 08:30 AM</text:p>
          </table:table-cell>
          <table:table-cell office:value-type="float" office:value="9702368" calcext:value-type="float">
            <text:p>97023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1388" calcext:value-type="float">
            <text:p>2961388</text:p>
          </table:table-cell>
          <table:table-cell office:value-type="float" office:value="189348" calcext:value-type="float">
            <text:p>189348</text:p>
          </table:table-cell>
          <table:table-cell office:value-type="float" office:value="152592" calcext:value-type="float">
            <text:p>152592</text:p>
          </table:table-cell>
          <table:table-cell office:value-type="float" office:value="36756" calcext:value-type="float">
            <text:p>3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480" calcext:value-type="float">
            <text:p>20480</text:p>
          </table:table-cell>
          <table:table-cell office:value-type="float" office:value="4162" calcext:value-type="float">
            <text:p>4162</text:p>
          </table:table-cell>
          <table:table-cell office:value-type="float" office:value="66604" calcext:value-type="float">
            <text:p>66604</text:p>
          </table:table-cell>
          <table:table-cell office:value-type="float" office:value="13048" calcext:value-type="float">
            <text:p>13048</text:p>
          </table:table-cell>
          <table:table-cell office:value-type="float" office:value="51500" calcext:value-type="float">
            <text:p>51500</text:p>
          </table:table-cell>
          <table:table-cell office:value-type="float" office:value="1303" calcext:value-type="float">
            <text:p>1303</text:p>
          </table:table-cell>
          <table:table-cell office:value-type="float" office:value="868220" calcext:value-type="float">
            <text:p>8682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2" calcext:value-type="float">
            <text:p>19492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79" calcext:value-type="float">
            <text:p>2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stand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11-20 08:30:12</text:p>
          </table:table-cell>
          <table:table-cell office:value-type="float" office:value="9775632" calcext:value-type="float">
            <text:p>9775632</text:p>
          </table:table-cell>
          <table:table-cell office:value-type="float" office:value="21504" calcext:value-type="float">
            <text:p>215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756856" calcext:value-type="float">
            <text:p>2756856</text:p>
          </table:table-cell>
          <table:table-cell office:value-type="float" office:value="90620" calcext:value-type="float">
            <text:p>90620</text:p>
          </table:table-cell>
          <table:table-cell office:value-type="float" office:value="65824" calcext:value-type="float">
            <text:p>65824</text:p>
          </table:table-cell>
          <table:table-cell office:value-type="float" office:value="24796" calcext:value-type="float">
            <text:p>247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200" calcext:value-type="float">
            <text:p>51200</text:p>
          </table:table-cell>
          <table:table-cell office:value-type="float" office:value="1398" calcext:value-type="float">
            <text:p>1398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1-20 08:30:13</text:p>
          </table:table-cell>
          <table:table-cell office:value-type="float" office:value="9729960" calcext:value-type="float">
            <text:p>97299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7872" calcext:value-type="float">
            <text:p>3037872</text:p>
          </table:table-cell>
          <table:table-cell office:value-type="float" office:value="137900" calcext:value-type="float">
            <text:p>137900</text:p>
          </table:table-cell>
          <table:table-cell office:value-type="float" office:value="100812" calcext:value-type="float">
            <text:p>100812</text:p>
          </table:table-cell>
          <table:table-cell office:value-type="float" office:value="37088" calcext:value-type="float">
            <text:p>37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21495" calcext:value-type="float">
            <text:p>21495</text:p>
          </table:table-cell>
          <table:table-cell office:value-type="float" office:value="12032" calcext:value-type="float">
            <text:p>12032</text:p>
          </table:table-cell>
          <table:table-cell office:value-type="float" office:value="11730" calcext:value-type="float">
            <text:p>11730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1248" calcext:value-type="float">
            <text:p>21248</text:p>
          </table:table-cell>
          <table:table-cell office:value-type="float" office:value="9280" calcext:value-type="float">
            <text:p>92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548" calcext:value-type="float">
            <text:p>215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14</text:p>
          </table:table-cell>
          <table:table-cell office:value-type="float" office:value="9696244" calcext:value-type="float">
            <text:p>96962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7872" calcext:value-type="float">
            <text:p>3037872</text:p>
          </table:table-cell>
          <table:table-cell office:value-type="float" office:value="177476" calcext:value-type="float">
            <text:p>177476</text:p>
          </table:table-cell>
          <table:table-cell office:value-type="float" office:value="140388" calcext:value-type="float">
            <text:p>140388</text:p>
          </table:table-cell>
          <table:table-cell office:value-type="float" office:value="37088" calcext:value-type="float">
            <text:p>37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27784" calcext:value-type="float">
            <text:p>27784</text:p>
          </table:table-cell>
          <table:table-cell office:value-type="float" office:value="13056" calcext:value-type="float">
            <text:p>13056</text:p>
          </table:table-cell>
          <table:table-cell office:value-type="float" office:value="12722" calcext:value-type="float">
            <text:p>12722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1248" calcext:value-type="float">
            <text:p>21248</text:p>
          </table:table-cell>
          <table:table-cell office:value-type="float" office:value="11584" calcext:value-type="float">
            <text:p>115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8" calcext:value-type="float">
            <text:p>215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15</text:p>
          </table:table-cell>
          <table:table-cell office:value-type="float" office:value="9707528" calcext:value-type="float">
            <text:p>970752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7872" calcext:value-type="float">
            <text:p>3037872</text:p>
          </table:table-cell>
          <table:table-cell office:value-type="float" office:value="180268" calcext:value-type="float">
            <text:p>180268</text:p>
          </table:table-cell>
          <table:table-cell office:value-type="float" office:value="143180" calcext:value-type="float">
            <text:p>143180</text:p>
          </table:table-cell>
          <table:table-cell office:value-type="float" office:value="37088" calcext:value-type="float">
            <text:p>37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27267" calcext:value-type="float">
            <text:p>27267</text:p>
          </table:table-cell>
          <table:table-cell office:value-type="float" office:value="13376" calcext:value-type="float">
            <text:p>13376</text:p>
          </table:table-cell>
          <table:table-cell office:value-type="float" office:value="12997" calcext:value-type="float">
            <text:p>12997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1248" calcext:value-type="float">
            <text:p>21248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8" calcext:value-type="float">
            <text:p>215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16</text:p>
          </table:table-cell>
          <table:table-cell office:value-type="float" office:value="9711000" calcext:value-type="float">
            <text:p>97110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7872" calcext:value-type="float">
            <text:p>3037872</text:p>
          </table:table-cell>
          <table:table-cell office:value-type="float" office:value="148608" calcext:value-type="float">
            <text:p>148608</text:p>
          </table:table-cell>
          <table:table-cell office:value-type="float" office:value="111456" calcext:value-type="float">
            <text:p>111456</text:p>
          </table:table-cell>
          <table:table-cell office:value-type="float" office:value="37152" calcext:value-type="float">
            <text:p>37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74" calcext:value-type="float">
            <text:p>4574</text:p>
          </table:table-cell>
          <table:table-cell office:value-type="float" office:value="13376" calcext:value-type="float">
            <text:p>13376</text:p>
          </table:table-cell>
          <table:table-cell office:value-type="float" office:value="13032" calcext:value-type="float">
            <text:p>13032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336" calcext:value-type="float">
            <text:p>2233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8" calcext:value-type="float">
            <text:p>215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17</text:p>
          </table:table-cell>
          <table:table-cell office:value-type="float" office:value="9725016" calcext:value-type="float">
            <text:p>972501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7872" calcext:value-type="float">
            <text:p>3037872</text:p>
          </table:table-cell>
          <table:table-cell office:value-type="float" office:value="148608" calcext:value-type="float">
            <text:p>148608</text:p>
          </table:table-cell>
          <table:table-cell office:value-type="float" office:value="111456" calcext:value-type="float">
            <text:p>111456</text:p>
          </table:table-cell>
          <table:table-cell office:value-type="float" office:value="37152" calcext:value-type="float">
            <text:p>3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74" calcext:value-type="float">
            <text:p>4574</text:p>
          </table:table-cell>
          <table:table-cell office:value-type="float" office:value="13376" calcext:value-type="float">
            <text:p>13376</text:p>
          </table:table-cell>
          <table:table-cell office:value-type="float" office:value="13032" calcext:value-type="float">
            <text:p>13032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336" calcext:value-type="float">
            <text:p>2233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8" calcext:value-type="float">
            <text:p>215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18</text:p>
          </table:table-cell>
          <table:table-cell office:value-type="float" office:value="9756524" calcext:value-type="float">
            <text:p>97565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7872" calcext:value-type="float">
            <text:p>3037872</text:p>
          </table:table-cell>
          <table:table-cell office:value-type="float" office:value="131152" calcext:value-type="float">
            <text:p>131152</text:p>
          </table:table-cell>
          <table:table-cell office:value-type="float" office:value="94000" calcext:value-type="float">
            <text:p>94000</text:p>
          </table:table-cell>
          <table:table-cell office:value-type="float" office:value="37152" calcext:value-type="float">
            <text:p>3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74" calcext:value-type="float">
            <text:p>4574</text:p>
          </table:table-cell>
          <table:table-cell office:value-type="float" office:value="13376" calcext:value-type="float">
            <text:p>13376</text:p>
          </table:table-cell>
          <table:table-cell office:value-type="float" office:value="13032" calcext:value-type="float">
            <text:p>13032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336" calcext:value-type="float">
            <text:p>2233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8" calcext:value-type="float">
            <text:p>215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19</text:p>
          </table:table-cell>
          <table:table-cell office:value-type="float" office:value="9756524" calcext:value-type="float">
            <text:p>97565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7872" calcext:value-type="float">
            <text:p>3037872</text:p>
          </table:table-cell>
          <table:table-cell office:value-type="float" office:value="131152" calcext:value-type="float">
            <text:p>131152</text:p>
          </table:table-cell>
          <table:table-cell office:value-type="float" office:value="94000" calcext:value-type="float">
            <text:p>94000</text:p>
          </table:table-cell>
          <table:table-cell office:value-type="float" office:value="37152" calcext:value-type="float">
            <text:p>3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74" calcext:value-type="float">
            <text:p>4574</text:p>
          </table:table-cell>
          <table:table-cell office:value-type="float" office:value="13376" calcext:value-type="float">
            <text:p>13376</text:p>
          </table:table-cell>
          <table:table-cell office:value-type="float" office:value="13032" calcext:value-type="float">
            <text:p>13032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336" calcext:value-type="float">
            <text:p>2233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8" calcext:value-type="float">
            <text:p>215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20</text:p>
          </table:table-cell>
          <table:table-cell office:value-type="float" office:value="9670008" calcext:value-type="float">
            <text:p>96700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3408" calcext:value-type="float">
            <text:p>3103408</text:p>
          </table:table-cell>
          <table:table-cell office:value-type="float" office:value="204668" calcext:value-type="float">
            <text:p>204668</text:p>
          </table:table-cell>
          <table:table-cell office:value-type="float" office:value="167516" calcext:value-type="float">
            <text:p>167516</text:p>
          </table:table-cell>
          <table:table-cell office:value-type="float" office:value="37152" calcext:value-type="float">
            <text:p>37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12514" calcext:value-type="float">
            <text:p>12514</text:p>
          </table:table-cell>
          <table:table-cell office:value-type="float" office:value="84928" calcext:value-type="float">
            <text:p>84928</text:p>
          </table:table-cell>
          <table:table-cell office:value-type="float" office:value="83490" calcext:value-type="float">
            <text:p>83490</text:p>
          </table:table-cell>
          <table:table-cell office:value-type="float" office:value="6720" calcext:value-type="float">
            <text:p>6720</text:p>
          </table:table-cell>
          <table:table-cell office:value-type="float" office:value="6372" calcext:value-type="float">
            <text:p>6372</text:p>
          </table:table-cell>
          <table:table-cell office:value-type="float" office:value="92096" calcext:value-type="float">
            <text:p>9209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77" calcext:value-type="float">
            <text:p>277</text:p>
          </table:table-cell>
          <table:table-cell office:value-type="float" office:value="208" calcext:value-type="float">
            <text:p>208</text:p>
          </table:table-cell>
          <table:table-cell office:value-type="float" office:value="9569" calcext:value-type="float">
            <text:p>9569</text:p>
          </table:table-cell>
          <table:table-cell office:value-type="float" office:value="6582" calcext:value-type="float">
            <text:p>6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21</text:p>
          </table:table-cell>
          <table:table-cell office:value-type="float" office:value="9590552" calcext:value-type="float">
            <text:p>95905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93520" calcext:value-type="float">
            <text:p>3193520</text:p>
          </table:table-cell>
          <table:table-cell office:value-type="float" office:value="298000" calcext:value-type="float">
            <text:p>298000</text:p>
          </table:table-cell>
          <table:table-cell office:value-type="float" office:value="260848" calcext:value-type="float">
            <text:p>260848</text:p>
          </table:table-cell>
          <table:table-cell office:value-type="float" office:value="37152" calcext:value-type="float">
            <text:p>37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13419" calcext:value-type="float">
            <text:p>13419</text:p>
          </table:table-cell>
          <table:table-cell office:value-type="float" office:value="177152" calcext:value-type="float">
            <text:p>177152</text:p>
          </table:table-cell>
          <table:table-cell office:value-type="float" office:value="174208" calcext:value-type="float">
            <text:p>174208</text:p>
          </table:table-cell>
          <table:table-cell office:value-type="float" office:value="13504" calcext:value-type="float">
            <text:p>13504</text:p>
          </table:table-cell>
          <table:table-cell office:value-type="float" office:value="12885" calcext:value-type="float">
            <text:p>12885</text:p>
          </table:table-cell>
          <table:table-cell office:value-type="float" office:value="182528" calcext:value-type="float">
            <text:p>18252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62" calcext:value-type="float">
            <text:p>362</text:p>
          </table:table-cell>
          <table:table-cell office:value-type="float" office:value="208" calcext:value-type="float">
            <text:p>208</text:p>
          </table:table-cell>
          <table:table-cell office:value-type="float" office:value="18045" calcext:value-type="float">
            <text:p>18045</text:p>
          </table:table-cell>
          <table:table-cell office:value-type="float" office:value="8476" calcext:value-type="float">
            <text:p>8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22</text:p>
          </table:table-cell>
          <table:table-cell office:value-type="float" office:value="9496160" calcext:value-type="float">
            <text:p>94961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5440" calcext:value-type="float">
            <text:p>3275440</text:p>
          </table:table-cell>
          <table:table-cell office:value-type="float" office:value="392032" calcext:value-type="float">
            <text:p>392032</text:p>
          </table:table-cell>
          <table:table-cell office:value-type="float" office:value="354880" calcext:value-type="float">
            <text:p>354880</text:p>
          </table:table-cell>
          <table:table-cell office:value-type="float" office:value="37152" calcext:value-type="float">
            <text:p>37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11577" calcext:value-type="float">
            <text:p>11577</text:p>
          </table:table-cell>
          <table:table-cell office:value-type="float" office:value="270080" calcext:value-type="float">
            <text:p>270080</text:p>
          </table:table-cell>
          <table:table-cell office:value-type="float" office:value="265590" calcext:value-type="float">
            <text:p>265590</text:p>
          </table:table-cell>
          <table:table-cell office:value-type="float" office:value="20352" calcext:value-type="float">
            <text:p>20352</text:p>
          </table:table-cell>
          <table:table-cell office:value-type="float" office:value="19445" calcext:value-type="float">
            <text:p>19445</text:p>
          </table:table-cell>
          <table:table-cell office:value-type="float" office:value="422848" calcext:value-type="float">
            <text:p>4228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47" calcext:value-type="float">
            <text:p>447</text:p>
          </table:table-cell>
          <table:table-cell office:value-type="float" office:value="208" calcext:value-type="float">
            <text:p>208</text:p>
          </table:table-cell>
          <table:table-cell office:value-type="float" office:value="26583" calcext:value-type="float">
            <text:p>26583</text:p>
          </table:table-cell>
          <table:table-cell office:value-type="float" office:value="8538" calcext:value-type="float">
            <text:p>8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23</text:p>
          </table:table-cell>
          <table:table-cell office:value-type="float" office:value="9409492" calcext:value-type="float">
            <text:p>94094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9168" calcext:value-type="float">
            <text:p>3349168</text:p>
          </table:table-cell>
          <table:table-cell office:value-type="float" office:value="478832" calcext:value-type="float">
            <text:p>478832</text:p>
          </table:table-cell>
          <table:table-cell office:value-type="float" office:value="441616" calcext:value-type="float">
            <text:p>441616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13802" calcext:value-type="float">
            <text:p>13802</text:p>
          </table:table-cell>
          <table:table-cell office:value-type="float" office:value="352448" calcext:value-type="float">
            <text:p>352448</text:p>
          </table:table-cell>
          <table:table-cell office:value-type="float" office:value="346665" calcext:value-type="float">
            <text:p>346665</text:p>
          </table:table-cell>
          <table:table-cell office:value-type="float" office:value="26368" calcext:value-type="float">
            <text:p>26368</text:p>
          </table:table-cell>
          <table:table-cell office:value-type="float" office:value="25266" calcext:value-type="float">
            <text:p>25266</text:p>
          </table:table-cell>
          <table:table-cell office:value-type="float" office:value="578368" calcext:value-type="float">
            <text:p>57836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23" calcext:value-type="float">
            <text:p>523</text:p>
          </table:table-cell>
          <table:table-cell office:value-type="float" office:value="208" calcext:value-type="float">
            <text:p>208</text:p>
          </table:table-cell>
          <table:table-cell office:value-type="float" office:value="34159" calcext:value-type="float">
            <text:p>34159</text:p>
          </table:table-cell>
          <table:table-cell office:value-type="float" office:value="7576" calcext:value-type="float">
            <text:p>7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24</text:p>
          </table:table-cell>
          <table:table-cell office:value-type="float" office:value="9316252" calcext:value-type="float">
            <text:p>93162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571816" calcext:value-type="float">
            <text:p>571816</text:p>
          </table:table-cell>
          <table:table-cell office:value-type="float" office:value="534600" calcext:value-type="float">
            <text:p>534600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4678" calcext:value-type="float">
            <text:p>14678</text:p>
          </table:table-cell>
          <table:table-cell office:value-type="float" office:value="443584" calcext:value-type="float">
            <text:p>443584</text:p>
          </table:table-cell>
          <table:table-cell office:value-type="float" office:value="436285" calcext:value-type="float">
            <text:p>436285</text:p>
          </table:table-cell>
          <table:table-cell office:value-type="float" office:value="33088" calcext:value-type="float">
            <text:p>33088</text:p>
          </table:table-cell>
          <table:table-cell office:value-type="float" office:value="31701" calcext:value-type="float">
            <text:p>31701</text:p>
          </table:table-cell>
          <table:table-cell office:value-type="float" office:value="709248" calcext:value-type="float">
            <text:p>7092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07" calcext:value-type="float">
            <text:p>607</text:p>
          </table:table-cell>
          <table:table-cell office:value-type="float" office:value="208" calcext:value-type="float">
            <text:p>208</text:p>
          </table:table-cell>
          <table:table-cell office:value-type="float" office:value="42533" calcext:value-type="float">
            <text:p>42533</text:p>
          </table:table-cell>
          <table:table-cell office:value-type="float" office:value="8374" calcext:value-type="float">
            <text:p>8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25</text:p>
          </table:table-cell>
          <table:table-cell office:value-type="float" office:value="9295796" calcext:value-type="float">
            <text:p>92957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577660" calcext:value-type="float">
            <text:p>577660</text:p>
          </table:table-cell>
          <table:table-cell office:value-type="float" office:value="540444" calcext:value-type="float">
            <text:p>540444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854" calcext:value-type="float">
            <text:p>11854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56" calcext:value-type="float">
            <text:p>441156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26</text:p>
          </table:table-cell>
          <table:table-cell office:value-type="float" office:value="9295796" calcext:value-type="float">
            <text:p>92957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577660" calcext:value-type="float">
            <text:p>577660</text:p>
          </table:table-cell>
          <table:table-cell office:value-type="float" office:value="540444" calcext:value-type="float">
            <text:p>54044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854" calcext:value-type="float">
            <text:p>11854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56" calcext:value-type="float">
            <text:p>441156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27</text:p>
          </table:table-cell>
          <table:table-cell office:value-type="float" office:value="9309692" calcext:value-type="float">
            <text:p>93096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577660" calcext:value-type="float">
            <text:p>577660</text:p>
          </table:table-cell>
          <table:table-cell office:value-type="float" office:value="540444" calcext:value-type="float">
            <text:p>54044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854" calcext:value-type="float">
            <text:p>11854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56" calcext:value-type="float">
            <text:p>441156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28</text:p>
          </table:table-cell>
          <table:table-cell office:value-type="float" office:value="9309820" calcext:value-type="float">
            <text:p>93098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577660" calcext:value-type="float">
            <text:p>577660</text:p>
          </table:table-cell>
          <table:table-cell office:value-type="float" office:value="540444" calcext:value-type="float">
            <text:p>54044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854" calcext:value-type="float">
            <text:p>11854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56" calcext:value-type="float">
            <text:p>441156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29</text:p>
          </table:table-cell>
          <table:table-cell office:value-type="float" office:value="9295684" calcext:value-type="float">
            <text:p>92956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577660" calcext:value-type="float">
            <text:p>577660</text:p>
          </table:table-cell>
          <table:table-cell office:value-type="float" office:value="540444" calcext:value-type="float">
            <text:p>54044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854" calcext:value-type="float">
            <text:p>11854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56" calcext:value-type="float">
            <text:p>441156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30</text:p>
          </table:table-cell>
          <table:table-cell office:value-type="float" office:value="9295684" calcext:value-type="float">
            <text:p>9295684</text:p>
          </table:table-cell>
          <table:table-cell office:value-type="float" office:value="21504" calcext:value-type="float">
            <text:p>215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577660" calcext:value-type="float">
            <text:p>577660</text:p>
          </table:table-cell>
          <table:table-cell office:value-type="float" office:value="540444" calcext:value-type="float">
            <text:p>54044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854" calcext:value-type="float">
            <text:p>11854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56" calcext:value-type="float">
            <text:p>441156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31</text:p>
          </table:table-cell>
          <table:table-cell office:value-type="float" office:value="9309744" calcext:value-type="float">
            <text:p>93097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577660" calcext:value-type="float">
            <text:p>577660</text:p>
          </table:table-cell>
          <table:table-cell office:value-type="float" office:value="540444" calcext:value-type="float">
            <text:p>54044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854" calcext:value-type="float">
            <text:p>11854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56" calcext:value-type="float">
            <text:p>441156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32</text:p>
          </table:table-cell>
          <table:table-cell office:value-type="float" office:value="9309944" calcext:value-type="float">
            <text:p>93099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577660" calcext:value-type="float">
            <text:p>577660</text:p>
          </table:table-cell>
          <table:table-cell office:value-type="float" office:value="540444" calcext:value-type="float">
            <text:p>54044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854" calcext:value-type="float">
            <text:p>11854</text:p>
          </table:table-cell>
          <table:table-cell office:value-type="float" office:value="448576" calcext:value-type="float">
            <text:p>448576</text:p>
          </table:table-cell>
          <table:table-cell office:value-type="float" office:value="441156" calcext:value-type="float">
            <text:p>441156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33</text:p>
          </table:table-cell>
          <table:table-cell office:value-type="float" office:value="9359676" calcext:value-type="float">
            <text:p>93596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98460" calcext:value-type="float">
            <text:p>498460</text:p>
          </table:table-cell>
          <table:table-cell office:value-type="float" office:value="461244" calcext:value-type="float">
            <text:p>461244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472" calcext:value-type="float">
            <text:p>10472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37" calcext:value-type="float">
            <text:p>355537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20 08:30:34</text:p>
          </table:table-cell>
          <table:table-cell office:value-type="float" office:value="9378276" calcext:value-type="float">
            <text:p>93782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98460" calcext:value-type="float">
            <text:p>498460</text:p>
          </table:table-cell>
          <table:table-cell office:value-type="float" office:value="461244" calcext:value-type="float">
            <text:p>46124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472" calcext:value-type="float">
            <text:p>10472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37" calcext:value-type="float">
            <text:p>355537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35</text:p>
          </table:table-cell>
          <table:table-cell office:value-type="float" office:value="9378276" calcext:value-type="float">
            <text:p>93782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98460" calcext:value-type="float">
            <text:p>498460</text:p>
          </table:table-cell>
          <table:table-cell office:value-type="float" office:value="461244" calcext:value-type="float">
            <text:p>46124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472" calcext:value-type="float">
            <text:p>10472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37" calcext:value-type="float">
            <text:p>355537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36</text:p>
          </table:table-cell>
          <table:table-cell office:value-type="float" office:value="9378276" calcext:value-type="float">
            <text:p>93782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98460" calcext:value-type="float">
            <text:p>498460</text:p>
          </table:table-cell>
          <table:table-cell office:value-type="float" office:value="461244" calcext:value-type="float">
            <text:p>46124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472" calcext:value-type="float">
            <text:p>10472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37" calcext:value-type="float">
            <text:p>355537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37</text:p>
          </table:table-cell>
          <table:table-cell office:value-type="float" office:value="9378424" calcext:value-type="float">
            <text:p>93784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98460" calcext:value-type="float">
            <text:p>498460</text:p>
          </table:table-cell>
          <table:table-cell office:value-type="float" office:value="461244" calcext:value-type="float">
            <text:p>46124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472" calcext:value-type="float">
            <text:p>10472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37" calcext:value-type="float">
            <text:p>355537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38</text:p>
          </table:table-cell>
          <table:table-cell office:value-type="float" office:value="9378404" calcext:value-type="float">
            <text:p>93784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98460" calcext:value-type="float">
            <text:p>498460</text:p>
          </table:table-cell>
          <table:table-cell office:value-type="float" office:value="461244" calcext:value-type="float">
            <text:p>46124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472" calcext:value-type="float">
            <text:p>10472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37" calcext:value-type="float">
            <text:p>355537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39</text:p>
          </table:table-cell>
          <table:table-cell office:value-type="float" office:value="9392604" calcext:value-type="float">
            <text:p>93926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98460" calcext:value-type="float">
            <text:p>498460</text:p>
          </table:table-cell>
          <table:table-cell office:value-type="float" office:value="461244" calcext:value-type="float">
            <text:p>46124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472" calcext:value-type="float">
            <text:p>10472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37" calcext:value-type="float">
            <text:p>355537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40</text:p>
          </table:table-cell>
          <table:table-cell office:value-type="float" office:value="9392604" calcext:value-type="float">
            <text:p>93926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98460" calcext:value-type="float">
            <text:p>498460</text:p>
          </table:table-cell>
          <table:table-cell office:value-type="float" office:value="461244" calcext:value-type="float">
            <text:p>46124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472" calcext:value-type="float">
            <text:p>10472</text:p>
          </table:table-cell>
          <table:table-cell office:value-type="float" office:value="369088" calcext:value-type="float">
            <text:p>369088</text:p>
          </table:table-cell>
          <table:table-cell office:value-type="float" office:value="355537" calcext:value-type="float">
            <text:p>355537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41</text:p>
          </table:table-cell>
          <table:table-cell office:value-type="float" office:value="9451444" calcext:value-type="float">
            <text:p>94514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11420" calcext:value-type="float">
            <text:p>411420</text:p>
          </table:table-cell>
          <table:table-cell office:value-type="float" office:value="374204" calcext:value-type="float">
            <text:p>374204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089" calcext:value-type="float">
            <text:p>908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18" calcext:value-type="float">
            <text:p>269918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6" calcext:value-type="float">
            <text:p>19756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20 08:30:42</text:p>
          </table:table-cell>
          <table:table-cell office:value-type="float" office:value="9451444" calcext:value-type="float">
            <text:p>94514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11420" calcext:value-type="float">
            <text:p>411420</text:p>
          </table:table-cell>
          <table:table-cell office:value-type="float" office:value="374204" calcext:value-type="float">
            <text:p>37420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089" calcext:value-type="float">
            <text:p>908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18" calcext:value-type="float">
            <text:p>269918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6" calcext:value-type="float">
            <text:p>19756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43</text:p>
          </table:table-cell>
          <table:table-cell office:value-type="float" office:value="9479468" calcext:value-type="float">
            <text:p>94794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11420" calcext:value-type="float">
            <text:p>411420</text:p>
          </table:table-cell>
          <table:table-cell office:value-type="float" office:value="374204" calcext:value-type="float">
            <text:p>37420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089" calcext:value-type="float">
            <text:p>908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18" calcext:value-type="float">
            <text:p>269918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6" calcext:value-type="float">
            <text:p>19756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44</text:p>
          </table:table-cell>
          <table:table-cell office:value-type="float" office:value="9479716" calcext:value-type="float">
            <text:p>947971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11420" calcext:value-type="float">
            <text:p>411420</text:p>
          </table:table-cell>
          <table:table-cell office:value-type="float" office:value="374204" calcext:value-type="float">
            <text:p>37420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089" calcext:value-type="float">
            <text:p>908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18" calcext:value-type="float">
            <text:p>269918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6" calcext:value-type="float">
            <text:p>19756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45</text:p>
          </table:table-cell>
          <table:table-cell office:value-type="float" office:value="9465828" calcext:value-type="float">
            <text:p>946582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11420" calcext:value-type="float">
            <text:p>411420</text:p>
          </table:table-cell>
          <table:table-cell office:value-type="float" office:value="374204" calcext:value-type="float">
            <text:p>37420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089" calcext:value-type="float">
            <text:p>908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19" calcext:value-type="float">
            <text:p>269919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6" calcext:value-type="float">
            <text:p>19756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46</text:p>
          </table:table-cell>
          <table:table-cell office:value-type="float" office:value="9465828" calcext:value-type="float">
            <text:p>946582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11420" calcext:value-type="float">
            <text:p>411420</text:p>
          </table:table-cell>
          <table:table-cell office:value-type="float" office:value="374204" calcext:value-type="float">
            <text:p>37420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089" calcext:value-type="float">
            <text:p>908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19" calcext:value-type="float">
            <text:p>269919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6" calcext:value-type="float">
            <text:p>19756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47</text:p>
          </table:table-cell>
          <table:table-cell office:value-type="float" office:value="9479672" calcext:value-type="float">
            <text:p>94796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11420" calcext:value-type="float">
            <text:p>411420</text:p>
          </table:table-cell>
          <table:table-cell office:value-type="float" office:value="374204" calcext:value-type="float">
            <text:p>37420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089" calcext:value-type="float">
            <text:p>908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19" calcext:value-type="float">
            <text:p>269919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6" calcext:value-type="float">
            <text:p>19756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48</text:p>
          </table:table-cell>
          <table:table-cell office:value-type="float" office:value="9479840" calcext:value-type="float">
            <text:p>94798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11420" calcext:value-type="float">
            <text:p>411420</text:p>
          </table:table-cell>
          <table:table-cell office:value-type="float" office:value="374204" calcext:value-type="float">
            <text:p>374204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089" calcext:value-type="float">
            <text:p>9089</text:p>
          </table:table-cell>
          <table:table-cell office:value-type="float" office:value="282048" calcext:value-type="float">
            <text:p>282048</text:p>
          </table:table-cell>
          <table:table-cell office:value-type="float" office:value="269919" calcext:value-type="float">
            <text:p>269919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6" calcext:value-type="float">
            <text:p>19756</text:p>
          </table:table-cell>
          <table:table-cell office:value-type="float" office:value="747648" calcext:value-type="float">
            <text:p>74764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49</text:p>
          </table:table-cell>
          <table:table-cell office:value-type="float" office:value="9538492" calcext:value-type="float">
            <text:p>95384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324384" calcext:value-type="float">
            <text:p>324384</text:p>
          </table:table-cell>
          <table:table-cell office:value-type="float" office:value="287168" calcext:value-type="float">
            <text:p>287168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667" calcext:value-type="float">
            <text:p>766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300" calcext:value-type="float">
            <text:p>184300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9" calcext:value-type="float">
            <text:p>13609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20 08:30:50</text:p>
          </table:table-cell>
          <table:table-cell office:value-type="float" office:value="9538368" calcext:value-type="float">
            <text:p>95383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324384" calcext:value-type="float">
            <text:p>324384</text:p>
          </table:table-cell>
          <table:table-cell office:value-type="float" office:value="287168" calcext:value-type="float">
            <text:p>287168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667" calcext:value-type="float">
            <text:p>766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300" calcext:value-type="float">
            <text:p>184300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9" calcext:value-type="float">
            <text:p>13609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51</text:p>
          </table:table-cell>
          <table:table-cell office:value-type="float" office:value="9566764" calcext:value-type="float">
            <text:p>956676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324384" calcext:value-type="float">
            <text:p>324384</text:p>
          </table:table-cell>
          <table:table-cell office:value-type="float" office:value="287168" calcext:value-type="float">
            <text:p>287168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667" calcext:value-type="float">
            <text:p>766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300" calcext:value-type="float">
            <text:p>184300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9" calcext:value-type="float">
            <text:p>13609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52</text:p>
          </table:table-cell>
          <table:table-cell office:value-type="float" office:value="9566640" calcext:value-type="float">
            <text:p>95666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324384" calcext:value-type="float">
            <text:p>324384</text:p>
          </table:table-cell>
          <table:table-cell office:value-type="float" office:value="287168" calcext:value-type="float">
            <text:p>287168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667" calcext:value-type="float">
            <text:p>766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300" calcext:value-type="float">
            <text:p>184300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9" calcext:value-type="float">
            <text:p>13609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53</text:p>
          </table:table-cell>
          <table:table-cell office:value-type="float" office:value="9552752" calcext:value-type="float">
            <text:p>95527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324384" calcext:value-type="float">
            <text:p>324384</text:p>
          </table:table-cell>
          <table:table-cell office:value-type="float" office:value="287168" calcext:value-type="float">
            <text:p>287168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667" calcext:value-type="float">
            <text:p>766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300" calcext:value-type="float">
            <text:p>184300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9" calcext:value-type="float">
            <text:p>13609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54</text:p>
          </table:table-cell>
          <table:table-cell office:value-type="float" office:value="9552628" calcext:value-type="float">
            <text:p>955262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324384" calcext:value-type="float">
            <text:p>324384</text:p>
          </table:table-cell>
          <table:table-cell office:value-type="float" office:value="287168" calcext:value-type="float">
            <text:p>287168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667" calcext:value-type="float">
            <text:p>766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300" calcext:value-type="float">
            <text:p>184300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9" calcext:value-type="float">
            <text:p>13609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55</text:p>
          </table:table-cell>
          <table:table-cell office:value-type="float" office:value="9566740" calcext:value-type="float">
            <text:p>95667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324384" calcext:value-type="float">
            <text:p>324384</text:p>
          </table:table-cell>
          <table:table-cell office:value-type="float" office:value="287168" calcext:value-type="float">
            <text:p>287168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667" calcext:value-type="float">
            <text:p>766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300" calcext:value-type="float">
            <text:p>184300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9" calcext:value-type="float">
            <text:p>13609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56</text:p>
          </table:table-cell>
          <table:table-cell office:value-type="float" office:value="9566764" calcext:value-type="float">
            <text:p>956676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324384" calcext:value-type="float">
            <text:p>324384</text:p>
          </table:table-cell>
          <table:table-cell office:value-type="float" office:value="287168" calcext:value-type="float">
            <text:p>287168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667" calcext:value-type="float">
            <text:p>7667</text:p>
          </table:table-cell>
          <table:table-cell office:value-type="float" office:value="195008" calcext:value-type="float">
            <text:p>195008</text:p>
          </table:table-cell>
          <table:table-cell office:value-type="float" office:value="184300" calcext:value-type="float">
            <text:p>184300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9" calcext:value-type="float">
            <text:p>13609</text:p>
          </table:table-cell>
          <table:table-cell office:value-type="float" office:value="737920" calcext:value-type="float">
            <text:p>737920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57</text:p>
          </table:table-cell>
          <table:table-cell office:value-type="float" office:value="9626096" calcext:value-type="float">
            <text:p>96260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</table:table-row>
        <table:table-row table:style-name="ro1">
          <table:table-cell table:style-name="ce1" office:value-type="string" calcext:value-type="string">
            <text:p>2019-11-20 08:30:58</text:p>
          </table:table-cell>
          <table:table-cell office:value-type="float" office:value="9626168" calcext:value-type="float">
            <text:p>96261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0:59</text:p>
          </table:table-cell>
          <table:table-cell office:value-type="float" office:value="9655184" calcext:value-type="float">
            <text:p>96551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00</text:p>
          </table:table-cell>
          <table:table-cell office:value-type="float" office:value="9655132" calcext:value-type="float">
            <text:p>965513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01</text:p>
          </table:table-cell>
          <table:table-cell office:value-type="float" office:value="9640800" calcext:value-type="float">
            <text:p>96408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02</text:p>
          </table:table-cell>
          <table:table-cell office:value-type="float" office:value="9640800" calcext:value-type="float">
            <text:p>96408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03</text:p>
          </table:table-cell>
          <table:table-cell office:value-type="float" office:value="9654652" calcext:value-type="float">
            <text:p>96546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04</text:p>
          </table:table-cell>
          <table:table-cell office:value-type="float" office:value="9654820" calcext:value-type="float">
            <text:p>96548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05</text:p>
          </table:table-cell>
          <table:table-cell office:value-type="float" office:value="9655192" calcext:value-type="float">
            <text:p>96551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06</text:p>
          </table:table-cell>
          <table:table-cell office:value-type="float" office:value="9655192" calcext:value-type="float">
            <text:p>96551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07</text:p>
          </table:table-cell>
          <table:table-cell office:value-type="float" office:value="9655192" calcext:value-type="float">
            <text:p>96551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08</text:p>
          </table:table-cell>
          <table:table-cell office:value-type="float" office:value="9655192" calcext:value-type="float">
            <text:p>96551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09</text:p>
          </table:table-cell>
          <table:table-cell office:value-type="float" office:value="9655192" calcext:value-type="float">
            <text:p>96551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10</text:p>
          </table:table-cell>
          <table:table-cell office:value-type="float" office:value="9655192" calcext:value-type="float">
            <text:p>96551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11</text:p>
          </table:table-cell>
          <table:table-cell office:value-type="float" office:value="9655192" calcext:value-type="float">
            <text:p>96551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12</text:p>
          </table:table-cell>
          <table:table-cell office:value-type="float" office:value="9654496" calcext:value-type="float">
            <text:p>96544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13</text:p>
          </table:table-cell>
          <table:table-cell office:value-type="float" office:value="9654552" calcext:value-type="float">
            <text:p>96545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14</text:p>
          </table:table-cell>
          <table:table-cell office:value-type="float" office:value="9654652" calcext:value-type="float">
            <text:p>96546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15</text:p>
          </table:table-cell>
          <table:table-cell office:value-type="float" office:value="9654652" calcext:value-type="float">
            <text:p>96546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16</text:p>
          </table:table-cell>
          <table:table-cell office:value-type="float" office:value="9654652" calcext:value-type="float">
            <text:p>96546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17</text:p>
          </table:table-cell>
          <table:table-cell office:value-type="float" office:value="9654652" calcext:value-type="float">
            <text:p>96546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18</text:p>
          </table:table-cell>
          <table:table-cell office:value-type="float" office:value="9654652" calcext:value-type="float">
            <text:p>96546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19</text:p>
          </table:table-cell>
          <table:table-cell office:value-type="float" office:value="9655436" calcext:value-type="float">
            <text:p>96554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20</text:p>
          </table:table-cell>
          <table:table-cell office:value-type="float" office:value="9655436" calcext:value-type="float">
            <text:p>96554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21</text:p>
          </table:table-cell>
          <table:table-cell office:value-type="float" office:value="9655524" calcext:value-type="float">
            <text:p>96555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22</text:p>
          </table:table-cell>
          <table:table-cell office:value-type="float" office:value="9655668" calcext:value-type="float">
            <text:p>96556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23</text:p>
          </table:table-cell>
          <table:table-cell office:value-type="float" office:value="9655548" calcext:value-type="float">
            <text:p>965554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24</text:p>
          </table:table-cell>
          <table:table-cell office:value-type="float" office:value="9655672" calcext:value-type="float">
            <text:p>96556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25</text:p>
          </table:table-cell>
          <table:table-cell office:value-type="float" office:value="9655672" calcext:value-type="float">
            <text:p>96556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26</text:p>
          </table:table-cell>
          <table:table-cell office:value-type="float" office:value="9655672" calcext:value-type="float">
            <text:p>96556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27</text:p>
          </table:table-cell>
          <table:table-cell office:value-type="float" office:value="9655672" calcext:value-type="float">
            <text:p>96556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28</text:p>
          </table:table-cell>
          <table:table-cell office:value-type="float" office:value="9655672" calcext:value-type="float">
            <text:p>96556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29</text:p>
          </table:table-cell>
          <table:table-cell office:value-type="float" office:value="9655560" calcext:value-type="float">
            <text:p>96555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30</text:p>
          </table:table-cell>
          <table:table-cell office:value-type="float" office:value="9655436" calcext:value-type="float">
            <text:p>96554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31</text:p>
          </table:table-cell>
          <table:table-cell office:value-type="float" office:value="9655436" calcext:value-type="float">
            <text:p>96554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32</text:p>
          </table:table-cell>
          <table:table-cell office:value-type="float" office:value="9655312" calcext:value-type="float">
            <text:p>96553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33</text:p>
          </table:table-cell>
          <table:table-cell office:value-type="float" office:value="9655312" calcext:value-type="float">
            <text:p>96553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34</text:p>
          </table:table-cell>
          <table:table-cell office:value-type="float" office:value="9655444" calcext:value-type="float">
            <text:p>96554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35</text:p>
          </table:table-cell>
          <table:table-cell office:value-type="float" office:value="9655320" calcext:value-type="float">
            <text:p>96553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36</text:p>
          </table:table-cell>
          <table:table-cell office:value-type="float" office:value="9655320" calcext:value-type="float">
            <text:p>96553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37</text:p>
          </table:table-cell>
          <table:table-cell office:value-type="float" office:value="9655320" calcext:value-type="float">
            <text:p>96553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38</text:p>
          </table:table-cell>
          <table:table-cell office:value-type="float" office:value="9655320" calcext:value-type="float">
            <text:p>96553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39</text:p>
          </table:table-cell>
          <table:table-cell office:value-type="float" office:value="9655320" calcext:value-type="float">
            <text:p>96553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40</text:p>
          </table:table-cell>
          <table:table-cell office:value-type="float" office:value="9655320" calcext:value-type="float">
            <text:p>96553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41</text:p>
          </table:table-cell>
          <table:table-cell office:value-type="float" office:value="9655196" calcext:value-type="float">
            <text:p>96551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42</text:p>
          </table:table-cell>
          <table:table-cell office:value-type="float" office:value="9655196" calcext:value-type="float">
            <text:p>96551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43</text:p>
          </table:table-cell>
          <table:table-cell office:value-type="float" office:value="9655196" calcext:value-type="float">
            <text:p>96551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44</text:p>
          </table:table-cell>
          <table:table-cell office:value-type="float" office:value="9655196" calcext:value-type="float">
            <text:p>96551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45</text:p>
          </table:table-cell>
          <table:table-cell office:value-type="float" office:value="9655196" calcext:value-type="float">
            <text:p>96551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46</text:p>
          </table:table-cell>
          <table:table-cell office:value-type="float" office:value="9655320" calcext:value-type="float">
            <text:p>96553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47</text:p>
          </table:table-cell>
          <table:table-cell office:value-type="float" office:value="9655320" calcext:value-type="float">
            <text:p>96553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48</text:p>
          </table:table-cell>
          <table:table-cell office:value-type="float" office:value="9655208" calcext:value-type="float">
            <text:p>96552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49</text:p>
          </table:table-cell>
          <table:table-cell office:value-type="float" office:value="9655208" calcext:value-type="float">
            <text:p>96552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50</text:p>
          </table:table-cell>
          <table:table-cell office:value-type="float" office:value="9655208" calcext:value-type="float">
            <text:p>96552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51</text:p>
          </table:table-cell>
          <table:table-cell office:value-type="float" office:value="9655208" calcext:value-type="float">
            <text:p>96552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52</text:p>
          </table:table-cell>
          <table:table-cell office:value-type="float" office:value="9655208" calcext:value-type="float">
            <text:p>96552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53</text:p>
          </table:table-cell>
          <table:table-cell office:value-type="float" office:value="9655212" calcext:value-type="float">
            <text:p>96552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54</text:p>
          </table:table-cell>
          <table:table-cell office:value-type="float" office:value="9655212" calcext:value-type="float">
            <text:p>96552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55</text:p>
          </table:table-cell>
          <table:table-cell office:value-type="float" office:value="9655212" calcext:value-type="float">
            <text:p>96552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56</text:p>
          </table:table-cell>
          <table:table-cell office:value-type="float" office:value="9655212" calcext:value-type="float">
            <text:p>96552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57</text:p>
          </table:table-cell>
          <table:table-cell office:value-type="float" office:value="9655336" calcext:value-type="float">
            <text:p>96553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58</text:p>
          </table:table-cell>
          <table:table-cell office:value-type="float" office:value="9655212" calcext:value-type="float">
            <text:p>96552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1:59</text:p>
          </table:table-cell>
          <table:table-cell office:value-type="float" office:value="9655212" calcext:value-type="float">
            <text:p>96552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00</text:p>
          </table:table-cell>
          <table:table-cell office:value-type="float" office:value="9655092" calcext:value-type="float">
            <text:p>96550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36276" calcext:value-type="float">
            <text:p>236276</text:p>
          </table:table-cell>
          <table:table-cell office:value-type="float" office:value="199060" calcext:value-type="float">
            <text:p>19906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064" calcext:value-type="float">
            <text:p>6064</text:p>
          </table:table-cell>
          <table:table-cell office:value-type="float" office:value="107968" calcext:value-type="float">
            <text:p>107968</text:p>
          </table:table-cell>
          <table:table-cell office:value-type="float" office:value="98676" calcext:value-type="float">
            <text:p>98676</text:p>
          </table:table-cell>
          <table:table-cell office:value-type="float" office:value="11648" calcext:value-type="float">
            <text:p>11648</text:p>
          </table:table-cell>
          <table:table-cell office:value-type="float" office:value="7459" calcext:value-type="float">
            <text:p>745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01</text:p>
          </table:table-cell>
          <table:table-cell office:value-type="float" office:value="9593720" calcext:value-type="float">
            <text:p>95937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282612" calcext:value-type="float">
            <text:p>282612</text:p>
          </table:table-cell>
          <table:table-cell office:value-type="float" office:value="245396" calcext:value-type="float">
            <text:p>245396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8723" calcext:value-type="float">
            <text:p>8723</text:p>
          </table:table-cell>
          <table:table-cell office:value-type="float" office:value="154304" calcext:value-type="float">
            <text:p>154304</text:p>
          </table:table-cell>
          <table:table-cell office:value-type="float" office:value="151718" calcext:value-type="float">
            <text:p>151718</text:p>
          </table:table-cell>
          <table:table-cell office:value-type="float" office:value="11840" calcext:value-type="float">
            <text:p>11840</text:p>
          </table:table-cell>
          <table:table-cell office:value-type="float" office:value="11269" calcext:value-type="float">
            <text:p>11269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37" calcext:value-type="float">
            <text:p>337</text:p>
          </table:table-cell>
          <table:table-cell office:value-type="float" office:value="204" calcext:value-type="float">
            <text:p>204</text:p>
          </table:table-cell>
          <table:table-cell office:value-type="float" office:value="15939" calcext:value-type="float">
            <text:p>15939</text:p>
          </table:table-cell>
          <table:table-cell office:value-type="float" office:value="4956" calcext:value-type="float">
            <text:p>4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02</text:p>
          </table:table-cell>
          <table:table-cell office:value-type="float" office:value="9498612" calcext:value-type="float">
            <text:p>94986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377844" calcext:value-type="float">
            <text:p>377844</text:p>
          </table:table-cell>
          <table:table-cell office:value-type="float" office:value="340628" calcext:value-type="float">
            <text:p>340628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16243" calcext:value-type="float">
            <text:p>16243</text:p>
          </table:table-cell>
          <table:table-cell office:value-type="float" office:value="249472" calcext:value-type="float">
            <text:p>249472</text:p>
          </table:table-cell>
          <table:table-cell office:value-type="float" office:value="245360" calcext:value-type="float">
            <text:p>245360</text:p>
          </table:table-cell>
          <table:table-cell office:value-type="float" office:value="18816" calcext:value-type="float">
            <text:p>18816</text:p>
          </table:table-cell>
          <table:table-cell office:value-type="float" office:value="17991" calcext:value-type="float">
            <text:p>17991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25" calcext:value-type="float">
            <text:p>425</text:p>
          </table:table-cell>
          <table:table-cell office:value-type="float" office:value="204" calcext:value-type="float">
            <text:p>204</text:p>
          </table:table-cell>
          <table:table-cell office:value-type="float" office:value="24689" calcext:value-type="float">
            <text:p>24689</text:p>
          </table:table-cell>
          <table:table-cell office:value-type="float" office:value="8750" calcext:value-type="float">
            <text:p>8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03</text:p>
          </table:table-cell>
          <table:table-cell office:value-type="float" office:value="9419252" calcext:value-type="float">
            <text:p>94192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471820" calcext:value-type="float">
            <text:p>471820</text:p>
          </table:table-cell>
          <table:table-cell office:value-type="float" office:value="434604" calcext:value-type="float">
            <text:p>434604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16098" calcext:value-type="float">
            <text:p>16098</text:p>
          </table:table-cell>
          <table:table-cell office:value-type="float" office:value="343168" calcext:value-type="float">
            <text:p>343168</text:p>
          </table:table-cell>
          <table:table-cell office:value-type="float" office:value="337492" calcext:value-type="float">
            <text:p>337492</text:p>
          </table:table-cell>
          <table:table-cell office:value-type="float" office:value="25728" calcext:value-type="float">
            <text:p>25728</text:p>
          </table:table-cell>
          <table:table-cell office:value-type="float" office:value="24606" calcext:value-type="float">
            <text:p>24606</text:p>
          </table:table-cell>
          <table:table-cell office:value-type="float" office:value="359936" calcext:value-type="float">
            <text:p>3599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11" calcext:value-type="float">
            <text:p>511</text:p>
          </table:table-cell>
          <table:table-cell office:value-type="float" office:value="204" calcext:value-type="float">
            <text:p>204</text:p>
          </table:table-cell>
          <table:table-cell office:value-type="float" office:value="33298" calcext:value-type="float">
            <text:p>33298</text:p>
          </table:table-cell>
          <table:table-cell office:value-type="float" office:value="8609" calcext:value-type="float">
            <text:p>8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04</text:p>
          </table:table-cell>
          <table:table-cell office:value-type="float" office:value="9329724" calcext:value-type="float">
            <text:p>93297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9280" calcext:value-type="float">
            <text:p>3439280</text:p>
          </table:table-cell>
          <table:table-cell office:value-type="float" office:value="561612" calcext:value-type="float">
            <text:p>561612</text:p>
          </table:table-cell>
          <table:table-cell office:value-type="float" office:value="524396" calcext:value-type="float">
            <text:p>524396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12218" calcext:value-type="float">
            <text:p>12218</text:p>
          </table:table-cell>
          <table:table-cell office:value-type="float" office:value="432256" calcext:value-type="float">
            <text:p>432256</text:p>
          </table:table-cell>
          <table:table-cell office:value-type="float" office:value="425132" calcext:value-type="float">
            <text:p>425132</text:p>
          </table:table-cell>
          <table:table-cell office:value-type="float" office:value="32256" calcext:value-type="float">
            <text:p>32256</text:p>
          </table:table-cell>
          <table:table-cell office:value-type="float" office:value="30899" calcext:value-type="float">
            <text:p>30899</text:p>
          </table:table-cell>
          <table:table-cell office:value-type="float" office:value="698176" calcext:value-type="float">
            <text:p>69817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93" calcext:value-type="float">
            <text:p>593</text:p>
          </table:table-cell>
          <table:table-cell office:value-type="float" office:value="204" calcext:value-type="float">
            <text:p>204</text:p>
          </table:table-cell>
          <table:table-cell office:value-type="float" office:value="41486" calcext:value-type="float">
            <text:p>41486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05</text:p>
          </table:table-cell>
          <table:table-cell office:value-type="float" office:value="9230796" calcext:value-type="float">
            <text:p>92307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3008" calcext:value-type="float">
            <text:p>3513008</text:p>
          </table:table-cell>
          <table:table-cell office:value-type="float" office:value="660236" calcext:value-type="float">
            <text:p>660236</text:p>
          </table:table-cell>
          <table:table-cell office:value-type="float" office:value="623020" calcext:value-type="float">
            <text:p>623020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20732" calcext:value-type="float">
            <text:p>20732</text:p>
          </table:table-cell>
          <table:table-cell office:value-type="float" office:value="526784" calcext:value-type="float">
            <text:p>526784</text:p>
          </table:table-cell>
          <table:table-cell office:value-type="float" office:value="518094" calcext:value-type="float">
            <text:p>518094</text:p>
          </table:table-cell>
          <table:table-cell office:value-type="float" office:value="39232" calcext:value-type="float">
            <text:p>39232</text:p>
          </table:table-cell>
          <table:table-cell office:value-type="float" office:value="37573" calcext:value-type="float">
            <text:p>37573</text:p>
          </table:table-cell>
          <table:table-cell office:value-type="float" office:value="835328" calcext:value-type="float">
            <text:p>835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79" calcext:value-type="float">
            <text:p>679</text:p>
          </table:table-cell>
          <table:table-cell office:value-type="float" office:value="204" calcext:value-type="float">
            <text:p>204</text:p>
          </table:table-cell>
          <table:table-cell office:value-type="float" office:value="50173" calcext:value-type="float">
            <text:p>50173</text:p>
          </table:table-cell>
          <table:table-cell office:value-type="float" office:value="8687" calcext:value-type="float">
            <text:p>8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06</text:p>
          </table:table-cell>
          <table:table-cell office:value-type="float" office:value="9207592" calcext:value-type="float">
            <text:p>92075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669112" calcext:value-type="float">
            <text:p>669112</text:p>
          </table:table-cell>
          <table:table-cell office:value-type="float" office:value="631896" calcext:value-type="float">
            <text:p>631896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1" calcext:value-type="float">
            <text:p>12781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73" calcext:value-type="float">
            <text:p>52677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6" calcext:value-type="float">
            <text:p>3819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07</text:p>
          </table:table-cell>
          <table:table-cell office:value-type="float" office:value="9207592" calcext:value-type="float">
            <text:p>92075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669112" calcext:value-type="float">
            <text:p>669112</text:p>
          </table:table-cell>
          <table:table-cell office:value-type="float" office:value="631896" calcext:value-type="float">
            <text:p>63189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1" calcext:value-type="float">
            <text:p>12781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73" calcext:value-type="float">
            <text:p>52677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6" calcext:value-type="float">
            <text:p>3819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08</text:p>
          </table:table-cell>
          <table:table-cell office:value-type="float" office:value="9221976" calcext:value-type="float">
            <text:p>92219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669112" calcext:value-type="float">
            <text:p>669112</text:p>
          </table:table-cell>
          <table:table-cell office:value-type="float" office:value="631896" calcext:value-type="float">
            <text:p>63189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1" calcext:value-type="float">
            <text:p>12781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73" calcext:value-type="float">
            <text:p>52677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6" calcext:value-type="float">
            <text:p>3819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09</text:p>
          </table:table-cell>
          <table:table-cell office:value-type="float" office:value="9222100" calcext:value-type="float">
            <text:p>92221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669112" calcext:value-type="float">
            <text:p>669112</text:p>
          </table:table-cell>
          <table:table-cell office:value-type="float" office:value="631896" calcext:value-type="float">
            <text:p>63189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1" calcext:value-type="float">
            <text:p>12781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73" calcext:value-type="float">
            <text:p>52677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6" calcext:value-type="float">
            <text:p>3819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10</text:p>
          </table:table-cell>
          <table:table-cell office:value-type="float" office:value="9208088" calcext:value-type="float">
            <text:p>92080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669112" calcext:value-type="float">
            <text:p>669112</text:p>
          </table:table-cell>
          <table:table-cell office:value-type="float" office:value="631896" calcext:value-type="float">
            <text:p>63189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1" calcext:value-type="float">
            <text:p>12781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73" calcext:value-type="float">
            <text:p>52677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6" calcext:value-type="float">
            <text:p>3819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11</text:p>
          </table:table-cell>
          <table:table-cell office:value-type="float" office:value="9208088" calcext:value-type="float">
            <text:p>92080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669112" calcext:value-type="float">
            <text:p>669112</text:p>
          </table:table-cell>
          <table:table-cell office:value-type="float" office:value="631896" calcext:value-type="float">
            <text:p>63189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1" calcext:value-type="float">
            <text:p>12781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73" calcext:value-type="float">
            <text:p>52677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6" calcext:value-type="float">
            <text:p>3819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12</text:p>
          </table:table-cell>
          <table:table-cell office:value-type="float" office:value="9222100" calcext:value-type="float">
            <text:p>92221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669112" calcext:value-type="float">
            <text:p>669112</text:p>
          </table:table-cell>
          <table:table-cell office:value-type="float" office:value="631896" calcext:value-type="float">
            <text:p>63189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1" calcext:value-type="float">
            <text:p>12781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73" calcext:value-type="float">
            <text:p>52677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6" calcext:value-type="float">
            <text:p>3819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13</text:p>
          </table:table-cell>
          <table:table-cell office:value-type="float" office:value="9221976" calcext:value-type="float">
            <text:p>92219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669112" calcext:value-type="float">
            <text:p>669112</text:p>
          </table:table-cell>
          <table:table-cell office:value-type="float" office:value="631896" calcext:value-type="float">
            <text:p>63189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1" calcext:value-type="float">
            <text:p>12781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73" calcext:value-type="float">
            <text:p>52677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6" calcext:value-type="float">
            <text:p>3819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14</text:p>
          </table:table-cell>
          <table:table-cell office:value-type="float" office:value="9272944" calcext:value-type="float">
            <text:p>92729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89952" calcext:value-type="float">
            <text:p>589952</text:p>
          </table:table-cell>
          <table:table-cell office:value-type="float" office:value="552736" calcext:value-type="float">
            <text:p>552736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9" calcext:value-type="float">
            <text:p>1137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54" calcext:value-type="float">
            <text:p>44115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20 08:32:15</text:p>
          </table:table-cell>
          <table:table-cell office:value-type="float" office:value="9273068" calcext:value-type="float">
            <text:p>92730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89952" calcext:value-type="float">
            <text:p>589952</text:p>
          </table:table-cell>
          <table:table-cell office:value-type="float" office:value="552736" calcext:value-type="float">
            <text:p>55273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9" calcext:value-type="float">
            <text:p>1137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54" calcext:value-type="float">
            <text:p>44115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16</text:p>
          </table:table-cell>
          <table:table-cell office:value-type="float" office:value="9301164" calcext:value-type="float">
            <text:p>930116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89952" calcext:value-type="float">
            <text:p>589952</text:p>
          </table:table-cell>
          <table:table-cell office:value-type="float" office:value="552736" calcext:value-type="float">
            <text:p>55273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9" calcext:value-type="float">
            <text:p>1137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54" calcext:value-type="float">
            <text:p>44115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17</text:p>
          </table:table-cell>
          <table:table-cell office:value-type="float" office:value="9301100" calcext:value-type="float">
            <text:p>93011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89952" calcext:value-type="float">
            <text:p>589952</text:p>
          </table:table-cell>
          <table:table-cell office:value-type="float" office:value="552736" calcext:value-type="float">
            <text:p>55273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9" calcext:value-type="float">
            <text:p>1137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54" calcext:value-type="float">
            <text:p>44115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18</text:p>
          </table:table-cell>
          <table:table-cell office:value-type="float" office:value="9287584" calcext:value-type="float">
            <text:p>92875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89952" calcext:value-type="float">
            <text:p>589952</text:p>
          </table:table-cell>
          <table:table-cell office:value-type="float" office:value="552736" calcext:value-type="float">
            <text:p>55273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9" calcext:value-type="float">
            <text:p>1137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54" calcext:value-type="float">
            <text:p>44115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19</text:p>
          </table:table-cell>
          <table:table-cell office:value-type="float" office:value="9287460" calcext:value-type="float">
            <text:p>92874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89952" calcext:value-type="float">
            <text:p>589952</text:p>
          </table:table-cell>
          <table:table-cell office:value-type="float" office:value="552736" calcext:value-type="float">
            <text:p>55273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9" calcext:value-type="float">
            <text:p>1137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54" calcext:value-type="float">
            <text:p>44115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20</text:p>
          </table:table-cell>
          <table:table-cell office:value-type="float" office:value="9300856" calcext:value-type="float">
            <text:p>930085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89952" calcext:value-type="float">
            <text:p>589952</text:p>
          </table:table-cell>
          <table:table-cell office:value-type="float" office:value="552736" calcext:value-type="float">
            <text:p>55273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9" calcext:value-type="float">
            <text:p>1137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54" calcext:value-type="float">
            <text:p>44115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21</text:p>
          </table:table-cell>
          <table:table-cell office:value-type="float" office:value="9300856" calcext:value-type="float">
            <text:p>930085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89952" calcext:value-type="float">
            <text:p>589952</text:p>
          </table:table-cell>
          <table:table-cell office:value-type="float" office:value="552736" calcext:value-type="float">
            <text:p>55273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9" calcext:value-type="float">
            <text:p>11379</text:p>
          </table:table-cell>
          <table:table-cell office:value-type="float" office:value="456384" calcext:value-type="float">
            <text:p>456384</text:p>
          </table:table-cell>
          <table:table-cell office:value-type="float" office:value="441154" calcext:value-type="float">
            <text:p>44115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22</text:p>
          </table:table-cell>
          <table:table-cell office:value-type="float" office:value="9358144" calcext:value-type="float">
            <text:p>93581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04384" calcext:value-type="float">
            <text:p>504384</text:p>
          </table:table-cell>
          <table:table-cell office:value-type="float" office:value="467168" calcext:value-type="float">
            <text:p>467168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977" calcext:value-type="float">
            <text:p>997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35" calcext:value-type="float">
            <text:p>35553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1" calcext:value-type="float">
            <text:p>25901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20 08:32:23</text:p>
          </table:table-cell>
          <table:table-cell office:value-type="float" office:value="9358024" calcext:value-type="float">
            <text:p>93580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04384" calcext:value-type="float">
            <text:p>504384</text:p>
          </table:table-cell>
          <table:table-cell office:value-type="float" office:value="467168" calcext:value-type="float">
            <text:p>467168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977" calcext:value-type="float">
            <text:p>997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35" calcext:value-type="float">
            <text:p>35553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1" calcext:value-type="float">
            <text:p>25901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24</text:p>
          </table:table-cell>
          <table:table-cell office:value-type="float" office:value="9386572" calcext:value-type="float">
            <text:p>93865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04384" calcext:value-type="float">
            <text:p>504384</text:p>
          </table:table-cell>
          <table:table-cell office:value-type="float" office:value="467168" calcext:value-type="float">
            <text:p>467168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977" calcext:value-type="float">
            <text:p>997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35" calcext:value-type="float">
            <text:p>35553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1" calcext:value-type="float">
            <text:p>25901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25</text:p>
          </table:table-cell>
          <table:table-cell office:value-type="float" office:value="9386792" calcext:value-type="float">
            <text:p>93867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04384" calcext:value-type="float">
            <text:p>504384</text:p>
          </table:table-cell>
          <table:table-cell office:value-type="float" office:value="467168" calcext:value-type="float">
            <text:p>467168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977" calcext:value-type="float">
            <text:p>997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35" calcext:value-type="float">
            <text:p>35553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1" calcext:value-type="float">
            <text:p>25901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26</text:p>
          </table:table-cell>
          <table:table-cell office:value-type="float" office:value="9372408" calcext:value-type="float">
            <text:p>93724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04384" calcext:value-type="float">
            <text:p>504384</text:p>
          </table:table-cell>
          <table:table-cell office:value-type="float" office:value="467168" calcext:value-type="float">
            <text:p>467168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977" calcext:value-type="float">
            <text:p>997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35" calcext:value-type="float">
            <text:p>35553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1" calcext:value-type="float">
            <text:p>25901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27</text:p>
          </table:table-cell>
          <table:table-cell office:value-type="float" office:value="9372160" calcext:value-type="float">
            <text:p>93721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04384" calcext:value-type="float">
            <text:p>504384</text:p>
          </table:table-cell>
          <table:table-cell office:value-type="float" office:value="467168" calcext:value-type="float">
            <text:p>467168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977" calcext:value-type="float">
            <text:p>997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35" calcext:value-type="float">
            <text:p>35553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1" calcext:value-type="float">
            <text:p>25901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28</text:p>
          </table:table-cell>
          <table:table-cell office:value-type="float" office:value="9386172" calcext:value-type="float">
            <text:p>93861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04384" calcext:value-type="float">
            <text:p>504384</text:p>
          </table:table-cell>
          <table:table-cell office:value-type="float" office:value="467168" calcext:value-type="float">
            <text:p>467168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977" calcext:value-type="float">
            <text:p>997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35" calcext:value-type="float">
            <text:p>35553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1" calcext:value-type="float">
            <text:p>25901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29</text:p>
          </table:table-cell>
          <table:table-cell office:value-type="float" office:value="9386172" calcext:value-type="float">
            <text:p>93861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504384" calcext:value-type="float">
            <text:p>504384</text:p>
          </table:table-cell>
          <table:table-cell office:value-type="float" office:value="467168" calcext:value-type="float">
            <text:p>467168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977" calcext:value-type="float">
            <text:p>997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35" calcext:value-type="float">
            <text:p>35553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1" calcext:value-type="float">
            <text:p>25901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30</text:p>
          </table:table-cell>
          <table:table-cell office:value-type="float" office:value="9443248" calcext:value-type="float">
            <text:p>944324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419432" calcext:value-type="float">
            <text:p>419432</text:p>
          </table:table-cell>
          <table:table-cell office:value-type="float" office:value="382216" calcext:value-type="float">
            <text:p>382216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596" calcext:value-type="float">
            <text:p>8596</text:p>
          </table:table-cell>
          <table:table-cell office:value-type="float" office:value="285568" calcext:value-type="float">
            <text:p>285568</text:p>
          </table:table-cell>
          <table:table-cell office:value-type="float" office:value="269917" calcext:value-type="float">
            <text:p>269917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4" calcext:value-type="float">
            <text:p>19754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20 08:32:31</text:p>
          </table:table-cell>
          <table:table-cell office:value-type="float" office:value="9443248" calcext:value-type="float">
            <text:p>944324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419432" calcext:value-type="float">
            <text:p>419432</text:p>
          </table:table-cell>
          <table:table-cell office:value-type="float" office:value="382216" calcext:value-type="float">
            <text:p>38221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596" calcext:value-type="float">
            <text:p>8596</text:p>
          </table:table-cell>
          <table:table-cell office:value-type="float" office:value="285568" calcext:value-type="float">
            <text:p>285568</text:p>
          </table:table-cell>
          <table:table-cell office:value-type="float" office:value="269917" calcext:value-type="float">
            <text:p>269917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4" calcext:value-type="float">
            <text:p>19754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32</text:p>
          </table:table-cell>
          <table:table-cell office:value-type="float" office:value="9471612" calcext:value-type="float">
            <text:p>94716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419432" calcext:value-type="float">
            <text:p>419432</text:p>
          </table:table-cell>
          <table:table-cell office:value-type="float" office:value="382216" calcext:value-type="float">
            <text:p>38221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596" calcext:value-type="float">
            <text:p>8596</text:p>
          </table:table-cell>
          <table:table-cell office:value-type="float" office:value="285568" calcext:value-type="float">
            <text:p>285568</text:p>
          </table:table-cell>
          <table:table-cell office:value-type="float" office:value="269917" calcext:value-type="float">
            <text:p>269917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4" calcext:value-type="float">
            <text:p>19754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33</text:p>
          </table:table-cell>
          <table:table-cell office:value-type="float" office:value="9471488" calcext:value-type="float">
            <text:p>94714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419432" calcext:value-type="float">
            <text:p>419432</text:p>
          </table:table-cell>
          <table:table-cell office:value-type="float" office:value="382216" calcext:value-type="float">
            <text:p>38221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596" calcext:value-type="float">
            <text:p>8596</text:p>
          </table:table-cell>
          <table:table-cell office:value-type="float" office:value="285568" calcext:value-type="float">
            <text:p>285568</text:p>
          </table:table-cell>
          <table:table-cell office:value-type="float" office:value="269917" calcext:value-type="float">
            <text:p>269917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4" calcext:value-type="float">
            <text:p>19754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34</text:p>
          </table:table-cell>
          <table:table-cell office:value-type="float" office:value="9456856" calcext:value-type="float">
            <text:p>945685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419432" calcext:value-type="float">
            <text:p>419432</text:p>
          </table:table-cell>
          <table:table-cell office:value-type="float" office:value="382216" calcext:value-type="float">
            <text:p>38221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596" calcext:value-type="float">
            <text:p>8596</text:p>
          </table:table-cell>
          <table:table-cell office:value-type="float" office:value="285568" calcext:value-type="float">
            <text:p>285568</text:p>
          </table:table-cell>
          <table:table-cell office:value-type="float" office:value="269918" calcext:value-type="float">
            <text:p>269918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4" calcext:value-type="float">
            <text:p>19754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35</text:p>
          </table:table-cell>
          <table:table-cell office:value-type="float" office:value="9456856" calcext:value-type="float">
            <text:p>945685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419432" calcext:value-type="float">
            <text:p>419432</text:p>
          </table:table-cell>
          <table:table-cell office:value-type="float" office:value="382216" calcext:value-type="float">
            <text:p>38221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596" calcext:value-type="float">
            <text:p>8596</text:p>
          </table:table-cell>
          <table:table-cell office:value-type="float" office:value="285568" calcext:value-type="float">
            <text:p>285568</text:p>
          </table:table-cell>
          <table:table-cell office:value-type="float" office:value="269918" calcext:value-type="float">
            <text:p>269918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4" calcext:value-type="float">
            <text:p>19754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36</text:p>
          </table:table-cell>
          <table:table-cell office:value-type="float" office:value="9471360" calcext:value-type="float">
            <text:p>94713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419432" calcext:value-type="float">
            <text:p>419432</text:p>
          </table:table-cell>
          <table:table-cell office:value-type="float" office:value="382216" calcext:value-type="float">
            <text:p>38221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596" calcext:value-type="float">
            <text:p>8596</text:p>
          </table:table-cell>
          <table:table-cell office:value-type="float" office:value="285568" calcext:value-type="float">
            <text:p>285568</text:p>
          </table:table-cell>
          <table:table-cell office:value-type="float" office:value="269918" calcext:value-type="float">
            <text:p>269918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4" calcext:value-type="float">
            <text:p>19754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37</text:p>
          </table:table-cell>
          <table:table-cell office:value-type="float" office:value="9471244" calcext:value-type="float">
            <text:p>94712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419432" calcext:value-type="float">
            <text:p>419432</text:p>
          </table:table-cell>
          <table:table-cell office:value-type="float" office:value="382216" calcext:value-type="float">
            <text:p>382216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596" calcext:value-type="float">
            <text:p>8596</text:p>
          </table:table-cell>
          <table:table-cell office:value-type="float" office:value="285568" calcext:value-type="float">
            <text:p>285568</text:p>
          </table:table-cell>
          <table:table-cell office:value-type="float" office:value="269918" calcext:value-type="float">
            <text:p>269918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4" calcext:value-type="float">
            <text:p>19754</text:p>
          </table:table-cell>
          <table:table-cell office:value-type="float" office:value="892608" calcext:value-type="float">
            <text:p>89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38</text:p>
          </table:table-cell>
          <table:table-cell office:value-type="float" office:value="9528096" calcext:value-type="float">
            <text:p>95280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334236" calcext:value-type="float">
            <text:p>334236</text:p>
          </table:table-cell>
          <table:table-cell office:value-type="float" office:value="297020" calcext:value-type="float">
            <text:p>297020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194" calcext:value-type="float">
            <text:p>7194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309" calcext:value-type="float">
            <text:p>18430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7" calcext:value-type="float">
            <text:p>13607</text:p>
          </table:table-cell>
          <table:table-cell office:value-type="float" office:value="870144" calcext:value-type="float">
            <text:p>87014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1-20 08:32:39</text:p>
          </table:table-cell>
          <table:table-cell office:value-type="float" office:value="9528288" calcext:value-type="float">
            <text:p>95282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334236" calcext:value-type="float">
            <text:p>334236</text:p>
          </table:table-cell>
          <table:table-cell office:value-type="float" office:value="297020" calcext:value-type="float">
            <text:p>29702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194" calcext:value-type="float">
            <text:p>7194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309" calcext:value-type="float">
            <text:p>18430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7" calcext:value-type="float">
            <text:p>13607</text:p>
          </table:table-cell>
          <table:table-cell office:value-type="float" office:value="870144" calcext:value-type="float">
            <text:p>87014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40</text:p>
          </table:table-cell>
          <table:table-cell office:value-type="float" office:value="9557180" calcext:value-type="float">
            <text:p>95571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334236" calcext:value-type="float">
            <text:p>334236</text:p>
          </table:table-cell>
          <table:table-cell office:value-type="float" office:value="297020" calcext:value-type="float">
            <text:p>29702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194" calcext:value-type="float">
            <text:p>7194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309" calcext:value-type="float">
            <text:p>18430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7" calcext:value-type="float">
            <text:p>13607</text:p>
          </table:table-cell>
          <table:table-cell office:value-type="float" office:value="870144" calcext:value-type="float">
            <text:p>87014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41</text:p>
          </table:table-cell>
          <table:table-cell office:value-type="float" office:value="9557180" calcext:value-type="float">
            <text:p>95571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334236" calcext:value-type="float">
            <text:p>334236</text:p>
          </table:table-cell>
          <table:table-cell office:value-type="float" office:value="297020" calcext:value-type="float">
            <text:p>29702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194" calcext:value-type="float">
            <text:p>7194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309" calcext:value-type="float">
            <text:p>18430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7" calcext:value-type="float">
            <text:p>13607</text:p>
          </table:table-cell>
          <table:table-cell office:value-type="float" office:value="870144" calcext:value-type="float">
            <text:p>87014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42</text:p>
          </table:table-cell>
          <table:table-cell office:value-type="float" office:value="9543044" calcext:value-type="float">
            <text:p>95430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334236" calcext:value-type="float">
            <text:p>334236</text:p>
          </table:table-cell>
          <table:table-cell office:value-type="float" office:value="297020" calcext:value-type="float">
            <text:p>29702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194" calcext:value-type="float">
            <text:p>7194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309" calcext:value-type="float">
            <text:p>18430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7" calcext:value-type="float">
            <text:p>13607</text:p>
          </table:table-cell>
          <table:table-cell office:value-type="float" office:value="870144" calcext:value-type="float">
            <text:p>87014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43</text:p>
          </table:table-cell>
          <table:table-cell office:value-type="float" office:value="9543044" calcext:value-type="float">
            <text:p>95430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334236" calcext:value-type="float">
            <text:p>334236</text:p>
          </table:table-cell>
          <table:table-cell office:value-type="float" office:value="297020" calcext:value-type="float">
            <text:p>29702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194" calcext:value-type="float">
            <text:p>7194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309" calcext:value-type="float">
            <text:p>18430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7" calcext:value-type="float">
            <text:p>13607</text:p>
          </table:table-cell>
          <table:table-cell office:value-type="float" office:value="870144" calcext:value-type="float">
            <text:p>87014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1-20 08:32:44</text:p>
          </table:table-cell>
          <table:table-cell office:value-type="float" office:value="9557056" calcext:value-type="float">
            <text:p>955705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334236" calcext:value-type="float">
            <text:p>334236</text:p>
          </table:table-cell>
          <table:table-cell office:value-type="float" office:value="297020" calcext:value-type="float">
            <text:p>29702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194" calcext:value-type="float">
            <text:p>7194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309" calcext:value-type="float">
            <text:p>18430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7" calcext:value-type="float">
            <text:p>13607</text:p>
          </table:table-cell>
          <table:table-cell office:value-type="float" office:value="870144" calcext:value-type="float">
            <text:p>87014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2:45" calcext:value-type="date">
            <text:p>11/20/19 08:32 AM</text:p>
          </table:table-cell>
          <table:table-cell office:value-type="float" office:value="9557056" calcext:value-type="float">
            <text:p>955705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200" calcext:value-type="float">
            <text:p>3521200</text:p>
          </table:table-cell>
          <table:table-cell office:value-type="float" office:value="334236" calcext:value-type="float">
            <text:p>334236</text:p>
          </table:table-cell>
          <table:table-cell office:value-type="float" office:value="297020" calcext:value-type="float">
            <text:p>29702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194" calcext:value-type="float">
            <text:p>7194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309" calcext:value-type="float">
            <text:p>18430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7" calcext:value-type="float">
            <text:p>13607</text:p>
          </table:table-cell>
          <table:table-cell office:value-type="float" office:value="870144" calcext:value-type="float">
            <text:p>87014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2:46" calcext:value-type="date">
            <text:p>11/20/19 08:32 AM</text:p>
          </table:table-cell>
          <table:table-cell office:value-type="float" office:value="9723484" calcext:value-type="float">
            <text:p>97234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7872" calcext:value-type="float">
            <text:p>3037872</text:p>
          </table:table-cell>
          <table:table-cell office:value-type="float" office:value="139936" calcext:value-type="float">
            <text:p>139936</text:p>
          </table:table-cell>
          <table:table-cell office:value-type="float" office:value="102720" calcext:value-type="float">
            <text:p>102720</text:p>
          </table:table-cell>
          <table:table-cell office:value-type="float" office:value="37216" calcext:value-type="float">
            <text:p>3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84" calcext:value-type="float">
            <text:p>4284</text:p>
          </table:table-cell>
          <table:table-cell office:value-type="float" office:value="13440" calcext:value-type="float">
            <text:p>13440</text:p>
          </table:table-cell>
          <table:table-cell office:value-type="float" office:value="13071" calcext:value-type="float">
            <text:p>13071</text:p>
          </table:table-cell>
          <table:table-cell office:value-type="float" office:value="1472" calcext:value-type="float">
            <text:p>1472</text:p>
          </table:table-cell>
          <table:table-cell office:value-type="float" office:value="1312" calcext:value-type="float">
            <text:p>1312</text:p>
          </table:table-cell>
          <table:table-cell office:value-type="float" office:value="44864" calcext:value-type="float">
            <text:p>4486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1-20T08:32:47" calcext:value-type="date">
            <text:p>11/20/19 08:32 AM</text:p>
          </table:table-cell>
          <table:table-cell office:value-type="float" office:value="9723348" calcext:value-type="float">
            <text:p>972334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7872" calcext:value-type="float">
            <text:p>3037872</text:p>
          </table:table-cell>
          <table:table-cell office:value-type="float" office:value="139936" calcext:value-type="float">
            <text:p>139936</text:p>
          </table:table-cell>
          <table:table-cell office:value-type="float" office:value="102720" calcext:value-type="float">
            <text:p>10272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84" calcext:value-type="float">
            <text:p>4284</text:p>
          </table:table-cell>
          <table:table-cell office:value-type="float" office:value="13440" calcext:value-type="float">
            <text:p>13440</text:p>
          </table:table-cell>
          <table:table-cell office:value-type="float" office:value="13071" calcext:value-type="float">
            <text:p>13071</text:p>
          </table:table-cell>
          <table:table-cell office:value-type="float" office:value="1472" calcext:value-type="float">
            <text:p>1472</text:p>
          </table:table-cell>
          <table:table-cell office:value-type="float" office:value="1312" calcext:value-type="float">
            <text:p>1312</text:p>
          </table:table-cell>
          <table:table-cell office:value-type="float" office:value="44864" calcext:value-type="float">
            <text:p>4486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2:48" calcext:value-type="date">
            <text:p>11/20/19 08:32 AM</text:p>
          </table:table-cell>
          <table:table-cell office:value-type="float" office:value="9751868" calcext:value-type="float">
            <text:p>97518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7872" calcext:value-type="float">
            <text:p>3037872</text:p>
          </table:table-cell>
          <table:table-cell office:value-type="float" office:value="139936" calcext:value-type="float">
            <text:p>139936</text:p>
          </table:table-cell>
          <table:table-cell office:value-type="float" office:value="102720" calcext:value-type="float">
            <text:p>10272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84" calcext:value-type="float">
            <text:p>4284</text:p>
          </table:table-cell>
          <table:table-cell office:value-type="float" office:value="13440" calcext:value-type="float">
            <text:p>13440</text:p>
          </table:table-cell>
          <table:table-cell office:value-type="float" office:value="13071" calcext:value-type="float">
            <text:p>13071</text:p>
          </table:table-cell>
          <table:table-cell office:value-type="float" office:value="1472" calcext:value-type="float">
            <text:p>1472</text:p>
          </table:table-cell>
          <table:table-cell office:value-type="float" office:value="1312" calcext:value-type="float">
            <text:p>1312</text:p>
          </table:table-cell>
          <table:table-cell office:value-type="float" office:value="44864" calcext:value-type="float">
            <text:p>4486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2:49" calcext:value-type="date">
            <text:p>11/20/19 08:32 AM</text:p>
          </table:table-cell>
          <table:table-cell office:value-type="float" office:value="9751868" calcext:value-type="float">
            <text:p>97518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7872" calcext:value-type="float">
            <text:p>3037872</text:p>
          </table:table-cell>
          <table:table-cell office:value-type="float" office:value="139936" calcext:value-type="float">
            <text:p>139936</text:p>
          </table:table-cell>
          <table:table-cell office:value-type="float" office:value="102720" calcext:value-type="float">
            <text:p>102720</text:p>
          </table:table-cell>
          <table:table-cell office:value-type="float" office:value="37216" calcext:value-type="float">
            <text:p>37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84" calcext:value-type="float">
            <text:p>4284</text:p>
          </table:table-cell>
          <table:table-cell office:value-type="float" office:value="13440" calcext:value-type="float">
            <text:p>13440</text:p>
          </table:table-cell>
          <table:table-cell office:value-type="float" office:value="13071" calcext:value-type="float">
            <text:p>13071</text:p>
          </table:table-cell>
          <table:table-cell office:value-type="float" office:value="1472" calcext:value-type="float">
            <text:p>1472</text:p>
          </table:table-cell>
          <table:table-cell office:value-type="float" office:value="1312" calcext:value-type="float">
            <text:p>1312</text:p>
          </table:table-cell>
          <table:table-cell office:value-type="float" office:value="44864" calcext:value-type="float">
            <text:p>44864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aggressive" table:style-name="ta1">
        <table:table-column table:style-name="co29" table:number-columns-repeated="27" table:default-cell-style-name="Default"/>
        <table:table-column table:style-name="co29" table:number-columns-repeated="2" table:default-cell-style-name="ce4"/>
        <table:table-column table:style-name="co29" table:number-columns-repeated="1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date" office:date-value="2019-11-20T08:32:50" calcext:value-type="date">
            <text:p>11/20/19 08:32 AM</text:p>
          </table:table-cell>
          <table:table-cell office:value-type="float" office:value="9776260" calcext:value-type="float">
            <text:p>9776260</text:p>
          </table:table-cell>
          <table:table-cell office:value-type="float" office:value="21504" calcext:value-type="float">
            <text:p>215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756860" calcext:value-type="float">
            <text:p>2756860</text:p>
          </table:table-cell>
          <table:table-cell office:value-type="float" office:value="90508" calcext:value-type="float">
            <text:p>90508</text:p>
          </table:table-cell>
          <table:table-cell office:value-type="float" office:value="65604" calcext:value-type="float">
            <text:p>65604</text:p>
          </table:table-cell>
          <table:table-cell office:value-type="float" office:value="24904" calcext:value-type="float">
            <text:p>24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200" calcext:value-type="float">
            <text:p>51200</text:p>
          </table:table-cell>
          <table:table-cell office:value-type="float" office:value="1398" calcext:value-type="float">
            <text:p>1398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11-20T08:32:51" calcext:value-type="date">
            <text:p>11/20/19 08:32 AM</text:p>
          </table:table-cell>
          <table:table-cell office:value-type="float" office:value="9728988" calcext:value-type="float">
            <text:p>97289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4440" calcext:value-type="float">
            <text:p>3104440</text:p>
          </table:table-cell>
          <table:table-cell office:value-type="float" office:value="139424" calcext:value-type="float">
            <text:p>139424</text:p>
          </table:table-cell>
          <table:table-cell office:value-type="float" office:value="102260" calcext:value-type="float">
            <text:p>102260</text:p>
          </table:table-cell>
          <table:table-cell office:value-type="float" office:value="37164" calcext:value-type="float">
            <text:p>37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6541" calcext:value-type="float">
            <text:p>16541</text:p>
          </table:table-cell>
          <table:table-cell office:value-type="float" office:value="11936" calcext:value-type="float">
            <text:p>11936</text:p>
          </table:table-cell>
          <table:table-cell office:value-type="float" office:value="11688" calcext:value-type="float">
            <text:p>11688</text:p>
          </table:table-cell>
          <table:table-cell office:value-type="float" office:value="1440" calcext:value-type="float">
            <text:p>1440</text:p>
          </table:table-cell>
          <table:table-cell office:value-type="float" office:value="1314" calcext:value-type="float">
            <text:p>1314</text:p>
          </table:table-cell>
          <table:table-cell office:value-type="float" office:value="21296" calcext:value-type="float">
            <text:p>21296</text:p>
          </table:table-cell>
          <table:table-cell office:value-type="float" office:value="9152" calcext:value-type="float">
            <text:p>915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72" calcext:value-type="float">
            <text:p>225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2:52" calcext:value-type="date">
            <text:p>11/20/19 08:32 AM</text:p>
          </table:table-cell>
          <table:table-cell office:value-type="float" office:value="9705028" calcext:value-type="float">
            <text:p>970502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4440" calcext:value-type="float">
            <text:p>3104440</text:p>
          </table:table-cell>
          <table:table-cell office:value-type="float" office:value="169600" calcext:value-type="float">
            <text:p>169600</text:p>
          </table:table-cell>
          <table:table-cell office:value-type="float" office:value="132436" calcext:value-type="float">
            <text:p>132436</text:p>
          </table:table-cell>
          <table:table-cell office:value-type="float" office:value="37164" calcext:value-type="float">
            <text:p>37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22770" calcext:value-type="float">
            <text:p>22770</text:p>
          </table:table-cell>
          <table:table-cell office:value-type="float" office:value="13008" calcext:value-type="float">
            <text:p>13008</text:p>
          </table:table-cell>
          <table:table-cell office:value-type="float" office:value="12779" calcext:value-type="float">
            <text:p>12779</text:p>
          </table:table-cell>
          <table:table-cell office:value-type="float" office:value="1440" calcext:value-type="float">
            <text:p>1440</text:p>
          </table:table-cell>
          <table:table-cell office:value-type="float" office:value="1314" calcext:value-type="float">
            <text:p>1314</text:p>
          </table:table-cell>
          <table:table-cell office:value-type="float" office:value="21296" calcext:value-type="float">
            <text:p>21296</text:p>
          </table:table-cell>
          <table:table-cell office:value-type="float" office:value="11520" calcext:value-type="float">
            <text:p>115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2:53" calcext:value-type="date">
            <text:p>11/20/19 08:32 AM</text:p>
          </table:table-cell>
          <table:table-cell office:value-type="float" office:value="9717476" calcext:value-type="float">
            <text:p>97174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4440" calcext:value-type="float">
            <text:p>3104440</text:p>
          </table:table-cell>
          <table:table-cell office:value-type="float" office:value="142744" calcext:value-type="float">
            <text:p>142744</text:p>
          </table:table-cell>
          <table:table-cell office:value-type="float" office:value="105580" calcext:value-type="float">
            <text:p>105580</text:p>
          </table:table-cell>
          <table:table-cell office:value-type="float" office:value="37164" calcext:value-type="float">
            <text:p>37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606" calcext:value-type="float">
            <text:p>4606</text:p>
          </table:table-cell>
          <table:table-cell office:value-type="float" office:value="13280" calcext:value-type="float">
            <text:p>13280</text:p>
          </table:table-cell>
          <table:table-cell office:value-type="float" office:value="13042" calcext:value-type="float">
            <text:p>13042</text:p>
          </table:table-cell>
          <table:table-cell office:value-type="float" office:value="1440" calcext:value-type="float">
            <text:p>1440</text:p>
          </table:table-cell>
          <table:table-cell office:value-type="float" office:value="1314" calcext:value-type="float">
            <text:p>1314</text:p>
          </table:table-cell>
          <table:table-cell office:value-type="float" office:value="22112" calcext:value-type="float">
            <text:p>22112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2:54" calcext:value-type="date">
            <text:p>11/20/19 08:32 AM</text:p>
          </table:table-cell>
          <table:table-cell office:value-type="float" office:value="9717476" calcext:value-type="float">
            <text:p>97174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4440" calcext:value-type="float">
            <text:p>3104440</text:p>
          </table:table-cell>
          <table:table-cell office:value-type="float" office:value="142744" calcext:value-type="float">
            <text:p>142744</text:p>
          </table:table-cell>
          <table:table-cell office:value-type="float" office:value="105580" calcext:value-type="float">
            <text:p>105580</text:p>
          </table:table-cell>
          <table:table-cell office:value-type="float" office:value="37164" calcext:value-type="float">
            <text:p>37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606" calcext:value-type="float">
            <text:p>4606</text:p>
          </table:table-cell>
          <table:table-cell office:value-type="float" office:value="13280" calcext:value-type="float">
            <text:p>13280</text:p>
          </table:table-cell>
          <table:table-cell office:value-type="float" office:value="13042" calcext:value-type="float">
            <text:p>13042</text:p>
          </table:table-cell>
          <table:table-cell office:value-type="float" office:value="1440" calcext:value-type="float">
            <text:p>1440</text:p>
          </table:table-cell>
          <table:table-cell office:value-type="float" office:value="1314" calcext:value-type="float">
            <text:p>1314</text:p>
          </table:table-cell>
          <table:table-cell office:value-type="float" office:value="22112" calcext:value-type="float">
            <text:p>22112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2:55" calcext:value-type="date">
            <text:p>11/20/19 08:32 AM</text:p>
          </table:table-cell>
          <table:table-cell office:value-type="float" office:value="9731784" calcext:value-type="float">
            <text:p>97317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4440" calcext:value-type="float">
            <text:p>3104440</text:p>
          </table:table-cell>
          <table:table-cell office:value-type="float" office:value="142744" calcext:value-type="float">
            <text:p>142744</text:p>
          </table:table-cell>
          <table:table-cell office:value-type="float" office:value="105580" calcext:value-type="float">
            <text:p>105580</text:p>
          </table:table-cell>
          <table:table-cell office:value-type="float" office:value="37164" calcext:value-type="float">
            <text:p>37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606" calcext:value-type="float">
            <text:p>4606</text:p>
          </table:table-cell>
          <table:table-cell office:value-type="float" office:value="13280" calcext:value-type="float">
            <text:p>13280</text:p>
          </table:table-cell>
          <table:table-cell office:value-type="float" office:value="13042" calcext:value-type="float">
            <text:p>13042</text:p>
          </table:table-cell>
          <table:table-cell office:value-type="float" office:value="1440" calcext:value-type="float">
            <text:p>1440</text:p>
          </table:table-cell>
          <table:table-cell office:value-type="float" office:value="1314" calcext:value-type="float">
            <text:p>1314</text:p>
          </table:table-cell>
          <table:table-cell office:value-type="float" office:value="22112" calcext:value-type="float">
            <text:p>22112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2:56" calcext:value-type="date">
            <text:p>11/20/19 08:32 AM</text:p>
          </table:table-cell>
          <table:table-cell office:value-type="float" office:value="9749936" calcext:value-type="float">
            <text:p>97499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4440" calcext:value-type="float">
            <text:p>3104440</text:p>
          </table:table-cell>
          <table:table-cell office:value-type="float" office:value="138008" calcext:value-type="float">
            <text:p>138008</text:p>
          </table:table-cell>
          <table:table-cell office:value-type="float" office:value="100844" calcext:value-type="float">
            <text:p>100844</text:p>
          </table:table-cell>
          <table:table-cell office:value-type="float" office:value="37164" calcext:value-type="float">
            <text:p>37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606" calcext:value-type="float">
            <text:p>4606</text:p>
          </table:table-cell>
          <table:table-cell office:value-type="float" office:value="13280" calcext:value-type="float">
            <text:p>13280</text:p>
          </table:table-cell>
          <table:table-cell office:value-type="float" office:value="13042" calcext:value-type="float">
            <text:p>13042</text:p>
          </table:table-cell>
          <table:table-cell office:value-type="float" office:value="1440" calcext:value-type="float">
            <text:p>1440</text:p>
          </table:table-cell>
          <table:table-cell office:value-type="float" office:value="1314" calcext:value-type="float">
            <text:p>1314</text:p>
          </table:table-cell>
          <table:table-cell office:value-type="float" office:value="22112" calcext:value-type="float">
            <text:p>22112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2:57" calcext:value-type="date">
            <text:p>11/20/19 08:32 AM</text:p>
          </table:table-cell>
          <table:table-cell office:value-type="float" office:value="9729388" calcext:value-type="float">
            <text:p>97293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2632" calcext:value-type="float">
            <text:p>3112632</text:p>
          </table:table-cell>
          <table:table-cell office:value-type="float" office:value="144672" calcext:value-type="float">
            <text:p>144672</text:p>
          </table:table-cell>
          <table:table-cell office:value-type="float" office:value="107508" calcext:value-type="float">
            <text:p>107508</text:p>
          </table:table-cell>
          <table:table-cell office:value-type="float" office:value="37164" calcext:value-type="float">
            <text:p>37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7685" calcext:value-type="float">
            <text:p>7685</text:p>
          </table:table-cell>
          <table:table-cell office:value-type="float" office:value="19728" calcext:value-type="float">
            <text:p>19728</text:p>
          </table:table-cell>
          <table:table-cell office:value-type="float" office:value="19423" calcext:value-type="float">
            <text:p>19423</text:p>
          </table:table-cell>
          <table:table-cell office:value-type="float" office:value="1904" calcext:value-type="float">
            <text:p>1904</text:p>
          </table:table-cell>
          <table:table-cell office:value-type="float" office:value="1771" calcext:value-type="float">
            <text:p>1771</text:p>
          </table:table-cell>
          <table:table-cell office:value-type="float" office:value="22112" calcext:value-type="float">
            <text:p>22112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17" calcext:value-type="float">
            <text:p>217</text:p>
          </table:table-cell>
          <table:table-cell office:value-type="float" office:value="208" calcext:value-type="float">
            <text:p>208</text:p>
          </table:table-cell>
          <table:table-cell office:value-type="float" office:value="3582" calcext:value-type="float">
            <text:p>3582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2:58" calcext:value-type="date">
            <text:p>11/20/19 08:32 AM</text:p>
          </table:table-cell>
          <table:table-cell office:value-type="float" office:value="9631676" calcext:value-type="float">
            <text:p>96316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86360" calcext:value-type="float">
            <text:p>3186360</text:p>
          </table:table-cell>
          <table:table-cell office:value-type="float" office:value="243204" calcext:value-type="float">
            <text:p>243204</text:p>
          </table:table-cell>
          <table:table-cell office:value-type="float" office:value="206040" calcext:value-type="float">
            <text:p>206040</text:p>
          </table:table-cell>
          <table:table-cell office:value-type="float" office:value="37164" calcext:value-type="float">
            <text:p>37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11661" calcext:value-type="float">
            <text:p>11661</text:p>
          </table:table-cell>
          <table:table-cell office:value-type="float" office:value="102656" calcext:value-type="float">
            <text:p>102656</text:p>
          </table:table-cell>
          <table:table-cell office:value-type="float" office:value="100986" calcext:value-type="float">
            <text:p>100986</text:p>
          </table:table-cell>
          <table:table-cell office:value-type="float" office:value="8000" calcext:value-type="float">
            <text:p>8000</text:p>
          </table:table-cell>
          <table:table-cell office:value-type="float" office:value="7628" calcext:value-type="float">
            <text:p>7628</text:p>
          </table:table-cell>
          <table:table-cell office:value-type="float" office:value="152224" calcext:value-type="float">
            <text:p>152224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94" calcext:value-type="float">
            <text:p>294</text:p>
          </table:table-cell>
          <table:table-cell office:value-type="float" office:value="208" calcext:value-type="float">
            <text:p>208</text:p>
          </table:table-cell>
          <table:table-cell office:value-type="float" office:value="11203" calcext:value-type="float">
            <text:p>11203</text:p>
          </table:table-cell>
          <table:table-cell office:value-type="float" office:value="7621" calcext:value-type="float">
            <text:p>7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2:59" calcext:value-type="date">
            <text:p>11/20/19 08:32 AM</text:p>
          </table:table-cell>
          <table:table-cell office:value-type="float" office:value="9555416" calcext:value-type="float">
            <text:p>955541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68280" calcext:value-type="float">
            <text:p>3268280</text:p>
          </table:table-cell>
          <table:table-cell office:value-type="float" office:value="333400" calcext:value-type="float">
            <text:p>333400</text:p>
          </table:table-cell>
          <table:table-cell office:value-type="float" office:value="296236" calcext:value-type="float">
            <text:p>296236</text:p>
          </table:table-cell>
          <table:table-cell office:value-type="float" office:value="37164" calcext:value-type="float">
            <text:p>37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12860" calcext:value-type="float">
            <text:p>12860</text:p>
          </table:table-cell>
          <table:table-cell office:value-type="float" office:value="190672" calcext:value-type="float">
            <text:p>190672</text:p>
          </table:table-cell>
          <table:table-cell office:value-type="float" office:value="187546" calcext:value-type="float">
            <text:p>187546</text:p>
          </table:table-cell>
          <table:table-cell office:value-type="float" office:value="14480" calcext:value-type="float">
            <text:p>14480</text:p>
          </table:table-cell>
          <table:table-cell office:value-type="float" office:value="13841" calcext:value-type="float">
            <text:p>13841</text:p>
          </table:table-cell>
          <table:table-cell office:value-type="float" office:value="301472" calcext:value-type="float">
            <text:p>301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75" calcext:value-type="float">
            <text:p>375</text:p>
          </table:table-cell>
          <table:table-cell office:value-type="float" office:value="208" calcext:value-type="float">
            <text:p>208</text:p>
          </table:table-cell>
          <table:table-cell office:value-type="float" office:value="19290" calcext:value-type="float">
            <text:p>19290</text:p>
          </table:table-cell>
          <table:table-cell office:value-type="float" office:value="8087" calcext:value-type="float">
            <text:p>8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00" calcext:value-type="date">
            <text:p>11/20/19 08:33 AM</text:p>
          </table:table-cell>
          <table:table-cell office:value-type="float" office:value="9463780" calcext:value-type="float">
            <text:p>94637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0200" calcext:value-type="float">
            <text:p>3350200</text:p>
          </table:table-cell>
          <table:table-cell office:value-type="float" office:value="424768" calcext:value-type="float">
            <text:p>424768</text:p>
          </table:table-cell>
          <table:table-cell office:value-type="float" office:value="387604" calcext:value-type="float">
            <text:p>387604</text:p>
          </table:table-cell>
          <table:table-cell office:value-type="float" office:value="37164" calcext:value-type="float">
            <text:p>37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12144" calcext:value-type="float">
            <text:p>12144</text:p>
          </table:table-cell>
          <table:table-cell office:value-type="float" office:value="280976" calcext:value-type="float">
            <text:p>280976</text:p>
          </table:table-cell>
          <table:table-cell office:value-type="float" office:value="276377" calcext:value-type="float">
            <text:p>276377</text:p>
          </table:table-cell>
          <table:table-cell office:value-type="float" office:value="21120" calcext:value-type="float">
            <text:p>21120</text:p>
          </table:table-cell>
          <table:table-cell office:value-type="float" office:value="20219" calcext:value-type="float">
            <text:p>20219</text:p>
          </table:table-cell>
          <table:table-cell office:value-type="float" office:value="460080" calcext:value-type="float">
            <text:p>46008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58" calcext:value-type="float">
            <text:p>458</text:p>
          </table:table-cell>
          <table:table-cell office:value-type="float" office:value="208" calcext:value-type="float">
            <text:p>208</text:p>
          </table:table-cell>
          <table:table-cell office:value-type="float" office:value="27590" calcext:value-type="float">
            <text:p>27590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01" calcext:value-type="date">
            <text:p>11/20/19 08:33 AM</text:p>
          </table:table-cell>
          <table:table-cell office:value-type="float" office:value="9374624" calcext:value-type="float">
            <text:p>93746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2120" calcext:value-type="float">
            <text:p>3432120</text:p>
          </table:table-cell>
          <table:table-cell office:value-type="float" office:value="513724" calcext:value-type="float">
            <text:p>513724</text:p>
          </table:table-cell>
          <table:table-cell office:value-type="float" office:value="476496" calcext:value-type="float">
            <text:p>476496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16814" calcext:value-type="float">
            <text:p>16814</text:p>
          </table:table-cell>
          <table:table-cell office:value-type="float" office:value="365552" calcext:value-type="float">
            <text:p>365552</text:p>
          </table:table-cell>
          <table:table-cell office:value-type="float" office:value="359588" calcext:value-type="float">
            <text:p>359588</text:p>
          </table:table-cell>
          <table:table-cell office:value-type="float" office:value="27328" calcext:value-type="float">
            <text:p>27328</text:p>
          </table:table-cell>
          <table:table-cell office:value-type="float" office:value="26193" calcext:value-type="float">
            <text:p>26193</text:p>
          </table:table-cell>
          <table:table-cell office:value-type="float" office:value="574192" calcext:value-type="float">
            <text:p>57419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35" calcext:value-type="float">
            <text:p>535</text:p>
          </table:table-cell>
          <table:table-cell office:value-type="float" office:value="208" calcext:value-type="float">
            <text:p>208</text:p>
          </table:table-cell>
          <table:table-cell office:value-type="float" office:value="35365" calcext:value-type="float">
            <text:p>35365</text:p>
          </table:table-cell>
          <table:table-cell office:value-type="float" office:value="7775" calcext:value-type="float">
            <text:p>7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02" calcext:value-type="date">
            <text:p>11/20/19 08:33 AM</text:p>
          </table:table-cell>
          <table:table-cell office:value-type="float" office:value="9277036" calcext:value-type="float">
            <text:p>92770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599048" calcext:value-type="float">
            <text:p>599048</text:p>
          </table:table-cell>
          <table:table-cell office:value-type="float" office:value="561820" calcext:value-type="float">
            <text:p>561820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1869" calcext:value-type="float">
            <text:p>11869</text:p>
          </table:table-cell>
          <table:table-cell office:value-type="float" office:value="448480" calcext:value-type="float">
            <text:p>448480</text:p>
          </table:table-cell>
          <table:table-cell office:value-type="float" office:value="441164" calcext:value-type="float">
            <text:p>441164</text:p>
          </table:table-cell>
          <table:table-cell office:value-type="float" office:value="33424" calcext:value-type="float">
            <text:p>33424</text:p>
          </table:table-cell>
          <table:table-cell office:value-type="float" office:value="32050" calcext:value-type="float">
            <text:p>32050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7622" calcext:value-type="float">
            <text:p>7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03" calcext:value-type="date">
            <text:p>11/20/19 08:33 AM</text:p>
          </table:table-cell>
          <table:table-cell office:value-type="float" office:value="9274184" calcext:value-type="float">
            <text:p>92741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599048" calcext:value-type="float">
            <text:p>599048</text:p>
          </table:table-cell>
          <table:table-cell office:value-type="float" office:value="561820" calcext:value-type="float">
            <text:p>56182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1869" calcext:value-type="float">
            <text:p>11869</text:p>
          </table:table-cell>
          <table:table-cell office:value-type="float" office:value="448480" calcext:value-type="float">
            <text:p>448480</text:p>
          </table:table-cell>
          <table:table-cell office:value-type="float" office:value="441164" calcext:value-type="float">
            <text:p>441164</text:p>
          </table:table-cell>
          <table:table-cell office:value-type="float" office:value="33424" calcext:value-type="float">
            <text:p>33424</text:p>
          </table:table-cell>
          <table:table-cell office:value-type="float" office:value="32050" calcext:value-type="float">
            <text:p>32050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04" calcext:value-type="date">
            <text:p>11/20/19 08:33 AM</text:p>
          </table:table-cell>
          <table:table-cell office:value-type="float" office:value="9274184" calcext:value-type="float">
            <text:p>92741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599048" calcext:value-type="float">
            <text:p>599048</text:p>
          </table:table-cell>
          <table:table-cell office:value-type="float" office:value="561820" calcext:value-type="float">
            <text:p>56182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1869" calcext:value-type="float">
            <text:p>11869</text:p>
          </table:table-cell>
          <table:table-cell office:value-type="float" office:value="448480" calcext:value-type="float">
            <text:p>448480</text:p>
          </table:table-cell>
          <table:table-cell office:value-type="float" office:value="441164" calcext:value-type="float">
            <text:p>441164</text:p>
          </table:table-cell>
          <table:table-cell office:value-type="float" office:value="33424" calcext:value-type="float">
            <text:p>33424</text:p>
          </table:table-cell>
          <table:table-cell office:value-type="float" office:value="32050" calcext:value-type="float">
            <text:p>32050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05" calcext:value-type="date">
            <text:p>11/20/19 08:33 AM</text:p>
          </table:table-cell>
          <table:table-cell office:value-type="float" office:value="9288692" calcext:value-type="float">
            <text:p>92886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599048" calcext:value-type="float">
            <text:p>599048</text:p>
          </table:table-cell>
          <table:table-cell office:value-type="float" office:value="561820" calcext:value-type="float">
            <text:p>56182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1869" calcext:value-type="float">
            <text:p>11869</text:p>
          </table:table-cell>
          <table:table-cell office:value-type="float" office:value="448480" calcext:value-type="float">
            <text:p>448480</text:p>
          </table:table-cell>
          <table:table-cell office:value-type="float" office:value="441164" calcext:value-type="float">
            <text:p>441164</text:p>
          </table:table-cell>
          <table:table-cell office:value-type="float" office:value="33424" calcext:value-type="float">
            <text:p>33424</text:p>
          </table:table-cell>
          <table:table-cell office:value-type="float" office:value="32050" calcext:value-type="float">
            <text:p>32050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06" calcext:value-type="date">
            <text:p>11/20/19 08:33 AM</text:p>
          </table:table-cell>
          <table:table-cell office:value-type="float" office:value="9291296" calcext:value-type="float">
            <text:p>929129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586560" calcext:value-type="float">
            <text:p>586560</text:p>
          </table:table-cell>
          <table:table-cell office:value-type="float" office:value="549332" calcext:value-type="float">
            <text:p>5493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1869" calcext:value-type="float">
            <text:p>11869</text:p>
          </table:table-cell>
          <table:table-cell office:value-type="float" office:value="448480" calcext:value-type="float">
            <text:p>448480</text:p>
          </table:table-cell>
          <table:table-cell office:value-type="float" office:value="441164" calcext:value-type="float">
            <text:p>441164</text:p>
          </table:table-cell>
          <table:table-cell office:value-type="float" office:value="33424" calcext:value-type="float">
            <text:p>33424</text:p>
          </table:table-cell>
          <table:table-cell office:value-type="float" office:value="32050" calcext:value-type="float">
            <text:p>32050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07" calcext:value-type="date">
            <text:p>11/20/19 08:33 AM</text:p>
          </table:table-cell>
          <table:table-cell office:value-type="float" office:value="9285724" calcext:value-type="float">
            <text:p>92857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586560" calcext:value-type="float">
            <text:p>586560</text:p>
          </table:table-cell>
          <table:table-cell office:value-type="float" office:value="549332" calcext:value-type="float">
            <text:p>5493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1869" calcext:value-type="float">
            <text:p>11869</text:p>
          </table:table-cell>
          <table:table-cell office:value-type="float" office:value="448480" calcext:value-type="float">
            <text:p>448480</text:p>
          </table:table-cell>
          <table:table-cell office:value-type="float" office:value="441164" calcext:value-type="float">
            <text:p>441164</text:p>
          </table:table-cell>
          <table:table-cell office:value-type="float" office:value="33424" calcext:value-type="float">
            <text:p>33424</text:p>
          </table:table-cell>
          <table:table-cell office:value-type="float" office:value="32050" calcext:value-type="float">
            <text:p>32050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08" calcext:value-type="date">
            <text:p>11/20/19 08:33 AM</text:p>
          </table:table-cell>
          <table:table-cell office:value-type="float" office:value="9300372" calcext:value-type="float">
            <text:p>930037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586560" calcext:value-type="float">
            <text:p>586560</text:p>
          </table:table-cell>
          <table:table-cell office:value-type="float" office:value="549332" calcext:value-type="float">
            <text:p>5493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1869" calcext:value-type="float">
            <text:p>11869</text:p>
          </table:table-cell>
          <table:table-cell office:value-type="float" office:value="448480" calcext:value-type="float">
            <text:p>448480</text:p>
          </table:table-cell>
          <table:table-cell office:value-type="float" office:value="441164" calcext:value-type="float">
            <text:p>441164</text:p>
          </table:table-cell>
          <table:table-cell office:value-type="float" office:value="33424" calcext:value-type="float">
            <text:p>33424</text:p>
          </table:table-cell>
          <table:table-cell office:value-type="float" office:value="32050" calcext:value-type="float">
            <text:p>32050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09" calcext:value-type="date">
            <text:p>11/20/19 08:33 AM</text:p>
          </table:table-cell>
          <table:table-cell office:value-type="float" office:value="9300480" calcext:value-type="float">
            <text:p>93004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586560" calcext:value-type="float">
            <text:p>586560</text:p>
          </table:table-cell>
          <table:table-cell office:value-type="float" office:value="549332" calcext:value-type="float">
            <text:p>5493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1869" calcext:value-type="float">
            <text:p>11869</text:p>
          </table:table-cell>
          <table:table-cell office:value-type="float" office:value="448480" calcext:value-type="float">
            <text:p>448480</text:p>
          </table:table-cell>
          <table:table-cell office:value-type="float" office:value="441164" calcext:value-type="float">
            <text:p>441164</text:p>
          </table:table-cell>
          <table:table-cell office:value-type="float" office:value="33424" calcext:value-type="float">
            <text:p>33424</text:p>
          </table:table-cell>
          <table:table-cell office:value-type="float" office:value="32050" calcext:value-type="float">
            <text:p>32050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10" calcext:value-type="date">
            <text:p>11/20/19 08:33 AM</text:p>
          </table:table-cell>
          <table:table-cell office:value-type="float" office:value="9374276" calcext:value-type="float">
            <text:p>93742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99540" calcext:value-type="float">
            <text:p>499540</text:p>
          </table:table-cell>
          <table:table-cell office:value-type="float" office:value="462312" calcext:value-type="float">
            <text:p>462312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0293" calcext:value-type="float">
            <text:p>10293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5545" calcext:value-type="float">
            <text:p>355545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3" calcext:value-type="float">
            <text:p>25903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20T08:33:11" calcext:value-type="date">
            <text:p>11/20/19 08:33 AM</text:p>
          </table:table-cell>
          <table:table-cell office:value-type="float" office:value="9359880" calcext:value-type="float">
            <text:p>93598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99540" calcext:value-type="float">
            <text:p>499540</text:p>
          </table:table-cell>
          <table:table-cell office:value-type="float" office:value="462312" calcext:value-type="float">
            <text:p>462312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0466" calcext:value-type="float">
            <text:p>10466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5545" calcext:value-type="float">
            <text:p>355545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3" calcext:value-type="float">
            <text:p>25903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12" calcext:value-type="date">
            <text:p>11/20/19 08:33 AM</text:p>
          </table:table-cell>
          <table:table-cell office:value-type="float" office:value="9377364" calcext:value-type="float">
            <text:p>937736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99540" calcext:value-type="float">
            <text:p>499540</text:p>
          </table:table-cell>
          <table:table-cell office:value-type="float" office:value="462312" calcext:value-type="float">
            <text:p>46231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0466" calcext:value-type="float">
            <text:p>10466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5545" calcext:value-type="float">
            <text:p>355545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3" calcext:value-type="float">
            <text:p>25903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13" calcext:value-type="date">
            <text:p>11/20/19 08:33 AM</text:p>
          </table:table-cell>
          <table:table-cell office:value-type="float" office:value="9377364" calcext:value-type="float">
            <text:p>937736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99540" calcext:value-type="float">
            <text:p>499540</text:p>
          </table:table-cell>
          <table:table-cell office:value-type="float" office:value="462312" calcext:value-type="float">
            <text:p>46231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0466" calcext:value-type="float">
            <text:p>10466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5545" calcext:value-type="float">
            <text:p>355545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3" calcext:value-type="float">
            <text:p>25903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14" calcext:value-type="date">
            <text:p>11/20/19 08:33 AM</text:p>
          </table:table-cell>
          <table:table-cell office:value-type="float" office:value="9377240" calcext:value-type="float">
            <text:p>93772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99540" calcext:value-type="float">
            <text:p>499540</text:p>
          </table:table-cell>
          <table:table-cell office:value-type="float" office:value="462312" calcext:value-type="float">
            <text:p>46231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0466" calcext:value-type="float">
            <text:p>10466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5545" calcext:value-type="float">
            <text:p>355545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3" calcext:value-type="float">
            <text:p>25903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15" calcext:value-type="date">
            <text:p>11/20/19 08:33 AM</text:p>
          </table:table-cell>
          <table:table-cell office:value-type="float" office:value="9377528" calcext:value-type="float">
            <text:p>937752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99540" calcext:value-type="float">
            <text:p>499540</text:p>
          </table:table-cell>
          <table:table-cell office:value-type="float" office:value="462312" calcext:value-type="float">
            <text:p>46231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0466" calcext:value-type="float">
            <text:p>10466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5545" calcext:value-type="float">
            <text:p>355545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3" calcext:value-type="float">
            <text:p>25903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16" calcext:value-type="date">
            <text:p>11/20/19 08:33 AM</text:p>
          </table:table-cell>
          <table:table-cell office:value-type="float" office:value="9377528" calcext:value-type="float">
            <text:p>937752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99540" calcext:value-type="float">
            <text:p>499540</text:p>
          </table:table-cell>
          <table:table-cell office:value-type="float" office:value="462312" calcext:value-type="float">
            <text:p>46231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0466" calcext:value-type="float">
            <text:p>10466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5545" calcext:value-type="float">
            <text:p>355545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3" calcext:value-type="float">
            <text:p>25903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17" calcext:value-type="date">
            <text:p>11/20/19 08:33 AM</text:p>
          </table:table-cell>
          <table:table-cell office:value-type="float" office:value="9391912" calcext:value-type="float">
            <text:p>93919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99540" calcext:value-type="float">
            <text:p>499540</text:p>
          </table:table-cell>
          <table:table-cell office:value-type="float" office:value="462312" calcext:value-type="float">
            <text:p>46231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0466" calcext:value-type="float">
            <text:p>10466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5545" calcext:value-type="float">
            <text:p>355545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3" calcext:value-type="float">
            <text:p>25903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18" calcext:value-type="date">
            <text:p>11/20/19 08:33 AM</text:p>
          </table:table-cell>
          <table:table-cell office:value-type="float" office:value="9391912" calcext:value-type="float">
            <text:p>93919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99540" calcext:value-type="float">
            <text:p>499540</text:p>
          </table:table-cell>
          <table:table-cell office:value-type="float" office:value="462312" calcext:value-type="float">
            <text:p>46231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0466" calcext:value-type="float">
            <text:p>10466</text:p>
          </table:table-cell>
          <table:table-cell office:value-type="float" office:value="361440" calcext:value-type="float">
            <text:p>361440</text:p>
          </table:table-cell>
          <table:table-cell office:value-type="float" office:value="355545" calcext:value-type="float">
            <text:p>355545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3" calcext:value-type="float">
            <text:p>25903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19" calcext:value-type="date">
            <text:p>11/20/19 08:33 AM</text:p>
          </table:table-cell>
          <table:table-cell office:value-type="float" office:value="9450704" calcext:value-type="float">
            <text:p>94507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12504" calcext:value-type="float">
            <text:p>412504</text:p>
          </table:table-cell>
          <table:table-cell office:value-type="float" office:value="375276" calcext:value-type="float">
            <text:p>375276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9064" calcext:value-type="float">
            <text:p>9064</text:p>
          </table:table-cell>
          <table:table-cell office:value-type="float" office:value="274400" calcext:value-type="float">
            <text:p>274400</text:p>
          </table:table-cell>
          <table:table-cell office:value-type="float" office:value="269926" calcext:value-type="float">
            <text:p>269926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6" calcext:value-type="float">
            <text:p>19756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20T08:33:20" calcext:value-type="date">
            <text:p>11/20/19 08:33 AM</text:p>
          </table:table-cell>
          <table:table-cell office:value-type="float" office:value="9479100" calcext:value-type="float">
            <text:p>94791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12504" calcext:value-type="float">
            <text:p>412504</text:p>
          </table:table-cell>
          <table:table-cell office:value-type="float" office:value="375276" calcext:value-type="float">
            <text:p>375276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9064" calcext:value-type="float">
            <text:p>9064</text:p>
          </table:table-cell>
          <table:table-cell office:value-type="float" office:value="274400" calcext:value-type="float">
            <text:p>274400</text:p>
          </table:table-cell>
          <table:table-cell office:value-type="float" office:value="269926" calcext:value-type="float">
            <text:p>269926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6" calcext:value-type="float">
            <text:p>19756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21" calcext:value-type="date">
            <text:p>11/20/19 08:33 AM</text:p>
          </table:table-cell>
          <table:table-cell office:value-type="float" office:value="9479100" calcext:value-type="float">
            <text:p>94791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12504" calcext:value-type="float">
            <text:p>412504</text:p>
          </table:table-cell>
          <table:table-cell office:value-type="float" office:value="375276" calcext:value-type="float">
            <text:p>375276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9064" calcext:value-type="float">
            <text:p>9064</text:p>
          </table:table-cell>
          <table:table-cell office:value-type="float" office:value="274400" calcext:value-type="float">
            <text:p>274400</text:p>
          </table:table-cell>
          <table:table-cell office:value-type="float" office:value="269926" calcext:value-type="float">
            <text:p>269926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6" calcext:value-type="float">
            <text:p>19756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22" calcext:value-type="date">
            <text:p>11/20/19 08:33 AM</text:p>
          </table:table-cell>
          <table:table-cell office:value-type="float" office:value="9479100" calcext:value-type="float">
            <text:p>947910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12504" calcext:value-type="float">
            <text:p>412504</text:p>
          </table:table-cell>
          <table:table-cell office:value-type="float" office:value="375276" calcext:value-type="float">
            <text:p>375276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9064" calcext:value-type="float">
            <text:p>9064</text:p>
          </table:table-cell>
          <table:table-cell office:value-type="float" office:value="274400" calcext:value-type="float">
            <text:p>274400</text:p>
          </table:table-cell>
          <table:table-cell office:value-type="float" office:value="269926" calcext:value-type="float">
            <text:p>269926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6" calcext:value-type="float">
            <text:p>19756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23" calcext:value-type="date">
            <text:p>11/20/19 08:33 AM</text:p>
          </table:table-cell>
          <table:table-cell office:value-type="float" office:value="9465088" calcext:value-type="float">
            <text:p>94650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12504" calcext:value-type="float">
            <text:p>412504</text:p>
          </table:table-cell>
          <table:table-cell office:value-type="float" office:value="375276" calcext:value-type="float">
            <text:p>375276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9064" calcext:value-type="float">
            <text:p>9064</text:p>
          </table:table-cell>
          <table:table-cell office:value-type="float" office:value="274400" calcext:value-type="float">
            <text:p>274400</text:p>
          </table:table-cell>
          <table:table-cell office:value-type="float" office:value="269928" calcext:value-type="float">
            <text:p>269928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6" calcext:value-type="float">
            <text:p>19756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24" calcext:value-type="date">
            <text:p>11/20/19 08:33 AM</text:p>
          </table:table-cell>
          <table:table-cell office:value-type="float" office:value="9465088" calcext:value-type="float">
            <text:p>94650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12504" calcext:value-type="float">
            <text:p>412504</text:p>
          </table:table-cell>
          <table:table-cell office:value-type="float" office:value="375276" calcext:value-type="float">
            <text:p>375276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9064" calcext:value-type="float">
            <text:p>9064</text:p>
          </table:table-cell>
          <table:table-cell office:value-type="float" office:value="274400" calcext:value-type="float">
            <text:p>274400</text:p>
          </table:table-cell>
          <table:table-cell office:value-type="float" office:value="269928" calcext:value-type="float">
            <text:p>269928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6" calcext:value-type="float">
            <text:p>19756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25" calcext:value-type="date">
            <text:p>11/20/19 08:33 AM</text:p>
          </table:table-cell>
          <table:table-cell office:value-type="float" office:value="9479008" calcext:value-type="float">
            <text:p>94790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12504" calcext:value-type="float">
            <text:p>412504</text:p>
          </table:table-cell>
          <table:table-cell office:value-type="float" office:value="375276" calcext:value-type="float">
            <text:p>375276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9064" calcext:value-type="float">
            <text:p>9064</text:p>
          </table:table-cell>
          <table:table-cell office:value-type="float" office:value="274400" calcext:value-type="float">
            <text:p>274400</text:p>
          </table:table-cell>
          <table:table-cell office:value-type="float" office:value="269928" calcext:value-type="float">
            <text:p>269928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6" calcext:value-type="float">
            <text:p>19756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26" calcext:value-type="date">
            <text:p>11/20/19 08:33 AM</text:p>
          </table:table-cell>
          <table:table-cell office:value-type="float" office:value="9478980" calcext:value-type="float">
            <text:p>947898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12504" calcext:value-type="float">
            <text:p>412504</text:p>
          </table:table-cell>
          <table:table-cell office:value-type="float" office:value="375276" calcext:value-type="float">
            <text:p>375276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9064" calcext:value-type="float">
            <text:p>9064</text:p>
          </table:table-cell>
          <table:table-cell office:value-type="float" office:value="274400" calcext:value-type="float">
            <text:p>274400</text:p>
          </table:table-cell>
          <table:table-cell office:value-type="float" office:value="269928" calcext:value-type="float">
            <text:p>269928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6" calcext:value-type="float">
            <text:p>19756</text:p>
          </table:table-cell>
          <table:table-cell office:value-type="float" office:value="747472" calcext:value-type="float">
            <text:p>7474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27" calcext:value-type="date">
            <text:p>11/20/19 08:33 AM</text:p>
          </table:table-cell>
          <table:table-cell office:value-type="float" office:value="9536952" calcext:value-type="float">
            <text:p>95369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325464" calcext:value-type="float">
            <text:p>325464</text:p>
          </table:table-cell>
          <table:table-cell office:value-type="float" office:value="288236" calcext:value-type="float">
            <text:p>288236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7680" calcext:value-type="float">
            <text:p>7680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09" calcext:value-type="float">
            <text:p>184309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9" calcext:value-type="float">
            <text:p>13609</text:p>
          </table:table-cell>
          <table:table-cell office:value-type="float" office:value="735184" calcext:value-type="float">
            <text:p>735184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20T08:33:28" calcext:value-type="date">
            <text:p>11/20/19 08:33 AM</text:p>
          </table:table-cell>
          <table:table-cell office:value-type="float" office:value="9551520" calcext:value-type="float">
            <text:p>95515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325464" calcext:value-type="float">
            <text:p>325464</text:p>
          </table:table-cell>
          <table:table-cell office:value-type="float" office:value="288236" calcext:value-type="float">
            <text:p>288236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7680" calcext:value-type="float">
            <text:p>7680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09" calcext:value-type="float">
            <text:p>184309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9" calcext:value-type="float">
            <text:p>13609</text:p>
          </table:table-cell>
          <table:table-cell office:value-type="float" office:value="735184" calcext:value-type="float">
            <text:p>735184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29" calcext:value-type="date">
            <text:p>11/20/19 08:33 AM</text:p>
          </table:table-cell>
          <table:table-cell office:value-type="float" office:value="9565904" calcext:value-type="float">
            <text:p>95659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325464" calcext:value-type="float">
            <text:p>325464</text:p>
          </table:table-cell>
          <table:table-cell office:value-type="float" office:value="288236" calcext:value-type="float">
            <text:p>288236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7680" calcext:value-type="float">
            <text:p>7680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09" calcext:value-type="float">
            <text:p>184309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9" calcext:value-type="float">
            <text:p>13609</text:p>
          </table:table-cell>
          <table:table-cell office:value-type="float" office:value="735184" calcext:value-type="float">
            <text:p>735184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30" calcext:value-type="date">
            <text:p>11/20/19 08:33 AM</text:p>
          </table:table-cell>
          <table:table-cell office:value-type="float" office:value="9565904" calcext:value-type="float">
            <text:p>956590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325464" calcext:value-type="float">
            <text:p>325464</text:p>
          </table:table-cell>
          <table:table-cell office:value-type="float" office:value="288236" calcext:value-type="float">
            <text:p>288236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7680" calcext:value-type="float">
            <text:p>7680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09" calcext:value-type="float">
            <text:p>184309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9" calcext:value-type="float">
            <text:p>13609</text:p>
          </table:table-cell>
          <table:table-cell office:value-type="float" office:value="735184" calcext:value-type="float">
            <text:p>735184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31" calcext:value-type="date">
            <text:p>11/20/19 08:33 AM</text:p>
          </table:table-cell>
          <table:table-cell office:value-type="float" office:value="9551768" calcext:value-type="float">
            <text:p>95517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325464" calcext:value-type="float">
            <text:p>325464</text:p>
          </table:table-cell>
          <table:table-cell office:value-type="float" office:value="288236" calcext:value-type="float">
            <text:p>288236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7680" calcext:value-type="float">
            <text:p>7680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09" calcext:value-type="float">
            <text:p>184309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9" calcext:value-type="float">
            <text:p>13609</text:p>
          </table:table-cell>
          <table:table-cell office:value-type="float" office:value="735184" calcext:value-type="float">
            <text:p>735184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32" calcext:value-type="date">
            <text:p>11/20/19 08:33 AM</text:p>
          </table:table-cell>
          <table:table-cell office:value-type="float" office:value="9513176" calcext:value-type="float">
            <text:p>95131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325464" calcext:value-type="float">
            <text:p>325464</text:p>
          </table:table-cell>
          <table:table-cell office:value-type="float" office:value="288236" calcext:value-type="float">
            <text:p>288236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7680" calcext:value-type="float">
            <text:p>7680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09" calcext:value-type="float">
            <text:p>184309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9" calcext:value-type="float">
            <text:p>13609</text:p>
          </table:table-cell>
          <table:table-cell office:value-type="float" office:value="735184" calcext:value-type="float">
            <text:p>735184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33" calcext:value-type="date">
            <text:p>11/20/19 08:33 AM</text:p>
          </table:table-cell>
          <table:table-cell office:value-type="float" office:value="9531724" calcext:value-type="float">
            <text:p>953172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325464" calcext:value-type="float">
            <text:p>325464</text:p>
          </table:table-cell>
          <table:table-cell office:value-type="float" office:value="288236" calcext:value-type="float">
            <text:p>288236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7680" calcext:value-type="float">
            <text:p>7680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09" calcext:value-type="float">
            <text:p>184309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9" calcext:value-type="float">
            <text:p>13609</text:p>
          </table:table-cell>
          <table:table-cell office:value-type="float" office:value="735184" calcext:value-type="float">
            <text:p>735184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34" calcext:value-type="date">
            <text:p>11/20/19 08:33 AM</text:p>
          </table:table-cell>
          <table:table-cell office:value-type="float" office:value="9531792" calcext:value-type="float">
            <text:p>95317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325464" calcext:value-type="float">
            <text:p>325464</text:p>
          </table:table-cell>
          <table:table-cell office:value-type="float" office:value="288236" calcext:value-type="float">
            <text:p>288236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7680" calcext:value-type="float">
            <text:p>7680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09" calcext:value-type="float">
            <text:p>184309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9" calcext:value-type="float">
            <text:p>13609</text:p>
          </table:table-cell>
          <table:table-cell office:value-type="float" office:value="735184" calcext:value-type="float">
            <text:p>735184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35" calcext:value-type="date">
            <text:p>11/20/19 08:33 AM</text:p>
          </table:table-cell>
          <table:table-cell office:value-type="float" office:value="9591808" calcext:value-type="float">
            <text:p>95918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</table:table-row>
        <table:table-row table:style-name="ro1">
          <table:table-cell table:style-name="ce2" office:value-type="date" office:date-value="2019-11-20T08:33:36" calcext:value-type="date">
            <text:p>11/20/19 08:33 AM</text:p>
          </table:table-cell>
          <table:table-cell office:value-type="float" office:value="9591312" calcext:value-type="float">
            <text:p>95913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37" calcext:value-type="date">
            <text:p>11/20/19 08:33 AM</text:p>
          </table:table-cell>
          <table:table-cell office:value-type="float" office:value="9619312" calcext:value-type="float">
            <text:p>96193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38" calcext:value-type="date">
            <text:p>11/20/19 08:33 AM</text:p>
          </table:table-cell>
          <table:table-cell office:value-type="float" office:value="9619088" calcext:value-type="float">
            <text:p>96190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39" calcext:value-type="date">
            <text:p>11/20/19 08:33 AM</text:p>
          </table:table-cell>
          <table:table-cell office:value-type="float" office:value="9604332" calcext:value-type="float">
            <text:p>960433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40" calcext:value-type="date">
            <text:p>11/20/19 08:33 AM</text:p>
          </table:table-cell>
          <table:table-cell office:value-type="float" office:value="9605456" calcext:value-type="float">
            <text:p>960545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41" calcext:value-type="date">
            <text:p>11/20/19 08:33 AM</text:p>
          </table:table-cell>
          <table:table-cell office:value-type="float" office:value="9621252" calcext:value-type="float">
            <text:p>962125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42" calcext:value-type="date">
            <text:p>11/20/19 08:33 AM</text:p>
          </table:table-cell>
          <table:table-cell office:value-type="float" office:value="9621084" calcext:value-type="float">
            <text:p>96210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43" calcext:value-type="date">
            <text:p>11/20/19 08:33 AM</text:p>
          </table:table-cell>
          <table:table-cell office:value-type="float" office:value="9621088" calcext:value-type="float">
            <text:p>96210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44" calcext:value-type="date">
            <text:p>11/20/19 08:33 AM</text:p>
          </table:table-cell>
          <table:table-cell office:value-type="float" office:value="9621088" calcext:value-type="float">
            <text:p>96210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45" calcext:value-type="date">
            <text:p>11/20/19 08:33 AM</text:p>
          </table:table-cell>
          <table:table-cell office:value-type="float" office:value="9621088" calcext:value-type="float">
            <text:p>96210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46" calcext:value-type="date">
            <text:p>11/20/19 08:33 AM</text:p>
          </table:table-cell>
          <table:table-cell office:value-type="float" office:value="9621088" calcext:value-type="float">
            <text:p>96210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47" calcext:value-type="date">
            <text:p>11/20/19 08:33 AM</text:p>
          </table:table-cell>
          <table:table-cell office:value-type="float" office:value="9621088" calcext:value-type="float">
            <text:p>962108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48" calcext:value-type="date">
            <text:p>11/20/19 08:33 AM</text:p>
          </table:table-cell>
          <table:table-cell office:value-type="float" office:value="9630920" calcext:value-type="float">
            <text:p>96309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49" calcext:value-type="date">
            <text:p>11/20/19 08:33 AM</text:p>
          </table:table-cell>
          <table:table-cell office:value-type="float" office:value="9652236" calcext:value-type="float">
            <text:p>96522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50" calcext:value-type="date">
            <text:p>11/20/19 08:33 AM</text:p>
          </table:table-cell>
          <table:table-cell office:value-type="float" office:value="9637156" calcext:value-type="float">
            <text:p>963715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51" calcext:value-type="date">
            <text:p>11/20/19 08:33 AM</text:p>
          </table:table-cell>
          <table:table-cell office:value-type="float" office:value="9637156" calcext:value-type="float">
            <text:p>963715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52" calcext:value-type="date">
            <text:p>11/20/19 08:33 AM</text:p>
          </table:table-cell>
          <table:table-cell office:value-type="float" office:value="9637284" calcext:value-type="float">
            <text:p>96372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53" calcext:value-type="date">
            <text:p>11/20/19 08:33 AM</text:p>
          </table:table-cell>
          <table:table-cell office:value-type="float" office:value="9636808" calcext:value-type="float">
            <text:p>96368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54" calcext:value-type="date">
            <text:p>11/20/19 08:33 AM</text:p>
          </table:table-cell>
          <table:table-cell office:value-type="float" office:value="9636560" calcext:value-type="float">
            <text:p>96365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55" calcext:value-type="date">
            <text:p>11/20/19 08:33 AM</text:p>
          </table:table-cell>
          <table:table-cell office:value-type="float" office:value="9636560" calcext:value-type="float">
            <text:p>96365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56" calcext:value-type="date">
            <text:p>11/20/19 08:33 AM</text:p>
          </table:table-cell>
          <table:table-cell office:value-type="float" office:value="9636560" calcext:value-type="float">
            <text:p>96365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57" calcext:value-type="date">
            <text:p>11/20/19 08:33 AM</text:p>
          </table:table-cell>
          <table:table-cell office:value-type="float" office:value="9636564" calcext:value-type="float">
            <text:p>963656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58" calcext:value-type="date">
            <text:p>11/20/19 08:33 AM</text:p>
          </table:table-cell>
          <table:table-cell office:value-type="float" office:value="9637808" calcext:value-type="float">
            <text:p>96378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3:59" calcext:value-type="date">
            <text:p>11/20/19 08:33 AM</text:p>
          </table:table-cell>
          <table:table-cell office:value-type="float" office:value="9637808" calcext:value-type="float">
            <text:p>96378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00" calcext:value-type="date">
            <text:p>11/20/19 08:34 AM</text:p>
          </table:table-cell>
          <table:table-cell office:value-type="float" office:value="9637440" calcext:value-type="float">
            <text:p>963744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01" calcext:value-type="date">
            <text:p>11/20/19 08:34 AM</text:p>
          </table:table-cell>
          <table:table-cell office:value-type="float" office:value="9637444" calcext:value-type="float">
            <text:p>96374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02" calcext:value-type="date">
            <text:p>11/20/19 08:34 AM</text:p>
          </table:table-cell>
          <table:table-cell office:value-type="float" office:value="9637536" calcext:value-type="float">
            <text:p>96375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03" calcext:value-type="date">
            <text:p>11/20/19 08:34 AM</text:p>
          </table:table-cell>
          <table:table-cell office:value-type="float" office:value="9637460" calcext:value-type="float">
            <text:p>963746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04" calcext:value-type="date">
            <text:p>11/20/19 08:34 AM</text:p>
          </table:table-cell>
          <table:table-cell office:value-type="float" office:value="9637336" calcext:value-type="float">
            <text:p>963733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05" calcext:value-type="date">
            <text:p>11/20/19 08:34 AM</text:p>
          </table:table-cell>
          <table:table-cell office:value-type="float" office:value="9637344" calcext:value-type="float">
            <text:p>96373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06" calcext:value-type="date">
            <text:p>11/20/19 08:34 AM</text:p>
          </table:table-cell>
          <table:table-cell office:value-type="float" office:value="9637344" calcext:value-type="float">
            <text:p>96373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07" calcext:value-type="date">
            <text:p>11/20/19 08:34 AM</text:p>
          </table:table-cell>
          <table:table-cell office:value-type="float" office:value="9637344" calcext:value-type="float">
            <text:p>96373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08" calcext:value-type="date">
            <text:p>11/20/19 08:34 AM</text:p>
          </table:table-cell>
          <table:table-cell office:value-type="float" office:value="9637344" calcext:value-type="float">
            <text:p>96373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09" calcext:value-type="date">
            <text:p>11/20/19 08:34 AM</text:p>
          </table:table-cell>
          <table:table-cell office:value-type="float" office:value="9637368" calcext:value-type="float">
            <text:p>963736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10" calcext:value-type="date">
            <text:p>11/20/19 08:34 AM</text:p>
          </table:table-cell>
          <table:table-cell office:value-type="float" office:value="9637220" calcext:value-type="float">
            <text:p>96372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11" calcext:value-type="date">
            <text:p>11/20/19 08:34 AM</text:p>
          </table:table-cell>
          <table:table-cell office:value-type="float" office:value="9637220" calcext:value-type="float">
            <text:p>96372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12" calcext:value-type="date">
            <text:p>11/20/19 08:34 AM</text:p>
          </table:table-cell>
          <table:table-cell office:value-type="float" office:value="9637220" calcext:value-type="float">
            <text:p>96372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13" calcext:value-type="date">
            <text:p>11/20/19 08:34 AM</text:p>
          </table:table-cell>
          <table:table-cell office:value-type="float" office:value="9637220" calcext:value-type="float">
            <text:p>96372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14" calcext:value-type="date">
            <text:p>11/20/19 08:34 AM</text:p>
          </table:table-cell>
          <table:table-cell office:value-type="float" office:value="9637220" calcext:value-type="float">
            <text:p>9637220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15" calcext:value-type="date">
            <text:p>11/20/19 08:34 AM</text:p>
          </table:table-cell>
          <table:table-cell office:value-type="float" office:value="9652712" calcext:value-type="float">
            <text:p>96527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16" calcext:value-type="date">
            <text:p>11/20/19 08:34 AM</text:p>
          </table:table-cell>
          <table:table-cell office:value-type="float" office:value="9652884" calcext:value-type="float">
            <text:p>96528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17" calcext:value-type="date">
            <text:p>11/20/19 08:34 AM</text:p>
          </table:table-cell>
          <table:table-cell office:value-type="float" office:value="9652764" calcext:value-type="float">
            <text:p>965276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18" calcext:value-type="date">
            <text:p>11/20/19 08:34 AM</text:p>
          </table:table-cell>
          <table:table-cell office:value-type="float" office:value="9637384" calcext:value-type="float">
            <text:p>96373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19" calcext:value-type="date">
            <text:p>11/20/19 08:34 AM</text:p>
          </table:table-cell>
          <table:table-cell office:value-type="float" office:value="9637384" calcext:value-type="float">
            <text:p>963738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20" calcext:value-type="date">
            <text:p>11/20/19 08:34 AM</text:p>
          </table:table-cell>
          <table:table-cell office:value-type="float" office:value="9637508" calcext:value-type="float">
            <text:p>96375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21" calcext:value-type="date">
            <text:p>11/20/19 08:34 AM</text:p>
          </table:table-cell>
          <table:table-cell office:value-type="float" office:value="9637508" calcext:value-type="float">
            <text:p>96375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22" calcext:value-type="date">
            <text:p>11/20/19 08:34 AM</text:p>
          </table:table-cell>
          <table:table-cell office:value-type="float" office:value="9637012" calcext:value-type="float">
            <text:p>96370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23" calcext:value-type="date">
            <text:p>11/20/19 08:34 AM</text:p>
          </table:table-cell>
          <table:table-cell office:value-type="float" office:value="9637012" calcext:value-type="float">
            <text:p>963701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24" calcext:value-type="date">
            <text:p>11/20/19 08:34 AM</text:p>
          </table:table-cell>
          <table:table-cell office:value-type="float" office:value="9636892" calcext:value-type="float">
            <text:p>96368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25" calcext:value-type="date">
            <text:p>11/20/19 08:34 AM</text:p>
          </table:table-cell>
          <table:table-cell office:value-type="float" office:value="9636892" calcext:value-type="float">
            <text:p>963689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26" calcext:value-type="date">
            <text:p>11/20/19 08:34 AM</text:p>
          </table:table-cell>
          <table:table-cell office:value-type="float" office:value="9636544" calcext:value-type="float">
            <text:p>9636544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27" calcext:value-type="date">
            <text:p>11/20/19 08:34 AM</text:p>
          </table:table-cell>
          <table:table-cell office:value-type="float" office:value="9637576" calcext:value-type="float">
            <text:p>9637576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28" calcext:value-type="date">
            <text:p>11/20/19 08:34 AM</text:p>
          </table:table-cell>
          <table:table-cell office:value-type="float" office:value="9637532" calcext:value-type="float">
            <text:p>9637532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29" calcext:value-type="date">
            <text:p>11/20/19 08:34 AM</text:p>
          </table:table-cell>
          <table:table-cell office:value-type="float" office:value="9637208" calcext:value-type="float">
            <text:p>96372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30" calcext:value-type="date">
            <text:p>11/20/19 08:34 AM</text:p>
          </table:table-cell>
          <table:table-cell office:value-type="float" office:value="9637208" calcext:value-type="float">
            <text:p>96372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31" calcext:value-type="date">
            <text:p>11/20/19 08:34 AM</text:p>
          </table:table-cell>
          <table:table-cell office:value-type="float" office:value="9637208" calcext:value-type="float">
            <text:p>96372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32" calcext:value-type="date">
            <text:p>11/20/19 08:34 AM</text:p>
          </table:table-cell>
          <table:table-cell office:value-type="float" office:value="9637208" calcext:value-type="float">
            <text:p>963720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33" calcext:value-type="date">
            <text:p>11/20/19 08:34 AM</text:p>
          </table:table-cell>
          <table:table-cell office:value-type="float" office:value="9637348" calcext:value-type="float">
            <text:p>9637348</text:p>
          </table:table-cell>
          <table:table-cell office:value-type="float" office:value="21504" calcext:value-type="float">
            <text:p>2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34" calcext:value-type="date">
            <text:p>11/20/19 08:34 AM</text:p>
          </table:table-cell>
          <table:table-cell office:value-type="float" office:value="9653028" calcext:value-type="float">
            <text:p>9653028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35" calcext:value-type="date">
            <text:p>11/20/19 08:34 AM</text:p>
          </table:table-cell>
          <table:table-cell office:value-type="float" office:value="9653104" calcext:value-type="float">
            <text:p>965310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36" calcext:value-type="date">
            <text:p>11/20/19 08:34 AM</text:p>
          </table:table-cell>
          <table:table-cell office:value-type="float" office:value="9640168" calcext:value-type="float">
            <text:p>9640168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37" calcext:value-type="date">
            <text:p>11/20/19 08:34 AM</text:p>
          </table:table-cell>
          <table:table-cell office:value-type="float" office:value="9636888" calcext:value-type="float">
            <text:p>9636888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38" calcext:value-type="date">
            <text:p>11/20/19 08:34 AM</text:p>
          </table:table-cell>
          <table:table-cell office:value-type="float" office:value="9636864" calcext:value-type="float">
            <text:p>963686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237360" calcext:value-type="float">
            <text:p>237360</text:p>
          </table:table-cell>
          <table:table-cell office:value-type="float" office:value="200132" calcext:value-type="float">
            <text:p>200132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6057" calcext:value-type="float">
            <text:p>6057</text:p>
          </table:table-cell>
          <table:table-cell office:value-type="float" office:value="100320" calcext:value-type="float">
            <text:p>100320</text:p>
          </table:table-cell>
          <table:table-cell office:value-type="float" office:value="98685" calcext:value-type="float">
            <text:p>98685</text:p>
          </table:table-cell>
          <table:table-cell office:value-type="float" office:value="7824" calcext:value-type="float">
            <text:p>7824</text:p>
          </table:table-cell>
          <table:table-cell office:value-type="float" office:value="7459" calcext:value-type="float">
            <text:p>7459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39" calcext:value-type="date">
            <text:p>11/20/19 08:34 AM</text:p>
          </table:table-cell>
          <table:table-cell office:value-type="float" office:value="9555152" calcext:value-type="float">
            <text:p>9555152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304864" calcext:value-type="float">
            <text:p>304864</text:p>
          </table:table-cell>
          <table:table-cell office:value-type="float" office:value="267636" calcext:value-type="float">
            <text:p>267636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 office:value-type="float" office:value="167808" calcext:value-type="float">
            <text:p>167808</text:p>
          </table:table-cell>
          <table:table-cell office:value-type="float" office:value="165071" calcext:value-type="float">
            <text:p>165071</text:p>
          </table:table-cell>
          <table:table-cell office:value-type="float" office:value="12800" calcext:value-type="float">
            <text:p>12800</text:p>
          </table:table-cell>
          <table:table-cell office:value-type="float" office:value="12226" calcext:value-type="float">
            <text:p>12226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50" calcext:value-type="float">
            <text:p>350</text:p>
          </table:table-cell>
          <table:table-cell office:value-type="float" office:value="204" calcext:value-type="float">
            <text:p>204</text:p>
          </table:table-cell>
          <table:table-cell office:value-type="float" office:value="17186" calcext:value-type="float">
            <text:p>17186</text:p>
          </table:table-cell>
          <table:table-cell office:value-type="float" office:value="6203" calcext:value-type="float">
            <text:p>6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40" calcext:value-type="date">
            <text:p>11/20/19 08:34 AM</text:p>
          </table:table-cell>
          <table:table-cell office:value-type="float" office:value="9462276" calcext:value-type="float">
            <text:p>946227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397872" calcext:value-type="float">
            <text:p>397872</text:p>
          </table:table-cell>
          <table:table-cell office:value-type="float" office:value="360644" calcext:value-type="float">
            <text:p>360644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13994" calcext:value-type="float">
            <text:p>13994</text:p>
          </table:table-cell>
          <table:table-cell office:value-type="float" office:value="260816" calcext:value-type="float">
            <text:p>260816</text:p>
          </table:table-cell>
          <table:table-cell office:value-type="float" office:value="256577" calcext:value-type="float">
            <text:p>256577</text:p>
          </table:table-cell>
          <table:table-cell office:value-type="float" office:value="19632" calcext:value-type="float">
            <text:p>19632</text:p>
          </table:table-cell>
          <table:table-cell office:value-type="float" office:value="18797" calcext:value-type="float">
            <text:p>18797</text:p>
          </table:table-cell>
          <table:table-cell office:value-type="float" office:value="334416" calcext:value-type="float">
            <text:p>33441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35" calcext:value-type="float">
            <text:p>435</text:p>
          </table:table-cell>
          <table:table-cell office:value-type="float" office:value="204" calcext:value-type="float">
            <text:p>204</text:p>
          </table:table-cell>
          <table:table-cell office:value-type="float" office:value="25736" calcext:value-type="float">
            <text:p>25736</text:p>
          </table:table-cell>
          <table:table-cell office:value-type="float" office:value="8550" calcext:value-type="float">
            <text:p>8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41" calcext:value-type="date">
            <text:p>11/20/19 08:34 AM</text:p>
          </table:table-cell>
          <table:table-cell office:value-type="float" office:value="9387140" calcext:value-type="float">
            <text:p>938714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487064" calcext:value-type="float">
            <text:p>487064</text:p>
          </table:table-cell>
          <table:table-cell office:value-type="float" office:value="449836" calcext:value-type="float">
            <text:p>449836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11016" calcext:value-type="float">
            <text:p>11016</text:p>
          </table:table-cell>
          <table:table-cell office:value-type="float" office:value="350000" calcext:value-type="float">
            <text:p>350000</text:p>
          </table:table-cell>
          <table:table-cell office:value-type="float" office:value="344306" calcext:value-type="float">
            <text:p>344306</text:p>
          </table:table-cell>
          <table:table-cell office:value-type="float" office:value="26192" calcext:value-type="float">
            <text:p>26192</text:p>
          </table:table-cell>
          <table:table-cell office:value-type="float" office:value="25095" calcext:value-type="float">
            <text:p>25095</text:p>
          </table:table-cell>
          <table:table-cell office:value-type="float" office:value="583344" calcext:value-type="float">
            <text:p>583344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17" calcext:value-type="float">
            <text:p>517</text:p>
          </table:table-cell>
          <table:table-cell office:value-type="float" office:value="204" calcext:value-type="float">
            <text:p>204</text:p>
          </table:table-cell>
          <table:table-cell office:value-type="float" office:value="33933" calcext:value-type="float">
            <text:p>33933</text:p>
          </table:table-cell>
          <table:table-cell office:value-type="float" office:value="8197" calcext:value-type="float">
            <text:p>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42" calcext:value-type="date">
            <text:p>11/20/19 08:34 AM</text:p>
          </table:table-cell>
          <table:table-cell office:value-type="float" office:value="9295628" calcext:value-type="float">
            <text:p>9295628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5848" calcext:value-type="float">
            <text:p>3505848</text:p>
          </table:table-cell>
          <table:table-cell office:value-type="float" office:value="578636" calcext:value-type="float">
            <text:p>578636</text:p>
          </table:table-cell>
          <table:table-cell office:value-type="float" office:value="541408" calcext:value-type="float">
            <text:p>541408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600" calcext:value-type="float">
            <text:p>25600</text:p>
          </table:table-cell>
          <table:table-cell office:value-type="float" office:value="14542" calcext:value-type="float">
            <text:p>14542</text:p>
          </table:table-cell>
          <table:table-cell office:value-type="float" office:value="440496" calcext:value-type="float">
            <text:p>440496</text:p>
          </table:table-cell>
          <table:table-cell office:value-type="float" office:value="433317" calcext:value-type="float">
            <text:p>433317</text:p>
          </table:table-cell>
          <table:table-cell office:value-type="float" office:value="32848" calcext:value-type="float">
            <text:p>32848</text:p>
          </table:table-cell>
          <table:table-cell office:value-type="float" office:value="31486" calcext:value-type="float">
            <text:p>31486</text:p>
          </table:table-cell>
          <table:table-cell office:value-type="float" office:value="727712" calcext:value-type="float">
            <text:p>7277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00" calcext:value-type="float">
            <text:p>600</text:p>
          </table:table-cell>
          <table:table-cell office:value-type="float" office:value="204" calcext:value-type="float">
            <text:p>204</text:p>
          </table:table-cell>
          <table:table-cell office:value-type="float" office:value="42250" calcext:value-type="float">
            <text:p>42250</text:p>
          </table:table-cell>
          <table:table-cell office:value-type="float" office:value="8317" calcext:value-type="float">
            <text:p>8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43" calcext:value-type="date">
            <text:p>11/20/19 08:34 AM</text:p>
          </table:table-cell>
          <table:table-cell office:value-type="float" office:value="9202136" calcext:value-type="float">
            <text:p>920213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671796" calcext:value-type="float">
            <text:p>671796</text:p>
          </table:table-cell>
          <table:table-cell office:value-type="float" office:value="634568" calcext:value-type="float">
            <text:p>634568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9448" calcext:value-type="float">
            <text:p>19448</text:p>
          </table:table-cell>
          <table:table-cell office:value-type="float" office:value="531760" calcext:value-type="float">
            <text:p>531760</text:p>
          </table:table-cell>
          <table:table-cell office:value-type="float" office:value="523089" calcext:value-type="float">
            <text:p>523089</text:p>
          </table:table-cell>
          <table:table-cell office:value-type="float" office:value="39552" calcext:value-type="float">
            <text:p>39552</text:p>
          </table:table-cell>
          <table:table-cell office:value-type="float" office:value="37931" calcext:value-type="float">
            <text:p>37931</text:p>
          </table:table-cell>
          <table:table-cell office:value-type="float" office:value="868672" calcext:value-type="float">
            <text:p>8686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84" calcext:value-type="float">
            <text:p>684</text:p>
          </table:table-cell>
          <table:table-cell office:value-type="float" office:value="204" calcext:value-type="float">
            <text:p>204</text:p>
          </table:table-cell>
          <table:table-cell office:value-type="float" office:value="50638" calcext:value-type="float">
            <text:p>50638</text:p>
          </table:table-cell>
          <table:table-cell office:value-type="float" office:value="8388" calcext:value-type="float">
            <text:p>8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44" calcext:value-type="date">
            <text:p>11/20/19 08:34 AM</text:p>
          </table:table-cell>
          <table:table-cell office:value-type="float" office:value="9183536" calcext:value-type="float">
            <text:p>918353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676056" calcext:value-type="float">
            <text:p>676056</text:p>
          </table:table-cell>
          <table:table-cell office:value-type="float" office:value="638828" calcext:value-type="float">
            <text:p>638828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0" calcext:value-type="float">
            <text:p>12780</text:p>
          </table:table-cell>
          <table:table-cell office:value-type="float" office:value="535504" calcext:value-type="float">
            <text:p>535504</text:p>
          </table:table-cell>
          <table:table-cell office:value-type="float" office:value="526782" calcext:value-type="float">
            <text:p>526782</text:p>
          </table:table-cell>
          <table:table-cell office:value-type="float" office:value="39824" calcext:value-type="float">
            <text:p>39824</text:p>
          </table:table-cell>
          <table:table-cell office:value-type="float" office:value="38196" calcext:value-type="float">
            <text:p>38196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45" calcext:value-type="date">
            <text:p>11/20/19 08:34 AM</text:p>
          </table:table-cell>
          <table:table-cell office:value-type="float" office:value="9184196" calcext:value-type="float">
            <text:p>918419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676056" calcext:value-type="float">
            <text:p>676056</text:p>
          </table:table-cell>
          <table:table-cell office:value-type="float" office:value="638828" calcext:value-type="float">
            <text:p>638828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0" calcext:value-type="float">
            <text:p>12780</text:p>
          </table:table-cell>
          <table:table-cell office:value-type="float" office:value="535504" calcext:value-type="float">
            <text:p>535504</text:p>
          </table:table-cell>
          <table:table-cell office:value-type="float" office:value="526782" calcext:value-type="float">
            <text:p>526782</text:p>
          </table:table-cell>
          <table:table-cell office:value-type="float" office:value="39824" calcext:value-type="float">
            <text:p>39824</text:p>
          </table:table-cell>
          <table:table-cell office:value-type="float" office:value="38196" calcext:value-type="float">
            <text:p>38196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46" calcext:value-type="date">
            <text:p>11/20/19 08:34 AM</text:p>
          </table:table-cell>
          <table:table-cell office:value-type="float" office:value="9197960" calcext:value-type="float">
            <text:p>919796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676056" calcext:value-type="float">
            <text:p>676056</text:p>
          </table:table-cell>
          <table:table-cell office:value-type="float" office:value="638828" calcext:value-type="float">
            <text:p>638828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0" calcext:value-type="float">
            <text:p>12780</text:p>
          </table:table-cell>
          <table:table-cell office:value-type="float" office:value="535504" calcext:value-type="float">
            <text:p>535504</text:p>
          </table:table-cell>
          <table:table-cell office:value-type="float" office:value="526782" calcext:value-type="float">
            <text:p>526782</text:p>
          </table:table-cell>
          <table:table-cell office:value-type="float" office:value="39824" calcext:value-type="float">
            <text:p>39824</text:p>
          </table:table-cell>
          <table:table-cell office:value-type="float" office:value="38196" calcext:value-type="float">
            <text:p>38196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47" calcext:value-type="date">
            <text:p>11/20/19 08:34 AM</text:p>
          </table:table-cell>
          <table:table-cell office:value-type="float" office:value="9198052" calcext:value-type="float">
            <text:p>9198052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676056" calcext:value-type="float">
            <text:p>676056</text:p>
          </table:table-cell>
          <table:table-cell office:value-type="float" office:value="638828" calcext:value-type="float">
            <text:p>638828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0" calcext:value-type="float">
            <text:p>12780</text:p>
          </table:table-cell>
          <table:table-cell office:value-type="float" office:value="535504" calcext:value-type="float">
            <text:p>535504</text:p>
          </table:table-cell>
          <table:table-cell office:value-type="float" office:value="526782" calcext:value-type="float">
            <text:p>526782</text:p>
          </table:table-cell>
          <table:table-cell office:value-type="float" office:value="39824" calcext:value-type="float">
            <text:p>39824</text:p>
          </table:table-cell>
          <table:table-cell office:value-type="float" office:value="38196" calcext:value-type="float">
            <text:p>38196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48" calcext:value-type="date">
            <text:p>11/20/19 08:34 AM</text:p>
          </table:table-cell>
          <table:table-cell office:value-type="float" office:value="9183544" calcext:value-type="float">
            <text:p>918354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676056" calcext:value-type="float">
            <text:p>676056</text:p>
          </table:table-cell>
          <table:table-cell office:value-type="float" office:value="638828" calcext:value-type="float">
            <text:p>638828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0" calcext:value-type="float">
            <text:p>12780</text:p>
          </table:table-cell>
          <table:table-cell office:value-type="float" office:value="535504" calcext:value-type="float">
            <text:p>535504</text:p>
          </table:table-cell>
          <table:table-cell office:value-type="float" office:value="526782" calcext:value-type="float">
            <text:p>526782</text:p>
          </table:table-cell>
          <table:table-cell office:value-type="float" office:value="39824" calcext:value-type="float">
            <text:p>39824</text:p>
          </table:table-cell>
          <table:table-cell office:value-type="float" office:value="38196" calcext:value-type="float">
            <text:p>38196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49" calcext:value-type="date">
            <text:p>11/20/19 08:34 AM</text:p>
          </table:table-cell>
          <table:table-cell office:value-type="float" office:value="9183544" calcext:value-type="float">
            <text:p>918354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676056" calcext:value-type="float">
            <text:p>676056</text:p>
          </table:table-cell>
          <table:table-cell office:value-type="float" office:value="638828" calcext:value-type="float">
            <text:p>638828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0" calcext:value-type="float">
            <text:p>12780</text:p>
          </table:table-cell>
          <table:table-cell office:value-type="float" office:value="535504" calcext:value-type="float">
            <text:p>535504</text:p>
          </table:table-cell>
          <table:table-cell office:value-type="float" office:value="526782" calcext:value-type="float">
            <text:p>526782</text:p>
          </table:table-cell>
          <table:table-cell office:value-type="float" office:value="39824" calcext:value-type="float">
            <text:p>39824</text:p>
          </table:table-cell>
          <table:table-cell office:value-type="float" office:value="38196" calcext:value-type="float">
            <text:p>38196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50" calcext:value-type="date">
            <text:p>11/20/19 08:34 AM</text:p>
          </table:table-cell>
          <table:table-cell office:value-type="float" office:value="9183544" calcext:value-type="float">
            <text:p>918354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676056" calcext:value-type="float">
            <text:p>676056</text:p>
          </table:table-cell>
          <table:table-cell office:value-type="float" office:value="638828" calcext:value-type="float">
            <text:p>638828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0" calcext:value-type="float">
            <text:p>12780</text:p>
          </table:table-cell>
          <table:table-cell office:value-type="float" office:value="535504" calcext:value-type="float">
            <text:p>535504</text:p>
          </table:table-cell>
          <table:table-cell office:value-type="float" office:value="526782" calcext:value-type="float">
            <text:p>526782</text:p>
          </table:table-cell>
          <table:table-cell office:value-type="float" office:value="39824" calcext:value-type="float">
            <text:p>39824</text:p>
          </table:table-cell>
          <table:table-cell office:value-type="float" office:value="38196" calcext:value-type="float">
            <text:p>38196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51" calcext:value-type="date">
            <text:p>11/20/19 08:34 AM</text:p>
          </table:table-cell>
          <table:table-cell office:value-type="float" office:value="9183544" calcext:value-type="float">
            <text:p>918354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676056" calcext:value-type="float">
            <text:p>676056</text:p>
          </table:table-cell>
          <table:table-cell office:value-type="float" office:value="638828" calcext:value-type="float">
            <text:p>638828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2780" calcext:value-type="float">
            <text:p>12780</text:p>
          </table:table-cell>
          <table:table-cell office:value-type="float" office:value="535504" calcext:value-type="float">
            <text:p>535504</text:p>
          </table:table-cell>
          <table:table-cell office:value-type="float" office:value="526782" calcext:value-type="float">
            <text:p>526782</text:p>
          </table:table-cell>
          <table:table-cell office:value-type="float" office:value="39824" calcext:value-type="float">
            <text:p>39824</text:p>
          </table:table-cell>
          <table:table-cell office:value-type="float" office:value="38196" calcext:value-type="float">
            <text:p>38196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87" calcext:value-type="float">
            <text:p>687</text:p>
          </table:table-cell>
          <table:table-cell office:value-type="float" office:value="204" calcext:value-type="float">
            <text:p>204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52" calcext:value-type="date">
            <text:p>11/20/19 08:34 AM</text:p>
          </table:table-cell>
          <table:table-cell office:value-type="float" office:value="9271504" calcext:value-type="float">
            <text:p>927150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89028" calcext:value-type="float">
            <text:p>589028</text:p>
          </table:table-cell>
          <table:table-cell office:value-type="float" office:value="551800" calcext:value-type="float">
            <text:p>551800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8" calcext:value-type="float">
            <text:p>11378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1163" calcext:value-type="float">
            <text:p>441163</text:p>
          </table:table-cell>
          <table:table-cell office:value-type="float" office:value="33424" calcext:value-type="float">
            <text:p>3342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20T08:34:53" calcext:value-type="date">
            <text:p>11/20/19 08:34 AM</text:p>
          </table:table-cell>
          <table:table-cell office:value-type="float" office:value="9285764" calcext:value-type="float">
            <text:p>928576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89028" calcext:value-type="float">
            <text:p>589028</text:p>
          </table:table-cell>
          <table:table-cell office:value-type="float" office:value="551800" calcext:value-type="float">
            <text:p>55180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8" calcext:value-type="float">
            <text:p>11378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1163" calcext:value-type="float">
            <text:p>441163</text:p>
          </table:table-cell>
          <table:table-cell office:value-type="float" office:value="33424" calcext:value-type="float">
            <text:p>3342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54" calcext:value-type="date">
            <text:p>11/20/19 08:34 AM</text:p>
          </table:table-cell>
          <table:table-cell office:value-type="float" office:value="9300196" calcext:value-type="float">
            <text:p>930019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89028" calcext:value-type="float">
            <text:p>589028</text:p>
          </table:table-cell>
          <table:table-cell office:value-type="float" office:value="551800" calcext:value-type="float">
            <text:p>55180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8" calcext:value-type="float">
            <text:p>11378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1163" calcext:value-type="float">
            <text:p>441163</text:p>
          </table:table-cell>
          <table:table-cell office:value-type="float" office:value="33424" calcext:value-type="float">
            <text:p>3342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55" calcext:value-type="date">
            <text:p>11/20/19 08:34 AM</text:p>
          </table:table-cell>
          <table:table-cell office:value-type="float" office:value="9300196" calcext:value-type="float">
            <text:p>930019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89028" calcext:value-type="float">
            <text:p>589028</text:p>
          </table:table-cell>
          <table:table-cell office:value-type="float" office:value="551800" calcext:value-type="float">
            <text:p>55180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8" calcext:value-type="float">
            <text:p>11378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1163" calcext:value-type="float">
            <text:p>441163</text:p>
          </table:table-cell>
          <table:table-cell office:value-type="float" office:value="33424" calcext:value-type="float">
            <text:p>3342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56" calcext:value-type="date">
            <text:p>11/20/19 08:34 AM</text:p>
          </table:table-cell>
          <table:table-cell office:value-type="float" office:value="9286260" calcext:value-type="float">
            <text:p>928626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89028" calcext:value-type="float">
            <text:p>589028</text:p>
          </table:table-cell>
          <table:table-cell office:value-type="float" office:value="551800" calcext:value-type="float">
            <text:p>55180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8" calcext:value-type="float">
            <text:p>11378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1163" calcext:value-type="float">
            <text:p>441163</text:p>
          </table:table-cell>
          <table:table-cell office:value-type="float" office:value="33424" calcext:value-type="float">
            <text:p>3342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57" calcext:value-type="date">
            <text:p>11/20/19 08:34 AM</text:p>
          </table:table-cell>
          <table:table-cell office:value-type="float" office:value="9286260" calcext:value-type="float">
            <text:p>928626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89028" calcext:value-type="float">
            <text:p>589028</text:p>
          </table:table-cell>
          <table:table-cell office:value-type="float" office:value="551800" calcext:value-type="float">
            <text:p>55180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8" calcext:value-type="float">
            <text:p>11378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1163" calcext:value-type="float">
            <text:p>441163</text:p>
          </table:table-cell>
          <table:table-cell office:value-type="float" office:value="33424" calcext:value-type="float">
            <text:p>3342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58" calcext:value-type="date">
            <text:p>11/20/19 08:34 AM</text:p>
          </table:table-cell>
          <table:table-cell office:value-type="float" office:value="9284680" calcext:value-type="float">
            <text:p>928468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89028" calcext:value-type="float">
            <text:p>589028</text:p>
          </table:table-cell>
          <table:table-cell office:value-type="float" office:value="551800" calcext:value-type="float">
            <text:p>55180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8" calcext:value-type="float">
            <text:p>11378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1163" calcext:value-type="float">
            <text:p>441163</text:p>
          </table:table-cell>
          <table:table-cell office:value-type="float" office:value="33424" calcext:value-type="float">
            <text:p>3342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4:59" calcext:value-type="date">
            <text:p>11/20/19 08:34 AM</text:p>
          </table:table-cell>
          <table:table-cell office:value-type="float" office:value="9284876" calcext:value-type="float">
            <text:p>928487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89028" calcext:value-type="float">
            <text:p>589028</text:p>
          </table:table-cell>
          <table:table-cell office:value-type="float" office:value="551800" calcext:value-type="float">
            <text:p>55180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1378" calcext:value-type="float">
            <text:p>11378</text:p>
          </table:table-cell>
          <table:table-cell office:value-type="float" office:value="448464" calcext:value-type="float">
            <text:p>448464</text:p>
          </table:table-cell>
          <table:table-cell office:value-type="float" office:value="441163" calcext:value-type="float">
            <text:p>441163</text:p>
          </table:table-cell>
          <table:table-cell office:value-type="float" office:value="33424" calcext:value-type="float">
            <text:p>33424</text:p>
          </table:table-cell>
          <table:table-cell office:value-type="float" office:value="32049" calcext:value-type="float">
            <text:p>32049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607" calcext:value-type="float">
            <text:p>607</text:p>
          </table:table-cell>
          <table:table-cell office:value-type="float" office:value="204" calcext:value-type="float">
            <text:p>204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00" calcext:value-type="date">
            <text:p>11/20/19 08:35 AM</text:p>
          </table:table-cell>
          <table:table-cell office:value-type="float" office:value="9343404" calcext:value-type="float">
            <text:p>934340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02008" calcext:value-type="float">
            <text:p>502008</text:p>
          </table:table-cell>
          <table:table-cell office:value-type="float" office:value="464780" calcext:value-type="float">
            <text:p>464780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9976" calcext:value-type="float">
            <text:p>9976</text:p>
          </table:table-cell>
          <table:table-cell office:value-type="float" office:value="361424" calcext:value-type="float">
            <text:p>361424</text:p>
          </table:table-cell>
          <table:table-cell office:value-type="float" office:value="355544" calcext:value-type="float">
            <text:p>355544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1" calcext:value-type="float">
            <text:p>25901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20T08:35:01" calcext:value-type="date">
            <text:p>11/20/19 08:35 AM</text:p>
          </table:table-cell>
          <table:table-cell office:value-type="float" office:value="9343776" calcext:value-type="float">
            <text:p>934377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02008" calcext:value-type="float">
            <text:p>502008</text:p>
          </table:table-cell>
          <table:table-cell office:value-type="float" office:value="464780" calcext:value-type="float">
            <text:p>46478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9976" calcext:value-type="float">
            <text:p>9976</text:p>
          </table:table-cell>
          <table:table-cell office:value-type="float" office:value="361424" calcext:value-type="float">
            <text:p>361424</text:p>
          </table:table-cell>
          <table:table-cell office:value-type="float" office:value="355544" calcext:value-type="float">
            <text:p>355544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1" calcext:value-type="float">
            <text:p>25901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02" calcext:value-type="date">
            <text:p>11/20/19 08:35 AM</text:p>
          </table:table-cell>
          <table:table-cell office:value-type="float" office:value="9372060" calcext:value-type="float">
            <text:p>937206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02008" calcext:value-type="float">
            <text:p>502008</text:p>
          </table:table-cell>
          <table:table-cell office:value-type="float" office:value="464780" calcext:value-type="float">
            <text:p>46478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9976" calcext:value-type="float">
            <text:p>9976</text:p>
          </table:table-cell>
          <table:table-cell office:value-type="float" office:value="361424" calcext:value-type="float">
            <text:p>361424</text:p>
          </table:table-cell>
          <table:table-cell office:value-type="float" office:value="355544" calcext:value-type="float">
            <text:p>355544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1" calcext:value-type="float">
            <text:p>25901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03" calcext:value-type="date">
            <text:p>11/20/19 08:35 AM</text:p>
          </table:table-cell>
          <table:table-cell office:value-type="float" office:value="9371632" calcext:value-type="float">
            <text:p>9371632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02008" calcext:value-type="float">
            <text:p>502008</text:p>
          </table:table-cell>
          <table:table-cell office:value-type="float" office:value="464780" calcext:value-type="float">
            <text:p>46478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9976" calcext:value-type="float">
            <text:p>9976</text:p>
          </table:table-cell>
          <table:table-cell office:value-type="float" office:value="361424" calcext:value-type="float">
            <text:p>361424</text:p>
          </table:table-cell>
          <table:table-cell office:value-type="float" office:value="355544" calcext:value-type="float">
            <text:p>355544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1" calcext:value-type="float">
            <text:p>25901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04" calcext:value-type="date">
            <text:p>11/20/19 08:35 AM</text:p>
          </table:table-cell>
          <table:table-cell office:value-type="float" office:value="9357744" calcext:value-type="float">
            <text:p>935774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02008" calcext:value-type="float">
            <text:p>502008</text:p>
          </table:table-cell>
          <table:table-cell office:value-type="float" office:value="464780" calcext:value-type="float">
            <text:p>46478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9976" calcext:value-type="float">
            <text:p>9976</text:p>
          </table:table-cell>
          <table:table-cell office:value-type="float" office:value="361424" calcext:value-type="float">
            <text:p>361424</text:p>
          </table:table-cell>
          <table:table-cell office:value-type="float" office:value="355544" calcext:value-type="float">
            <text:p>355544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1" calcext:value-type="float">
            <text:p>25901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05" calcext:value-type="date">
            <text:p>11/20/19 08:35 AM</text:p>
          </table:table-cell>
          <table:table-cell office:value-type="float" office:value="9357744" calcext:value-type="float">
            <text:p>9357744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02008" calcext:value-type="float">
            <text:p>502008</text:p>
          </table:table-cell>
          <table:table-cell office:value-type="float" office:value="464780" calcext:value-type="float">
            <text:p>46478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9976" calcext:value-type="float">
            <text:p>9976</text:p>
          </table:table-cell>
          <table:table-cell office:value-type="float" office:value="361424" calcext:value-type="float">
            <text:p>361424</text:p>
          </table:table-cell>
          <table:table-cell office:value-type="float" office:value="355544" calcext:value-type="float">
            <text:p>355544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1" calcext:value-type="float">
            <text:p>25901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06" calcext:value-type="date">
            <text:p>11/20/19 08:35 AM</text:p>
          </table:table-cell>
          <table:table-cell office:value-type="float" office:value="9371756" calcext:value-type="float">
            <text:p>937175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02008" calcext:value-type="float">
            <text:p>502008</text:p>
          </table:table-cell>
          <table:table-cell office:value-type="float" office:value="464780" calcext:value-type="float">
            <text:p>46478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9976" calcext:value-type="float">
            <text:p>9976</text:p>
          </table:table-cell>
          <table:table-cell office:value-type="float" office:value="361424" calcext:value-type="float">
            <text:p>361424</text:p>
          </table:table-cell>
          <table:table-cell office:value-type="float" office:value="355544" calcext:value-type="float">
            <text:p>355544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1" calcext:value-type="float">
            <text:p>25901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07" calcext:value-type="date">
            <text:p>11/20/19 08:35 AM</text:p>
          </table:table-cell>
          <table:table-cell office:value-type="float" office:value="9372376" calcext:value-type="float">
            <text:p>937237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502008" calcext:value-type="float">
            <text:p>502008</text:p>
          </table:table-cell>
          <table:table-cell office:value-type="float" office:value="464780" calcext:value-type="float">
            <text:p>46478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9976" calcext:value-type="float">
            <text:p>9976</text:p>
          </table:table-cell>
          <table:table-cell office:value-type="float" office:value="361424" calcext:value-type="float">
            <text:p>361424</text:p>
          </table:table-cell>
          <table:table-cell office:value-type="float" office:value="355544" calcext:value-type="float">
            <text:p>355544</text:p>
          </table:table-cell>
          <table:table-cell office:value-type="float" office:value="27024" calcext:value-type="float">
            <text:p>27024</text:p>
          </table:table-cell>
          <table:table-cell office:value-type="float" office:value="25901" calcext:value-type="float">
            <text:p>25901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527" calcext:value-type="float">
            <text:p>527</text:p>
          </table:table-cell>
          <table:table-cell office:value-type="float" office:value="204" calcext:value-type="float">
            <text:p>204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08" calcext:value-type="date">
            <text:p>11/20/19 08:35 AM</text:p>
          </table:table-cell>
          <table:table-cell office:value-type="float" office:value="9430020" calcext:value-type="float">
            <text:p>943002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414972" calcext:value-type="float">
            <text:p>414972</text:p>
          </table:table-cell>
          <table:table-cell office:value-type="float" office:value="377744" calcext:value-type="float">
            <text:p>377744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594" calcext:value-type="float">
            <text:p>8594</text:p>
          </table:table-cell>
          <table:table-cell office:value-type="float" office:value="274384" calcext:value-type="float">
            <text:p>274384</text:p>
          </table:table-cell>
          <table:table-cell office:value-type="float" office:value="269925" calcext:value-type="float">
            <text:p>269925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4" calcext:value-type="float">
            <text:p>19754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20T08:35:09" calcext:value-type="date">
            <text:p>11/20/19 08:35 AM</text:p>
          </table:table-cell>
          <table:table-cell office:value-type="float" office:value="9429940" calcext:value-type="float">
            <text:p>942994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414972" calcext:value-type="float">
            <text:p>414972</text:p>
          </table:table-cell>
          <table:table-cell office:value-type="float" office:value="377744" calcext:value-type="float">
            <text:p>377744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594" calcext:value-type="float">
            <text:p>8594</text:p>
          </table:table-cell>
          <table:table-cell office:value-type="float" office:value="274384" calcext:value-type="float">
            <text:p>274384</text:p>
          </table:table-cell>
          <table:table-cell office:value-type="float" office:value="269925" calcext:value-type="float">
            <text:p>269925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4" calcext:value-type="float">
            <text:p>19754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10" calcext:value-type="date">
            <text:p>11/20/19 08:35 AM</text:p>
          </table:table-cell>
          <table:table-cell office:value-type="float" office:value="9459328" calcext:value-type="float">
            <text:p>9459328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414972" calcext:value-type="float">
            <text:p>414972</text:p>
          </table:table-cell>
          <table:table-cell office:value-type="float" office:value="377744" calcext:value-type="float">
            <text:p>377744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594" calcext:value-type="float">
            <text:p>8594</text:p>
          </table:table-cell>
          <table:table-cell office:value-type="float" office:value="274384" calcext:value-type="float">
            <text:p>274384</text:p>
          </table:table-cell>
          <table:table-cell office:value-type="float" office:value="269925" calcext:value-type="float">
            <text:p>269925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4" calcext:value-type="float">
            <text:p>19754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11" calcext:value-type="date">
            <text:p>11/20/19 08:35 AM</text:p>
          </table:table-cell>
          <table:table-cell office:value-type="float" office:value="9459328" calcext:value-type="float">
            <text:p>9459328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414972" calcext:value-type="float">
            <text:p>414972</text:p>
          </table:table-cell>
          <table:table-cell office:value-type="float" office:value="377744" calcext:value-type="float">
            <text:p>377744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594" calcext:value-type="float">
            <text:p>8594</text:p>
          </table:table-cell>
          <table:table-cell office:value-type="float" office:value="274384" calcext:value-type="float">
            <text:p>274384</text:p>
          </table:table-cell>
          <table:table-cell office:value-type="float" office:value="269925" calcext:value-type="float">
            <text:p>269925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4" calcext:value-type="float">
            <text:p>19754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12" calcext:value-type="date">
            <text:p>11/20/19 08:35 AM</text:p>
          </table:table-cell>
          <table:table-cell office:value-type="float" office:value="9445200" calcext:value-type="float">
            <text:p>944520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415036" calcext:value-type="float">
            <text:p>415036</text:p>
          </table:table-cell>
          <table:table-cell office:value-type="float" office:value="377808" calcext:value-type="float">
            <text:p>377808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594" calcext:value-type="float">
            <text:p>8594</text:p>
          </table:table-cell>
          <table:table-cell office:value-type="float" office:value="274400" calcext:value-type="float">
            <text:p>274400</text:p>
          </table:table-cell>
          <table:table-cell office:value-type="float" office:value="269927" calcext:value-type="float">
            <text:p>269927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4" calcext:value-type="float">
            <text:p>19754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13" calcext:value-type="date">
            <text:p>11/20/19 08:35 AM</text:p>
          </table:table-cell>
          <table:table-cell office:value-type="float" office:value="9460576" calcext:value-type="float">
            <text:p>946057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415036" calcext:value-type="float">
            <text:p>415036</text:p>
          </table:table-cell>
          <table:table-cell office:value-type="float" office:value="377808" calcext:value-type="float">
            <text:p>377808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594" calcext:value-type="float">
            <text:p>8594</text:p>
          </table:table-cell>
          <table:table-cell office:value-type="float" office:value="274400" calcext:value-type="float">
            <text:p>274400</text:p>
          </table:table-cell>
          <table:table-cell office:value-type="float" office:value="269927" calcext:value-type="float">
            <text:p>269927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4" calcext:value-type="float">
            <text:p>19754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14" calcext:value-type="date">
            <text:p>11/20/19 08:35 AM</text:p>
          </table:table-cell>
          <table:table-cell office:value-type="float" office:value="9475272" calcext:value-type="float">
            <text:p>9475272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415036" calcext:value-type="float">
            <text:p>415036</text:p>
          </table:table-cell>
          <table:table-cell office:value-type="float" office:value="377808" calcext:value-type="float">
            <text:p>377808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594" calcext:value-type="float">
            <text:p>8594</text:p>
          </table:table-cell>
          <table:table-cell office:value-type="float" office:value="274400" calcext:value-type="float">
            <text:p>274400</text:p>
          </table:table-cell>
          <table:table-cell office:value-type="float" office:value="269927" calcext:value-type="float">
            <text:p>269927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4" calcext:value-type="float">
            <text:p>19754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15" calcext:value-type="date">
            <text:p>11/20/19 08:35 AM</text:p>
          </table:table-cell>
          <table:table-cell office:value-type="float" office:value="9475348" calcext:value-type="float">
            <text:p>9475348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415036" calcext:value-type="float">
            <text:p>415036</text:p>
          </table:table-cell>
          <table:table-cell office:value-type="float" office:value="377808" calcext:value-type="float">
            <text:p>377808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8594" calcext:value-type="float">
            <text:p>8594</text:p>
          </table:table-cell>
          <table:table-cell office:value-type="float" office:value="274400" calcext:value-type="float">
            <text:p>274400</text:p>
          </table:table-cell>
          <table:table-cell office:value-type="float" office:value="269927" calcext:value-type="float">
            <text:p>269927</text:p>
          </table:table-cell>
          <table:table-cell office:value-type="float" office:value="20624" calcext:value-type="float">
            <text:p>20624</text:p>
          </table:table-cell>
          <table:table-cell office:value-type="float" office:value="19754" calcext:value-type="float">
            <text:p>19754</text:p>
          </table:table-cell>
          <table:table-cell office:value-type="float" office:value="892512" calcext:value-type="float">
            <text:p>8925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447" calcext:value-type="float">
            <text:p>447</text:p>
          </table:table-cell>
          <table:table-cell office:value-type="float" office:value="204" calcext:value-type="float">
            <text:p>204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16" calcext:value-type="date">
            <text:p>11/20/19 08:35 AM</text:p>
          </table:table-cell>
          <table:table-cell office:value-type="float" office:value="9533028" calcext:value-type="float">
            <text:p>9533028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328052" calcext:value-type="float">
            <text:p>328052</text:p>
          </table:table-cell>
          <table:table-cell office:value-type="float" office:value="290824" calcext:value-type="float">
            <text:p>290824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172" calcext:value-type="float">
            <text:p>7172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17" calcext:value-type="float">
            <text:p>184317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7" calcext:value-type="float">
            <text:p>13607</text:p>
          </table:table-cell>
          <table:table-cell office:value-type="float" office:value="865728" calcext:value-type="float">
            <text:p>8657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1-20T08:35:17" calcext:value-type="date">
            <text:p>11/20/19 08:35 AM</text:p>
          </table:table-cell>
          <table:table-cell office:value-type="float" office:value="9533276" calcext:value-type="float">
            <text:p>953327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328052" calcext:value-type="float">
            <text:p>328052</text:p>
          </table:table-cell>
          <table:table-cell office:value-type="float" office:value="290824" calcext:value-type="float">
            <text:p>290824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172" calcext:value-type="float">
            <text:p>7172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17" calcext:value-type="float">
            <text:p>184317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7" calcext:value-type="float">
            <text:p>13607</text:p>
          </table:table-cell>
          <table:table-cell office:value-type="float" office:value="865728" calcext:value-type="float">
            <text:p>8657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18" calcext:value-type="date">
            <text:p>11/20/19 08:35 AM</text:p>
          </table:table-cell>
          <table:table-cell office:value-type="float" office:value="9562088" calcext:value-type="float">
            <text:p>9562088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328052" calcext:value-type="float">
            <text:p>328052</text:p>
          </table:table-cell>
          <table:table-cell office:value-type="float" office:value="290824" calcext:value-type="float">
            <text:p>290824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172" calcext:value-type="float">
            <text:p>7172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17" calcext:value-type="float">
            <text:p>184317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7" calcext:value-type="float">
            <text:p>13607</text:p>
          </table:table-cell>
          <table:table-cell office:value-type="float" office:value="865728" calcext:value-type="float">
            <text:p>8657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19" calcext:value-type="date">
            <text:p>11/20/19 08:35 AM</text:p>
          </table:table-cell>
          <table:table-cell office:value-type="float" office:value="9547368" calcext:value-type="float">
            <text:p>9547368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328052" calcext:value-type="float">
            <text:p>328052</text:p>
          </table:table-cell>
          <table:table-cell office:value-type="float" office:value="290824" calcext:value-type="float">
            <text:p>290824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172" calcext:value-type="float">
            <text:p>7172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17" calcext:value-type="float">
            <text:p>184317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7" calcext:value-type="float">
            <text:p>13607</text:p>
          </table:table-cell>
          <table:table-cell office:value-type="float" office:value="865728" calcext:value-type="float">
            <text:p>8657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20" calcext:value-type="date">
            <text:p>11/20/19 08:35 AM</text:p>
          </table:table-cell>
          <table:table-cell office:value-type="float" office:value="9547548" calcext:value-type="float">
            <text:p>9547548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328052" calcext:value-type="float">
            <text:p>328052</text:p>
          </table:table-cell>
          <table:table-cell office:value-type="float" office:value="290824" calcext:value-type="float">
            <text:p>290824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172" calcext:value-type="float">
            <text:p>7172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17" calcext:value-type="float">
            <text:p>184317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7" calcext:value-type="float">
            <text:p>13607</text:p>
          </table:table-cell>
          <table:table-cell office:value-type="float" office:value="865728" calcext:value-type="float">
            <text:p>8657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21" calcext:value-type="date">
            <text:p>11/20/19 08:35 AM</text:p>
          </table:table-cell>
          <table:table-cell office:value-type="float" office:value="9547672" calcext:value-type="float">
            <text:p>9547672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328052" calcext:value-type="float">
            <text:p>328052</text:p>
          </table:table-cell>
          <table:table-cell office:value-type="float" office:value="290824" calcext:value-type="float">
            <text:p>290824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172" calcext:value-type="float">
            <text:p>7172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17" calcext:value-type="float">
            <text:p>184317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7" calcext:value-type="float">
            <text:p>13607</text:p>
          </table:table-cell>
          <table:table-cell office:value-type="float" office:value="865728" calcext:value-type="float">
            <text:p>8657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22" calcext:value-type="date">
            <text:p>11/20/19 08:35 AM</text:p>
          </table:table-cell>
          <table:table-cell office:value-type="float" office:value="9562176" calcext:value-type="float">
            <text:p>956217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328052" calcext:value-type="float">
            <text:p>328052</text:p>
          </table:table-cell>
          <table:table-cell office:value-type="float" office:value="290824" calcext:value-type="float">
            <text:p>290824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172" calcext:value-type="float">
            <text:p>7172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17" calcext:value-type="float">
            <text:p>184317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7" calcext:value-type="float">
            <text:p>13607</text:p>
          </table:table-cell>
          <table:table-cell office:value-type="float" office:value="865728" calcext:value-type="float">
            <text:p>8657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23" calcext:value-type="date">
            <text:p>11/20/19 08:35 AM</text:p>
          </table:table-cell>
          <table:table-cell office:value-type="float" office:value="9562176" calcext:value-type="float">
            <text:p>9562176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768" calcext:value-type="float">
            <text:p>3587768</text:p>
          </table:table-cell>
          <table:table-cell office:value-type="float" office:value="328052" calcext:value-type="float">
            <text:p>328052</text:p>
          </table:table-cell>
          <table:table-cell office:value-type="float" office:value="290824" calcext:value-type="float">
            <text:p>290824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7172" calcext:value-type="float">
            <text:p>7172</text:p>
          </table:table-cell>
          <table:table-cell office:value-type="float" office:value="187360" calcext:value-type="float">
            <text:p>187360</text:p>
          </table:table-cell>
          <table:table-cell office:value-type="float" office:value="184317" calcext:value-type="float">
            <text:p>184317</text:p>
          </table:table-cell>
          <table:table-cell office:value-type="float" office:value="14224" calcext:value-type="float">
            <text:p>14224</text:p>
          </table:table-cell>
          <table:table-cell office:value-type="float" office:value="13607" calcext:value-type="float">
            <text:p>13607</text:p>
          </table:table-cell>
          <table:table-cell office:value-type="float" office:value="865728" calcext:value-type="float">
            <text:p>86572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367" calcext:value-type="float">
            <text:p>367</text:p>
          </table:table-cell>
          <table:table-cell office:value-type="float" office:value="204" calcext:value-type="float">
            <text:p>204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24" calcext:value-type="date">
            <text:p>11/20/19 08:35 AM</text:p>
          </table:table-cell>
          <table:table-cell office:value-type="float" office:value="9715820" calcext:value-type="float">
            <text:p>971582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4440" calcext:value-type="float">
            <text:p>3104440</text:p>
          </table:table-cell>
          <table:table-cell office:value-type="float" office:value="146628" calcext:value-type="float">
            <text:p>146628</text:p>
          </table:table-cell>
          <table:table-cell office:value-type="float" office:value="109400" calcext:value-type="float">
            <text:p>109400</text:p>
          </table:table-cell>
          <table:table-cell office:value-type="float" office:value="37228" calcext:value-type="float">
            <text:p>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283" calcext:value-type="float">
            <text:p>4283</text:p>
          </table:table-cell>
          <table:table-cell office:value-type="float" office:value="13328" calcext:value-type="float">
            <text:p>13328</text:p>
          </table:table-cell>
          <table:table-cell office:value-type="float" office:value="13079" calcext:value-type="float">
            <text:p>13079</text:p>
          </table:table-cell>
          <table:table-cell office:value-type="float" office:value="1440" calcext:value-type="float">
            <text:p>1440</text:p>
          </table:table-cell>
          <table:table-cell office:value-type="float" office:value="1312" calcext:value-type="float">
            <text:p>1312</text:p>
          </table:table-cell>
          <table:table-cell office:value-type="float" office:value="44432" calcext:value-type="float">
            <text:p>444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1-20T08:35:25" calcext:value-type="date">
            <text:p>11/20/19 08:35 AM</text:p>
          </table:table-cell>
          <table:table-cell office:value-type="float" office:value="9715820" calcext:value-type="float">
            <text:p>971582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4440" calcext:value-type="float">
            <text:p>3104440</text:p>
          </table:table-cell>
          <table:table-cell office:value-type="float" office:value="146628" calcext:value-type="float">
            <text:p>146628</text:p>
          </table:table-cell>
          <table:table-cell office:value-type="float" office:value="109400" calcext:value-type="float">
            <text:p>10940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283" calcext:value-type="float">
            <text:p>4283</text:p>
          </table:table-cell>
          <table:table-cell office:value-type="float" office:value="13328" calcext:value-type="float">
            <text:p>13328</text:p>
          </table:table-cell>
          <table:table-cell office:value-type="float" office:value="13079" calcext:value-type="float">
            <text:p>13079</text:p>
          </table:table-cell>
          <table:table-cell office:value-type="float" office:value="1440" calcext:value-type="float">
            <text:p>1440</text:p>
          </table:table-cell>
          <table:table-cell office:value-type="float" office:value="1312" calcext:value-type="float">
            <text:p>1312</text:p>
          </table:table-cell>
          <table:table-cell office:value-type="float" office:value="44432" calcext:value-type="float">
            <text:p>444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26" calcext:value-type="date">
            <text:p>11/20/19 08:35 AM</text:p>
          </table:table-cell>
          <table:table-cell office:value-type="float" office:value="9744240" calcext:value-type="float">
            <text:p>974424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4440" calcext:value-type="float">
            <text:p>3104440</text:p>
          </table:table-cell>
          <table:table-cell office:value-type="float" office:value="146628" calcext:value-type="float">
            <text:p>146628</text:p>
          </table:table-cell>
          <table:table-cell office:value-type="float" office:value="109400" calcext:value-type="float">
            <text:p>10940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283" calcext:value-type="float">
            <text:p>4283</text:p>
          </table:table-cell>
          <table:table-cell office:value-type="float" office:value="13328" calcext:value-type="float">
            <text:p>13328</text:p>
          </table:table-cell>
          <table:table-cell office:value-type="float" office:value="13079" calcext:value-type="float">
            <text:p>13079</text:p>
          </table:table-cell>
          <table:table-cell office:value-type="float" office:value="1440" calcext:value-type="float">
            <text:p>1440</text:p>
          </table:table-cell>
          <table:table-cell office:value-type="float" office:value="1312" calcext:value-type="float">
            <text:p>1312</text:p>
          </table:table-cell>
          <table:table-cell office:value-type="float" office:value="44432" calcext:value-type="float">
            <text:p>444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0T08:35:27" calcext:value-type="date">
            <text:p>11/20/19 08:35 AM</text:p>
          </table:table-cell>
          <table:table-cell office:value-type="float" office:value="9744240" calcext:value-type="float">
            <text:p>9744240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4440" calcext:value-type="float">
            <text:p>3104440</text:p>
          </table:table-cell>
          <table:table-cell office:value-type="float" office:value="146628" calcext:value-type="float">
            <text:p>146628</text:p>
          </table:table-cell>
          <table:table-cell office:value-type="float" office:value="109400" calcext:value-type="float">
            <text:p>109400</text:p>
          </table:table-cell>
          <table:table-cell office:value-type="float" office:value="37228" calcext:value-type="float">
            <text:p>3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283" calcext:value-type="float">
            <text:p>4283</text:p>
          </table:table-cell>
          <table:table-cell office:value-type="float" office:value="13328" calcext:value-type="float">
            <text:p>13328</text:p>
          </table:table-cell>
          <table:table-cell office:value-type="float" office:value="13079" calcext:value-type="float">
            <text:p>13079</text:p>
          </table:table-cell>
          <table:table-cell office:value-type="float" office:value="1440" calcext:value-type="float">
            <text:p>1440</text:p>
          </table:table-cell>
          <table:table-cell office:value-type="float" office:value="1312" calcext:value-type="float">
            <text:p>1312</text:p>
          </table:table-cell>
          <table:table-cell office:value-type="float" office:value="44432" calcext:value-type="float">
            <text:p>444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shapes>
          <draw:frame draw:z-index="0" draw:style-name="gr1" draw:text-style-name="P1" svg:width="453.51pt" svg:height="255.09pt" svg:x="685.84pt" svg:y="2.83pt">
            <loext:p draw:notify-on-update-of-ranges="Sheet3.C2:Sheet3.C3 Sheet3.C4:Sheet3.C180 Sheet3.F2:Sheet3.F3 Sheet3.F4:Sheet3.F1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0" table:number-columns-repeated="2" table:default-cell-style-name="Default"/>
        <table:table-column table:style-name="co30" table:default-cell-style-name="ce5"/>
        <table:table-column table:style-name="co30" table:number-columns-repeated="2" table:default-cell-style-name="Default"/>
        <table:table-column table:style-name="co31" table:number-columns-repeated="3" table:default-cell-style-name="ce5"/>
        <table:table-column table:style-name="co29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table:number-columns-repeated="2" office:value-type="string" calcext:value-type="string">
            <text:p>patched</text:p>
          </table:table-cell>
          <table:table-cell table:style-name="Default" office:value-type="string" calcext:value-type="string">
            <text:p>patched</text:p>
          </table:table-cell>
          <table:table-cell table:style-name="Default" office:value-type="string" calcext:value-type="string">
            <text:p>patched-aggr</text:p>
          </table:table-cell>
          <table:table-cell table:number-columns-repeated="2" office:value-type="string" calcext:value-type="string">
            <text:p>patched-aggr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standard'.AB3]" office:value-type="string" office:string-value="meta-comm" calcext:value-type="string">
            <text:p>meta-comm</text:p>
          </table:table-cell>
          <table:table-cell table:formula="of:=['patched-standard'.AC3]" office:value-type="string" office:string-value="meta-used" calcext:value-type="string">
            <text:p>meta-used</text:p>
          </table:table-cell>
          <table:table-cell table:formula="of:=['patched-standard'.O3]" office:value-type="string" office:string-value="rss-all" calcext:value-type="string">
            <text:p>rss-all</text:p>
          </table:table-cell>
          <table:table-cell table:formula="of:=['patched-aggressive'.AB3]" office:value-type="string" office:string-value="meta-comm" calcext:value-type="string">
            <text:p>meta-comm</text:p>
          </table:table-cell>
          <table:table-cell table:formula="of:=['patched-aggressive'.AC3]" office:value-type="string" office:string-value="meta-used" calcext:value-type="string">
            <text:p>meta-used</text:p>
          </table:table-cell>
          <table:table-cell table:formula="of:=['patched-aggressive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standard'.AB4]" office:value-type="float" office:value="0" calcext:value-type="float">
            <text:p>0</text:p>
          </table:table-cell>
          <table:table-cell table:formula="of:=['patched-standard'.AC4]" office:value-type="float" office:value="0" calcext:value-type="float">
            <text:p>0</text:p>
          </table:table-cell>
          <table:table-cell table:formula="of:=['patched-standard'.O4]" office:value-type="float" office:value="0" calcext:value-type="float">
            <text:p>0</text:p>
          </table:table-cell>
          <table:table-cell table:formula="of:=['patched-aggressive'.AB4]" office:value-type="float" office:value="0" calcext:value-type="float">
            <text:p>0</text:p>
          </table:table-cell>
          <table:table-cell table:formula="of:=['patched-aggressive'.AC4]" office:value-type="float" office:value="0" calcext:value-type="float">
            <text:p>0</text:p>
          </table:table-cell>
          <table:table-cell table:formula="of:=['patched-aggressive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102" calcext:value-type="float">
            <text:p>102</text:p>
          </table:table-cell>
          <table:table-cell table:formula="of:=[original.O5]" office:value-type="float" office:value="94728" calcext:value-type="float">
            <text:p>94728</text:p>
          </table:table-cell>
          <table:table-cell table:formula="of:=['patched-standard'.AB5]" office:value-type="float" office:value="192" calcext:value-type="float">
            <text:p>192</text:p>
          </table:table-cell>
          <table:table-cell table:formula="of:=['patched-standard'.AC5]" office:value-type="float" office:value="108" calcext:value-type="float">
            <text:p>108</text:p>
          </table:table-cell>
          <table:table-cell table:formula="of:=['patched-standard'.O5]" office:value-type="float" office:value="90620" calcext:value-type="float">
            <text:p>90620</text:p>
          </table:table-cell>
          <table:table-cell table:formula="of:=['patched-aggressive'.AB5]" office:value-type="float" office:value="128" calcext:value-type="float">
            <text:p>128</text:p>
          </table:table-cell>
          <table:table-cell table:formula="of:=['patched-aggressive'.AC5]" office:value-type="float" office:value="110" calcext:value-type="float">
            <text:p>110</text:p>
          </table:table-cell>
          <table:table-cell table:formula="of:=['patched-aggressive'.O5]" office:value-type="float" office:value="90508" calcext:value-type="float">
            <text:p>90508</text:p>
          </table:table-cell>
        </table:table-row>
        <table:table-row table:style-name="ro1">
          <table:table-cell table:formula="of:=[original.AB6]" office:value-type="float" office:value="13952" calcext:value-type="float">
            <text:p>13952</text:p>
          </table:table-cell>
          <table:table-cell table:formula="of:=[original.AC6]" office:value-type="float" office:value="11662" calcext:value-type="float">
            <text:p>11662</text:p>
          </table:table-cell>
          <table:table-cell table:formula="of:=[original.O6]" office:value-type="float" office:value="139968" calcext:value-type="float">
            <text:p>139968</text:p>
          </table:table-cell>
          <table:table-cell table:formula="of:=['patched-standard'.AB6]" office:value-type="float" office:value="12032" calcext:value-type="float">
            <text:p>12032</text:p>
          </table:table-cell>
          <table:table-cell table:formula="of:=['patched-standard'.AC6]" office:value-type="float" office:value="11730" calcext:value-type="float">
            <text:p>11730</text:p>
          </table:table-cell>
          <table:table-cell table:formula="of:=['patched-standard'.O6]" office:value-type="float" office:value="137900" calcext:value-type="float">
            <text:p>137900</text:p>
          </table:table-cell>
          <table:table-cell table:formula="of:=['patched-aggressive'.AB6]" office:value-type="float" office:value="11936" calcext:value-type="float">
            <text:p>11936</text:p>
          </table:table-cell>
          <table:table-cell table:formula="of:=['patched-aggressive'.AC6]" office:value-type="float" office:value="11688" calcext:value-type="float">
            <text:p>11688</text:p>
          </table:table-cell>
          <table:table-cell table:formula="of:=['patched-aggressive'.O6]" office:value-type="float" office:value="139424" calcext:value-type="float">
            <text:p>139424</text:p>
          </table:table-cell>
        </table:table-row>
        <table:table-row table:style-name="ro1">
          <table:table-cell table:formula="of:=[original.AB7]" office:value-type="float" office:value="14976" calcext:value-type="float">
            <text:p>14976</text:p>
          </table:table-cell>
          <table:table-cell table:formula="of:=[original.AC7]" office:value-type="float" office:value="12701" calcext:value-type="float">
            <text:p>12701</text:p>
          </table:table-cell>
          <table:table-cell table:formula="of:=[original.O7]" office:value-type="float" office:value="169332" calcext:value-type="float">
            <text:p>169332</text:p>
          </table:table-cell>
          <table:table-cell table:formula="of:=['patched-standard'.AB7]" office:value-type="float" office:value="13056" calcext:value-type="float">
            <text:p>13056</text:p>
          </table:table-cell>
          <table:table-cell table:formula="of:=['patched-standard'.AC7]" office:value-type="float" office:value="12722" calcext:value-type="float">
            <text:p>12722</text:p>
          </table:table-cell>
          <table:table-cell table:formula="of:=['patched-standard'.O7]" office:value-type="float" office:value="177476" calcext:value-type="float">
            <text:p>177476</text:p>
          </table:table-cell>
          <table:table-cell table:formula="of:=['patched-aggressive'.AB7]" office:value-type="float" office:value="13008" calcext:value-type="float">
            <text:p>13008</text:p>
          </table:table-cell>
          <table:table-cell table:formula="of:=['patched-aggressive'.AC7]" office:value-type="float" office:value="12779" calcext:value-type="float">
            <text:p>12779</text:p>
          </table:table-cell>
          <table:table-cell table:formula="of:=['patched-aggressive'.O7]" office:value-type="float" office:value="169600" calcext:value-type="float">
            <text:p>169600</text:p>
          </table:table-cell>
        </table:table-row>
        <table:table-row table:style-name="ro1">
          <table:table-cell table:formula="of:=[original.AB8]" office:value-type="float" office:value="14976" calcext:value-type="float">
            <text:p>14976</text:p>
          </table:table-cell>
          <table:table-cell table:formula="of:=[original.AC8]" office:value-type="float" office:value="12978" calcext:value-type="float">
            <text:p>12978</text:p>
          </table:table-cell>
          <table:table-cell table:formula="of:=[original.O8]" office:value-type="float" office:value="169872" calcext:value-type="float">
            <text:p>169872</text:p>
          </table:table-cell>
          <table:table-cell table:formula="of:=['patched-standard'.AB8]" office:value-type="float" office:value="13376" calcext:value-type="float">
            <text:p>13376</text:p>
          </table:table-cell>
          <table:table-cell table:formula="of:=['patched-standard'.AC8]" office:value-type="float" office:value="12997" calcext:value-type="float">
            <text:p>12997</text:p>
          </table:table-cell>
          <table:table-cell table:formula="of:=['patched-standard'.O8]" office:value-type="float" office:value="180268" calcext:value-type="float">
            <text:p>180268</text:p>
          </table:table-cell>
          <table:table-cell table:formula="of:=['patched-aggressive'.AB8]" office:value-type="float" office:value="13280" calcext:value-type="float">
            <text:p>13280</text:p>
          </table:table-cell>
          <table:table-cell table:formula="of:=['patched-aggressive'.AC8]" office:value-type="float" office:value="13042" calcext:value-type="float">
            <text:p>13042</text:p>
          </table:table-cell>
          <table:table-cell table:formula="of:=['patched-aggressive'.O8]" office:value-type="float" office:value="142744" calcext:value-type="float">
            <text:p>142744</text:p>
          </table:table-cell>
        </table:table-row>
        <table:table-row table:style-name="ro1">
          <table:table-cell table:formula="of:=[original.AB9]" office:value-type="float" office:value="14976" calcext:value-type="float">
            <text:p>14976</text:p>
          </table:table-cell>
          <table:table-cell table:formula="of:=[original.AC9]" office:value-type="float" office:value="13011" calcext:value-type="float">
            <text:p>13011</text:p>
          </table:table-cell>
          <table:table-cell table:formula="of:=[original.O9]" office:value-type="float" office:value="138436" calcext:value-type="float">
            <text:p>138436</text:p>
          </table:table-cell>
          <table:table-cell table:formula="of:=['patched-standard'.AB9]" office:value-type="float" office:value="13376" calcext:value-type="float">
            <text:p>13376</text:p>
          </table:table-cell>
          <table:table-cell table:formula="of:=['patched-standard'.AC9]" office:value-type="float" office:value="13032" calcext:value-type="float">
            <text:p>13032</text:p>
          </table:table-cell>
          <table:table-cell table:formula="of:=['patched-standard'.O9]" office:value-type="float" office:value="148608" calcext:value-type="float">
            <text:p>148608</text:p>
          </table:table-cell>
          <table:table-cell table:formula="of:=['patched-aggressive'.AB9]" office:value-type="float" office:value="13280" calcext:value-type="float">
            <text:p>13280</text:p>
          </table:table-cell>
          <table:table-cell table:formula="of:=['patched-aggressive'.AC9]" office:value-type="float" office:value="13042" calcext:value-type="float">
            <text:p>13042</text:p>
          </table:table-cell>
          <table:table-cell table:formula="of:=['patched-aggressive'.O9]" office:value-type="float" office:value="142744" calcext:value-type="float">
            <text:p>142744</text:p>
          </table:table-cell>
        </table:table-row>
        <table:table-row table:style-name="ro1">
          <table:table-cell table:formula="of:=[original.AB10]" office:value-type="float" office:value="14976" calcext:value-type="float">
            <text:p>14976</text:p>
          </table:table-cell>
          <table:table-cell table:formula="of:=[original.AC10]" office:value-type="float" office:value="13011" calcext:value-type="float">
            <text:p>13011</text:p>
          </table:table-cell>
          <table:table-cell table:formula="of:=[original.O10]" office:value-type="float" office:value="138436" calcext:value-type="float">
            <text:p>138436</text:p>
          </table:table-cell>
          <table:table-cell table:formula="of:=['patched-standard'.AB10]" office:value-type="float" office:value="13376" calcext:value-type="float">
            <text:p>13376</text:p>
          </table:table-cell>
          <table:table-cell table:formula="of:=['patched-standard'.AC10]" office:value-type="float" office:value="13032" calcext:value-type="float">
            <text:p>13032</text:p>
          </table:table-cell>
          <table:table-cell table:formula="of:=['patched-standard'.O10]" office:value-type="float" office:value="148608" calcext:value-type="float">
            <text:p>148608</text:p>
          </table:table-cell>
          <table:table-cell table:formula="of:=['patched-aggressive'.AB10]" office:value-type="float" office:value="13280" calcext:value-type="float">
            <text:p>13280</text:p>
          </table:table-cell>
          <table:table-cell table:formula="of:=['patched-aggressive'.AC10]" office:value-type="float" office:value="13042" calcext:value-type="float">
            <text:p>13042</text:p>
          </table:table-cell>
          <table:table-cell table:formula="of:=['patched-aggressive'.O10]" office:value-type="float" office:value="142744" calcext:value-type="float">
            <text:p>142744</text:p>
          </table:table-cell>
        </table:table-row>
        <table:table-row table:style-name="ro1">
          <table:table-cell table:formula="of:=[original.AB11]" office:value-type="float" office:value="14976" calcext:value-type="float">
            <text:p>14976</text:p>
          </table:table-cell>
          <table:table-cell table:formula="of:=[original.AC11]" office:value-type="float" office:value="13011" calcext:value-type="float">
            <text:p>13011</text:p>
          </table:table-cell>
          <table:table-cell table:formula="of:=[original.O11]" office:value-type="float" office:value="127148" calcext:value-type="float">
            <text:p>127148</text:p>
          </table:table-cell>
          <table:table-cell table:formula="of:=['patched-standard'.AB11]" office:value-type="float" office:value="13376" calcext:value-type="float">
            <text:p>13376</text:p>
          </table:table-cell>
          <table:table-cell table:formula="of:=['patched-standard'.AC11]" office:value-type="float" office:value="13032" calcext:value-type="float">
            <text:p>13032</text:p>
          </table:table-cell>
          <table:table-cell table:formula="of:=['patched-standard'.O11]" office:value-type="float" office:value="131152" calcext:value-type="float">
            <text:p>131152</text:p>
          </table:table-cell>
          <table:table-cell table:formula="of:=['patched-aggressive'.AB11]" office:value-type="float" office:value="13280" calcext:value-type="float">
            <text:p>13280</text:p>
          </table:table-cell>
          <table:table-cell table:formula="of:=['patched-aggressive'.AC11]" office:value-type="float" office:value="13042" calcext:value-type="float">
            <text:p>13042</text:p>
          </table:table-cell>
          <table:table-cell table:formula="of:=['patched-aggressive'.O11]" office:value-type="float" office:value="138008" calcext:value-type="float">
            <text:p>138008</text:p>
          </table:table-cell>
        </table:table-row>
        <table:table-row table:style-name="ro1">
          <table:table-cell table:formula="of:=[original.AB12]" office:value-type="float" office:value="14976" calcext:value-type="float">
            <text:p>14976</text:p>
          </table:table-cell>
          <table:table-cell table:formula="of:=[original.AC12]" office:value-type="float" office:value="13011" calcext:value-type="float">
            <text:p>13011</text:p>
          </table:table-cell>
          <table:table-cell table:formula="of:=[original.O12]" office:value-type="float" office:value="127148" calcext:value-type="float">
            <text:p>127148</text:p>
          </table:table-cell>
          <table:table-cell table:formula="of:=['patched-standard'.AB12]" office:value-type="float" office:value="13376" calcext:value-type="float">
            <text:p>13376</text:p>
          </table:table-cell>
          <table:table-cell table:formula="of:=['patched-standard'.AC12]" office:value-type="float" office:value="13032" calcext:value-type="float">
            <text:p>13032</text:p>
          </table:table-cell>
          <table:table-cell table:formula="of:=['patched-standard'.O12]" office:value-type="float" office:value="131152" calcext:value-type="float">
            <text:p>131152</text:p>
          </table:table-cell>
          <table:table-cell table:formula="of:=['patched-aggressive'.AB12]" office:value-type="float" office:value="19728" calcext:value-type="float">
            <text:p>19728</text:p>
          </table:table-cell>
          <table:table-cell table:formula="of:=['patched-aggressive'.AC12]" office:value-type="float" office:value="19423" calcext:value-type="float">
            <text:p>19423</text:p>
          </table:table-cell>
          <table:table-cell table:formula="of:=['patched-aggressive'.O12]" office:value-type="float" office:value="144672" calcext:value-type="float">
            <text:p>144672</text:p>
          </table:table-cell>
        </table:table-row>
        <table:table-row table:style-name="ro1">
          <table:table-cell table:formula="of:=[original.AB13]" office:value-type="float" office:value="89412" calcext:value-type="float">
            <text:p>89412</text:p>
          </table:table-cell>
          <table:table-cell table:formula="of:=[original.AC13]" office:value-type="float" office:value="83283" calcext:value-type="float">
            <text:p>83283</text:p>
          </table:table-cell>
          <table:table-cell table:formula="of:=[original.O13]" office:value-type="float" office:value="209468" calcext:value-type="float">
            <text:p>209468</text:p>
          </table:table-cell>
          <table:table-cell table:formula="of:=['patched-standard'.AB13]" office:value-type="float" office:value="84928" calcext:value-type="float">
            <text:p>84928</text:p>
          </table:table-cell>
          <table:table-cell table:formula="of:=['patched-standard'.AC13]" office:value-type="float" office:value="83490" calcext:value-type="float">
            <text:p>83490</text:p>
          </table:table-cell>
          <table:table-cell table:formula="of:=['patched-standard'.O13]" office:value-type="float" office:value="204668" calcext:value-type="float">
            <text:p>204668</text:p>
          </table:table-cell>
          <table:table-cell table:formula="of:=['patched-aggressive'.AB13]" office:value-type="float" office:value="102656" calcext:value-type="float">
            <text:p>102656</text:p>
          </table:table-cell>
          <table:table-cell table:formula="of:=['patched-aggressive'.AC13]" office:value-type="float" office:value="100986" calcext:value-type="float">
            <text:p>100986</text:p>
          </table:table-cell>
          <table:table-cell table:formula="of:=['patched-aggressive'.O13]" office:value-type="float" office:value="243204" calcext:value-type="float">
            <text:p>243204</text:p>
          </table:table-cell>
        </table:table-row>
        <table:table-row table:style-name="ro1">
          <table:table-cell table:formula="of:=[original.AB14]" office:value-type="float" office:value="183852" calcext:value-type="float">
            <text:p>183852</text:p>
          </table:table-cell>
          <table:table-cell table:formula="of:=[original.AC14]" office:value-type="float" office:value="172624" calcext:value-type="float">
            <text:p>172624</text:p>
          </table:table-cell>
          <table:table-cell table:formula="of:=[original.O14]" office:value-type="float" office:value="308896" calcext:value-type="float">
            <text:p>308896</text:p>
          </table:table-cell>
          <table:table-cell table:formula="of:=['patched-standard'.AB14]" office:value-type="float" office:value="177152" calcext:value-type="float">
            <text:p>177152</text:p>
          </table:table-cell>
          <table:table-cell table:formula="of:=['patched-standard'.AC14]" office:value-type="float" office:value="174208" calcext:value-type="float">
            <text:p>174208</text:p>
          </table:table-cell>
          <table:table-cell table:formula="of:=['patched-standard'.O14]" office:value-type="float" office:value="298000" calcext:value-type="float">
            <text:p>298000</text:p>
          </table:table-cell>
          <table:table-cell table:formula="of:=['patched-aggressive'.AB14]" office:value-type="float" office:value="190672" calcext:value-type="float">
            <text:p>190672</text:p>
          </table:table-cell>
          <table:table-cell table:formula="of:=['patched-aggressive'.AC14]" office:value-type="float" office:value="187546" calcext:value-type="float">
            <text:p>187546</text:p>
          </table:table-cell>
          <table:table-cell table:formula="of:=['patched-aggressive'.O14]" office:value-type="float" office:value="333400" calcext:value-type="float">
            <text:p>333400</text:p>
          </table:table-cell>
        </table:table-row>
        <table:table-row table:style-name="ro1">
          <table:table-cell table:formula="of:=[original.AB15]" office:value-type="float" office:value="280748" calcext:value-type="float">
            <text:p>280748</text:p>
          </table:table-cell>
          <table:table-cell table:formula="of:=[original.AC15]" office:value-type="float" office:value="264195" calcext:value-type="float">
            <text:p>264195</text:p>
          </table:table-cell>
          <table:table-cell table:formula="of:=[original.O15]" office:value-type="float" office:value="406684" calcext:value-type="float">
            <text:p>406684</text:p>
          </table:table-cell>
          <table:table-cell table:formula="of:=['patched-standard'.AB15]" office:value-type="float" office:value="270080" calcext:value-type="float">
            <text:p>270080</text:p>
          </table:table-cell>
          <table:table-cell table:formula="of:=['patched-standard'.AC15]" office:value-type="float" office:value="265590" calcext:value-type="float">
            <text:p>265590</text:p>
          </table:table-cell>
          <table:table-cell table:formula="of:=['patched-standard'.O15]" office:value-type="float" office:value="392032" calcext:value-type="float">
            <text:p>392032</text:p>
          </table:table-cell>
          <table:table-cell table:formula="of:=['patched-aggressive'.AB15]" office:value-type="float" office:value="280976" calcext:value-type="float">
            <text:p>280976</text:p>
          </table:table-cell>
          <table:table-cell table:formula="of:=['patched-aggressive'.AC15]" office:value-type="float" office:value="276377" calcext:value-type="float">
            <text:p>276377</text:p>
          </table:table-cell>
          <table:table-cell table:formula="of:=['patched-aggressive'.O15]" office:value-type="float" office:value="424768" calcext:value-type="float">
            <text:p>424768</text:p>
          </table:table-cell>
        </table:table-row>
        <table:table-row table:style-name="ro1">
          <table:table-cell table:formula="of:=[original.AB16]" office:value-type="float" office:value="369196" calcext:value-type="float">
            <text:p>369196</text:p>
          </table:table-cell>
          <table:table-cell table:formula="of:=[original.AC16]" office:value-type="float" office:value="347566" calcext:value-type="float">
            <text:p>347566</text:p>
          </table:table-cell>
          <table:table-cell table:formula="of:=[original.O16]" office:value-type="float" office:value="494712" calcext:value-type="float">
            <text:p>494712</text:p>
          </table:table-cell>
          <table:table-cell table:formula="of:=['patched-standard'.AB16]" office:value-type="float" office:value="352448" calcext:value-type="float">
            <text:p>352448</text:p>
          </table:table-cell>
          <table:table-cell table:formula="of:=['patched-standard'.AC16]" office:value-type="float" office:value="346665" calcext:value-type="float">
            <text:p>346665</text:p>
          </table:table-cell>
          <table:table-cell table:formula="of:=['patched-standard'.O16]" office:value-type="float" office:value="478832" calcext:value-type="float">
            <text:p>478832</text:p>
          </table:table-cell>
          <table:table-cell table:formula="of:=['patched-aggressive'.AB16]" office:value-type="float" office:value="365552" calcext:value-type="float">
            <text:p>365552</text:p>
          </table:table-cell>
          <table:table-cell table:formula="of:=['patched-aggressive'.AC16]" office:value-type="float" office:value="359588" calcext:value-type="float">
            <text:p>359588</text:p>
          </table:table-cell>
          <table:table-cell table:formula="of:=['patched-aggressive'.O16]" office:value-type="float" office:value="513724" calcext:value-type="float">
            <text:p>513724</text:p>
          </table:table-cell>
        </table:table-row>
        <table:table-row table:style-name="ro1">
          <table:table-cell table:formula="of:=[original.AB17]" office:value-type="float" office:value="465196" calcext:value-type="float">
            <text:p>465196</text:p>
          </table:table-cell>
          <table:table-cell table:formula="of:=[original.AC17]" office:value-type="float" office:value="438364" calcext:value-type="float">
            <text:p>438364</text:p>
          </table:table-cell>
          <table:table-cell table:formula="of:=[original.O17]" office:value-type="float" office:value="591780" calcext:value-type="float">
            <text:p>591780</text:p>
          </table:table-cell>
          <table:table-cell table:formula="of:=['patched-standard'.AB17]" office:value-type="float" office:value="443584" calcext:value-type="float">
            <text:p>443584</text:p>
          </table:table-cell>
          <table:table-cell table:formula="of:=['patched-standard'.AC17]" office:value-type="float" office:value="436285" calcext:value-type="float">
            <text:p>436285</text:p>
          </table:table-cell>
          <table:table-cell table:formula="of:=['patched-standard'.O17]" office:value-type="float" office:value="571816" calcext:value-type="float">
            <text:p>571816</text:p>
          </table:table-cell>
          <table:table-cell table:formula="of:=['patched-aggressive'.AB17]" office:value-type="float" office:value="448480" calcext:value-type="float">
            <text:p>448480</text:p>
          </table:table-cell>
          <table:table-cell table:formula="of:=['patched-aggressive'.AC17]" office:value-type="float" office:value="441164" calcext:value-type="float">
            <text:p>441164</text:p>
          </table:table-cell>
          <table:table-cell table:formula="of:=['patched-aggressive'.O17]" office:value-type="float" office:value="599048" calcext:value-type="float">
            <text:p>599048</text:p>
          </table:table-cell>
        </table:table-row>
        <table:table-row table:style-name="ro1">
          <table:table-cell table:formula="of:=[original.AB18]" office:value-type="float" office:value="472492" calcext:value-type="float">
            <text:p>472492</text:p>
          </table:table-cell>
          <table:table-cell table:formula="of:=[original.AC18]" office:value-type="float" office:value="445105" calcext:value-type="float">
            <text:p>445105</text:p>
          </table:table-cell>
          <table:table-cell table:formula="of:=[original.O18]" office:value-type="float" office:value="601992" calcext:value-type="float">
            <text:p>601992</text:p>
          </table:table-cell>
          <table:table-cell table:formula="of:=['patched-standard'.AB18]" office:value-type="float" office:value="448576" calcext:value-type="float">
            <text:p>448576</text:p>
          </table:table-cell>
          <table:table-cell table:formula="of:=['patched-standard'.AC18]" office:value-type="float" office:value="441156" calcext:value-type="float">
            <text:p>441156</text:p>
          </table:table-cell>
          <table:table-cell table:formula="of:=['patched-standard'.O18]" office:value-type="float" office:value="577660" calcext:value-type="float">
            <text:p>577660</text:p>
          </table:table-cell>
          <table:table-cell table:formula="of:=['patched-aggressive'.AB18]" office:value-type="float" office:value="448480" calcext:value-type="float">
            <text:p>448480</text:p>
          </table:table-cell>
          <table:table-cell table:formula="of:=['patched-aggressive'.AC18]" office:value-type="float" office:value="441164" calcext:value-type="float">
            <text:p>441164</text:p>
          </table:table-cell>
          <table:table-cell table:formula="of:=['patched-aggressive'.O18]" office:value-type="float" office:value="599048" calcext:value-type="float">
            <text:p>599048</text:p>
          </table:table-cell>
        </table:table-row>
        <table:table-row table:style-name="ro1">
          <table:table-cell table:formula="of:=[original.AB19]" office:value-type="float" office:value="472492" calcext:value-type="float">
            <text:p>472492</text:p>
          </table:table-cell>
          <table:table-cell table:formula="of:=[original.AC19]" office:value-type="float" office:value="445105" calcext:value-type="float">
            <text:p>445105</text:p>
          </table:table-cell>
          <table:table-cell table:formula="of:=[original.O19]" office:value-type="float" office:value="601992" calcext:value-type="float">
            <text:p>601992</text:p>
          </table:table-cell>
          <table:table-cell table:formula="of:=['patched-standard'.AB19]" office:value-type="float" office:value="448576" calcext:value-type="float">
            <text:p>448576</text:p>
          </table:table-cell>
          <table:table-cell table:formula="of:=['patched-standard'.AC19]" office:value-type="float" office:value="441156" calcext:value-type="float">
            <text:p>441156</text:p>
          </table:table-cell>
          <table:table-cell table:formula="of:=['patched-standard'.O19]" office:value-type="float" office:value="577660" calcext:value-type="float">
            <text:p>577660</text:p>
          </table:table-cell>
          <table:table-cell table:formula="of:=['patched-aggressive'.AB19]" office:value-type="float" office:value="448480" calcext:value-type="float">
            <text:p>448480</text:p>
          </table:table-cell>
          <table:table-cell table:formula="of:=['patched-aggressive'.AC19]" office:value-type="float" office:value="441164" calcext:value-type="float">
            <text:p>441164</text:p>
          </table:table-cell>
          <table:table-cell table:formula="of:=['patched-aggressive'.O19]" office:value-type="float" office:value="599048" calcext:value-type="float">
            <text:p>599048</text:p>
          </table:table-cell>
        </table:table-row>
        <table:table-row table:style-name="ro1">
          <table:table-cell table:formula="of:=[original.AB20]" office:value-type="float" office:value="472492" calcext:value-type="float">
            <text:p>472492</text:p>
          </table:table-cell>
          <table:table-cell table:formula="of:=[original.AC20]" office:value-type="float" office:value="445105" calcext:value-type="float">
            <text:p>445105</text:p>
          </table:table-cell>
          <table:table-cell table:formula="of:=[original.O20]" office:value-type="float" office:value="601992" calcext:value-type="float">
            <text:p>601992</text:p>
          </table:table-cell>
          <table:table-cell table:formula="of:=['patched-standard'.AB20]" office:value-type="float" office:value="448576" calcext:value-type="float">
            <text:p>448576</text:p>
          </table:table-cell>
          <table:table-cell table:formula="of:=['patched-standard'.AC20]" office:value-type="float" office:value="441156" calcext:value-type="float">
            <text:p>441156</text:p>
          </table:table-cell>
          <table:table-cell table:formula="of:=['patched-standard'.O20]" office:value-type="float" office:value="577660" calcext:value-type="float">
            <text:p>577660</text:p>
          </table:table-cell>
          <table:table-cell table:formula="of:=['patched-aggressive'.AB20]" office:value-type="float" office:value="448480" calcext:value-type="float">
            <text:p>448480</text:p>
          </table:table-cell>
          <table:table-cell table:formula="of:=['patched-aggressive'.AC20]" office:value-type="float" office:value="441164" calcext:value-type="float">
            <text:p>441164</text:p>
          </table:table-cell>
          <table:table-cell table:formula="of:=['patched-aggressive'.O20]" office:value-type="float" office:value="599048" calcext:value-type="float">
            <text:p>599048</text:p>
          </table:table-cell>
        </table:table-row>
        <table:table-row table:style-name="ro1">
          <table:table-cell table:formula="of:=[original.AB21]" office:value-type="float" office:value="472492" calcext:value-type="float">
            <text:p>472492</text:p>
          </table:table-cell>
          <table:table-cell table:formula="of:=[original.AC21]" office:value-type="float" office:value="445105" calcext:value-type="float">
            <text:p>445105</text:p>
          </table:table-cell>
          <table:table-cell table:formula="of:=[original.O21]" office:value-type="float" office:value="601992" calcext:value-type="float">
            <text:p>601992</text:p>
          </table:table-cell>
          <table:table-cell table:formula="of:=['patched-standard'.AB21]" office:value-type="float" office:value="448576" calcext:value-type="float">
            <text:p>448576</text:p>
          </table:table-cell>
          <table:table-cell table:formula="of:=['patched-standard'.AC21]" office:value-type="float" office:value="441156" calcext:value-type="float">
            <text:p>441156</text:p>
          </table:table-cell>
          <table:table-cell table:formula="of:=['patched-standard'.O21]" office:value-type="float" office:value="577660" calcext:value-type="float">
            <text:p>577660</text:p>
          </table:table-cell>
          <table:table-cell table:formula="of:=['patched-aggressive'.AB21]" office:value-type="float" office:value="448480" calcext:value-type="float">
            <text:p>448480</text:p>
          </table:table-cell>
          <table:table-cell table:formula="of:=['patched-aggressive'.AC21]" office:value-type="float" office:value="441164" calcext:value-type="float">
            <text:p>441164</text:p>
          </table:table-cell>
          <table:table-cell table:formula="of:=['patched-aggressive'.O21]" office:value-type="float" office:value="586560" calcext:value-type="float">
            <text:p>586560</text:p>
          </table:table-cell>
        </table:table-row>
        <table:table-row table:style-name="ro1">
          <table:table-cell table:formula="of:=[original.AB22]" office:value-type="float" office:value="472492" calcext:value-type="float">
            <text:p>472492</text:p>
          </table:table-cell>
          <table:table-cell table:formula="of:=[original.AC22]" office:value-type="float" office:value="445105" calcext:value-type="float">
            <text:p>445105</text:p>
          </table:table-cell>
          <table:table-cell table:formula="of:=[original.O22]" office:value-type="float" office:value="601992" calcext:value-type="float">
            <text:p>601992</text:p>
          </table:table-cell>
          <table:table-cell table:formula="of:=['patched-standard'.AB22]" office:value-type="float" office:value="448576" calcext:value-type="float">
            <text:p>448576</text:p>
          </table:table-cell>
          <table:table-cell table:formula="of:=['patched-standard'.AC22]" office:value-type="float" office:value="441156" calcext:value-type="float">
            <text:p>441156</text:p>
          </table:table-cell>
          <table:table-cell table:formula="of:=['patched-standard'.O22]" office:value-type="float" office:value="577660" calcext:value-type="float">
            <text:p>577660</text:p>
          </table:table-cell>
          <table:table-cell table:formula="of:=['patched-aggressive'.AB22]" office:value-type="float" office:value="448480" calcext:value-type="float">
            <text:p>448480</text:p>
          </table:table-cell>
          <table:table-cell table:formula="of:=['patched-aggressive'.AC22]" office:value-type="float" office:value="441164" calcext:value-type="float">
            <text:p>441164</text:p>
          </table:table-cell>
          <table:table-cell table:formula="of:=['patched-aggressive'.O22]" office:value-type="float" office:value="586560" calcext:value-type="float">
            <text:p>586560</text:p>
          </table:table-cell>
        </table:table-row>
        <table:table-row table:style-name="ro1">
          <table:table-cell table:formula="of:=[original.AB23]" office:value-type="float" office:value="472492" calcext:value-type="float">
            <text:p>472492</text:p>
          </table:table-cell>
          <table:table-cell table:formula="of:=[original.AC23]" office:value-type="float" office:value="445105" calcext:value-type="float">
            <text:p>445105</text:p>
          </table:table-cell>
          <table:table-cell table:formula="of:=[original.O23]" office:value-type="float" office:value="601992" calcext:value-type="float">
            <text:p>601992</text:p>
          </table:table-cell>
          <table:table-cell table:formula="of:=['patched-standard'.AB23]" office:value-type="float" office:value="448576" calcext:value-type="float">
            <text:p>448576</text:p>
          </table:table-cell>
          <table:table-cell table:formula="of:=['patched-standard'.AC23]" office:value-type="float" office:value="441156" calcext:value-type="float">
            <text:p>441156</text:p>
          </table:table-cell>
          <table:table-cell table:formula="of:=['patched-standard'.O23]" office:value-type="float" office:value="577660" calcext:value-type="float">
            <text:p>577660</text:p>
          </table:table-cell>
          <table:table-cell table:formula="of:=['patched-aggressive'.AB23]" office:value-type="float" office:value="448480" calcext:value-type="float">
            <text:p>448480</text:p>
          </table:table-cell>
          <table:table-cell table:formula="of:=['patched-aggressive'.AC23]" office:value-type="float" office:value="441164" calcext:value-type="float">
            <text:p>441164</text:p>
          </table:table-cell>
          <table:table-cell table:formula="of:=['patched-aggressive'.O23]" office:value-type="float" office:value="586560" calcext:value-type="float">
            <text:p>586560</text:p>
          </table:table-cell>
        </table:table-row>
        <table:table-row table:style-name="ro1">
          <table:table-cell table:formula="of:=[original.AB24]" office:value-type="float" office:value="472492" calcext:value-type="float">
            <text:p>472492</text:p>
          </table:table-cell>
          <table:table-cell table:formula="of:=[original.AC24]" office:value-type="float" office:value="445105" calcext:value-type="float">
            <text:p>445105</text:p>
          </table:table-cell>
          <table:table-cell table:formula="of:=[original.O24]" office:value-type="float" office:value="601992" calcext:value-type="float">
            <text:p>601992</text:p>
          </table:table-cell>
          <table:table-cell table:formula="of:=['patched-standard'.AB24]" office:value-type="float" office:value="448576" calcext:value-type="float">
            <text:p>448576</text:p>
          </table:table-cell>
          <table:table-cell table:formula="of:=['patched-standard'.AC24]" office:value-type="float" office:value="441156" calcext:value-type="float">
            <text:p>441156</text:p>
          </table:table-cell>
          <table:table-cell table:formula="of:=['patched-standard'.O24]" office:value-type="float" office:value="577660" calcext:value-type="float">
            <text:p>577660</text:p>
          </table:table-cell>
          <table:table-cell table:formula="of:=['patched-aggressive'.AB24]" office:value-type="float" office:value="448480" calcext:value-type="float">
            <text:p>448480</text:p>
          </table:table-cell>
          <table:table-cell table:formula="of:=['patched-aggressive'.AC24]" office:value-type="float" office:value="441164" calcext:value-type="float">
            <text:p>441164</text:p>
          </table:table-cell>
          <table:table-cell table:formula="of:=['patched-aggressive'.O24]" office:value-type="float" office:value="586560" calcext:value-type="float">
            <text:p>586560</text:p>
          </table:table-cell>
        </table:table-row>
        <table:table-row table:style-name="ro1">
          <table:table-cell table:formula="of:=[original.AB25]" office:value-type="float" office:value="472492" calcext:value-type="float">
            <text:p>472492</text:p>
          </table:table-cell>
          <table:table-cell table:formula="of:=[original.AC25]" office:value-type="float" office:value="445105" calcext:value-type="float">
            <text:p>445105</text:p>
          </table:table-cell>
          <table:table-cell table:formula="of:=[original.O25]" office:value-type="float" office:value="601992" calcext:value-type="float">
            <text:p>601992</text:p>
          </table:table-cell>
          <table:table-cell table:formula="of:=['patched-standard'.AB25]" office:value-type="float" office:value="448576" calcext:value-type="float">
            <text:p>448576</text:p>
          </table:table-cell>
          <table:table-cell table:formula="of:=['patched-standard'.AC25]" office:value-type="float" office:value="441156" calcext:value-type="float">
            <text:p>441156</text:p>
          </table:table-cell>
          <table:table-cell table:formula="of:=['patched-standard'.O25]" office:value-type="float" office:value="577660" calcext:value-type="float">
            <text:p>577660</text:p>
          </table:table-cell>
          <table:table-cell table:formula="of:=['patched-aggressive'.AB25]" office:value-type="float" office:value="361440" calcext:value-type="float">
            <text:p>361440</text:p>
          </table:table-cell>
          <table:table-cell table:formula="of:=['patched-aggressive'.AC25]" office:value-type="float" office:value="355545" calcext:value-type="float">
            <text:p>355545</text:p>
          </table:table-cell>
          <table:table-cell table:formula="of:=['patched-aggressive'.O25]" office:value-type="float" office:value="499540" calcext:value-type="float">
            <text:p>499540</text:p>
          </table:table-cell>
        </table:table-row>
        <table:table-row table:style-name="ro1">
          <table:table-cell table:formula="of:=[original.AB26]" office:value-type="float" office:value="472492" calcext:value-type="float">
            <text:p>472492</text:p>
          </table:table-cell>
          <table:table-cell table:formula="of:=[original.AC26]" office:value-type="float" office:value="358692" calcext:value-type="float">
            <text:p>358692</text:p>
          </table:table-cell>
          <table:table-cell table:formula="of:=[original.O26]" office:value-type="float" office:value="601992" calcext:value-type="float">
            <text:p>601992</text:p>
          </table:table-cell>
          <table:table-cell table:formula="of:=['patched-standard'.AB26]" office:value-type="float" office:value="369088" calcext:value-type="float">
            <text:p>369088</text:p>
          </table:table-cell>
          <table:table-cell table:formula="of:=['patched-standard'.AC26]" office:value-type="float" office:value="355537" calcext:value-type="float">
            <text:p>355537</text:p>
          </table:table-cell>
          <table:table-cell table:formula="of:=['patched-standard'.O26]" office:value-type="float" office:value="498460" calcext:value-type="float">
            <text:p>498460</text:p>
          </table:table-cell>
          <table:table-cell table:formula="of:=['patched-aggressive'.AB26]" office:value-type="float" office:value="361440" calcext:value-type="float">
            <text:p>361440</text:p>
          </table:table-cell>
          <table:table-cell table:formula="of:=['patched-aggressive'.AC26]" office:value-type="float" office:value="355545" calcext:value-type="float">
            <text:p>355545</text:p>
          </table:table-cell>
          <table:table-cell table:formula="of:=['patched-aggressive'.O26]" office:value-type="float" office:value="499540" calcext:value-type="float">
            <text:p>499540</text:p>
          </table:table-cell>
        </table:table-row>
        <table:table-row table:style-name="ro1">
          <table:table-cell table:formula="of:=[original.AB27]" office:value-type="float" office:value="472492" calcext:value-type="float">
            <text:p>472492</text:p>
          </table:table-cell>
          <table:table-cell table:formula="of:=[original.AC27]" office:value-type="float" office:value="358692" calcext:value-type="float">
            <text:p>358692</text:p>
          </table:table-cell>
          <table:table-cell table:formula="of:=[original.O27]" office:value-type="float" office:value="601992" calcext:value-type="float">
            <text:p>601992</text:p>
          </table:table-cell>
          <table:table-cell table:formula="of:=['patched-standard'.AB27]" office:value-type="float" office:value="369088" calcext:value-type="float">
            <text:p>369088</text:p>
          </table:table-cell>
          <table:table-cell table:formula="of:=['patched-standard'.AC27]" office:value-type="float" office:value="355537" calcext:value-type="float">
            <text:p>355537</text:p>
          </table:table-cell>
          <table:table-cell table:formula="of:=['patched-standard'.O27]" office:value-type="float" office:value="498460" calcext:value-type="float">
            <text:p>498460</text:p>
          </table:table-cell>
          <table:table-cell table:formula="of:=['patched-aggressive'.AB27]" office:value-type="float" office:value="361440" calcext:value-type="float">
            <text:p>361440</text:p>
          </table:table-cell>
          <table:table-cell table:formula="of:=['patched-aggressive'.AC27]" office:value-type="float" office:value="355545" calcext:value-type="float">
            <text:p>355545</text:p>
          </table:table-cell>
          <table:table-cell table:formula="of:=['patched-aggressive'.O27]" office:value-type="float" office:value="499540" calcext:value-type="float">
            <text:p>499540</text:p>
          </table:table-cell>
        </table:table-row>
        <table:table-row table:style-name="ro1">
          <table:table-cell table:formula="of:=[original.AB28]" office:value-type="float" office:value="472492" calcext:value-type="float">
            <text:p>472492</text:p>
          </table:table-cell>
          <table:table-cell table:formula="of:=[original.AC28]" office:value-type="float" office:value="358692" calcext:value-type="float">
            <text:p>358692</text:p>
          </table:table-cell>
          <table:table-cell table:formula="of:=[original.O28]" office:value-type="float" office:value="601992" calcext:value-type="float">
            <text:p>601992</text:p>
          </table:table-cell>
          <table:table-cell table:formula="of:=['patched-standard'.AB28]" office:value-type="float" office:value="369088" calcext:value-type="float">
            <text:p>369088</text:p>
          </table:table-cell>
          <table:table-cell table:formula="of:=['patched-standard'.AC28]" office:value-type="float" office:value="355537" calcext:value-type="float">
            <text:p>355537</text:p>
          </table:table-cell>
          <table:table-cell table:formula="of:=['patched-standard'.O28]" office:value-type="float" office:value="498460" calcext:value-type="float">
            <text:p>498460</text:p>
          </table:table-cell>
          <table:table-cell table:formula="of:=['patched-aggressive'.AB28]" office:value-type="float" office:value="361440" calcext:value-type="float">
            <text:p>361440</text:p>
          </table:table-cell>
          <table:table-cell table:formula="of:=['patched-aggressive'.AC28]" office:value-type="float" office:value="355545" calcext:value-type="float">
            <text:p>355545</text:p>
          </table:table-cell>
          <table:table-cell table:formula="of:=['patched-aggressive'.O28]" office:value-type="float" office:value="499540" calcext:value-type="float">
            <text:p>499540</text:p>
          </table:table-cell>
        </table:table-row>
        <table:table-row table:style-name="ro1">
          <table:table-cell table:formula="of:=[original.AB29]" office:value-type="float" office:value="472492" calcext:value-type="float">
            <text:p>472492</text:p>
          </table:table-cell>
          <table:table-cell table:formula="of:=[original.AC29]" office:value-type="float" office:value="358692" calcext:value-type="float">
            <text:p>358692</text:p>
          </table:table-cell>
          <table:table-cell table:formula="of:=[original.O29]" office:value-type="float" office:value="601992" calcext:value-type="float">
            <text:p>601992</text:p>
          </table:table-cell>
          <table:table-cell table:formula="of:=['patched-standard'.AB29]" office:value-type="float" office:value="369088" calcext:value-type="float">
            <text:p>369088</text:p>
          </table:table-cell>
          <table:table-cell table:formula="of:=['patched-standard'.AC29]" office:value-type="float" office:value="355537" calcext:value-type="float">
            <text:p>355537</text:p>
          </table:table-cell>
          <table:table-cell table:formula="of:=['patched-standard'.O29]" office:value-type="float" office:value="498460" calcext:value-type="float">
            <text:p>498460</text:p>
          </table:table-cell>
          <table:table-cell table:formula="of:=['patched-aggressive'.AB29]" office:value-type="float" office:value="361440" calcext:value-type="float">
            <text:p>361440</text:p>
          </table:table-cell>
          <table:table-cell table:formula="of:=['patched-aggressive'.AC29]" office:value-type="float" office:value="355545" calcext:value-type="float">
            <text:p>355545</text:p>
          </table:table-cell>
          <table:table-cell table:formula="of:=['patched-aggressive'.O29]" office:value-type="float" office:value="499540" calcext:value-type="float">
            <text:p>499540</text:p>
          </table:table-cell>
        </table:table-row>
        <table:table-row table:style-name="ro1">
          <table:table-cell table:formula="of:=[original.AB30]" office:value-type="float" office:value="472492" calcext:value-type="float">
            <text:p>472492</text:p>
          </table:table-cell>
          <table:table-cell table:formula="of:=[original.AC30]" office:value-type="float" office:value="358692" calcext:value-type="float">
            <text:p>358692</text:p>
          </table:table-cell>
          <table:table-cell table:formula="of:=[original.O30]" office:value-type="float" office:value="601992" calcext:value-type="float">
            <text:p>601992</text:p>
          </table:table-cell>
          <table:table-cell table:formula="of:=['patched-standard'.AB30]" office:value-type="float" office:value="369088" calcext:value-type="float">
            <text:p>369088</text:p>
          </table:table-cell>
          <table:table-cell table:formula="of:=['patched-standard'.AC30]" office:value-type="float" office:value="355537" calcext:value-type="float">
            <text:p>355537</text:p>
          </table:table-cell>
          <table:table-cell table:formula="of:=['patched-standard'.O30]" office:value-type="float" office:value="498460" calcext:value-type="float">
            <text:p>498460</text:p>
          </table:table-cell>
          <table:table-cell table:formula="of:=['patched-aggressive'.AB30]" office:value-type="float" office:value="361440" calcext:value-type="float">
            <text:p>361440</text:p>
          </table:table-cell>
          <table:table-cell table:formula="of:=['patched-aggressive'.AC30]" office:value-type="float" office:value="355545" calcext:value-type="float">
            <text:p>355545</text:p>
          </table:table-cell>
          <table:table-cell table:formula="of:=['patched-aggressive'.O30]" office:value-type="float" office:value="499540" calcext:value-type="float">
            <text:p>499540</text:p>
          </table:table-cell>
        </table:table-row>
        <table:table-row table:style-name="ro1">
          <table:table-cell table:formula="of:=[original.AB31]" office:value-type="float" office:value="472492" calcext:value-type="float">
            <text:p>472492</text:p>
          </table:table-cell>
          <table:table-cell table:formula="of:=[original.AC31]" office:value-type="float" office:value="358692" calcext:value-type="float">
            <text:p>358692</text:p>
          </table:table-cell>
          <table:table-cell table:formula="of:=[original.O31]" office:value-type="float" office:value="601992" calcext:value-type="float">
            <text:p>601992</text:p>
          </table:table-cell>
          <table:table-cell table:formula="of:=['patched-standard'.AB31]" office:value-type="float" office:value="369088" calcext:value-type="float">
            <text:p>369088</text:p>
          </table:table-cell>
          <table:table-cell table:formula="of:=['patched-standard'.AC31]" office:value-type="float" office:value="355537" calcext:value-type="float">
            <text:p>355537</text:p>
          </table:table-cell>
          <table:table-cell table:formula="of:=['patched-standard'.O31]" office:value-type="float" office:value="498460" calcext:value-type="float">
            <text:p>498460</text:p>
          </table:table-cell>
          <table:table-cell table:formula="of:=['patched-aggressive'.AB31]" office:value-type="float" office:value="361440" calcext:value-type="float">
            <text:p>361440</text:p>
          </table:table-cell>
          <table:table-cell table:formula="of:=['patched-aggressive'.AC31]" office:value-type="float" office:value="355545" calcext:value-type="float">
            <text:p>355545</text:p>
          </table:table-cell>
          <table:table-cell table:formula="of:=['patched-aggressive'.O31]" office:value-type="float" office:value="499540" calcext:value-type="float">
            <text:p>499540</text:p>
          </table:table-cell>
        </table:table-row>
        <table:table-row table:style-name="ro1">
          <table:table-cell table:formula="of:=[original.AB32]" office:value-type="float" office:value="472492" calcext:value-type="float">
            <text:p>472492</text:p>
          </table:table-cell>
          <table:table-cell table:formula="of:=[original.AC32]" office:value-type="float" office:value="358692" calcext:value-type="float">
            <text:p>358692</text:p>
          </table:table-cell>
          <table:table-cell table:formula="of:=[original.O32]" office:value-type="float" office:value="601992" calcext:value-type="float">
            <text:p>601992</text:p>
          </table:table-cell>
          <table:table-cell table:formula="of:=['patched-standard'.AB32]" office:value-type="float" office:value="369088" calcext:value-type="float">
            <text:p>369088</text:p>
          </table:table-cell>
          <table:table-cell table:formula="of:=['patched-standard'.AC32]" office:value-type="float" office:value="355537" calcext:value-type="float">
            <text:p>355537</text:p>
          </table:table-cell>
          <table:table-cell table:formula="of:=['patched-standard'.O32]" office:value-type="float" office:value="498460" calcext:value-type="float">
            <text:p>498460</text:p>
          </table:table-cell>
          <table:table-cell table:formula="of:=['patched-aggressive'.AB32]" office:value-type="float" office:value="361440" calcext:value-type="float">
            <text:p>361440</text:p>
          </table:table-cell>
          <table:table-cell table:formula="of:=['patched-aggressive'.AC32]" office:value-type="float" office:value="355545" calcext:value-type="float">
            <text:p>355545</text:p>
          </table:table-cell>
          <table:table-cell table:formula="of:=['patched-aggressive'.O32]" office:value-type="float" office:value="499540" calcext:value-type="float">
            <text:p>499540</text:p>
          </table:table-cell>
        </table:table-row>
        <table:table-row table:style-name="ro1">
          <table:table-cell table:formula="of:=[original.AB33]" office:value-type="float" office:value="472492" calcext:value-type="float">
            <text:p>472492</text:p>
          </table:table-cell>
          <table:table-cell table:formula="of:=[original.AC33]" office:value-type="float" office:value="358692" calcext:value-type="float">
            <text:p>358692</text:p>
          </table:table-cell>
          <table:table-cell table:formula="of:=[original.O33]" office:value-type="float" office:value="601992" calcext:value-type="float">
            <text:p>601992</text:p>
          </table:table-cell>
          <table:table-cell table:formula="of:=['patched-standard'.AB33]" office:value-type="float" office:value="369088" calcext:value-type="float">
            <text:p>369088</text:p>
          </table:table-cell>
          <table:table-cell table:formula="of:=['patched-standard'.AC33]" office:value-type="float" office:value="355537" calcext:value-type="float">
            <text:p>355537</text:p>
          </table:table-cell>
          <table:table-cell table:formula="of:=['patched-standard'.O33]" office:value-type="float" office:value="498460" calcext:value-type="float">
            <text:p>498460</text:p>
          </table:table-cell>
          <table:table-cell table:formula="of:=['patched-aggressive'.AB33]" office:value-type="float" office:value="361440" calcext:value-type="float">
            <text:p>361440</text:p>
          </table:table-cell>
          <table:table-cell table:formula="of:=['patched-aggressive'.AC33]" office:value-type="float" office:value="355545" calcext:value-type="float">
            <text:p>355545</text:p>
          </table:table-cell>
          <table:table-cell table:formula="of:=['patched-aggressive'.O33]" office:value-type="float" office:value="499540" calcext:value-type="float">
            <text:p>499540</text:p>
          </table:table-cell>
        </table:table-row>
        <table:table-row table:style-name="ro1">
          <table:table-cell table:formula="of:=[original.AB34]" office:value-type="float" office:value="462252" calcext:value-type="float">
            <text:p>462252</text:p>
          </table:table-cell>
          <table:table-cell table:formula="of:=[original.AC34]" office:value-type="float" office:value="272279" calcext:value-type="float">
            <text:p>272279</text:p>
          </table:table-cell>
          <table:table-cell table:formula="of:=[original.O34]" office:value-type="float" office:value="591780" calcext:value-type="float">
            <text:p>591780</text:p>
          </table:table-cell>
          <table:table-cell table:formula="of:=['patched-standard'.AB34]" office:value-type="float" office:value="282048" calcext:value-type="float">
            <text:p>282048</text:p>
          </table:table-cell>
          <table:table-cell table:formula="of:=['patched-standard'.AC34]" office:value-type="float" office:value="269918" calcext:value-type="float">
            <text:p>269918</text:p>
          </table:table-cell>
          <table:table-cell table:formula="of:=['patched-standard'.O34]" office:value-type="float" office:value="411420" calcext:value-type="float">
            <text:p>411420</text:p>
          </table:table-cell>
          <table:table-cell table:formula="of:=['patched-aggressive'.AB34]" office:value-type="float" office:value="274400" calcext:value-type="float">
            <text:p>274400</text:p>
          </table:table-cell>
          <table:table-cell table:formula="of:=['patched-aggressive'.AC34]" office:value-type="float" office:value="269926" calcext:value-type="float">
            <text:p>269926</text:p>
          </table:table-cell>
          <table:table-cell table:formula="of:=['patched-aggressive'.O34]" office:value-type="float" office:value="412504" calcext:value-type="float">
            <text:p>412504</text:p>
          </table:table-cell>
        </table:table-row>
        <table:table-row table:style-name="ro1">
          <table:table-cell table:formula="of:=[original.AB35]" office:value-type="float" office:value="462252" calcext:value-type="float">
            <text:p>462252</text:p>
          </table:table-cell>
          <table:table-cell table:formula="of:=[original.AC35]" office:value-type="float" office:value="272279" calcext:value-type="float">
            <text:p>272279</text:p>
          </table:table-cell>
          <table:table-cell table:formula="of:=[original.O35]" office:value-type="float" office:value="591780" calcext:value-type="float">
            <text:p>591780</text:p>
          </table:table-cell>
          <table:table-cell table:formula="of:=['patched-standard'.AB35]" office:value-type="float" office:value="282048" calcext:value-type="float">
            <text:p>282048</text:p>
          </table:table-cell>
          <table:table-cell table:formula="of:=['patched-standard'.AC35]" office:value-type="float" office:value="269918" calcext:value-type="float">
            <text:p>269918</text:p>
          </table:table-cell>
          <table:table-cell table:formula="of:=['patched-standard'.O35]" office:value-type="float" office:value="411420" calcext:value-type="float">
            <text:p>411420</text:p>
          </table:table-cell>
          <table:table-cell table:formula="of:=['patched-aggressive'.AB35]" office:value-type="float" office:value="274400" calcext:value-type="float">
            <text:p>274400</text:p>
          </table:table-cell>
          <table:table-cell table:formula="of:=['patched-aggressive'.AC35]" office:value-type="float" office:value="269926" calcext:value-type="float">
            <text:p>269926</text:p>
          </table:table-cell>
          <table:table-cell table:formula="of:=['patched-aggressive'.O35]" office:value-type="float" office:value="412504" calcext:value-type="float">
            <text:p>412504</text:p>
          </table:table-cell>
        </table:table-row>
        <table:table-row table:style-name="ro1">
          <table:table-cell table:formula="of:=[original.AB36]" office:value-type="float" office:value="462252" calcext:value-type="float">
            <text:p>462252</text:p>
          </table:table-cell>
          <table:table-cell table:formula="of:=[original.AC36]" office:value-type="float" office:value="272279" calcext:value-type="float">
            <text:p>272279</text:p>
          </table:table-cell>
          <table:table-cell table:formula="of:=[original.O36]" office:value-type="float" office:value="591780" calcext:value-type="float">
            <text:p>591780</text:p>
          </table:table-cell>
          <table:table-cell table:formula="of:=['patched-standard'.AB36]" office:value-type="float" office:value="282048" calcext:value-type="float">
            <text:p>282048</text:p>
          </table:table-cell>
          <table:table-cell table:formula="of:=['patched-standard'.AC36]" office:value-type="float" office:value="269918" calcext:value-type="float">
            <text:p>269918</text:p>
          </table:table-cell>
          <table:table-cell table:formula="of:=['patched-standard'.O36]" office:value-type="float" office:value="411420" calcext:value-type="float">
            <text:p>411420</text:p>
          </table:table-cell>
          <table:table-cell table:formula="of:=['patched-aggressive'.AB36]" office:value-type="float" office:value="274400" calcext:value-type="float">
            <text:p>274400</text:p>
          </table:table-cell>
          <table:table-cell table:formula="of:=['patched-aggressive'.AC36]" office:value-type="float" office:value="269926" calcext:value-type="float">
            <text:p>269926</text:p>
          </table:table-cell>
          <table:table-cell table:formula="of:=['patched-aggressive'.O36]" office:value-type="float" office:value="412504" calcext:value-type="float">
            <text:p>412504</text:p>
          </table:table-cell>
        </table:table-row>
        <table:table-row table:style-name="ro1">
          <table:table-cell table:formula="of:=[original.AB37]" office:value-type="float" office:value="462252" calcext:value-type="float">
            <text:p>462252</text:p>
          </table:table-cell>
          <table:table-cell table:formula="of:=[original.AC37]" office:value-type="float" office:value="272279" calcext:value-type="float">
            <text:p>272279</text:p>
          </table:table-cell>
          <table:table-cell table:formula="of:=[original.O37]" office:value-type="float" office:value="591780" calcext:value-type="float">
            <text:p>591780</text:p>
          </table:table-cell>
          <table:table-cell table:formula="of:=['patched-standard'.AB37]" office:value-type="float" office:value="282048" calcext:value-type="float">
            <text:p>282048</text:p>
          </table:table-cell>
          <table:table-cell table:formula="of:=['patched-standard'.AC37]" office:value-type="float" office:value="269918" calcext:value-type="float">
            <text:p>269918</text:p>
          </table:table-cell>
          <table:table-cell table:formula="of:=['patched-standard'.O37]" office:value-type="float" office:value="411420" calcext:value-type="float">
            <text:p>411420</text:p>
          </table:table-cell>
          <table:table-cell table:formula="of:=['patched-aggressive'.AB37]" office:value-type="float" office:value="274400" calcext:value-type="float">
            <text:p>274400</text:p>
          </table:table-cell>
          <table:table-cell table:formula="of:=['patched-aggressive'.AC37]" office:value-type="float" office:value="269926" calcext:value-type="float">
            <text:p>269926</text:p>
          </table:table-cell>
          <table:table-cell table:formula="of:=['patched-aggressive'.O37]" office:value-type="float" office:value="412504" calcext:value-type="float">
            <text:p>412504</text:p>
          </table:table-cell>
        </table:table-row>
        <table:table-row table:style-name="ro1">
          <table:table-cell table:formula="of:=[original.AB38]" office:value-type="float" office:value="462252" calcext:value-type="float">
            <text:p>462252</text:p>
          </table:table-cell>
          <table:table-cell table:formula="of:=[original.AC38]" office:value-type="float" office:value="272280" calcext:value-type="float">
            <text:p>272280</text:p>
          </table:table-cell>
          <table:table-cell table:formula="of:=[original.O38]" office:value-type="float" office:value="591780" calcext:value-type="float">
            <text:p>591780</text:p>
          </table:table-cell>
          <table:table-cell table:formula="of:=['patched-standard'.AB38]" office:value-type="float" office:value="282048" calcext:value-type="float">
            <text:p>282048</text:p>
          </table:table-cell>
          <table:table-cell table:formula="of:=['patched-standard'.AC38]" office:value-type="float" office:value="269919" calcext:value-type="float">
            <text:p>269919</text:p>
          </table:table-cell>
          <table:table-cell table:formula="of:=['patched-standard'.O38]" office:value-type="float" office:value="411420" calcext:value-type="float">
            <text:p>411420</text:p>
          </table:table-cell>
          <table:table-cell table:formula="of:=['patched-aggressive'.AB38]" office:value-type="float" office:value="274400" calcext:value-type="float">
            <text:p>274400</text:p>
          </table:table-cell>
          <table:table-cell table:formula="of:=['patched-aggressive'.AC38]" office:value-type="float" office:value="269928" calcext:value-type="float">
            <text:p>269928</text:p>
          </table:table-cell>
          <table:table-cell table:formula="of:=['patched-aggressive'.O38]" office:value-type="float" office:value="412504" calcext:value-type="float">
            <text:p>412504</text:p>
          </table:table-cell>
        </table:table-row>
        <table:table-row table:style-name="ro1">
          <table:table-cell table:formula="of:=[original.AB39]" office:value-type="float" office:value="462252" calcext:value-type="float">
            <text:p>462252</text:p>
          </table:table-cell>
          <table:table-cell table:formula="of:=[original.AC39]" office:value-type="float" office:value="272280" calcext:value-type="float">
            <text:p>272280</text:p>
          </table:table-cell>
          <table:table-cell table:formula="of:=[original.O39]" office:value-type="float" office:value="591780" calcext:value-type="float">
            <text:p>591780</text:p>
          </table:table-cell>
          <table:table-cell table:formula="of:=['patched-standard'.AB39]" office:value-type="float" office:value="282048" calcext:value-type="float">
            <text:p>282048</text:p>
          </table:table-cell>
          <table:table-cell table:formula="of:=['patched-standard'.AC39]" office:value-type="float" office:value="269919" calcext:value-type="float">
            <text:p>269919</text:p>
          </table:table-cell>
          <table:table-cell table:formula="of:=['patched-standard'.O39]" office:value-type="float" office:value="411420" calcext:value-type="float">
            <text:p>411420</text:p>
          </table:table-cell>
          <table:table-cell table:formula="of:=['patched-aggressive'.AB39]" office:value-type="float" office:value="274400" calcext:value-type="float">
            <text:p>274400</text:p>
          </table:table-cell>
          <table:table-cell table:formula="of:=['patched-aggressive'.AC39]" office:value-type="float" office:value="269928" calcext:value-type="float">
            <text:p>269928</text:p>
          </table:table-cell>
          <table:table-cell table:formula="of:=['patched-aggressive'.O39]" office:value-type="float" office:value="412504" calcext:value-type="float">
            <text:p>412504</text:p>
          </table:table-cell>
        </table:table-row>
        <table:table-row table:style-name="ro1">
          <table:table-cell table:formula="of:=[original.AB40]" office:value-type="float" office:value="462252" calcext:value-type="float">
            <text:p>462252</text:p>
          </table:table-cell>
          <table:table-cell table:formula="of:=[original.AC40]" office:value-type="float" office:value="272280" calcext:value-type="float">
            <text:p>272280</text:p>
          </table:table-cell>
          <table:table-cell table:formula="of:=[original.O40]" office:value-type="float" office:value="591780" calcext:value-type="float">
            <text:p>591780</text:p>
          </table:table-cell>
          <table:table-cell table:formula="of:=['patched-standard'.AB40]" office:value-type="float" office:value="282048" calcext:value-type="float">
            <text:p>282048</text:p>
          </table:table-cell>
          <table:table-cell table:formula="of:=['patched-standard'.AC40]" office:value-type="float" office:value="269919" calcext:value-type="float">
            <text:p>269919</text:p>
          </table:table-cell>
          <table:table-cell table:formula="of:=['patched-standard'.O40]" office:value-type="float" office:value="411420" calcext:value-type="float">
            <text:p>411420</text:p>
          </table:table-cell>
          <table:table-cell table:formula="of:=['patched-aggressive'.AB40]" office:value-type="float" office:value="274400" calcext:value-type="float">
            <text:p>274400</text:p>
          </table:table-cell>
          <table:table-cell table:formula="of:=['patched-aggressive'.AC40]" office:value-type="float" office:value="269928" calcext:value-type="float">
            <text:p>269928</text:p>
          </table:table-cell>
          <table:table-cell table:formula="of:=['patched-aggressive'.O40]" office:value-type="float" office:value="412504" calcext:value-type="float">
            <text:p>412504</text:p>
          </table:table-cell>
        </table:table-row>
        <table:table-row table:style-name="ro1">
          <table:table-cell table:formula="of:=[original.AB41]" office:value-type="float" office:value="462252" calcext:value-type="float">
            <text:p>462252</text:p>
          </table:table-cell>
          <table:table-cell table:formula="of:=[original.AC41]" office:value-type="float" office:value="272280" calcext:value-type="float">
            <text:p>272280</text:p>
          </table:table-cell>
          <table:table-cell table:formula="of:=[original.O41]" office:value-type="float" office:value="591780" calcext:value-type="float">
            <text:p>591780</text:p>
          </table:table-cell>
          <table:table-cell table:formula="of:=['patched-standard'.AB41]" office:value-type="float" office:value="282048" calcext:value-type="float">
            <text:p>282048</text:p>
          </table:table-cell>
          <table:table-cell table:formula="of:=['patched-standard'.AC41]" office:value-type="float" office:value="269919" calcext:value-type="float">
            <text:p>269919</text:p>
          </table:table-cell>
          <table:table-cell table:formula="of:=['patched-standard'.O41]" office:value-type="float" office:value="411420" calcext:value-type="float">
            <text:p>411420</text:p>
          </table:table-cell>
          <table:table-cell table:formula="of:=['patched-aggressive'.AB41]" office:value-type="float" office:value="274400" calcext:value-type="float">
            <text:p>274400</text:p>
          </table:table-cell>
          <table:table-cell table:formula="of:=['patched-aggressive'.AC41]" office:value-type="float" office:value="269928" calcext:value-type="float">
            <text:p>269928</text:p>
          </table:table-cell>
          <table:table-cell table:formula="of:=['patched-aggressive'.O41]" office:value-type="float" office:value="412504" calcext:value-type="float">
            <text:p>412504</text:p>
          </table:table-cell>
        </table:table-row>
        <table:table-row table:style-name="ro1">
          <table:table-cell table:formula="of:=[original.AB42]" office:value-type="float" office:value="423340" calcext:value-type="float">
            <text:p>423340</text:p>
          </table:table-cell>
          <table:table-cell table:formula="of:=[original.AC42]" office:value-type="float" office:value="185867" calcext:value-type="float">
            <text:p>185867</text:p>
          </table:table-cell>
          <table:table-cell table:formula="of:=[original.O42]" office:value-type="float" office:value="552868" calcext:value-type="float">
            <text:p>552868</text:p>
          </table:table-cell>
          <table:table-cell table:formula="of:=['patched-standard'.AB42]" office:value-type="float" office:value="195008" calcext:value-type="float">
            <text:p>195008</text:p>
          </table:table-cell>
          <table:table-cell table:formula="of:=['patched-standard'.AC42]" office:value-type="float" office:value="184300" calcext:value-type="float">
            <text:p>184300</text:p>
          </table:table-cell>
          <table:table-cell table:formula="of:=['patched-standard'.O42]" office:value-type="float" office:value="324384" calcext:value-type="float">
            <text:p>324384</text:p>
          </table:table-cell>
          <table:table-cell table:formula="of:=['patched-aggressive'.AB42]" office:value-type="float" office:value="187360" calcext:value-type="float">
            <text:p>187360</text:p>
          </table:table-cell>
          <table:table-cell table:formula="of:=['patched-aggressive'.AC42]" office:value-type="float" office:value="184309" calcext:value-type="float">
            <text:p>184309</text:p>
          </table:table-cell>
          <table:table-cell table:formula="of:=['patched-aggressive'.O42]" office:value-type="float" office:value="325464" calcext:value-type="float">
            <text:p>325464</text:p>
          </table:table-cell>
        </table:table-row>
        <table:table-row table:style-name="ro1">
          <table:table-cell table:formula="of:=[original.AB43]" office:value-type="float" office:value="423340" calcext:value-type="float">
            <text:p>423340</text:p>
          </table:table-cell>
          <table:table-cell table:formula="of:=[original.AC43]" office:value-type="float" office:value="185867" calcext:value-type="float">
            <text:p>185867</text:p>
          </table:table-cell>
          <table:table-cell table:formula="of:=[original.O43]" office:value-type="float" office:value="552868" calcext:value-type="float">
            <text:p>552868</text:p>
          </table:table-cell>
          <table:table-cell table:formula="of:=['patched-standard'.AB43]" office:value-type="float" office:value="195008" calcext:value-type="float">
            <text:p>195008</text:p>
          </table:table-cell>
          <table:table-cell table:formula="of:=['patched-standard'.AC43]" office:value-type="float" office:value="184300" calcext:value-type="float">
            <text:p>184300</text:p>
          </table:table-cell>
          <table:table-cell table:formula="of:=['patched-standard'.O43]" office:value-type="float" office:value="324384" calcext:value-type="float">
            <text:p>324384</text:p>
          </table:table-cell>
          <table:table-cell table:formula="of:=['patched-aggressive'.AB43]" office:value-type="float" office:value="187360" calcext:value-type="float">
            <text:p>187360</text:p>
          </table:table-cell>
          <table:table-cell table:formula="of:=['patched-aggressive'.AC43]" office:value-type="float" office:value="184309" calcext:value-type="float">
            <text:p>184309</text:p>
          </table:table-cell>
          <table:table-cell table:formula="of:=['patched-aggressive'.O43]" office:value-type="float" office:value="325464" calcext:value-type="float">
            <text:p>325464</text:p>
          </table:table-cell>
        </table:table-row>
        <table:table-row table:style-name="ro1">
          <table:table-cell table:formula="of:=[original.AB44]" office:value-type="float" office:value="423340" calcext:value-type="float">
            <text:p>423340</text:p>
          </table:table-cell>
          <table:table-cell table:formula="of:=[original.AC44]" office:value-type="float" office:value="185867" calcext:value-type="float">
            <text:p>185867</text:p>
          </table:table-cell>
          <table:table-cell table:formula="of:=[original.O44]" office:value-type="float" office:value="552868" calcext:value-type="float">
            <text:p>552868</text:p>
          </table:table-cell>
          <table:table-cell table:formula="of:=['patched-standard'.AB44]" office:value-type="float" office:value="195008" calcext:value-type="float">
            <text:p>195008</text:p>
          </table:table-cell>
          <table:table-cell table:formula="of:=['patched-standard'.AC44]" office:value-type="float" office:value="184300" calcext:value-type="float">
            <text:p>184300</text:p>
          </table:table-cell>
          <table:table-cell table:formula="of:=['patched-standard'.O44]" office:value-type="float" office:value="324384" calcext:value-type="float">
            <text:p>324384</text:p>
          </table:table-cell>
          <table:table-cell table:formula="of:=['patched-aggressive'.AB44]" office:value-type="float" office:value="187360" calcext:value-type="float">
            <text:p>187360</text:p>
          </table:table-cell>
          <table:table-cell table:formula="of:=['patched-aggressive'.AC44]" office:value-type="float" office:value="184309" calcext:value-type="float">
            <text:p>184309</text:p>
          </table:table-cell>
          <table:table-cell table:formula="of:=['patched-aggressive'.O44]" office:value-type="float" office:value="325464" calcext:value-type="float">
            <text:p>325464</text:p>
          </table:table-cell>
        </table:table-row>
        <table:table-row table:style-name="ro1">
          <table:table-cell table:formula="of:=[original.AB45]" office:value-type="float" office:value="423340" calcext:value-type="float">
            <text:p>423340</text:p>
          </table:table-cell>
          <table:table-cell table:formula="of:=[original.AC45]" office:value-type="float" office:value="185867" calcext:value-type="float">
            <text:p>185867</text:p>
          </table:table-cell>
          <table:table-cell table:formula="of:=[original.O45]" office:value-type="float" office:value="552868" calcext:value-type="float">
            <text:p>552868</text:p>
          </table:table-cell>
          <table:table-cell table:formula="of:=['patched-standard'.AB45]" office:value-type="float" office:value="195008" calcext:value-type="float">
            <text:p>195008</text:p>
          </table:table-cell>
          <table:table-cell table:formula="of:=['patched-standard'.AC45]" office:value-type="float" office:value="184300" calcext:value-type="float">
            <text:p>184300</text:p>
          </table:table-cell>
          <table:table-cell table:formula="of:=['patched-standard'.O45]" office:value-type="float" office:value="324384" calcext:value-type="float">
            <text:p>324384</text:p>
          </table:table-cell>
          <table:table-cell table:formula="of:=['patched-aggressive'.AB45]" office:value-type="float" office:value="187360" calcext:value-type="float">
            <text:p>187360</text:p>
          </table:table-cell>
          <table:table-cell table:formula="of:=['patched-aggressive'.AC45]" office:value-type="float" office:value="184309" calcext:value-type="float">
            <text:p>184309</text:p>
          </table:table-cell>
          <table:table-cell table:formula="of:=['patched-aggressive'.O45]" office:value-type="float" office:value="325464" calcext:value-type="float">
            <text:p>325464</text:p>
          </table:table-cell>
        </table:table-row>
        <table:table-row table:style-name="ro1">
          <table:table-cell table:formula="of:=[original.AB46]" office:value-type="float" office:value="423340" calcext:value-type="float">
            <text:p>423340</text:p>
          </table:table-cell>
          <table:table-cell table:formula="of:=[original.AC46]" office:value-type="float" office:value="185867" calcext:value-type="float">
            <text:p>185867</text:p>
          </table:table-cell>
          <table:table-cell table:formula="of:=[original.O46]" office:value-type="float" office:value="552868" calcext:value-type="float">
            <text:p>552868</text:p>
          </table:table-cell>
          <table:table-cell table:formula="of:=['patched-standard'.AB46]" office:value-type="float" office:value="195008" calcext:value-type="float">
            <text:p>195008</text:p>
          </table:table-cell>
          <table:table-cell table:formula="of:=['patched-standard'.AC46]" office:value-type="float" office:value="184300" calcext:value-type="float">
            <text:p>184300</text:p>
          </table:table-cell>
          <table:table-cell table:formula="of:=['patched-standard'.O46]" office:value-type="float" office:value="324384" calcext:value-type="float">
            <text:p>324384</text:p>
          </table:table-cell>
          <table:table-cell table:formula="of:=['patched-aggressive'.AB46]" office:value-type="float" office:value="187360" calcext:value-type="float">
            <text:p>187360</text:p>
          </table:table-cell>
          <table:table-cell table:formula="of:=['patched-aggressive'.AC46]" office:value-type="float" office:value="184309" calcext:value-type="float">
            <text:p>184309</text:p>
          </table:table-cell>
          <table:table-cell table:formula="of:=['patched-aggressive'.O46]" office:value-type="float" office:value="325464" calcext:value-type="float">
            <text:p>325464</text:p>
          </table:table-cell>
        </table:table-row>
        <table:table-row table:style-name="ro1">
          <table:table-cell table:formula="of:=[original.AB47]" office:value-type="float" office:value="423340" calcext:value-type="float">
            <text:p>423340</text:p>
          </table:table-cell>
          <table:table-cell table:formula="of:=[original.AC47]" office:value-type="float" office:value="185867" calcext:value-type="float">
            <text:p>185867</text:p>
          </table:table-cell>
          <table:table-cell table:formula="of:=[original.O47]" office:value-type="float" office:value="552868" calcext:value-type="float">
            <text:p>552868</text:p>
          </table:table-cell>
          <table:table-cell table:formula="of:=['patched-standard'.AB47]" office:value-type="float" office:value="195008" calcext:value-type="float">
            <text:p>195008</text:p>
          </table:table-cell>
          <table:table-cell table:formula="of:=['patched-standard'.AC47]" office:value-type="float" office:value="184300" calcext:value-type="float">
            <text:p>184300</text:p>
          </table:table-cell>
          <table:table-cell table:formula="of:=['patched-standard'.O47]" office:value-type="float" office:value="324384" calcext:value-type="float">
            <text:p>324384</text:p>
          </table:table-cell>
          <table:table-cell table:formula="of:=['patched-aggressive'.AB47]" office:value-type="float" office:value="187360" calcext:value-type="float">
            <text:p>187360</text:p>
          </table:table-cell>
          <table:table-cell table:formula="of:=['patched-aggressive'.AC47]" office:value-type="float" office:value="184309" calcext:value-type="float">
            <text:p>184309</text:p>
          </table:table-cell>
          <table:table-cell table:formula="of:=['patched-aggressive'.O47]" office:value-type="float" office:value="325464" calcext:value-type="float">
            <text:p>325464</text:p>
          </table:table-cell>
        </table:table-row>
        <table:table-row table:style-name="ro1">
          <table:table-cell table:formula="of:=[original.AB48]" office:value-type="float" office:value="423340" calcext:value-type="float">
            <text:p>423340</text:p>
          </table:table-cell>
          <table:table-cell table:formula="of:=[original.AC48]" office:value-type="float" office:value="185867" calcext:value-type="float">
            <text:p>185867</text:p>
          </table:table-cell>
          <table:table-cell table:formula="of:=[original.O48]" office:value-type="float" office:value="552868" calcext:value-type="float">
            <text:p>552868</text:p>
          </table:table-cell>
          <table:table-cell table:formula="of:=['patched-standard'.AB48]" office:value-type="float" office:value="195008" calcext:value-type="float">
            <text:p>195008</text:p>
          </table:table-cell>
          <table:table-cell table:formula="of:=['patched-standard'.AC48]" office:value-type="float" office:value="184300" calcext:value-type="float">
            <text:p>184300</text:p>
          </table:table-cell>
          <table:table-cell table:formula="of:=['patched-standard'.O48]" office:value-type="float" office:value="324384" calcext:value-type="float">
            <text:p>324384</text:p>
          </table:table-cell>
          <table:table-cell table:formula="of:=['patched-aggressive'.AB48]" office:value-type="float" office:value="187360" calcext:value-type="float">
            <text:p>187360</text:p>
          </table:table-cell>
          <table:table-cell table:formula="of:=['patched-aggressive'.AC48]" office:value-type="float" office:value="184309" calcext:value-type="float">
            <text:p>184309</text:p>
          </table:table-cell>
          <table:table-cell table:formula="of:=['patched-aggressive'.O48]" office:value-type="float" office:value="325464" calcext:value-type="float">
            <text:p>325464</text:p>
          </table:table-cell>
        </table:table-row>
        <table:table-row table:style-name="ro1">
          <table:table-cell table:formula="of:=[original.AB49]" office:value-type="float" office:value="423340" calcext:value-type="float">
            <text:p>423340</text:p>
          </table:table-cell>
          <table:table-cell table:formula="of:=[original.AC49]" office:value-type="float" office:value="185867" calcext:value-type="float">
            <text:p>185867</text:p>
          </table:table-cell>
          <table:table-cell table:formula="of:=[original.O49]" office:value-type="float" office:value="552868" calcext:value-type="float">
            <text:p>552868</text:p>
          </table:table-cell>
          <table:table-cell table:formula="of:=['patched-standard'.AB49]" office:value-type="float" office:value="195008" calcext:value-type="float">
            <text:p>195008</text:p>
          </table:table-cell>
          <table:table-cell table:formula="of:=['patched-standard'.AC49]" office:value-type="float" office:value="184300" calcext:value-type="float">
            <text:p>184300</text:p>
          </table:table-cell>
          <table:table-cell table:formula="of:=['patched-standard'.O49]" office:value-type="float" office:value="324384" calcext:value-type="float">
            <text:p>324384</text:p>
          </table:table-cell>
          <table:table-cell table:formula="of:=['patched-aggressive'.AB49]" office:value-type="float" office:value="187360" calcext:value-type="float">
            <text:p>187360</text:p>
          </table:table-cell>
          <table:table-cell table:formula="of:=['patched-aggressive'.AC49]" office:value-type="float" office:value="184309" calcext:value-type="float">
            <text:p>184309</text:p>
          </table:table-cell>
          <table:table-cell table:formula="of:=['patched-aggressive'.O49]" office:value-type="float" office:value="325464" calcext:value-type="float">
            <text:p>325464</text:p>
          </table:table-cell>
        </table:table-row>
        <table:table-row table:style-name="ro1">
          <table:table-cell table:formula="of:=[original.AB50]" office:value-type="float" office:value="378284" calcext:value-type="float">
            <text:p>378284</text:p>
          </table:table-cell>
          <table:table-cell table:formula="of:=[original.AC50]" office:value-type="float" office:value="99448" calcext:value-type="float">
            <text:p>99448</text:p>
          </table:table-cell>
          <table:table-cell table:formula="of:=[original.O50]" office:value-type="float" office:value="504624" calcext:value-type="float">
            <text:p>504624</text:p>
          </table:table-cell>
          <table:table-cell table:formula="of:=['patched-standard'.AB50]" office:value-type="float" office:value="107968" calcext:value-type="float">
            <text:p>107968</text:p>
          </table:table-cell>
          <table:table-cell table:formula="of:=['patched-standard'.AC50]" office:value-type="float" office:value="98676" calcext:value-type="float">
            <text:p>98676</text:p>
          </table:table-cell>
          <table:table-cell table:formula="of:=['patched-standard'.O50]" office:value-type="float" office:value="236276" calcext:value-type="float">
            <text:p>236276</text:p>
          </table:table-cell>
          <table:table-cell table:formula="of:=['patched-aggressive'.AB50]" office:value-type="float" office:value="100320" calcext:value-type="float">
            <text:p>100320</text:p>
          </table:table-cell>
          <table:table-cell table:formula="of:=['patched-aggressive'.AC50]" office:value-type="float" office:value="98685" calcext:value-type="float">
            <text:p>98685</text:p>
          </table:table-cell>
          <table:table-cell table:formula="of:=['patched-aggressive'.O50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51]" office:value-type="float" office:value="378284" calcext:value-type="float">
            <text:p>378284</text:p>
          </table:table-cell>
          <table:table-cell table:formula="of:=[original.AC51]" office:value-type="float" office:value="99448" calcext:value-type="float">
            <text:p>99448</text:p>
          </table:table-cell>
          <table:table-cell table:formula="of:=[original.O51]" office:value-type="float" office:value="504624" calcext:value-type="float">
            <text:p>504624</text:p>
          </table:table-cell>
          <table:table-cell table:formula="of:=['patched-standard'.AB51]" office:value-type="float" office:value="107968" calcext:value-type="float">
            <text:p>107968</text:p>
          </table:table-cell>
          <table:table-cell table:formula="of:=['patched-standard'.AC51]" office:value-type="float" office:value="98676" calcext:value-type="float">
            <text:p>98676</text:p>
          </table:table-cell>
          <table:table-cell table:formula="of:=['patched-standard'.O51]" office:value-type="float" office:value="236276" calcext:value-type="float">
            <text:p>236276</text:p>
          </table:table-cell>
          <table:table-cell table:formula="of:=['patched-aggressive'.AB51]" office:value-type="float" office:value="100320" calcext:value-type="float">
            <text:p>100320</text:p>
          </table:table-cell>
          <table:table-cell table:formula="of:=['patched-aggressive'.AC51]" office:value-type="float" office:value="98685" calcext:value-type="float">
            <text:p>98685</text:p>
          </table:table-cell>
          <table:table-cell table:formula="of:=['patched-aggressive'.O51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52]" office:value-type="float" office:value="378284" calcext:value-type="float">
            <text:p>378284</text:p>
          </table:table-cell>
          <table:table-cell table:formula="of:=[original.AC52]" office:value-type="float" office:value="99448" calcext:value-type="float">
            <text:p>99448</text:p>
          </table:table-cell>
          <table:table-cell table:formula="of:=[original.O52]" office:value-type="float" office:value="504624" calcext:value-type="float">
            <text:p>504624</text:p>
          </table:table-cell>
          <table:table-cell table:formula="of:=['patched-standard'.AB52]" office:value-type="float" office:value="107968" calcext:value-type="float">
            <text:p>107968</text:p>
          </table:table-cell>
          <table:table-cell table:formula="of:=['patched-standard'.AC52]" office:value-type="float" office:value="98676" calcext:value-type="float">
            <text:p>98676</text:p>
          </table:table-cell>
          <table:table-cell table:formula="of:=['patched-standard'.O52]" office:value-type="float" office:value="236276" calcext:value-type="float">
            <text:p>236276</text:p>
          </table:table-cell>
          <table:table-cell table:formula="of:=['patched-aggressive'.AB52]" office:value-type="float" office:value="100320" calcext:value-type="float">
            <text:p>100320</text:p>
          </table:table-cell>
          <table:table-cell table:formula="of:=['patched-aggressive'.AC52]" office:value-type="float" office:value="98685" calcext:value-type="float">
            <text:p>98685</text:p>
          </table:table-cell>
          <table:table-cell table:formula="of:=['patched-aggressive'.O52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53]" office:value-type="float" office:value="378284" calcext:value-type="float">
            <text:p>378284</text:p>
          </table:table-cell>
          <table:table-cell table:formula="of:=[original.AC53]" office:value-type="float" office:value="99448" calcext:value-type="float">
            <text:p>99448</text:p>
          </table:table-cell>
          <table:table-cell table:formula="of:=[original.O53]" office:value-type="float" office:value="504624" calcext:value-type="float">
            <text:p>504624</text:p>
          </table:table-cell>
          <table:table-cell table:formula="of:=['patched-standard'.AB53]" office:value-type="float" office:value="107968" calcext:value-type="float">
            <text:p>107968</text:p>
          </table:table-cell>
          <table:table-cell table:formula="of:=['patched-standard'.AC53]" office:value-type="float" office:value="98676" calcext:value-type="float">
            <text:p>98676</text:p>
          </table:table-cell>
          <table:table-cell table:formula="of:=['patched-standard'.O53]" office:value-type="float" office:value="236276" calcext:value-type="float">
            <text:p>236276</text:p>
          </table:table-cell>
          <table:table-cell table:formula="of:=['patched-aggressive'.AB53]" office:value-type="float" office:value="100320" calcext:value-type="float">
            <text:p>100320</text:p>
          </table:table-cell>
          <table:table-cell table:formula="of:=['patched-aggressive'.AC53]" office:value-type="float" office:value="98685" calcext:value-type="float">
            <text:p>98685</text:p>
          </table:table-cell>
          <table:table-cell table:formula="of:=['patched-aggressive'.O53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54]" office:value-type="float" office:value="378284" calcext:value-type="float">
            <text:p>378284</text:p>
          </table:table-cell>
          <table:table-cell table:formula="of:=[original.AC54]" office:value-type="float" office:value="99448" calcext:value-type="float">
            <text:p>99448</text:p>
          </table:table-cell>
          <table:table-cell table:formula="of:=[original.O54]" office:value-type="float" office:value="504624" calcext:value-type="float">
            <text:p>504624</text:p>
          </table:table-cell>
          <table:table-cell table:formula="of:=['patched-standard'.AB54]" office:value-type="float" office:value="107968" calcext:value-type="float">
            <text:p>107968</text:p>
          </table:table-cell>
          <table:table-cell table:formula="of:=['patched-standard'.AC54]" office:value-type="float" office:value="98676" calcext:value-type="float">
            <text:p>98676</text:p>
          </table:table-cell>
          <table:table-cell table:formula="of:=['patched-standard'.O54]" office:value-type="float" office:value="236276" calcext:value-type="float">
            <text:p>236276</text:p>
          </table:table-cell>
          <table:table-cell table:formula="of:=['patched-aggressive'.AB54]" office:value-type="float" office:value="100320" calcext:value-type="float">
            <text:p>100320</text:p>
          </table:table-cell>
          <table:table-cell table:formula="of:=['patched-aggressive'.AC54]" office:value-type="float" office:value="98685" calcext:value-type="float">
            <text:p>98685</text:p>
          </table:table-cell>
          <table:table-cell table:formula="of:=['patched-aggressive'.O54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55]" office:value-type="float" office:value="378284" calcext:value-type="float">
            <text:p>378284</text:p>
          </table:table-cell>
          <table:table-cell table:formula="of:=[original.AC55]" office:value-type="float" office:value="99448" calcext:value-type="float">
            <text:p>99448</text:p>
          </table:table-cell>
          <table:table-cell table:formula="of:=[original.O55]" office:value-type="float" office:value="504624" calcext:value-type="float">
            <text:p>504624</text:p>
          </table:table-cell>
          <table:table-cell table:formula="of:=['patched-standard'.AB55]" office:value-type="float" office:value="107968" calcext:value-type="float">
            <text:p>107968</text:p>
          </table:table-cell>
          <table:table-cell table:formula="of:=['patched-standard'.AC55]" office:value-type="float" office:value="98676" calcext:value-type="float">
            <text:p>98676</text:p>
          </table:table-cell>
          <table:table-cell table:formula="of:=['patched-standard'.O55]" office:value-type="float" office:value="236276" calcext:value-type="float">
            <text:p>236276</text:p>
          </table:table-cell>
          <table:table-cell table:formula="of:=['patched-aggressive'.AB55]" office:value-type="float" office:value="100320" calcext:value-type="float">
            <text:p>100320</text:p>
          </table:table-cell>
          <table:table-cell table:formula="of:=['patched-aggressive'.AC55]" office:value-type="float" office:value="98685" calcext:value-type="float">
            <text:p>98685</text:p>
          </table:table-cell>
          <table:table-cell table:formula="of:=['patched-aggressive'.O55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56]" office:value-type="float" office:value="378284" calcext:value-type="float">
            <text:p>378284</text:p>
          </table:table-cell>
          <table:table-cell table:formula="of:=[original.AC56]" office:value-type="float" office:value="99448" calcext:value-type="float">
            <text:p>99448</text:p>
          </table:table-cell>
          <table:table-cell table:formula="of:=[original.O56]" office:value-type="float" office:value="504624" calcext:value-type="float">
            <text:p>504624</text:p>
          </table:table-cell>
          <table:table-cell table:formula="of:=['patched-standard'.AB56]" office:value-type="float" office:value="107968" calcext:value-type="float">
            <text:p>107968</text:p>
          </table:table-cell>
          <table:table-cell table:formula="of:=['patched-standard'.AC56]" office:value-type="float" office:value="98676" calcext:value-type="float">
            <text:p>98676</text:p>
          </table:table-cell>
          <table:table-cell table:formula="of:=['patched-standard'.O56]" office:value-type="float" office:value="236276" calcext:value-type="float">
            <text:p>236276</text:p>
          </table:table-cell>
          <table:table-cell table:formula="of:=['patched-aggressive'.AB56]" office:value-type="float" office:value="100320" calcext:value-type="float">
            <text:p>100320</text:p>
          </table:table-cell>
          <table:table-cell table:formula="of:=['patched-aggressive'.AC56]" office:value-type="float" office:value="98685" calcext:value-type="float">
            <text:p>98685</text:p>
          </table:table-cell>
          <table:table-cell table:formula="of:=['patched-aggressive'.O56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57]" office:value-type="float" office:value="378284" calcext:value-type="float">
            <text:p>378284</text:p>
          </table:table-cell>
          <table:table-cell table:formula="of:=[original.AC57]" office:value-type="float" office:value="99448" calcext:value-type="float">
            <text:p>99448</text:p>
          </table:table-cell>
          <table:table-cell table:formula="of:=[original.O57]" office:value-type="float" office:value="504624" calcext:value-type="float">
            <text:p>504624</text:p>
          </table:table-cell>
          <table:table-cell table:formula="of:=['patched-standard'.AB57]" office:value-type="float" office:value="107968" calcext:value-type="float">
            <text:p>107968</text:p>
          </table:table-cell>
          <table:table-cell table:formula="of:=['patched-standard'.AC57]" office:value-type="float" office:value="98676" calcext:value-type="float">
            <text:p>98676</text:p>
          </table:table-cell>
          <table:table-cell table:formula="of:=['patched-standard'.O57]" office:value-type="float" office:value="236276" calcext:value-type="float">
            <text:p>236276</text:p>
          </table:table-cell>
          <table:table-cell table:formula="of:=['patched-aggressive'.AB57]" office:value-type="float" office:value="100320" calcext:value-type="float">
            <text:p>100320</text:p>
          </table:table-cell>
          <table:table-cell table:formula="of:=['patched-aggressive'.AC57]" office:value-type="float" office:value="98685" calcext:value-type="float">
            <text:p>98685</text:p>
          </table:table-cell>
          <table:table-cell table:formula="of:=['patched-aggressive'.O57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58]" office:value-type="float" office:value="378284" calcext:value-type="float">
            <text:p>378284</text:p>
          </table:table-cell>
          <table:table-cell table:formula="of:=[original.AC58]" office:value-type="float" office:value="99448" calcext:value-type="float">
            <text:p>99448</text:p>
          </table:table-cell>
          <table:table-cell table:formula="of:=[original.O58]" office:value-type="float" office:value="504624" calcext:value-type="float">
            <text:p>504624</text:p>
          </table:table-cell>
          <table:table-cell table:formula="of:=['patched-standard'.AB58]" office:value-type="float" office:value="107968" calcext:value-type="float">
            <text:p>107968</text:p>
          </table:table-cell>
          <table:table-cell table:formula="of:=['patched-standard'.AC58]" office:value-type="float" office:value="98676" calcext:value-type="float">
            <text:p>98676</text:p>
          </table:table-cell>
          <table:table-cell table:formula="of:=['patched-standard'.O58]" office:value-type="float" office:value="236276" calcext:value-type="float">
            <text:p>236276</text:p>
          </table:table-cell>
          <table:table-cell table:formula="of:=['patched-aggressive'.AB58]" office:value-type="float" office:value="100320" calcext:value-type="float">
            <text:p>100320</text:p>
          </table:table-cell>
          <table:table-cell table:formula="of:=['patched-aggressive'.AC58]" office:value-type="float" office:value="98685" calcext:value-type="float">
            <text:p>98685</text:p>
          </table:table-cell>
          <table:table-cell table:formula="of:=['patched-aggressive'.O58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59]" office:value-type="float" office:value="378284" calcext:value-type="float">
            <text:p>378284</text:p>
          </table:table-cell>
          <table:table-cell table:formula="of:=[original.AC59]" office:value-type="float" office:value="99448" calcext:value-type="float">
            <text:p>99448</text:p>
          </table:table-cell>
          <table:table-cell table:formula="of:=[original.O59]" office:value-type="float" office:value="504624" calcext:value-type="float">
            <text:p>504624</text:p>
          </table:table-cell>
          <table:table-cell table:formula="of:=['patched-standard'.AB59]" office:value-type="float" office:value="107968" calcext:value-type="float">
            <text:p>107968</text:p>
          </table:table-cell>
          <table:table-cell table:formula="of:=['patched-standard'.AC59]" office:value-type="float" office:value="98676" calcext:value-type="float">
            <text:p>98676</text:p>
          </table:table-cell>
          <table:table-cell table:formula="of:=['patched-standard'.O59]" office:value-type="float" office:value="236276" calcext:value-type="float">
            <text:p>236276</text:p>
          </table:table-cell>
          <table:table-cell table:formula="of:=['patched-aggressive'.AB59]" office:value-type="float" office:value="100320" calcext:value-type="float">
            <text:p>100320</text:p>
          </table:table-cell>
          <table:table-cell table:formula="of:=['patched-aggressive'.AC59]" office:value-type="float" office:value="98685" calcext:value-type="float">
            <text:p>98685</text:p>
          </table:table-cell>
          <table:table-cell table:formula="of:=['patched-aggressive'.O59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60]" office:value-type="float" office:value="378284" calcext:value-type="float">
            <text:p>378284</text:p>
          </table:table-cell>
          <table:table-cell table:formula="of:=[original.AC60]" office:value-type="float" office:value="99448" calcext:value-type="float">
            <text:p>99448</text:p>
          </table:table-cell>
          <table:table-cell table:formula="of:=[original.O60]" office:value-type="float" office:value="504624" calcext:value-type="float">
            <text:p>504624</text:p>
          </table:table-cell>
          <table:table-cell table:formula="of:=['patched-standard'.AB60]" office:value-type="float" office:value="107968" calcext:value-type="float">
            <text:p>107968</text:p>
          </table:table-cell>
          <table:table-cell table:formula="of:=['patched-standard'.AC60]" office:value-type="float" office:value="98676" calcext:value-type="float">
            <text:p>98676</text:p>
          </table:table-cell>
          <table:table-cell table:formula="of:=['patched-standard'.O60]" office:value-type="float" office:value="236276" calcext:value-type="float">
            <text:p>236276</text:p>
          </table:table-cell>
          <table:table-cell table:formula="of:=['patched-aggressive'.AB60]" office:value-type="float" office:value="100320" calcext:value-type="float">
            <text:p>100320</text:p>
          </table:table-cell>
          <table:table-cell table:formula="of:=['patched-aggressive'.AC60]" office:value-type="float" office:value="98685" calcext:value-type="float">
            <text:p>98685</text:p>
          </table:table-cell>
          <table:table-cell table:formula="of:=['patched-aggressive'.O60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61]" office:value-type="float" office:value="378284" calcext:value-type="float">
            <text:p>378284</text:p>
          </table:table-cell>
          <table:table-cell table:formula="of:=[original.AC61]" office:value-type="float" office:value="99448" calcext:value-type="float">
            <text:p>99448</text:p>
          </table:table-cell>
          <table:table-cell table:formula="of:=[original.O61]" office:value-type="float" office:value="504624" calcext:value-type="float">
            <text:p>504624</text:p>
          </table:table-cell>
          <table:table-cell table:formula="of:=['patched-standard'.AB61]" office:value-type="float" office:value="107968" calcext:value-type="float">
            <text:p>107968</text:p>
          </table:table-cell>
          <table:table-cell table:formula="of:=['patched-standard'.AC61]" office:value-type="float" office:value="98676" calcext:value-type="float">
            <text:p>98676</text:p>
          </table:table-cell>
          <table:table-cell table:formula="of:=['patched-standard'.O61]" office:value-type="float" office:value="236276" calcext:value-type="float">
            <text:p>236276</text:p>
          </table:table-cell>
          <table:table-cell table:formula="of:=['patched-aggressive'.AB61]" office:value-type="float" office:value="100320" calcext:value-type="float">
            <text:p>100320</text:p>
          </table:table-cell>
          <table:table-cell table:formula="of:=['patched-aggressive'.AC61]" office:value-type="float" office:value="98685" calcext:value-type="float">
            <text:p>98685</text:p>
          </table:table-cell>
          <table:table-cell table:formula="of:=['patched-aggressive'.O61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62]" office:value-type="float" office:value="378284" calcext:value-type="float">
            <text:p>378284</text:p>
          </table:table-cell>
          <table:table-cell table:formula="of:=[original.AC62]" office:value-type="float" office:value="99448" calcext:value-type="float">
            <text:p>99448</text:p>
          </table:table-cell>
          <table:table-cell table:formula="of:=[original.O62]" office:value-type="float" office:value="504624" calcext:value-type="float">
            <text:p>504624</text:p>
          </table:table-cell>
          <table:table-cell table:formula="of:=['patched-standard'.AB62]" office:value-type="float" office:value="107968" calcext:value-type="float">
            <text:p>107968</text:p>
          </table:table-cell>
          <table:table-cell table:formula="of:=['patched-standard'.AC62]" office:value-type="float" office:value="98676" calcext:value-type="float">
            <text:p>98676</text:p>
          </table:table-cell>
          <table:table-cell table:formula="of:=['patched-standard'.O62]" office:value-type="float" office:value="236276" calcext:value-type="float">
            <text:p>236276</text:p>
          </table:table-cell>
          <table:table-cell table:formula="of:=['patched-aggressive'.AB62]" office:value-type="float" office:value="100320" calcext:value-type="float">
            <text:p>100320</text:p>
          </table:table-cell>
          <table:table-cell table:formula="of:=['patched-aggressive'.AC62]" office:value-type="float" office:value="98685" calcext:value-type="float">
            <text:p>98685</text:p>
          </table:table-cell>
          <table:table-cell table:formula="of:=['patched-aggressive'.O62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63]" office:value-type="float" office:value="378284" calcext:value-type="float">
            <text:p>378284</text:p>
          </table:table-cell>
          <table:table-cell table:formula="of:=[original.AC63]" office:value-type="float" office:value="99448" calcext:value-type="float">
            <text:p>99448</text:p>
          </table:table-cell>
          <table:table-cell table:formula="of:=[original.O63]" office:value-type="float" office:value="504624" calcext:value-type="float">
            <text:p>504624</text:p>
          </table:table-cell>
          <table:table-cell table:formula="of:=['patched-standard'.AB63]" office:value-type="float" office:value="107968" calcext:value-type="float">
            <text:p>107968</text:p>
          </table:table-cell>
          <table:table-cell table:formula="of:=['patched-standard'.AC63]" office:value-type="float" office:value="98676" calcext:value-type="float">
            <text:p>98676</text:p>
          </table:table-cell>
          <table:table-cell table:formula="of:=['patched-standard'.O63]" office:value-type="float" office:value="236276" calcext:value-type="float">
            <text:p>236276</text:p>
          </table:table-cell>
          <table:table-cell table:formula="of:=['patched-aggressive'.AB63]" office:value-type="float" office:value="100320" calcext:value-type="float">
            <text:p>100320</text:p>
          </table:table-cell>
          <table:table-cell table:formula="of:=['patched-aggressive'.AC63]" office:value-type="float" office:value="98685" calcext:value-type="float">
            <text:p>98685</text:p>
          </table:table-cell>
          <table:table-cell table:formula="of:=['patched-aggressive'.O63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64]" office:value-type="float" office:value="378284" calcext:value-type="float">
            <text:p>378284</text:p>
          </table:table-cell>
          <table:table-cell table:formula="of:=[original.AC64]" office:value-type="float" office:value="99448" calcext:value-type="float">
            <text:p>99448</text:p>
          </table:table-cell>
          <table:table-cell table:formula="of:=[original.O64]" office:value-type="float" office:value="504624" calcext:value-type="float">
            <text:p>504624</text:p>
          </table:table-cell>
          <table:table-cell table:formula="of:=['patched-standard'.AB64]" office:value-type="float" office:value="107968" calcext:value-type="float">
            <text:p>107968</text:p>
          </table:table-cell>
          <table:table-cell table:formula="of:=['patched-standard'.AC64]" office:value-type="float" office:value="98676" calcext:value-type="float">
            <text:p>98676</text:p>
          </table:table-cell>
          <table:table-cell table:formula="of:=['patched-standard'.O64]" office:value-type="float" office:value="236276" calcext:value-type="float">
            <text:p>236276</text:p>
          </table:table-cell>
          <table:table-cell table:formula="of:=['patched-aggressive'.AB64]" office:value-type="float" office:value="100320" calcext:value-type="float">
            <text:p>100320</text:p>
          </table:table-cell>
          <table:table-cell table:formula="of:=['patched-aggressive'.AC64]" office:value-type="float" office:value="98685" calcext:value-type="float">
            <text:p>98685</text:p>
          </table:table-cell>
          <table:table-cell table:formula="of:=['patched-aggressive'.O64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65]" office:value-type="float" office:value="378284" calcext:value-type="float">
            <text:p>378284</text:p>
          </table:table-cell>
          <table:table-cell table:formula="of:=[original.AC65]" office:value-type="float" office:value="99448" calcext:value-type="float">
            <text:p>99448</text:p>
          </table:table-cell>
          <table:table-cell table:formula="of:=[original.O65]" office:value-type="float" office:value="504624" calcext:value-type="float">
            <text:p>504624</text:p>
          </table:table-cell>
          <table:table-cell table:formula="of:=['patched-standard'.AB65]" office:value-type="float" office:value="107968" calcext:value-type="float">
            <text:p>107968</text:p>
          </table:table-cell>
          <table:table-cell table:formula="of:=['patched-standard'.AC65]" office:value-type="float" office:value="98676" calcext:value-type="float">
            <text:p>98676</text:p>
          </table:table-cell>
          <table:table-cell table:formula="of:=['patched-standard'.O65]" office:value-type="float" office:value="236276" calcext:value-type="float">
            <text:p>236276</text:p>
          </table:table-cell>
          <table:table-cell table:formula="of:=['patched-aggressive'.AB65]" office:value-type="float" office:value="100320" calcext:value-type="float">
            <text:p>100320</text:p>
          </table:table-cell>
          <table:table-cell table:formula="of:=['patched-aggressive'.AC65]" office:value-type="float" office:value="98685" calcext:value-type="float">
            <text:p>98685</text:p>
          </table:table-cell>
          <table:table-cell table:formula="of:=['patched-aggressive'.O65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66]" office:value-type="float" office:value="378284" calcext:value-type="float">
            <text:p>378284</text:p>
          </table:table-cell>
          <table:table-cell table:formula="of:=[original.AC66]" office:value-type="float" office:value="99448" calcext:value-type="float">
            <text:p>99448</text:p>
          </table:table-cell>
          <table:table-cell table:formula="of:=[original.O66]" office:value-type="float" office:value="504624" calcext:value-type="float">
            <text:p>504624</text:p>
          </table:table-cell>
          <table:table-cell table:formula="of:=['patched-standard'.AB66]" office:value-type="float" office:value="107968" calcext:value-type="float">
            <text:p>107968</text:p>
          </table:table-cell>
          <table:table-cell table:formula="of:=['patched-standard'.AC66]" office:value-type="float" office:value="98676" calcext:value-type="float">
            <text:p>98676</text:p>
          </table:table-cell>
          <table:table-cell table:formula="of:=['patched-standard'.O66]" office:value-type="float" office:value="236276" calcext:value-type="float">
            <text:p>236276</text:p>
          </table:table-cell>
          <table:table-cell table:formula="of:=['patched-aggressive'.AB66]" office:value-type="float" office:value="100320" calcext:value-type="float">
            <text:p>100320</text:p>
          </table:table-cell>
          <table:table-cell table:formula="of:=['patched-aggressive'.AC66]" office:value-type="float" office:value="98685" calcext:value-type="float">
            <text:p>98685</text:p>
          </table:table-cell>
          <table:table-cell table:formula="of:=['patched-aggressive'.O66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67]" office:value-type="float" office:value="378284" calcext:value-type="float">
            <text:p>378284</text:p>
          </table:table-cell>
          <table:table-cell table:formula="of:=[original.AC67]" office:value-type="float" office:value="99448" calcext:value-type="float">
            <text:p>99448</text:p>
          </table:table-cell>
          <table:table-cell table:formula="of:=[original.O67]" office:value-type="float" office:value="504624" calcext:value-type="float">
            <text:p>504624</text:p>
          </table:table-cell>
          <table:table-cell table:formula="of:=['patched-standard'.AB67]" office:value-type="float" office:value="107968" calcext:value-type="float">
            <text:p>107968</text:p>
          </table:table-cell>
          <table:table-cell table:formula="of:=['patched-standard'.AC67]" office:value-type="float" office:value="98676" calcext:value-type="float">
            <text:p>98676</text:p>
          </table:table-cell>
          <table:table-cell table:formula="of:=['patched-standard'.O67]" office:value-type="float" office:value="236276" calcext:value-type="float">
            <text:p>236276</text:p>
          </table:table-cell>
          <table:table-cell table:formula="of:=['patched-aggressive'.AB67]" office:value-type="float" office:value="100320" calcext:value-type="float">
            <text:p>100320</text:p>
          </table:table-cell>
          <table:table-cell table:formula="of:=['patched-aggressive'.AC67]" office:value-type="float" office:value="98685" calcext:value-type="float">
            <text:p>98685</text:p>
          </table:table-cell>
          <table:table-cell table:formula="of:=['patched-aggressive'.O67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68]" office:value-type="float" office:value="378284" calcext:value-type="float">
            <text:p>378284</text:p>
          </table:table-cell>
          <table:table-cell table:formula="of:=[original.AC68]" office:value-type="float" office:value="99448" calcext:value-type="float">
            <text:p>99448</text:p>
          </table:table-cell>
          <table:table-cell table:formula="of:=[original.O68]" office:value-type="float" office:value="504624" calcext:value-type="float">
            <text:p>504624</text:p>
          </table:table-cell>
          <table:table-cell table:formula="of:=['patched-standard'.AB68]" office:value-type="float" office:value="107968" calcext:value-type="float">
            <text:p>107968</text:p>
          </table:table-cell>
          <table:table-cell table:formula="of:=['patched-standard'.AC68]" office:value-type="float" office:value="98676" calcext:value-type="float">
            <text:p>98676</text:p>
          </table:table-cell>
          <table:table-cell table:formula="of:=['patched-standard'.O68]" office:value-type="float" office:value="236276" calcext:value-type="float">
            <text:p>236276</text:p>
          </table:table-cell>
          <table:table-cell table:formula="of:=['patched-aggressive'.AB68]" office:value-type="float" office:value="100320" calcext:value-type="float">
            <text:p>100320</text:p>
          </table:table-cell>
          <table:table-cell table:formula="of:=['patched-aggressive'.AC68]" office:value-type="float" office:value="98685" calcext:value-type="float">
            <text:p>98685</text:p>
          </table:table-cell>
          <table:table-cell table:formula="of:=['patched-aggressive'.O68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69]" office:value-type="float" office:value="378284" calcext:value-type="float">
            <text:p>378284</text:p>
          </table:table-cell>
          <table:table-cell table:formula="of:=[original.AC69]" office:value-type="float" office:value="99448" calcext:value-type="float">
            <text:p>99448</text:p>
          </table:table-cell>
          <table:table-cell table:formula="of:=[original.O69]" office:value-type="float" office:value="504624" calcext:value-type="float">
            <text:p>504624</text:p>
          </table:table-cell>
          <table:table-cell table:formula="of:=['patched-standard'.AB69]" office:value-type="float" office:value="107968" calcext:value-type="float">
            <text:p>107968</text:p>
          </table:table-cell>
          <table:table-cell table:formula="of:=['patched-standard'.AC69]" office:value-type="float" office:value="98676" calcext:value-type="float">
            <text:p>98676</text:p>
          </table:table-cell>
          <table:table-cell table:formula="of:=['patched-standard'.O69]" office:value-type="float" office:value="236276" calcext:value-type="float">
            <text:p>236276</text:p>
          </table:table-cell>
          <table:table-cell table:formula="of:=['patched-aggressive'.AB69]" office:value-type="float" office:value="100320" calcext:value-type="float">
            <text:p>100320</text:p>
          </table:table-cell>
          <table:table-cell table:formula="of:=['patched-aggressive'.AC69]" office:value-type="float" office:value="98685" calcext:value-type="float">
            <text:p>98685</text:p>
          </table:table-cell>
          <table:table-cell table:formula="of:=['patched-aggressive'.O69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70]" office:value-type="float" office:value="378284" calcext:value-type="float">
            <text:p>378284</text:p>
          </table:table-cell>
          <table:table-cell table:formula="of:=[original.AC70]" office:value-type="float" office:value="99448" calcext:value-type="float">
            <text:p>99448</text:p>
          </table:table-cell>
          <table:table-cell table:formula="of:=[original.O70]" office:value-type="float" office:value="504624" calcext:value-type="float">
            <text:p>504624</text:p>
          </table:table-cell>
          <table:table-cell table:formula="of:=['patched-standard'.AB70]" office:value-type="float" office:value="107968" calcext:value-type="float">
            <text:p>107968</text:p>
          </table:table-cell>
          <table:table-cell table:formula="of:=['patched-standard'.AC70]" office:value-type="float" office:value="98676" calcext:value-type="float">
            <text:p>98676</text:p>
          </table:table-cell>
          <table:table-cell table:formula="of:=['patched-standard'.O70]" office:value-type="float" office:value="236276" calcext:value-type="float">
            <text:p>236276</text:p>
          </table:table-cell>
          <table:table-cell table:formula="of:=['patched-aggressive'.AB70]" office:value-type="float" office:value="100320" calcext:value-type="float">
            <text:p>100320</text:p>
          </table:table-cell>
          <table:table-cell table:formula="of:=['patched-aggressive'.AC70]" office:value-type="float" office:value="98685" calcext:value-type="float">
            <text:p>98685</text:p>
          </table:table-cell>
          <table:table-cell table:formula="of:=['patched-aggressive'.O70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71]" office:value-type="float" office:value="378284" calcext:value-type="float">
            <text:p>378284</text:p>
          </table:table-cell>
          <table:table-cell table:formula="of:=[original.AC71]" office:value-type="float" office:value="99448" calcext:value-type="float">
            <text:p>99448</text:p>
          </table:table-cell>
          <table:table-cell table:formula="of:=[original.O71]" office:value-type="float" office:value="504624" calcext:value-type="float">
            <text:p>504624</text:p>
          </table:table-cell>
          <table:table-cell table:formula="of:=['patched-standard'.AB71]" office:value-type="float" office:value="107968" calcext:value-type="float">
            <text:p>107968</text:p>
          </table:table-cell>
          <table:table-cell table:formula="of:=['patched-standard'.AC71]" office:value-type="float" office:value="98676" calcext:value-type="float">
            <text:p>98676</text:p>
          </table:table-cell>
          <table:table-cell table:formula="of:=['patched-standard'.O71]" office:value-type="float" office:value="236276" calcext:value-type="float">
            <text:p>236276</text:p>
          </table:table-cell>
          <table:table-cell table:formula="of:=['patched-aggressive'.AB71]" office:value-type="float" office:value="100320" calcext:value-type="float">
            <text:p>100320</text:p>
          </table:table-cell>
          <table:table-cell table:formula="of:=['patched-aggressive'.AC71]" office:value-type="float" office:value="98685" calcext:value-type="float">
            <text:p>98685</text:p>
          </table:table-cell>
          <table:table-cell table:formula="of:=['patched-aggressive'.O71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72]" office:value-type="float" office:value="378284" calcext:value-type="float">
            <text:p>378284</text:p>
          </table:table-cell>
          <table:table-cell table:formula="of:=[original.AC72]" office:value-type="float" office:value="99448" calcext:value-type="float">
            <text:p>99448</text:p>
          </table:table-cell>
          <table:table-cell table:formula="of:=[original.O72]" office:value-type="float" office:value="504624" calcext:value-type="float">
            <text:p>504624</text:p>
          </table:table-cell>
          <table:table-cell table:formula="of:=['patched-standard'.AB72]" office:value-type="float" office:value="107968" calcext:value-type="float">
            <text:p>107968</text:p>
          </table:table-cell>
          <table:table-cell table:formula="of:=['patched-standard'.AC72]" office:value-type="float" office:value="98676" calcext:value-type="float">
            <text:p>98676</text:p>
          </table:table-cell>
          <table:table-cell table:formula="of:=['patched-standard'.O72]" office:value-type="float" office:value="236276" calcext:value-type="float">
            <text:p>236276</text:p>
          </table:table-cell>
          <table:table-cell table:formula="of:=['patched-aggressive'.AB72]" office:value-type="float" office:value="100320" calcext:value-type="float">
            <text:p>100320</text:p>
          </table:table-cell>
          <table:table-cell table:formula="of:=['patched-aggressive'.AC72]" office:value-type="float" office:value="98685" calcext:value-type="float">
            <text:p>98685</text:p>
          </table:table-cell>
          <table:table-cell table:formula="of:=['patched-aggressive'.O72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73]" office:value-type="float" office:value="378284" calcext:value-type="float">
            <text:p>378284</text:p>
          </table:table-cell>
          <table:table-cell table:formula="of:=[original.AC73]" office:value-type="float" office:value="99448" calcext:value-type="float">
            <text:p>99448</text:p>
          </table:table-cell>
          <table:table-cell table:formula="of:=[original.O73]" office:value-type="float" office:value="504624" calcext:value-type="float">
            <text:p>504624</text:p>
          </table:table-cell>
          <table:table-cell table:formula="of:=['patched-standard'.AB73]" office:value-type="float" office:value="107968" calcext:value-type="float">
            <text:p>107968</text:p>
          </table:table-cell>
          <table:table-cell table:formula="of:=['patched-standard'.AC73]" office:value-type="float" office:value="98676" calcext:value-type="float">
            <text:p>98676</text:p>
          </table:table-cell>
          <table:table-cell table:formula="of:=['patched-standard'.O73]" office:value-type="float" office:value="236276" calcext:value-type="float">
            <text:p>236276</text:p>
          </table:table-cell>
          <table:table-cell table:formula="of:=['patched-aggressive'.AB73]" office:value-type="float" office:value="100320" calcext:value-type="float">
            <text:p>100320</text:p>
          </table:table-cell>
          <table:table-cell table:formula="of:=['patched-aggressive'.AC73]" office:value-type="float" office:value="98685" calcext:value-type="float">
            <text:p>98685</text:p>
          </table:table-cell>
          <table:table-cell table:formula="of:=['patched-aggressive'.O73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74]" office:value-type="float" office:value="378284" calcext:value-type="float">
            <text:p>378284</text:p>
          </table:table-cell>
          <table:table-cell table:formula="of:=[original.AC74]" office:value-type="float" office:value="99448" calcext:value-type="float">
            <text:p>99448</text:p>
          </table:table-cell>
          <table:table-cell table:formula="of:=[original.O74]" office:value-type="float" office:value="504624" calcext:value-type="float">
            <text:p>504624</text:p>
          </table:table-cell>
          <table:table-cell table:formula="of:=['patched-standard'.AB74]" office:value-type="float" office:value="107968" calcext:value-type="float">
            <text:p>107968</text:p>
          </table:table-cell>
          <table:table-cell table:formula="of:=['patched-standard'.AC74]" office:value-type="float" office:value="98676" calcext:value-type="float">
            <text:p>98676</text:p>
          </table:table-cell>
          <table:table-cell table:formula="of:=['patched-standard'.O74]" office:value-type="float" office:value="236276" calcext:value-type="float">
            <text:p>236276</text:p>
          </table:table-cell>
          <table:table-cell table:formula="of:=['patched-aggressive'.AB74]" office:value-type="float" office:value="100320" calcext:value-type="float">
            <text:p>100320</text:p>
          </table:table-cell>
          <table:table-cell table:formula="of:=['patched-aggressive'.AC74]" office:value-type="float" office:value="98685" calcext:value-type="float">
            <text:p>98685</text:p>
          </table:table-cell>
          <table:table-cell table:formula="of:=['patched-aggressive'.O74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75]" office:value-type="float" office:value="378284" calcext:value-type="float">
            <text:p>378284</text:p>
          </table:table-cell>
          <table:table-cell table:formula="of:=[original.AC75]" office:value-type="float" office:value="99448" calcext:value-type="float">
            <text:p>99448</text:p>
          </table:table-cell>
          <table:table-cell table:formula="of:=[original.O75]" office:value-type="float" office:value="504624" calcext:value-type="float">
            <text:p>504624</text:p>
          </table:table-cell>
          <table:table-cell table:formula="of:=['patched-standard'.AB75]" office:value-type="float" office:value="107968" calcext:value-type="float">
            <text:p>107968</text:p>
          </table:table-cell>
          <table:table-cell table:formula="of:=['patched-standard'.AC75]" office:value-type="float" office:value="98676" calcext:value-type="float">
            <text:p>98676</text:p>
          </table:table-cell>
          <table:table-cell table:formula="of:=['patched-standard'.O75]" office:value-type="float" office:value="236276" calcext:value-type="float">
            <text:p>236276</text:p>
          </table:table-cell>
          <table:table-cell table:formula="of:=['patched-aggressive'.AB75]" office:value-type="float" office:value="100320" calcext:value-type="float">
            <text:p>100320</text:p>
          </table:table-cell>
          <table:table-cell table:formula="of:=['patched-aggressive'.AC75]" office:value-type="float" office:value="98685" calcext:value-type="float">
            <text:p>98685</text:p>
          </table:table-cell>
          <table:table-cell table:formula="of:=['patched-aggressive'.O75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76]" office:value-type="float" office:value="378284" calcext:value-type="float">
            <text:p>378284</text:p>
          </table:table-cell>
          <table:table-cell table:formula="of:=[original.AC76]" office:value-type="float" office:value="99448" calcext:value-type="float">
            <text:p>99448</text:p>
          </table:table-cell>
          <table:table-cell table:formula="of:=[original.O76]" office:value-type="float" office:value="504624" calcext:value-type="float">
            <text:p>504624</text:p>
          </table:table-cell>
          <table:table-cell table:formula="of:=['patched-standard'.AB76]" office:value-type="float" office:value="107968" calcext:value-type="float">
            <text:p>107968</text:p>
          </table:table-cell>
          <table:table-cell table:formula="of:=['patched-standard'.AC76]" office:value-type="float" office:value="98676" calcext:value-type="float">
            <text:p>98676</text:p>
          </table:table-cell>
          <table:table-cell table:formula="of:=['patched-standard'.O76]" office:value-type="float" office:value="236276" calcext:value-type="float">
            <text:p>236276</text:p>
          </table:table-cell>
          <table:table-cell table:formula="of:=['patched-aggressive'.AB76]" office:value-type="float" office:value="100320" calcext:value-type="float">
            <text:p>100320</text:p>
          </table:table-cell>
          <table:table-cell table:formula="of:=['patched-aggressive'.AC76]" office:value-type="float" office:value="98685" calcext:value-type="float">
            <text:p>98685</text:p>
          </table:table-cell>
          <table:table-cell table:formula="of:=['patched-aggressive'.O76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77]" office:value-type="float" office:value="378284" calcext:value-type="float">
            <text:p>378284</text:p>
          </table:table-cell>
          <table:table-cell table:formula="of:=[original.AC77]" office:value-type="float" office:value="99448" calcext:value-type="float">
            <text:p>99448</text:p>
          </table:table-cell>
          <table:table-cell table:formula="of:=[original.O77]" office:value-type="float" office:value="504624" calcext:value-type="float">
            <text:p>504624</text:p>
          </table:table-cell>
          <table:table-cell table:formula="of:=['patched-standard'.AB77]" office:value-type="float" office:value="107968" calcext:value-type="float">
            <text:p>107968</text:p>
          </table:table-cell>
          <table:table-cell table:formula="of:=['patched-standard'.AC77]" office:value-type="float" office:value="98676" calcext:value-type="float">
            <text:p>98676</text:p>
          </table:table-cell>
          <table:table-cell table:formula="of:=['patched-standard'.O77]" office:value-type="float" office:value="236276" calcext:value-type="float">
            <text:p>236276</text:p>
          </table:table-cell>
          <table:table-cell table:formula="of:=['patched-aggressive'.AB77]" office:value-type="float" office:value="100320" calcext:value-type="float">
            <text:p>100320</text:p>
          </table:table-cell>
          <table:table-cell table:formula="of:=['patched-aggressive'.AC77]" office:value-type="float" office:value="98685" calcext:value-type="float">
            <text:p>98685</text:p>
          </table:table-cell>
          <table:table-cell table:formula="of:=['patched-aggressive'.O77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78]" office:value-type="float" office:value="378284" calcext:value-type="float">
            <text:p>378284</text:p>
          </table:table-cell>
          <table:table-cell table:formula="of:=[original.AC78]" office:value-type="float" office:value="99448" calcext:value-type="float">
            <text:p>99448</text:p>
          </table:table-cell>
          <table:table-cell table:formula="of:=[original.O78]" office:value-type="float" office:value="504624" calcext:value-type="float">
            <text:p>504624</text:p>
          </table:table-cell>
          <table:table-cell table:formula="of:=['patched-standard'.AB78]" office:value-type="float" office:value="107968" calcext:value-type="float">
            <text:p>107968</text:p>
          </table:table-cell>
          <table:table-cell table:formula="of:=['patched-standard'.AC78]" office:value-type="float" office:value="98676" calcext:value-type="float">
            <text:p>98676</text:p>
          </table:table-cell>
          <table:table-cell table:formula="of:=['patched-standard'.O78]" office:value-type="float" office:value="236276" calcext:value-type="float">
            <text:p>236276</text:p>
          </table:table-cell>
          <table:table-cell table:formula="of:=['patched-aggressive'.AB78]" office:value-type="float" office:value="100320" calcext:value-type="float">
            <text:p>100320</text:p>
          </table:table-cell>
          <table:table-cell table:formula="of:=['patched-aggressive'.AC78]" office:value-type="float" office:value="98685" calcext:value-type="float">
            <text:p>98685</text:p>
          </table:table-cell>
          <table:table-cell table:formula="of:=['patched-aggressive'.O78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79]" office:value-type="float" office:value="378284" calcext:value-type="float">
            <text:p>378284</text:p>
          </table:table-cell>
          <table:table-cell table:formula="of:=[original.AC79]" office:value-type="float" office:value="99448" calcext:value-type="float">
            <text:p>99448</text:p>
          </table:table-cell>
          <table:table-cell table:formula="of:=[original.O79]" office:value-type="float" office:value="504624" calcext:value-type="float">
            <text:p>504624</text:p>
          </table:table-cell>
          <table:table-cell table:formula="of:=['patched-standard'.AB79]" office:value-type="float" office:value="107968" calcext:value-type="float">
            <text:p>107968</text:p>
          </table:table-cell>
          <table:table-cell table:formula="of:=['patched-standard'.AC79]" office:value-type="float" office:value="98676" calcext:value-type="float">
            <text:p>98676</text:p>
          </table:table-cell>
          <table:table-cell table:formula="of:=['patched-standard'.O79]" office:value-type="float" office:value="236276" calcext:value-type="float">
            <text:p>236276</text:p>
          </table:table-cell>
          <table:table-cell table:formula="of:=['patched-aggressive'.AB79]" office:value-type="float" office:value="100320" calcext:value-type="float">
            <text:p>100320</text:p>
          </table:table-cell>
          <table:table-cell table:formula="of:=['patched-aggressive'.AC79]" office:value-type="float" office:value="98685" calcext:value-type="float">
            <text:p>98685</text:p>
          </table:table-cell>
          <table:table-cell table:formula="of:=['patched-aggressive'.O79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80]" office:value-type="float" office:value="378284" calcext:value-type="float">
            <text:p>378284</text:p>
          </table:table-cell>
          <table:table-cell table:formula="of:=[original.AC80]" office:value-type="float" office:value="99448" calcext:value-type="float">
            <text:p>99448</text:p>
          </table:table-cell>
          <table:table-cell table:formula="of:=[original.O80]" office:value-type="float" office:value="504624" calcext:value-type="float">
            <text:p>504624</text:p>
          </table:table-cell>
          <table:table-cell table:formula="of:=['patched-standard'.AB80]" office:value-type="float" office:value="107968" calcext:value-type="float">
            <text:p>107968</text:p>
          </table:table-cell>
          <table:table-cell table:formula="of:=['patched-standard'.AC80]" office:value-type="float" office:value="98676" calcext:value-type="float">
            <text:p>98676</text:p>
          </table:table-cell>
          <table:table-cell table:formula="of:=['patched-standard'.O80]" office:value-type="float" office:value="236276" calcext:value-type="float">
            <text:p>236276</text:p>
          </table:table-cell>
          <table:table-cell table:formula="of:=['patched-aggressive'.AB80]" office:value-type="float" office:value="100320" calcext:value-type="float">
            <text:p>100320</text:p>
          </table:table-cell>
          <table:table-cell table:formula="of:=['patched-aggressive'.AC80]" office:value-type="float" office:value="98685" calcext:value-type="float">
            <text:p>98685</text:p>
          </table:table-cell>
          <table:table-cell table:formula="of:=['patched-aggressive'.O80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81]" office:value-type="float" office:value="378284" calcext:value-type="float">
            <text:p>378284</text:p>
          </table:table-cell>
          <table:table-cell table:formula="of:=[original.AC81]" office:value-type="float" office:value="99448" calcext:value-type="float">
            <text:p>99448</text:p>
          </table:table-cell>
          <table:table-cell table:formula="of:=[original.O81]" office:value-type="float" office:value="504624" calcext:value-type="float">
            <text:p>504624</text:p>
          </table:table-cell>
          <table:table-cell table:formula="of:=['patched-standard'.AB81]" office:value-type="float" office:value="107968" calcext:value-type="float">
            <text:p>107968</text:p>
          </table:table-cell>
          <table:table-cell table:formula="of:=['patched-standard'.AC81]" office:value-type="float" office:value="98676" calcext:value-type="float">
            <text:p>98676</text:p>
          </table:table-cell>
          <table:table-cell table:formula="of:=['patched-standard'.O81]" office:value-type="float" office:value="236276" calcext:value-type="float">
            <text:p>236276</text:p>
          </table:table-cell>
          <table:table-cell table:formula="of:=['patched-aggressive'.AB81]" office:value-type="float" office:value="100320" calcext:value-type="float">
            <text:p>100320</text:p>
          </table:table-cell>
          <table:table-cell table:formula="of:=['patched-aggressive'.AC81]" office:value-type="float" office:value="98685" calcext:value-type="float">
            <text:p>98685</text:p>
          </table:table-cell>
          <table:table-cell table:formula="of:=['patched-aggressive'.O81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82]" office:value-type="float" office:value="378284" calcext:value-type="float">
            <text:p>378284</text:p>
          </table:table-cell>
          <table:table-cell table:formula="of:=[original.AC82]" office:value-type="float" office:value="99448" calcext:value-type="float">
            <text:p>99448</text:p>
          </table:table-cell>
          <table:table-cell table:formula="of:=[original.O82]" office:value-type="float" office:value="504624" calcext:value-type="float">
            <text:p>504624</text:p>
          </table:table-cell>
          <table:table-cell table:formula="of:=['patched-standard'.AB82]" office:value-type="float" office:value="107968" calcext:value-type="float">
            <text:p>107968</text:p>
          </table:table-cell>
          <table:table-cell table:formula="of:=['patched-standard'.AC82]" office:value-type="float" office:value="98676" calcext:value-type="float">
            <text:p>98676</text:p>
          </table:table-cell>
          <table:table-cell table:formula="of:=['patched-standard'.O82]" office:value-type="float" office:value="236276" calcext:value-type="float">
            <text:p>236276</text:p>
          </table:table-cell>
          <table:table-cell table:formula="of:=['patched-aggressive'.AB82]" office:value-type="float" office:value="100320" calcext:value-type="float">
            <text:p>100320</text:p>
          </table:table-cell>
          <table:table-cell table:formula="of:=['patched-aggressive'.AC82]" office:value-type="float" office:value="98685" calcext:value-type="float">
            <text:p>98685</text:p>
          </table:table-cell>
          <table:table-cell table:formula="of:=['patched-aggressive'.O82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83]" office:value-type="float" office:value="378284" calcext:value-type="float">
            <text:p>378284</text:p>
          </table:table-cell>
          <table:table-cell table:formula="of:=[original.AC83]" office:value-type="float" office:value="99448" calcext:value-type="float">
            <text:p>99448</text:p>
          </table:table-cell>
          <table:table-cell table:formula="of:=[original.O83]" office:value-type="float" office:value="504624" calcext:value-type="float">
            <text:p>504624</text:p>
          </table:table-cell>
          <table:table-cell table:formula="of:=['patched-standard'.AB83]" office:value-type="float" office:value="107968" calcext:value-type="float">
            <text:p>107968</text:p>
          </table:table-cell>
          <table:table-cell table:formula="of:=['patched-standard'.AC83]" office:value-type="float" office:value="98676" calcext:value-type="float">
            <text:p>98676</text:p>
          </table:table-cell>
          <table:table-cell table:formula="of:=['patched-standard'.O83]" office:value-type="float" office:value="236276" calcext:value-type="float">
            <text:p>236276</text:p>
          </table:table-cell>
          <table:table-cell table:formula="of:=['patched-aggressive'.AB83]" office:value-type="float" office:value="100320" calcext:value-type="float">
            <text:p>100320</text:p>
          </table:table-cell>
          <table:table-cell table:formula="of:=['patched-aggressive'.AC83]" office:value-type="float" office:value="98685" calcext:value-type="float">
            <text:p>98685</text:p>
          </table:table-cell>
          <table:table-cell table:formula="of:=['patched-aggressive'.O83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84]" office:value-type="float" office:value="378284" calcext:value-type="float">
            <text:p>378284</text:p>
          </table:table-cell>
          <table:table-cell table:formula="of:=[original.AC84]" office:value-type="float" office:value="99448" calcext:value-type="float">
            <text:p>99448</text:p>
          </table:table-cell>
          <table:table-cell table:formula="of:=[original.O84]" office:value-type="float" office:value="504624" calcext:value-type="float">
            <text:p>504624</text:p>
          </table:table-cell>
          <table:table-cell table:formula="of:=['patched-standard'.AB84]" office:value-type="float" office:value="107968" calcext:value-type="float">
            <text:p>107968</text:p>
          </table:table-cell>
          <table:table-cell table:formula="of:=['patched-standard'.AC84]" office:value-type="float" office:value="98676" calcext:value-type="float">
            <text:p>98676</text:p>
          </table:table-cell>
          <table:table-cell table:formula="of:=['patched-standard'.O84]" office:value-type="float" office:value="236276" calcext:value-type="float">
            <text:p>236276</text:p>
          </table:table-cell>
          <table:table-cell table:formula="of:=['patched-aggressive'.AB84]" office:value-type="float" office:value="100320" calcext:value-type="float">
            <text:p>100320</text:p>
          </table:table-cell>
          <table:table-cell table:formula="of:=['patched-aggressive'.AC84]" office:value-type="float" office:value="98685" calcext:value-type="float">
            <text:p>98685</text:p>
          </table:table-cell>
          <table:table-cell table:formula="of:=['patched-aggressive'.O84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85]" office:value-type="float" office:value="378284" calcext:value-type="float">
            <text:p>378284</text:p>
          </table:table-cell>
          <table:table-cell table:formula="of:=[original.AC85]" office:value-type="float" office:value="99448" calcext:value-type="float">
            <text:p>99448</text:p>
          </table:table-cell>
          <table:table-cell table:formula="of:=[original.O85]" office:value-type="float" office:value="504624" calcext:value-type="float">
            <text:p>504624</text:p>
          </table:table-cell>
          <table:table-cell table:formula="of:=['patched-standard'.AB85]" office:value-type="float" office:value="107968" calcext:value-type="float">
            <text:p>107968</text:p>
          </table:table-cell>
          <table:table-cell table:formula="of:=['patched-standard'.AC85]" office:value-type="float" office:value="98676" calcext:value-type="float">
            <text:p>98676</text:p>
          </table:table-cell>
          <table:table-cell table:formula="of:=['patched-standard'.O85]" office:value-type="float" office:value="236276" calcext:value-type="float">
            <text:p>236276</text:p>
          </table:table-cell>
          <table:table-cell table:formula="of:=['patched-aggressive'.AB85]" office:value-type="float" office:value="100320" calcext:value-type="float">
            <text:p>100320</text:p>
          </table:table-cell>
          <table:table-cell table:formula="of:=['patched-aggressive'.AC85]" office:value-type="float" office:value="98685" calcext:value-type="float">
            <text:p>98685</text:p>
          </table:table-cell>
          <table:table-cell table:formula="of:=['patched-aggressive'.O85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86]" office:value-type="float" office:value="378284" calcext:value-type="float">
            <text:p>378284</text:p>
          </table:table-cell>
          <table:table-cell table:formula="of:=[original.AC86]" office:value-type="float" office:value="99448" calcext:value-type="float">
            <text:p>99448</text:p>
          </table:table-cell>
          <table:table-cell table:formula="of:=[original.O86]" office:value-type="float" office:value="504624" calcext:value-type="float">
            <text:p>504624</text:p>
          </table:table-cell>
          <table:table-cell table:formula="of:=['patched-standard'.AB86]" office:value-type="float" office:value="107968" calcext:value-type="float">
            <text:p>107968</text:p>
          </table:table-cell>
          <table:table-cell table:formula="of:=['patched-standard'.AC86]" office:value-type="float" office:value="98676" calcext:value-type="float">
            <text:p>98676</text:p>
          </table:table-cell>
          <table:table-cell table:formula="of:=['patched-standard'.O86]" office:value-type="float" office:value="236276" calcext:value-type="float">
            <text:p>236276</text:p>
          </table:table-cell>
          <table:table-cell table:formula="of:=['patched-aggressive'.AB86]" office:value-type="float" office:value="100320" calcext:value-type="float">
            <text:p>100320</text:p>
          </table:table-cell>
          <table:table-cell table:formula="of:=['patched-aggressive'.AC86]" office:value-type="float" office:value="98685" calcext:value-type="float">
            <text:p>98685</text:p>
          </table:table-cell>
          <table:table-cell table:formula="of:=['patched-aggressive'.O86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87]" office:value-type="float" office:value="378284" calcext:value-type="float">
            <text:p>378284</text:p>
          </table:table-cell>
          <table:table-cell table:formula="of:=[original.AC87]" office:value-type="float" office:value="99448" calcext:value-type="float">
            <text:p>99448</text:p>
          </table:table-cell>
          <table:table-cell table:formula="of:=[original.O87]" office:value-type="float" office:value="504624" calcext:value-type="float">
            <text:p>504624</text:p>
          </table:table-cell>
          <table:table-cell table:formula="of:=['patched-standard'.AB87]" office:value-type="float" office:value="107968" calcext:value-type="float">
            <text:p>107968</text:p>
          </table:table-cell>
          <table:table-cell table:formula="of:=['patched-standard'.AC87]" office:value-type="float" office:value="98676" calcext:value-type="float">
            <text:p>98676</text:p>
          </table:table-cell>
          <table:table-cell table:formula="of:=['patched-standard'.O87]" office:value-type="float" office:value="236276" calcext:value-type="float">
            <text:p>236276</text:p>
          </table:table-cell>
          <table:table-cell table:formula="of:=['patched-aggressive'.AB87]" office:value-type="float" office:value="100320" calcext:value-type="float">
            <text:p>100320</text:p>
          </table:table-cell>
          <table:table-cell table:formula="of:=['patched-aggressive'.AC87]" office:value-type="float" office:value="98685" calcext:value-type="float">
            <text:p>98685</text:p>
          </table:table-cell>
          <table:table-cell table:formula="of:=['patched-aggressive'.O87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88]" office:value-type="float" office:value="378284" calcext:value-type="float">
            <text:p>378284</text:p>
          </table:table-cell>
          <table:table-cell table:formula="of:=[original.AC88]" office:value-type="float" office:value="99448" calcext:value-type="float">
            <text:p>99448</text:p>
          </table:table-cell>
          <table:table-cell table:formula="of:=[original.O88]" office:value-type="float" office:value="504624" calcext:value-type="float">
            <text:p>504624</text:p>
          </table:table-cell>
          <table:table-cell table:formula="of:=['patched-standard'.AB88]" office:value-type="float" office:value="107968" calcext:value-type="float">
            <text:p>107968</text:p>
          </table:table-cell>
          <table:table-cell table:formula="of:=['patched-standard'.AC88]" office:value-type="float" office:value="98676" calcext:value-type="float">
            <text:p>98676</text:p>
          </table:table-cell>
          <table:table-cell table:formula="of:=['patched-standard'.O88]" office:value-type="float" office:value="236276" calcext:value-type="float">
            <text:p>236276</text:p>
          </table:table-cell>
          <table:table-cell table:formula="of:=['patched-aggressive'.AB88]" office:value-type="float" office:value="100320" calcext:value-type="float">
            <text:p>100320</text:p>
          </table:table-cell>
          <table:table-cell table:formula="of:=['patched-aggressive'.AC88]" office:value-type="float" office:value="98685" calcext:value-type="float">
            <text:p>98685</text:p>
          </table:table-cell>
          <table:table-cell table:formula="of:=['patched-aggressive'.O88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89]" office:value-type="float" office:value="378284" calcext:value-type="float">
            <text:p>378284</text:p>
          </table:table-cell>
          <table:table-cell table:formula="of:=[original.AC89]" office:value-type="float" office:value="99448" calcext:value-type="float">
            <text:p>99448</text:p>
          </table:table-cell>
          <table:table-cell table:formula="of:=[original.O89]" office:value-type="float" office:value="504624" calcext:value-type="float">
            <text:p>504624</text:p>
          </table:table-cell>
          <table:table-cell table:formula="of:=['patched-standard'.AB89]" office:value-type="float" office:value="107968" calcext:value-type="float">
            <text:p>107968</text:p>
          </table:table-cell>
          <table:table-cell table:formula="of:=['patched-standard'.AC89]" office:value-type="float" office:value="98676" calcext:value-type="float">
            <text:p>98676</text:p>
          </table:table-cell>
          <table:table-cell table:formula="of:=['patched-standard'.O89]" office:value-type="float" office:value="236276" calcext:value-type="float">
            <text:p>236276</text:p>
          </table:table-cell>
          <table:table-cell table:formula="of:=['patched-aggressive'.AB89]" office:value-type="float" office:value="100320" calcext:value-type="float">
            <text:p>100320</text:p>
          </table:table-cell>
          <table:table-cell table:formula="of:=['patched-aggressive'.AC89]" office:value-type="float" office:value="98685" calcext:value-type="float">
            <text:p>98685</text:p>
          </table:table-cell>
          <table:table-cell table:formula="of:=['patched-aggressive'.O89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90]" office:value-type="float" office:value="378284" calcext:value-type="float">
            <text:p>378284</text:p>
          </table:table-cell>
          <table:table-cell table:formula="of:=[original.AC90]" office:value-type="float" office:value="99448" calcext:value-type="float">
            <text:p>99448</text:p>
          </table:table-cell>
          <table:table-cell table:formula="of:=[original.O90]" office:value-type="float" office:value="504624" calcext:value-type="float">
            <text:p>504624</text:p>
          </table:table-cell>
          <table:table-cell table:formula="of:=['patched-standard'.AB90]" office:value-type="float" office:value="107968" calcext:value-type="float">
            <text:p>107968</text:p>
          </table:table-cell>
          <table:table-cell table:formula="of:=['patched-standard'.AC90]" office:value-type="float" office:value="98676" calcext:value-type="float">
            <text:p>98676</text:p>
          </table:table-cell>
          <table:table-cell table:formula="of:=['patched-standard'.O90]" office:value-type="float" office:value="236276" calcext:value-type="float">
            <text:p>236276</text:p>
          </table:table-cell>
          <table:table-cell table:formula="of:=['patched-aggressive'.AB90]" office:value-type="float" office:value="100320" calcext:value-type="float">
            <text:p>100320</text:p>
          </table:table-cell>
          <table:table-cell table:formula="of:=['patched-aggressive'.AC90]" office:value-type="float" office:value="98685" calcext:value-type="float">
            <text:p>98685</text:p>
          </table:table-cell>
          <table:table-cell table:formula="of:=['patched-aggressive'.O90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91]" office:value-type="float" office:value="378284" calcext:value-type="float">
            <text:p>378284</text:p>
          </table:table-cell>
          <table:table-cell table:formula="of:=[original.AC91]" office:value-type="float" office:value="99448" calcext:value-type="float">
            <text:p>99448</text:p>
          </table:table-cell>
          <table:table-cell table:formula="of:=[original.O91]" office:value-type="float" office:value="504624" calcext:value-type="float">
            <text:p>504624</text:p>
          </table:table-cell>
          <table:table-cell table:formula="of:=['patched-standard'.AB91]" office:value-type="float" office:value="107968" calcext:value-type="float">
            <text:p>107968</text:p>
          </table:table-cell>
          <table:table-cell table:formula="of:=['patched-standard'.AC91]" office:value-type="float" office:value="98676" calcext:value-type="float">
            <text:p>98676</text:p>
          </table:table-cell>
          <table:table-cell table:formula="of:=['patched-standard'.O91]" office:value-type="float" office:value="236276" calcext:value-type="float">
            <text:p>236276</text:p>
          </table:table-cell>
          <table:table-cell table:formula="of:=['patched-aggressive'.AB91]" office:value-type="float" office:value="100320" calcext:value-type="float">
            <text:p>100320</text:p>
          </table:table-cell>
          <table:table-cell table:formula="of:=['patched-aggressive'.AC91]" office:value-type="float" office:value="98685" calcext:value-type="float">
            <text:p>98685</text:p>
          </table:table-cell>
          <table:table-cell table:formula="of:=['patched-aggressive'.O91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92]" office:value-type="float" office:value="378284" calcext:value-type="float">
            <text:p>378284</text:p>
          </table:table-cell>
          <table:table-cell table:formula="of:=[original.AC92]" office:value-type="float" office:value="99448" calcext:value-type="float">
            <text:p>99448</text:p>
          </table:table-cell>
          <table:table-cell table:formula="of:=[original.O92]" office:value-type="float" office:value="504624" calcext:value-type="float">
            <text:p>504624</text:p>
          </table:table-cell>
          <table:table-cell table:formula="of:=['patched-standard'.AB92]" office:value-type="float" office:value="107968" calcext:value-type="float">
            <text:p>107968</text:p>
          </table:table-cell>
          <table:table-cell table:formula="of:=['patched-standard'.AC92]" office:value-type="float" office:value="98676" calcext:value-type="float">
            <text:p>98676</text:p>
          </table:table-cell>
          <table:table-cell table:formula="of:=['patched-standard'.O92]" office:value-type="float" office:value="236276" calcext:value-type="float">
            <text:p>236276</text:p>
          </table:table-cell>
          <table:table-cell table:formula="of:=['patched-aggressive'.AB92]" office:value-type="float" office:value="100320" calcext:value-type="float">
            <text:p>100320</text:p>
          </table:table-cell>
          <table:table-cell table:formula="of:=['patched-aggressive'.AC92]" office:value-type="float" office:value="98685" calcext:value-type="float">
            <text:p>98685</text:p>
          </table:table-cell>
          <table:table-cell table:formula="of:=['patched-aggressive'.O92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93]" office:value-type="float" office:value="378284" calcext:value-type="float">
            <text:p>378284</text:p>
          </table:table-cell>
          <table:table-cell table:formula="of:=[original.AC93]" office:value-type="float" office:value="99448" calcext:value-type="float">
            <text:p>99448</text:p>
          </table:table-cell>
          <table:table-cell table:formula="of:=[original.O93]" office:value-type="float" office:value="504624" calcext:value-type="float">
            <text:p>504624</text:p>
          </table:table-cell>
          <table:table-cell table:formula="of:=['patched-standard'.AB93]" office:value-type="float" office:value="107968" calcext:value-type="float">
            <text:p>107968</text:p>
          </table:table-cell>
          <table:table-cell table:formula="of:=['patched-standard'.AC93]" office:value-type="float" office:value="98676" calcext:value-type="float">
            <text:p>98676</text:p>
          </table:table-cell>
          <table:table-cell table:formula="of:=['patched-standard'.O93]" office:value-type="float" office:value="236276" calcext:value-type="float">
            <text:p>236276</text:p>
          </table:table-cell>
          <table:table-cell table:formula="of:=['patched-aggressive'.AB93]" office:value-type="float" office:value="100320" calcext:value-type="float">
            <text:p>100320</text:p>
          </table:table-cell>
          <table:table-cell table:formula="of:=['patched-aggressive'.AC93]" office:value-type="float" office:value="98685" calcext:value-type="float">
            <text:p>98685</text:p>
          </table:table-cell>
          <table:table-cell table:formula="of:=['patched-aggressive'.O93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94]" office:value-type="float" office:value="378284" calcext:value-type="float">
            <text:p>378284</text:p>
          </table:table-cell>
          <table:table-cell table:formula="of:=[original.AC94]" office:value-type="float" office:value="99448" calcext:value-type="float">
            <text:p>99448</text:p>
          </table:table-cell>
          <table:table-cell table:formula="of:=[original.O94]" office:value-type="float" office:value="504624" calcext:value-type="float">
            <text:p>504624</text:p>
          </table:table-cell>
          <table:table-cell table:formula="of:=['patched-standard'.AB94]" office:value-type="float" office:value="107968" calcext:value-type="float">
            <text:p>107968</text:p>
          </table:table-cell>
          <table:table-cell table:formula="of:=['patched-standard'.AC94]" office:value-type="float" office:value="98676" calcext:value-type="float">
            <text:p>98676</text:p>
          </table:table-cell>
          <table:table-cell table:formula="of:=['patched-standard'.O94]" office:value-type="float" office:value="236276" calcext:value-type="float">
            <text:p>236276</text:p>
          </table:table-cell>
          <table:table-cell table:formula="of:=['patched-aggressive'.AB94]" office:value-type="float" office:value="100320" calcext:value-type="float">
            <text:p>100320</text:p>
          </table:table-cell>
          <table:table-cell table:formula="of:=['patched-aggressive'.AC94]" office:value-type="float" office:value="98685" calcext:value-type="float">
            <text:p>98685</text:p>
          </table:table-cell>
          <table:table-cell table:formula="of:=['patched-aggressive'.O94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95]" office:value-type="float" office:value="378284" calcext:value-type="float">
            <text:p>378284</text:p>
          </table:table-cell>
          <table:table-cell table:formula="of:=[original.AC95]" office:value-type="float" office:value="99448" calcext:value-type="float">
            <text:p>99448</text:p>
          </table:table-cell>
          <table:table-cell table:formula="of:=[original.O95]" office:value-type="float" office:value="504624" calcext:value-type="float">
            <text:p>504624</text:p>
          </table:table-cell>
          <table:table-cell table:formula="of:=['patched-standard'.AB95]" office:value-type="float" office:value="107968" calcext:value-type="float">
            <text:p>107968</text:p>
          </table:table-cell>
          <table:table-cell table:formula="of:=['patched-standard'.AC95]" office:value-type="float" office:value="98676" calcext:value-type="float">
            <text:p>98676</text:p>
          </table:table-cell>
          <table:table-cell table:formula="of:=['patched-standard'.O95]" office:value-type="float" office:value="236276" calcext:value-type="float">
            <text:p>236276</text:p>
          </table:table-cell>
          <table:table-cell table:formula="of:=['patched-aggressive'.AB95]" office:value-type="float" office:value="100320" calcext:value-type="float">
            <text:p>100320</text:p>
          </table:table-cell>
          <table:table-cell table:formula="of:=['patched-aggressive'.AC95]" office:value-type="float" office:value="98685" calcext:value-type="float">
            <text:p>98685</text:p>
          </table:table-cell>
          <table:table-cell table:formula="of:=['patched-aggressive'.O95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96]" office:value-type="float" office:value="378284" calcext:value-type="float">
            <text:p>378284</text:p>
          </table:table-cell>
          <table:table-cell table:formula="of:=[original.AC96]" office:value-type="float" office:value="99448" calcext:value-type="float">
            <text:p>99448</text:p>
          </table:table-cell>
          <table:table-cell table:formula="of:=[original.O96]" office:value-type="float" office:value="504624" calcext:value-type="float">
            <text:p>504624</text:p>
          </table:table-cell>
          <table:table-cell table:formula="of:=['patched-standard'.AB96]" office:value-type="float" office:value="107968" calcext:value-type="float">
            <text:p>107968</text:p>
          </table:table-cell>
          <table:table-cell table:formula="of:=['patched-standard'.AC96]" office:value-type="float" office:value="98676" calcext:value-type="float">
            <text:p>98676</text:p>
          </table:table-cell>
          <table:table-cell table:formula="of:=['patched-standard'.O96]" office:value-type="float" office:value="236276" calcext:value-type="float">
            <text:p>236276</text:p>
          </table:table-cell>
          <table:table-cell table:formula="of:=['patched-aggressive'.AB96]" office:value-type="float" office:value="100320" calcext:value-type="float">
            <text:p>100320</text:p>
          </table:table-cell>
          <table:table-cell table:formula="of:=['patched-aggressive'.AC96]" office:value-type="float" office:value="98685" calcext:value-type="float">
            <text:p>98685</text:p>
          </table:table-cell>
          <table:table-cell table:formula="of:=['patched-aggressive'.O96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97]" office:value-type="float" office:value="378284" calcext:value-type="float">
            <text:p>378284</text:p>
          </table:table-cell>
          <table:table-cell table:formula="of:=[original.AC97]" office:value-type="float" office:value="99448" calcext:value-type="float">
            <text:p>99448</text:p>
          </table:table-cell>
          <table:table-cell table:formula="of:=[original.O97]" office:value-type="float" office:value="504624" calcext:value-type="float">
            <text:p>504624</text:p>
          </table:table-cell>
          <table:table-cell table:formula="of:=['patched-standard'.AB97]" office:value-type="float" office:value="107968" calcext:value-type="float">
            <text:p>107968</text:p>
          </table:table-cell>
          <table:table-cell table:formula="of:=['patched-standard'.AC97]" office:value-type="float" office:value="98676" calcext:value-type="float">
            <text:p>98676</text:p>
          </table:table-cell>
          <table:table-cell table:formula="of:=['patched-standard'.O97]" office:value-type="float" office:value="236276" calcext:value-type="float">
            <text:p>236276</text:p>
          </table:table-cell>
          <table:table-cell table:formula="of:=['patched-aggressive'.AB97]" office:value-type="float" office:value="100320" calcext:value-type="float">
            <text:p>100320</text:p>
          </table:table-cell>
          <table:table-cell table:formula="of:=['patched-aggressive'.AC97]" office:value-type="float" office:value="98685" calcext:value-type="float">
            <text:p>98685</text:p>
          </table:table-cell>
          <table:table-cell table:formula="of:=['patched-aggressive'.O97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98]" office:value-type="float" office:value="378284" calcext:value-type="float">
            <text:p>378284</text:p>
          </table:table-cell>
          <table:table-cell table:formula="of:=[original.AC98]" office:value-type="float" office:value="99448" calcext:value-type="float">
            <text:p>99448</text:p>
          </table:table-cell>
          <table:table-cell table:formula="of:=[original.O98]" office:value-type="float" office:value="504624" calcext:value-type="float">
            <text:p>504624</text:p>
          </table:table-cell>
          <table:table-cell table:formula="of:=['patched-standard'.AB98]" office:value-type="float" office:value="107968" calcext:value-type="float">
            <text:p>107968</text:p>
          </table:table-cell>
          <table:table-cell table:formula="of:=['patched-standard'.AC98]" office:value-type="float" office:value="98676" calcext:value-type="float">
            <text:p>98676</text:p>
          </table:table-cell>
          <table:table-cell table:formula="of:=['patched-standard'.O98]" office:value-type="float" office:value="236276" calcext:value-type="float">
            <text:p>236276</text:p>
          </table:table-cell>
          <table:table-cell table:formula="of:=['patched-aggressive'.AB98]" office:value-type="float" office:value="100320" calcext:value-type="float">
            <text:p>100320</text:p>
          </table:table-cell>
          <table:table-cell table:formula="of:=['patched-aggressive'.AC98]" office:value-type="float" office:value="98685" calcext:value-type="float">
            <text:p>98685</text:p>
          </table:table-cell>
          <table:table-cell table:formula="of:=['patched-aggressive'.O98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99]" office:value-type="float" office:value="378284" calcext:value-type="float">
            <text:p>378284</text:p>
          </table:table-cell>
          <table:table-cell table:formula="of:=[original.AC99]" office:value-type="float" office:value="99448" calcext:value-type="float">
            <text:p>99448</text:p>
          </table:table-cell>
          <table:table-cell table:formula="of:=[original.O99]" office:value-type="float" office:value="504624" calcext:value-type="float">
            <text:p>504624</text:p>
          </table:table-cell>
          <table:table-cell table:formula="of:=['patched-standard'.AB99]" office:value-type="float" office:value="107968" calcext:value-type="float">
            <text:p>107968</text:p>
          </table:table-cell>
          <table:table-cell table:formula="of:=['patched-standard'.AC99]" office:value-type="float" office:value="98676" calcext:value-type="float">
            <text:p>98676</text:p>
          </table:table-cell>
          <table:table-cell table:formula="of:=['patched-standard'.O99]" office:value-type="float" office:value="236276" calcext:value-type="float">
            <text:p>236276</text:p>
          </table:table-cell>
          <table:table-cell table:formula="of:=['patched-aggressive'.AB99]" office:value-type="float" office:value="100320" calcext:value-type="float">
            <text:p>100320</text:p>
          </table:table-cell>
          <table:table-cell table:formula="of:=['patched-aggressive'.AC99]" office:value-type="float" office:value="98685" calcext:value-type="float">
            <text:p>98685</text:p>
          </table:table-cell>
          <table:table-cell table:formula="of:=['patched-aggressive'.O99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00]" office:value-type="float" office:value="378284" calcext:value-type="float">
            <text:p>378284</text:p>
          </table:table-cell>
          <table:table-cell table:formula="of:=[original.AC100]" office:value-type="float" office:value="99448" calcext:value-type="float">
            <text:p>99448</text:p>
          </table:table-cell>
          <table:table-cell table:formula="of:=[original.O100]" office:value-type="float" office:value="504624" calcext:value-type="float">
            <text:p>504624</text:p>
          </table:table-cell>
          <table:table-cell table:formula="of:=['patched-standard'.AB100]" office:value-type="float" office:value="107968" calcext:value-type="float">
            <text:p>107968</text:p>
          </table:table-cell>
          <table:table-cell table:formula="of:=['patched-standard'.AC100]" office:value-type="float" office:value="98676" calcext:value-type="float">
            <text:p>98676</text:p>
          </table:table-cell>
          <table:table-cell table:formula="of:=['patched-standard'.O100]" office:value-type="float" office:value="236276" calcext:value-type="float">
            <text:p>236276</text:p>
          </table:table-cell>
          <table:table-cell table:formula="of:=['patched-aggressive'.AB100]" office:value-type="float" office:value="100320" calcext:value-type="float">
            <text:p>100320</text:p>
          </table:table-cell>
          <table:table-cell table:formula="of:=['patched-aggressive'.AC100]" office:value-type="float" office:value="98685" calcext:value-type="float">
            <text:p>98685</text:p>
          </table:table-cell>
          <table:table-cell table:formula="of:=['patched-aggressive'.O100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01]" office:value-type="float" office:value="378284" calcext:value-type="float">
            <text:p>378284</text:p>
          </table:table-cell>
          <table:table-cell table:formula="of:=[original.AC101]" office:value-type="float" office:value="99448" calcext:value-type="float">
            <text:p>99448</text:p>
          </table:table-cell>
          <table:table-cell table:formula="of:=[original.O101]" office:value-type="float" office:value="504624" calcext:value-type="float">
            <text:p>504624</text:p>
          </table:table-cell>
          <table:table-cell table:formula="of:=['patched-standard'.AB101]" office:value-type="float" office:value="107968" calcext:value-type="float">
            <text:p>107968</text:p>
          </table:table-cell>
          <table:table-cell table:formula="of:=['patched-standard'.AC101]" office:value-type="float" office:value="98676" calcext:value-type="float">
            <text:p>98676</text:p>
          </table:table-cell>
          <table:table-cell table:formula="of:=['patched-standard'.O101]" office:value-type="float" office:value="236276" calcext:value-type="float">
            <text:p>236276</text:p>
          </table:table-cell>
          <table:table-cell table:formula="of:=['patched-aggressive'.AB101]" office:value-type="float" office:value="100320" calcext:value-type="float">
            <text:p>100320</text:p>
          </table:table-cell>
          <table:table-cell table:formula="of:=['patched-aggressive'.AC101]" office:value-type="float" office:value="98685" calcext:value-type="float">
            <text:p>98685</text:p>
          </table:table-cell>
          <table:table-cell table:formula="of:=['patched-aggressive'.O101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02]" office:value-type="float" office:value="378284" calcext:value-type="float">
            <text:p>378284</text:p>
          </table:table-cell>
          <table:table-cell table:formula="of:=[original.AC102]" office:value-type="float" office:value="99448" calcext:value-type="float">
            <text:p>99448</text:p>
          </table:table-cell>
          <table:table-cell table:formula="of:=[original.O102]" office:value-type="float" office:value="504624" calcext:value-type="float">
            <text:p>504624</text:p>
          </table:table-cell>
          <table:table-cell table:formula="of:=['patched-standard'.AB102]" office:value-type="float" office:value="107968" calcext:value-type="float">
            <text:p>107968</text:p>
          </table:table-cell>
          <table:table-cell table:formula="of:=['patched-standard'.AC102]" office:value-type="float" office:value="98676" calcext:value-type="float">
            <text:p>98676</text:p>
          </table:table-cell>
          <table:table-cell table:formula="of:=['patched-standard'.O102]" office:value-type="float" office:value="236276" calcext:value-type="float">
            <text:p>236276</text:p>
          </table:table-cell>
          <table:table-cell table:formula="of:=['patched-aggressive'.AB102]" office:value-type="float" office:value="100320" calcext:value-type="float">
            <text:p>100320</text:p>
          </table:table-cell>
          <table:table-cell table:formula="of:=['patched-aggressive'.AC102]" office:value-type="float" office:value="98685" calcext:value-type="float">
            <text:p>98685</text:p>
          </table:table-cell>
          <table:table-cell table:formula="of:=['patched-aggressive'.O102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03]" office:value-type="float" office:value="378284" calcext:value-type="float">
            <text:p>378284</text:p>
          </table:table-cell>
          <table:table-cell table:formula="of:=[original.AC103]" office:value-type="float" office:value="99448" calcext:value-type="float">
            <text:p>99448</text:p>
          </table:table-cell>
          <table:table-cell table:formula="of:=[original.O103]" office:value-type="float" office:value="504624" calcext:value-type="float">
            <text:p>504624</text:p>
          </table:table-cell>
          <table:table-cell table:formula="of:=['patched-standard'.AB103]" office:value-type="float" office:value="107968" calcext:value-type="float">
            <text:p>107968</text:p>
          </table:table-cell>
          <table:table-cell table:formula="of:=['patched-standard'.AC103]" office:value-type="float" office:value="98676" calcext:value-type="float">
            <text:p>98676</text:p>
          </table:table-cell>
          <table:table-cell table:formula="of:=['patched-standard'.O103]" office:value-type="float" office:value="236276" calcext:value-type="float">
            <text:p>236276</text:p>
          </table:table-cell>
          <table:table-cell table:formula="of:=['patched-aggressive'.AB103]" office:value-type="float" office:value="100320" calcext:value-type="float">
            <text:p>100320</text:p>
          </table:table-cell>
          <table:table-cell table:formula="of:=['patched-aggressive'.AC103]" office:value-type="float" office:value="98685" calcext:value-type="float">
            <text:p>98685</text:p>
          </table:table-cell>
          <table:table-cell table:formula="of:=['patched-aggressive'.O103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04]" office:value-type="float" office:value="378284" calcext:value-type="float">
            <text:p>378284</text:p>
          </table:table-cell>
          <table:table-cell table:formula="of:=[original.AC104]" office:value-type="float" office:value="99448" calcext:value-type="float">
            <text:p>99448</text:p>
          </table:table-cell>
          <table:table-cell table:formula="of:=[original.O104]" office:value-type="float" office:value="504624" calcext:value-type="float">
            <text:p>504624</text:p>
          </table:table-cell>
          <table:table-cell table:formula="of:=['patched-standard'.AB104]" office:value-type="float" office:value="107968" calcext:value-type="float">
            <text:p>107968</text:p>
          </table:table-cell>
          <table:table-cell table:formula="of:=['patched-standard'.AC104]" office:value-type="float" office:value="98676" calcext:value-type="float">
            <text:p>98676</text:p>
          </table:table-cell>
          <table:table-cell table:formula="of:=['patched-standard'.O104]" office:value-type="float" office:value="236276" calcext:value-type="float">
            <text:p>236276</text:p>
          </table:table-cell>
          <table:table-cell table:formula="of:=['patched-aggressive'.AB104]" office:value-type="float" office:value="100320" calcext:value-type="float">
            <text:p>100320</text:p>
          </table:table-cell>
          <table:table-cell table:formula="of:=['patched-aggressive'.AC104]" office:value-type="float" office:value="98685" calcext:value-type="float">
            <text:p>98685</text:p>
          </table:table-cell>
          <table:table-cell table:formula="of:=['patched-aggressive'.O104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05]" office:value-type="float" office:value="378284" calcext:value-type="float">
            <text:p>378284</text:p>
          </table:table-cell>
          <table:table-cell table:formula="of:=[original.AC105]" office:value-type="float" office:value="99448" calcext:value-type="float">
            <text:p>99448</text:p>
          </table:table-cell>
          <table:table-cell table:formula="of:=[original.O105]" office:value-type="float" office:value="504624" calcext:value-type="float">
            <text:p>504624</text:p>
          </table:table-cell>
          <table:table-cell table:formula="of:=['patched-standard'.AB105]" office:value-type="float" office:value="107968" calcext:value-type="float">
            <text:p>107968</text:p>
          </table:table-cell>
          <table:table-cell table:formula="of:=['patched-standard'.AC105]" office:value-type="float" office:value="98676" calcext:value-type="float">
            <text:p>98676</text:p>
          </table:table-cell>
          <table:table-cell table:formula="of:=['patched-standard'.O105]" office:value-type="float" office:value="236276" calcext:value-type="float">
            <text:p>236276</text:p>
          </table:table-cell>
          <table:table-cell table:formula="of:=['patched-aggressive'.AB105]" office:value-type="float" office:value="100320" calcext:value-type="float">
            <text:p>100320</text:p>
          </table:table-cell>
          <table:table-cell table:formula="of:=['patched-aggressive'.AC105]" office:value-type="float" office:value="98685" calcext:value-type="float">
            <text:p>98685</text:p>
          </table:table-cell>
          <table:table-cell table:formula="of:=['patched-aggressive'.O105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06]" office:value-type="float" office:value="378284" calcext:value-type="float">
            <text:p>378284</text:p>
          </table:table-cell>
          <table:table-cell table:formula="of:=[original.AC106]" office:value-type="float" office:value="99448" calcext:value-type="float">
            <text:p>99448</text:p>
          </table:table-cell>
          <table:table-cell table:formula="of:=[original.O106]" office:value-type="float" office:value="504624" calcext:value-type="float">
            <text:p>504624</text:p>
          </table:table-cell>
          <table:table-cell table:formula="of:=['patched-standard'.AB106]" office:value-type="float" office:value="107968" calcext:value-type="float">
            <text:p>107968</text:p>
          </table:table-cell>
          <table:table-cell table:formula="of:=['patched-standard'.AC106]" office:value-type="float" office:value="98676" calcext:value-type="float">
            <text:p>98676</text:p>
          </table:table-cell>
          <table:table-cell table:formula="of:=['patched-standard'.O106]" office:value-type="float" office:value="236276" calcext:value-type="float">
            <text:p>236276</text:p>
          </table:table-cell>
          <table:table-cell table:formula="of:=['patched-aggressive'.AB106]" office:value-type="float" office:value="100320" calcext:value-type="float">
            <text:p>100320</text:p>
          </table:table-cell>
          <table:table-cell table:formula="of:=['patched-aggressive'.AC106]" office:value-type="float" office:value="98685" calcext:value-type="float">
            <text:p>98685</text:p>
          </table:table-cell>
          <table:table-cell table:formula="of:=['patched-aggressive'.O106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07]" office:value-type="float" office:value="378284" calcext:value-type="float">
            <text:p>378284</text:p>
          </table:table-cell>
          <table:table-cell table:formula="of:=[original.AC107]" office:value-type="float" office:value="99448" calcext:value-type="float">
            <text:p>99448</text:p>
          </table:table-cell>
          <table:table-cell table:formula="of:=[original.O107]" office:value-type="float" office:value="504624" calcext:value-type="float">
            <text:p>504624</text:p>
          </table:table-cell>
          <table:table-cell table:formula="of:=['patched-standard'.AB107]" office:value-type="float" office:value="107968" calcext:value-type="float">
            <text:p>107968</text:p>
          </table:table-cell>
          <table:table-cell table:formula="of:=['patched-standard'.AC107]" office:value-type="float" office:value="98676" calcext:value-type="float">
            <text:p>98676</text:p>
          </table:table-cell>
          <table:table-cell table:formula="of:=['patched-standard'.O107]" office:value-type="float" office:value="236276" calcext:value-type="float">
            <text:p>236276</text:p>
          </table:table-cell>
          <table:table-cell table:formula="of:=['patched-aggressive'.AB107]" office:value-type="float" office:value="100320" calcext:value-type="float">
            <text:p>100320</text:p>
          </table:table-cell>
          <table:table-cell table:formula="of:=['patched-aggressive'.AC107]" office:value-type="float" office:value="98685" calcext:value-type="float">
            <text:p>98685</text:p>
          </table:table-cell>
          <table:table-cell table:formula="of:=['patched-aggressive'.O107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08]" office:value-type="float" office:value="378284" calcext:value-type="float">
            <text:p>378284</text:p>
          </table:table-cell>
          <table:table-cell table:formula="of:=[original.AC108]" office:value-type="float" office:value="99448" calcext:value-type="float">
            <text:p>99448</text:p>
          </table:table-cell>
          <table:table-cell table:formula="of:=[original.O108]" office:value-type="float" office:value="504624" calcext:value-type="float">
            <text:p>504624</text:p>
          </table:table-cell>
          <table:table-cell table:formula="of:=['patched-standard'.AB108]" office:value-type="float" office:value="107968" calcext:value-type="float">
            <text:p>107968</text:p>
          </table:table-cell>
          <table:table-cell table:formula="of:=['patched-standard'.AC108]" office:value-type="float" office:value="98676" calcext:value-type="float">
            <text:p>98676</text:p>
          </table:table-cell>
          <table:table-cell table:formula="of:=['patched-standard'.O108]" office:value-type="float" office:value="236276" calcext:value-type="float">
            <text:p>236276</text:p>
          </table:table-cell>
          <table:table-cell table:formula="of:=['patched-aggressive'.AB108]" office:value-type="float" office:value="100320" calcext:value-type="float">
            <text:p>100320</text:p>
          </table:table-cell>
          <table:table-cell table:formula="of:=['patched-aggressive'.AC108]" office:value-type="float" office:value="98685" calcext:value-type="float">
            <text:p>98685</text:p>
          </table:table-cell>
          <table:table-cell table:formula="of:=['patched-aggressive'.O108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09]" office:value-type="float" office:value="378284" calcext:value-type="float">
            <text:p>378284</text:p>
          </table:table-cell>
          <table:table-cell table:formula="of:=[original.AC109]" office:value-type="float" office:value="99448" calcext:value-type="float">
            <text:p>99448</text:p>
          </table:table-cell>
          <table:table-cell table:formula="of:=[original.O109]" office:value-type="float" office:value="504624" calcext:value-type="float">
            <text:p>504624</text:p>
          </table:table-cell>
          <table:table-cell table:formula="of:=['patched-standard'.AB109]" office:value-type="float" office:value="107968" calcext:value-type="float">
            <text:p>107968</text:p>
          </table:table-cell>
          <table:table-cell table:formula="of:=['patched-standard'.AC109]" office:value-type="float" office:value="98676" calcext:value-type="float">
            <text:p>98676</text:p>
          </table:table-cell>
          <table:table-cell table:formula="of:=['patched-standard'.O109]" office:value-type="float" office:value="236276" calcext:value-type="float">
            <text:p>236276</text:p>
          </table:table-cell>
          <table:table-cell table:formula="of:=['patched-aggressive'.AB109]" office:value-type="float" office:value="100320" calcext:value-type="float">
            <text:p>100320</text:p>
          </table:table-cell>
          <table:table-cell table:formula="of:=['patched-aggressive'.AC109]" office:value-type="float" office:value="98685" calcext:value-type="float">
            <text:p>98685</text:p>
          </table:table-cell>
          <table:table-cell table:formula="of:=['patched-aggressive'.O109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10]" office:value-type="float" office:value="378284" calcext:value-type="float">
            <text:p>378284</text:p>
          </table:table-cell>
          <table:table-cell table:formula="of:=[original.AC110]" office:value-type="float" office:value="99448" calcext:value-type="float">
            <text:p>99448</text:p>
          </table:table-cell>
          <table:table-cell table:formula="of:=[original.O110]" office:value-type="float" office:value="504624" calcext:value-type="float">
            <text:p>504624</text:p>
          </table:table-cell>
          <table:table-cell table:formula="of:=['patched-standard'.AB110]" office:value-type="float" office:value="107968" calcext:value-type="float">
            <text:p>107968</text:p>
          </table:table-cell>
          <table:table-cell table:formula="of:=['patched-standard'.AC110]" office:value-type="float" office:value="98676" calcext:value-type="float">
            <text:p>98676</text:p>
          </table:table-cell>
          <table:table-cell table:formula="of:=['patched-standard'.O110]" office:value-type="float" office:value="236276" calcext:value-type="float">
            <text:p>236276</text:p>
          </table:table-cell>
          <table:table-cell table:formula="of:=['patched-aggressive'.AB110]" office:value-type="float" office:value="100320" calcext:value-type="float">
            <text:p>100320</text:p>
          </table:table-cell>
          <table:table-cell table:formula="of:=['patched-aggressive'.AC110]" office:value-type="float" office:value="98685" calcext:value-type="float">
            <text:p>98685</text:p>
          </table:table-cell>
          <table:table-cell table:formula="of:=['patched-aggressive'.O110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11]" office:value-type="float" office:value="378284" calcext:value-type="float">
            <text:p>378284</text:p>
          </table:table-cell>
          <table:table-cell table:formula="of:=[original.AC111]" office:value-type="float" office:value="99448" calcext:value-type="float">
            <text:p>99448</text:p>
          </table:table-cell>
          <table:table-cell table:formula="of:=[original.O111]" office:value-type="float" office:value="504624" calcext:value-type="float">
            <text:p>504624</text:p>
          </table:table-cell>
          <table:table-cell table:formula="of:=['patched-standard'.AB111]" office:value-type="float" office:value="107968" calcext:value-type="float">
            <text:p>107968</text:p>
          </table:table-cell>
          <table:table-cell table:formula="of:=['patched-standard'.AC111]" office:value-type="float" office:value="98676" calcext:value-type="float">
            <text:p>98676</text:p>
          </table:table-cell>
          <table:table-cell table:formula="of:=['patched-standard'.O111]" office:value-type="float" office:value="236276" calcext:value-type="float">
            <text:p>236276</text:p>
          </table:table-cell>
          <table:table-cell table:formula="of:=['patched-aggressive'.AB111]" office:value-type="float" office:value="100320" calcext:value-type="float">
            <text:p>100320</text:p>
          </table:table-cell>
          <table:table-cell table:formula="of:=['patched-aggressive'.AC111]" office:value-type="float" office:value="98685" calcext:value-type="float">
            <text:p>98685</text:p>
          </table:table-cell>
          <table:table-cell table:formula="of:=['patched-aggressive'.O111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12]" office:value-type="float" office:value="378284" calcext:value-type="float">
            <text:p>378284</text:p>
          </table:table-cell>
          <table:table-cell table:formula="of:=[original.AC112]" office:value-type="float" office:value="99448" calcext:value-type="float">
            <text:p>99448</text:p>
          </table:table-cell>
          <table:table-cell table:formula="of:=[original.O112]" office:value-type="float" office:value="504624" calcext:value-type="float">
            <text:p>504624</text:p>
          </table:table-cell>
          <table:table-cell table:formula="of:=['patched-standard'.AB112]" office:value-type="float" office:value="107968" calcext:value-type="float">
            <text:p>107968</text:p>
          </table:table-cell>
          <table:table-cell table:formula="of:=['patched-standard'.AC112]" office:value-type="float" office:value="98676" calcext:value-type="float">
            <text:p>98676</text:p>
          </table:table-cell>
          <table:table-cell table:formula="of:=['patched-standard'.O112]" office:value-type="float" office:value="236276" calcext:value-type="float">
            <text:p>236276</text:p>
          </table:table-cell>
          <table:table-cell table:formula="of:=['patched-aggressive'.AB112]" office:value-type="float" office:value="100320" calcext:value-type="float">
            <text:p>100320</text:p>
          </table:table-cell>
          <table:table-cell table:formula="of:=['patched-aggressive'.AC112]" office:value-type="float" office:value="98685" calcext:value-type="float">
            <text:p>98685</text:p>
          </table:table-cell>
          <table:table-cell table:formula="of:=['patched-aggressive'.O112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13]" office:value-type="float" office:value="378284" calcext:value-type="float">
            <text:p>378284</text:p>
          </table:table-cell>
          <table:table-cell table:formula="of:=[original.AC113]" office:value-type="float" office:value="99448" calcext:value-type="float">
            <text:p>99448</text:p>
          </table:table-cell>
          <table:table-cell table:formula="of:=[original.O113]" office:value-type="float" office:value="504624" calcext:value-type="float">
            <text:p>504624</text:p>
          </table:table-cell>
          <table:table-cell table:formula="of:=['patched-standard'.AB113]" office:value-type="float" office:value="107968" calcext:value-type="float">
            <text:p>107968</text:p>
          </table:table-cell>
          <table:table-cell table:formula="of:=['patched-standard'.AC113]" office:value-type="float" office:value="98676" calcext:value-type="float">
            <text:p>98676</text:p>
          </table:table-cell>
          <table:table-cell table:formula="of:=['patched-standard'.O113]" office:value-type="float" office:value="236276" calcext:value-type="float">
            <text:p>236276</text:p>
          </table:table-cell>
          <table:table-cell table:formula="of:=['patched-aggressive'.AB113]" office:value-type="float" office:value="100320" calcext:value-type="float">
            <text:p>100320</text:p>
          </table:table-cell>
          <table:table-cell table:formula="of:=['patched-aggressive'.AC113]" office:value-type="float" office:value="98685" calcext:value-type="float">
            <text:p>98685</text:p>
          </table:table-cell>
          <table:table-cell table:formula="of:=['patched-aggressive'.O113]" office:value-type="float" office:value="237360" calcext:value-type="float">
            <text:p>237360</text:p>
          </table:table-cell>
        </table:table-row>
        <table:table-row table:style-name="ro1">
          <table:table-cell table:formula="of:=[original.AB114]" office:value-type="float" office:value="378284" calcext:value-type="float">
            <text:p>378284</text:p>
          </table:table-cell>
          <table:table-cell table:formula="of:=[original.AC114]" office:value-type="float" office:value="156351" calcext:value-type="float">
            <text:p>156351</text:p>
          </table:table-cell>
          <table:table-cell table:formula="of:=[original.O114]" office:value-type="float" office:value="504880" calcext:value-type="float">
            <text:p>504880</text:p>
          </table:table-cell>
          <table:table-cell table:formula="of:=['patched-standard'.AB114]" office:value-type="float" office:value="154304" calcext:value-type="float">
            <text:p>154304</text:p>
          </table:table-cell>
          <table:table-cell table:formula="of:=['patched-standard'.AC114]" office:value-type="float" office:value="151718" calcext:value-type="float">
            <text:p>151718</text:p>
          </table:table-cell>
          <table:table-cell table:formula="of:=['patched-standard'.O114]" office:value-type="float" office:value="282612" calcext:value-type="float">
            <text:p>282612</text:p>
          </table:table-cell>
          <table:table-cell table:formula="of:=['patched-aggressive'.AB114]" office:value-type="float" office:value="167808" calcext:value-type="float">
            <text:p>167808</text:p>
          </table:table-cell>
          <table:table-cell table:formula="of:=['patched-aggressive'.AC114]" office:value-type="float" office:value="165071" calcext:value-type="float">
            <text:p>165071</text:p>
          </table:table-cell>
          <table:table-cell table:formula="of:=['patched-aggressive'.O114]" office:value-type="float" office:value="304864" calcext:value-type="float">
            <text:p>304864</text:p>
          </table:table-cell>
        </table:table-row>
        <table:table-row table:style-name="ro1">
          <table:table-cell table:formula="of:=[original.AB115]" office:value-type="float" office:value="378284" calcext:value-type="float">
            <text:p>378284</text:p>
          </table:table-cell>
          <table:table-cell table:formula="of:=[original.AC115]" office:value-type="float" office:value="252964" calcext:value-type="float">
            <text:p>252964</text:p>
          </table:table-cell>
          <table:table-cell table:formula="of:=[original.O115]" office:value-type="float" office:value="504880" calcext:value-type="float">
            <text:p>504880</text:p>
          </table:table-cell>
          <table:table-cell table:formula="of:=['patched-standard'.AB115]" office:value-type="float" office:value="249472" calcext:value-type="float">
            <text:p>249472</text:p>
          </table:table-cell>
          <table:table-cell table:formula="of:=['patched-standard'.AC115]" office:value-type="float" office:value="245360" calcext:value-type="float">
            <text:p>245360</text:p>
          </table:table-cell>
          <table:table-cell table:formula="of:=['patched-standard'.O115]" office:value-type="float" office:value="377844" calcext:value-type="float">
            <text:p>377844</text:p>
          </table:table-cell>
          <table:table-cell table:formula="of:=['patched-aggressive'.AB115]" office:value-type="float" office:value="260816" calcext:value-type="float">
            <text:p>260816</text:p>
          </table:table-cell>
          <table:table-cell table:formula="of:=['patched-aggressive'.AC115]" office:value-type="float" office:value="256577" calcext:value-type="float">
            <text:p>256577</text:p>
          </table:table-cell>
          <table:table-cell table:formula="of:=['patched-aggressive'.O115]" office:value-type="float" office:value="397872" calcext:value-type="float">
            <text:p>397872</text:p>
          </table:table-cell>
        </table:table-row>
        <table:table-row table:style-name="ro1">
          <table:table-cell table:formula="of:=[original.AB116]" office:value-type="float" office:value="378284" calcext:value-type="float">
            <text:p>378284</text:p>
          </table:table-cell>
          <table:table-cell table:formula="of:=[original.AC116]" office:value-type="float" office:value="346807" calcext:value-type="float">
            <text:p>346807</text:p>
          </table:table-cell>
          <table:table-cell table:formula="of:=[original.O116]" office:value-type="float" office:value="504880" calcext:value-type="float">
            <text:p>504880</text:p>
          </table:table-cell>
          <table:table-cell table:formula="of:=['patched-standard'.AB116]" office:value-type="float" office:value="343168" calcext:value-type="float">
            <text:p>343168</text:p>
          </table:table-cell>
          <table:table-cell table:formula="of:=['patched-standard'.AC116]" office:value-type="float" office:value="337492" calcext:value-type="float">
            <text:p>337492</text:p>
          </table:table-cell>
          <table:table-cell table:formula="of:=['patched-standard'.O116]" office:value-type="float" office:value="471820" calcext:value-type="float">
            <text:p>471820</text:p>
          </table:table-cell>
          <table:table-cell table:formula="of:=['patched-aggressive'.AB116]" office:value-type="float" office:value="350000" calcext:value-type="float">
            <text:p>350000</text:p>
          </table:table-cell>
          <table:table-cell table:formula="of:=['patched-aggressive'.AC116]" office:value-type="float" office:value="344306" calcext:value-type="float">
            <text:p>344306</text:p>
          </table:table-cell>
          <table:table-cell table:formula="of:=['patched-aggressive'.O116]" office:value-type="float" office:value="487064" calcext:value-type="float">
            <text:p>487064</text:p>
          </table:table-cell>
        </table:table-row>
        <table:table-row table:style-name="ro1">
          <table:table-cell table:formula="of:=[original.AB117]" office:value-type="float" office:value="466860" calcext:value-type="float">
            <text:p>466860</text:p>
          </table:table-cell>
          <table:table-cell table:formula="of:=[original.AC117]" office:value-type="float" office:value="439322" calcext:value-type="float">
            <text:p>439322</text:p>
          </table:table-cell>
          <table:table-cell table:formula="of:=[original.O117]" office:value-type="float" office:value="593204" calcext:value-type="float">
            <text:p>593204</text:p>
          </table:table-cell>
          <table:table-cell table:formula="of:=['patched-standard'.AB117]" office:value-type="float" office:value="432256" calcext:value-type="float">
            <text:p>432256</text:p>
          </table:table-cell>
          <table:table-cell table:formula="of:=['patched-standard'.AC117]" office:value-type="float" office:value="425132" calcext:value-type="float">
            <text:p>425132</text:p>
          </table:table-cell>
          <table:table-cell table:formula="of:=['patched-standard'.O117]" office:value-type="float" office:value="561612" calcext:value-type="float">
            <text:p>561612</text:p>
          </table:table-cell>
          <table:table-cell table:formula="of:=['patched-aggressive'.AB117]" office:value-type="float" office:value="440496" calcext:value-type="float">
            <text:p>440496</text:p>
          </table:table-cell>
          <table:table-cell table:formula="of:=['patched-aggressive'.AC117]" office:value-type="float" office:value="433317" calcext:value-type="float">
            <text:p>433317</text:p>
          </table:table-cell>
          <table:table-cell table:formula="of:=['patched-aggressive'.O117]" office:value-type="float" office:value="578636" calcext:value-type="float">
            <text:p>578636</text:p>
          </table:table-cell>
        </table:table-row>
        <table:table-row table:style-name="ro1">
          <table:table-cell table:formula="of:=[original.AB118]" office:value-type="float" office:value="564012" calcext:value-type="float">
            <text:p>564012</text:p>
          </table:table-cell>
          <table:table-cell table:formula="of:=[original.AC118]" office:value-type="float" office:value="531516" calcext:value-type="float">
            <text:p>531516</text:p>
          </table:table-cell>
          <table:table-cell table:formula="of:=[original.O118]" office:value-type="float" office:value="694132" calcext:value-type="float">
            <text:p>694132</text:p>
          </table:table-cell>
          <table:table-cell table:formula="of:=['patched-standard'.AB118]" office:value-type="float" office:value="526784" calcext:value-type="float">
            <text:p>526784</text:p>
          </table:table-cell>
          <table:table-cell table:formula="of:=['patched-standard'.AC118]" office:value-type="float" office:value="518094" calcext:value-type="float">
            <text:p>518094</text:p>
          </table:table-cell>
          <table:table-cell table:formula="of:=['patched-standard'.O118]" office:value-type="float" office:value="660236" calcext:value-type="float">
            <text:p>660236</text:p>
          </table:table-cell>
          <table:table-cell table:formula="of:=['patched-aggressive'.AB118]" office:value-type="float" office:value="531760" calcext:value-type="float">
            <text:p>531760</text:p>
          </table:table-cell>
          <table:table-cell table:formula="of:=['patched-aggressive'.AC118]" office:value-type="float" office:value="523089" calcext:value-type="float">
            <text:p>523089</text:p>
          </table:table-cell>
          <table:table-cell table:formula="of:=['patched-aggressive'.O118]" office:value-type="float" office:value="671796" calcext:value-type="float">
            <text:p>671796</text:p>
          </table:table-cell>
        </table:table-row>
        <table:table-row table:style-name="ro1">
          <table:table-cell table:formula="of:=[original.AB119]" office:value-type="float" office:value="564012" calcext:value-type="float">
            <text:p>564012</text:p>
          </table:table-cell>
          <table:table-cell table:formula="of:=[original.AC119]" office:value-type="float" office:value="531516" calcext:value-type="float">
            <text:p>531516</text:p>
          </table:table-cell>
          <table:table-cell table:formula="of:=[original.O119]" office:value-type="float" office:value="694132" calcext:value-type="float">
            <text:p>694132</text:p>
          </table:table-cell>
          <table:table-cell table:formula="of:=['patched-standard'.AB119]" office:value-type="float" office:value="535552" calcext:value-type="float">
            <text:p>535552</text:p>
          </table:table-cell>
          <table:table-cell table:formula="of:=['patched-standard'.AC119]" office:value-type="float" office:value="526773" calcext:value-type="float">
            <text:p>526773</text:p>
          </table:table-cell>
          <table:table-cell table:formula="of:=['patched-standard'.O119]" office:value-type="float" office:value="669112" calcext:value-type="float">
            <text:p>669112</text:p>
          </table:table-cell>
          <table:table-cell table:formula="of:=['patched-aggressive'.AB119]" office:value-type="float" office:value="535504" calcext:value-type="float">
            <text:p>535504</text:p>
          </table:table-cell>
          <table:table-cell table:formula="of:=['patched-aggressive'.AC119]" office:value-type="float" office:value="526782" calcext:value-type="float">
            <text:p>526782</text:p>
          </table:table-cell>
          <table:table-cell table:formula="of:=['patched-aggressive'.O119]" office:value-type="float" office:value="676056" calcext:value-type="float">
            <text:p>676056</text:p>
          </table:table-cell>
        </table:table-row>
        <table:table-row table:style-name="ro1">
          <table:table-cell table:formula="of:=[original.AB120]" office:value-type="float" office:value="564012" calcext:value-type="float">
            <text:p>564012</text:p>
          </table:table-cell>
          <table:table-cell table:formula="of:=[original.AC120]" office:value-type="float" office:value="531516" calcext:value-type="float">
            <text:p>531516</text:p>
          </table:table-cell>
          <table:table-cell table:formula="of:=[original.O120]" office:value-type="float" office:value="694132" calcext:value-type="float">
            <text:p>694132</text:p>
          </table:table-cell>
          <table:table-cell table:formula="of:=['patched-standard'.AB120]" office:value-type="float" office:value="535552" calcext:value-type="float">
            <text:p>535552</text:p>
          </table:table-cell>
          <table:table-cell table:formula="of:=['patched-standard'.AC120]" office:value-type="float" office:value="526773" calcext:value-type="float">
            <text:p>526773</text:p>
          </table:table-cell>
          <table:table-cell table:formula="of:=['patched-standard'.O120]" office:value-type="float" office:value="669112" calcext:value-type="float">
            <text:p>669112</text:p>
          </table:table-cell>
          <table:table-cell table:formula="of:=['patched-aggressive'.AB120]" office:value-type="float" office:value="535504" calcext:value-type="float">
            <text:p>535504</text:p>
          </table:table-cell>
          <table:table-cell table:formula="of:=['patched-aggressive'.AC120]" office:value-type="float" office:value="526782" calcext:value-type="float">
            <text:p>526782</text:p>
          </table:table-cell>
          <table:table-cell table:formula="of:=['patched-aggressive'.O120]" office:value-type="float" office:value="676056" calcext:value-type="float">
            <text:p>676056</text:p>
          </table:table-cell>
        </table:table-row>
        <table:table-row table:style-name="ro1">
          <table:table-cell table:formula="of:=[original.AB121]" office:value-type="float" office:value="564012" calcext:value-type="float">
            <text:p>564012</text:p>
          </table:table-cell>
          <table:table-cell table:formula="of:=[original.AC121]" office:value-type="float" office:value="531516" calcext:value-type="float">
            <text:p>531516</text:p>
          </table:table-cell>
          <table:table-cell table:formula="of:=[original.O121]" office:value-type="float" office:value="694132" calcext:value-type="float">
            <text:p>694132</text:p>
          </table:table-cell>
          <table:table-cell table:formula="of:=['patched-standard'.AB121]" office:value-type="float" office:value="535552" calcext:value-type="float">
            <text:p>535552</text:p>
          </table:table-cell>
          <table:table-cell table:formula="of:=['patched-standard'.AC121]" office:value-type="float" office:value="526773" calcext:value-type="float">
            <text:p>526773</text:p>
          </table:table-cell>
          <table:table-cell table:formula="of:=['patched-standard'.O121]" office:value-type="float" office:value="669112" calcext:value-type="float">
            <text:p>669112</text:p>
          </table:table-cell>
          <table:table-cell table:formula="of:=['patched-aggressive'.AB121]" office:value-type="float" office:value="535504" calcext:value-type="float">
            <text:p>535504</text:p>
          </table:table-cell>
          <table:table-cell table:formula="of:=['patched-aggressive'.AC121]" office:value-type="float" office:value="526782" calcext:value-type="float">
            <text:p>526782</text:p>
          </table:table-cell>
          <table:table-cell table:formula="of:=['patched-aggressive'.O121]" office:value-type="float" office:value="676056" calcext:value-type="float">
            <text:p>676056</text:p>
          </table:table-cell>
        </table:table-row>
        <table:table-row table:style-name="ro1">
          <table:table-cell table:formula="of:=[original.AB122]" office:value-type="float" office:value="564012" calcext:value-type="float">
            <text:p>564012</text:p>
          </table:table-cell>
          <table:table-cell table:formula="of:=[original.AC122]" office:value-type="float" office:value="531516" calcext:value-type="float">
            <text:p>531516</text:p>
          </table:table-cell>
          <table:table-cell table:formula="of:=[original.O122]" office:value-type="float" office:value="694132" calcext:value-type="float">
            <text:p>694132</text:p>
          </table:table-cell>
          <table:table-cell table:formula="of:=['patched-standard'.AB122]" office:value-type="float" office:value="535552" calcext:value-type="float">
            <text:p>535552</text:p>
          </table:table-cell>
          <table:table-cell table:formula="of:=['patched-standard'.AC122]" office:value-type="float" office:value="526773" calcext:value-type="float">
            <text:p>526773</text:p>
          </table:table-cell>
          <table:table-cell table:formula="of:=['patched-standard'.O122]" office:value-type="float" office:value="669112" calcext:value-type="float">
            <text:p>669112</text:p>
          </table:table-cell>
          <table:table-cell table:formula="of:=['patched-aggressive'.AB122]" office:value-type="float" office:value="535504" calcext:value-type="float">
            <text:p>535504</text:p>
          </table:table-cell>
          <table:table-cell table:formula="of:=['patched-aggressive'.AC122]" office:value-type="float" office:value="526782" calcext:value-type="float">
            <text:p>526782</text:p>
          </table:table-cell>
          <table:table-cell table:formula="of:=['patched-aggressive'.O122]" office:value-type="float" office:value="676056" calcext:value-type="float">
            <text:p>676056</text:p>
          </table:table-cell>
        </table:table-row>
        <table:table-row table:style-name="ro1">
          <table:table-cell table:formula="of:=[original.AB123]" office:value-type="float" office:value="564012" calcext:value-type="float">
            <text:p>564012</text:p>
          </table:table-cell>
          <table:table-cell table:formula="of:=[original.AC123]" office:value-type="float" office:value="531516" calcext:value-type="float">
            <text:p>531516</text:p>
          </table:table-cell>
          <table:table-cell table:formula="of:=[original.O123]" office:value-type="float" office:value="694132" calcext:value-type="float">
            <text:p>694132</text:p>
          </table:table-cell>
          <table:table-cell table:formula="of:=['patched-standard'.AB123]" office:value-type="float" office:value="535552" calcext:value-type="float">
            <text:p>535552</text:p>
          </table:table-cell>
          <table:table-cell table:formula="of:=['patched-standard'.AC123]" office:value-type="float" office:value="526773" calcext:value-type="float">
            <text:p>526773</text:p>
          </table:table-cell>
          <table:table-cell table:formula="of:=['patched-standard'.O123]" office:value-type="float" office:value="669112" calcext:value-type="float">
            <text:p>669112</text:p>
          </table:table-cell>
          <table:table-cell table:formula="of:=['patched-aggressive'.AB123]" office:value-type="float" office:value="535504" calcext:value-type="float">
            <text:p>535504</text:p>
          </table:table-cell>
          <table:table-cell table:formula="of:=['patched-aggressive'.AC123]" office:value-type="float" office:value="526782" calcext:value-type="float">
            <text:p>526782</text:p>
          </table:table-cell>
          <table:table-cell table:formula="of:=['patched-aggressive'.O123]" office:value-type="float" office:value="676056" calcext:value-type="float">
            <text:p>676056</text:p>
          </table:table-cell>
        </table:table-row>
        <table:table-row table:style-name="ro1">
          <table:table-cell table:formula="of:=[original.AB124]" office:value-type="float" office:value="564012" calcext:value-type="float">
            <text:p>564012</text:p>
          </table:table-cell>
          <table:table-cell table:formula="of:=[original.AC124]" office:value-type="float" office:value="531516" calcext:value-type="float">
            <text:p>531516</text:p>
          </table:table-cell>
          <table:table-cell table:formula="of:=[original.O124]" office:value-type="float" office:value="694132" calcext:value-type="float">
            <text:p>694132</text:p>
          </table:table-cell>
          <table:table-cell table:formula="of:=['patched-standard'.AB124]" office:value-type="float" office:value="535552" calcext:value-type="float">
            <text:p>535552</text:p>
          </table:table-cell>
          <table:table-cell table:formula="of:=['patched-standard'.AC124]" office:value-type="float" office:value="526773" calcext:value-type="float">
            <text:p>526773</text:p>
          </table:table-cell>
          <table:table-cell table:formula="of:=['patched-standard'.O124]" office:value-type="float" office:value="669112" calcext:value-type="float">
            <text:p>669112</text:p>
          </table:table-cell>
          <table:table-cell table:formula="of:=['patched-aggressive'.AB124]" office:value-type="float" office:value="535504" calcext:value-type="float">
            <text:p>535504</text:p>
          </table:table-cell>
          <table:table-cell table:formula="of:=['patched-aggressive'.AC124]" office:value-type="float" office:value="526782" calcext:value-type="float">
            <text:p>526782</text:p>
          </table:table-cell>
          <table:table-cell table:formula="of:=['patched-aggressive'.O124]" office:value-type="float" office:value="676056" calcext:value-type="float">
            <text:p>676056</text:p>
          </table:table-cell>
        </table:table-row>
        <table:table-row table:style-name="ro1">
          <table:table-cell table:formula="of:=[original.AB125]" office:value-type="float" office:value="564012" calcext:value-type="float">
            <text:p>564012</text:p>
          </table:table-cell>
          <table:table-cell table:formula="of:=[original.AC125]" office:value-type="float" office:value="531516" calcext:value-type="float">
            <text:p>531516</text:p>
          </table:table-cell>
          <table:table-cell table:formula="of:=[original.O125]" office:value-type="float" office:value="694132" calcext:value-type="float">
            <text:p>694132</text:p>
          </table:table-cell>
          <table:table-cell table:formula="of:=['patched-standard'.AB125]" office:value-type="float" office:value="535552" calcext:value-type="float">
            <text:p>535552</text:p>
          </table:table-cell>
          <table:table-cell table:formula="of:=['patched-standard'.AC125]" office:value-type="float" office:value="526773" calcext:value-type="float">
            <text:p>526773</text:p>
          </table:table-cell>
          <table:table-cell table:formula="of:=['patched-standard'.O125]" office:value-type="float" office:value="669112" calcext:value-type="float">
            <text:p>669112</text:p>
          </table:table-cell>
          <table:table-cell table:formula="of:=['patched-aggressive'.AB125]" office:value-type="float" office:value="535504" calcext:value-type="float">
            <text:p>535504</text:p>
          </table:table-cell>
          <table:table-cell table:formula="of:=['patched-aggressive'.AC125]" office:value-type="float" office:value="526782" calcext:value-type="float">
            <text:p>526782</text:p>
          </table:table-cell>
          <table:table-cell table:formula="of:=['patched-aggressive'.O125]" office:value-type="float" office:value="676056" calcext:value-type="float">
            <text:p>676056</text:p>
          </table:table-cell>
        </table:table-row>
        <table:table-row table:style-name="ro1">
          <table:table-cell table:formula="of:=[original.AB126]" office:value-type="float" office:value="564012" calcext:value-type="float">
            <text:p>564012</text:p>
          </table:table-cell>
          <table:table-cell table:formula="of:=[original.AC126]" office:value-type="float" office:value="531516" calcext:value-type="float">
            <text:p>531516</text:p>
          </table:table-cell>
          <table:table-cell table:formula="of:=[original.O126]" office:value-type="float" office:value="694132" calcext:value-type="float">
            <text:p>694132</text:p>
          </table:table-cell>
          <table:table-cell table:formula="of:=['patched-standard'.AB126]" office:value-type="float" office:value="535552" calcext:value-type="float">
            <text:p>535552</text:p>
          </table:table-cell>
          <table:table-cell table:formula="of:=['patched-standard'.AC126]" office:value-type="float" office:value="526773" calcext:value-type="float">
            <text:p>526773</text:p>
          </table:table-cell>
          <table:table-cell table:formula="of:=['patched-standard'.O126]" office:value-type="float" office:value="669112" calcext:value-type="float">
            <text:p>669112</text:p>
          </table:table-cell>
          <table:table-cell table:formula="of:=['patched-aggressive'.AB126]" office:value-type="float" office:value="535504" calcext:value-type="float">
            <text:p>535504</text:p>
          </table:table-cell>
          <table:table-cell table:formula="of:=['patched-aggressive'.AC126]" office:value-type="float" office:value="526782" calcext:value-type="float">
            <text:p>526782</text:p>
          </table:table-cell>
          <table:table-cell table:formula="of:=['patched-aggressive'.O126]" office:value-type="float" office:value="676056" calcext:value-type="float">
            <text:p>676056</text:p>
          </table:table-cell>
        </table:table-row>
        <table:table-row table:style-name="ro1">
          <table:table-cell table:formula="of:=[original.AB127]" office:value-type="float" office:value="564012" calcext:value-type="float">
            <text:p>564012</text:p>
          </table:table-cell>
          <table:table-cell table:formula="of:=[original.AC127]" office:value-type="float" office:value="445103" calcext:value-type="float">
            <text:p>445103</text:p>
          </table:table-cell>
          <table:table-cell table:formula="of:=[original.O127]" office:value-type="float" office:value="694132" calcext:value-type="float">
            <text:p>694132</text:p>
          </table:table-cell>
          <table:table-cell table:formula="of:=['patched-standard'.AB127]" office:value-type="float" office:value="456384" calcext:value-type="float">
            <text:p>456384</text:p>
          </table:table-cell>
          <table:table-cell table:formula="of:=['patched-standard'.AC127]" office:value-type="float" office:value="441154" calcext:value-type="float">
            <text:p>441154</text:p>
          </table:table-cell>
          <table:table-cell table:formula="of:=['patched-standard'.O127]" office:value-type="float" office:value="589952" calcext:value-type="float">
            <text:p>589952</text:p>
          </table:table-cell>
          <table:table-cell table:formula="of:=['patched-aggressive'.AB127]" office:value-type="float" office:value="448464" calcext:value-type="float">
            <text:p>448464</text:p>
          </table:table-cell>
          <table:table-cell table:formula="of:=['patched-aggressive'.AC127]" office:value-type="float" office:value="441163" calcext:value-type="float">
            <text:p>441163</text:p>
          </table:table-cell>
          <table:table-cell table:formula="of:=['patched-aggressive'.O127]" office:value-type="float" office:value="589028" calcext:value-type="float">
            <text:p>589028</text:p>
          </table:table-cell>
        </table:table-row>
        <table:table-row table:style-name="ro1">
          <table:table-cell table:formula="of:=[original.AB128]" office:value-type="float" office:value="564012" calcext:value-type="float">
            <text:p>564012</text:p>
          </table:table-cell>
          <table:table-cell table:formula="of:=[original.AC128]" office:value-type="float" office:value="445103" calcext:value-type="float">
            <text:p>445103</text:p>
          </table:table-cell>
          <table:table-cell table:formula="of:=[original.O128]" office:value-type="float" office:value="694132" calcext:value-type="float">
            <text:p>694132</text:p>
          </table:table-cell>
          <table:table-cell table:formula="of:=['patched-standard'.AB128]" office:value-type="float" office:value="456384" calcext:value-type="float">
            <text:p>456384</text:p>
          </table:table-cell>
          <table:table-cell table:formula="of:=['patched-standard'.AC128]" office:value-type="float" office:value="441154" calcext:value-type="float">
            <text:p>441154</text:p>
          </table:table-cell>
          <table:table-cell table:formula="of:=['patched-standard'.O128]" office:value-type="float" office:value="589952" calcext:value-type="float">
            <text:p>589952</text:p>
          </table:table-cell>
          <table:table-cell table:formula="of:=['patched-aggressive'.AB128]" office:value-type="float" office:value="448464" calcext:value-type="float">
            <text:p>448464</text:p>
          </table:table-cell>
          <table:table-cell table:formula="of:=['patched-aggressive'.AC128]" office:value-type="float" office:value="441163" calcext:value-type="float">
            <text:p>441163</text:p>
          </table:table-cell>
          <table:table-cell table:formula="of:=['patched-aggressive'.O128]" office:value-type="float" office:value="589028" calcext:value-type="float">
            <text:p>589028</text:p>
          </table:table-cell>
        </table:table-row>
        <table:table-row table:style-name="ro1">
          <table:table-cell table:formula="of:=[original.AB129]" office:value-type="float" office:value="564012" calcext:value-type="float">
            <text:p>564012</text:p>
          </table:table-cell>
          <table:table-cell table:formula="of:=[original.AC129]" office:value-type="float" office:value="445103" calcext:value-type="float">
            <text:p>445103</text:p>
          </table:table-cell>
          <table:table-cell table:formula="of:=[original.O129]" office:value-type="float" office:value="694132" calcext:value-type="float">
            <text:p>694132</text:p>
          </table:table-cell>
          <table:table-cell table:formula="of:=['patched-standard'.AB129]" office:value-type="float" office:value="456384" calcext:value-type="float">
            <text:p>456384</text:p>
          </table:table-cell>
          <table:table-cell table:formula="of:=['patched-standard'.AC129]" office:value-type="float" office:value="441154" calcext:value-type="float">
            <text:p>441154</text:p>
          </table:table-cell>
          <table:table-cell table:formula="of:=['patched-standard'.O129]" office:value-type="float" office:value="589952" calcext:value-type="float">
            <text:p>589952</text:p>
          </table:table-cell>
          <table:table-cell table:formula="of:=['patched-aggressive'.AB129]" office:value-type="float" office:value="448464" calcext:value-type="float">
            <text:p>448464</text:p>
          </table:table-cell>
          <table:table-cell table:formula="of:=['patched-aggressive'.AC129]" office:value-type="float" office:value="441163" calcext:value-type="float">
            <text:p>441163</text:p>
          </table:table-cell>
          <table:table-cell table:formula="of:=['patched-aggressive'.O129]" office:value-type="float" office:value="589028" calcext:value-type="float">
            <text:p>589028</text:p>
          </table:table-cell>
        </table:table-row>
        <table:table-row table:style-name="ro1">
          <table:table-cell table:formula="of:=[original.AB130]" office:value-type="float" office:value="564012" calcext:value-type="float">
            <text:p>564012</text:p>
          </table:table-cell>
          <table:table-cell table:formula="of:=[original.AC130]" office:value-type="float" office:value="445103" calcext:value-type="float">
            <text:p>445103</text:p>
          </table:table-cell>
          <table:table-cell table:formula="of:=[original.O130]" office:value-type="float" office:value="694132" calcext:value-type="float">
            <text:p>694132</text:p>
          </table:table-cell>
          <table:table-cell table:formula="of:=['patched-standard'.AB130]" office:value-type="float" office:value="456384" calcext:value-type="float">
            <text:p>456384</text:p>
          </table:table-cell>
          <table:table-cell table:formula="of:=['patched-standard'.AC130]" office:value-type="float" office:value="441154" calcext:value-type="float">
            <text:p>441154</text:p>
          </table:table-cell>
          <table:table-cell table:formula="of:=['patched-standard'.O130]" office:value-type="float" office:value="589952" calcext:value-type="float">
            <text:p>589952</text:p>
          </table:table-cell>
          <table:table-cell table:formula="of:=['patched-aggressive'.AB130]" office:value-type="float" office:value="448464" calcext:value-type="float">
            <text:p>448464</text:p>
          </table:table-cell>
          <table:table-cell table:formula="of:=['patched-aggressive'.AC130]" office:value-type="float" office:value="441163" calcext:value-type="float">
            <text:p>441163</text:p>
          </table:table-cell>
          <table:table-cell table:formula="of:=['patched-aggressive'.O130]" office:value-type="float" office:value="589028" calcext:value-type="float">
            <text:p>589028</text:p>
          </table:table-cell>
        </table:table-row>
        <table:table-row table:style-name="ro1">
          <table:table-cell table:formula="of:=[original.AB131]" office:value-type="float" office:value="564012" calcext:value-type="float">
            <text:p>564012</text:p>
          </table:table-cell>
          <table:table-cell table:formula="of:=[original.AC131]" office:value-type="float" office:value="445103" calcext:value-type="float">
            <text:p>445103</text:p>
          </table:table-cell>
          <table:table-cell table:formula="of:=[original.O131]" office:value-type="float" office:value="694132" calcext:value-type="float">
            <text:p>694132</text:p>
          </table:table-cell>
          <table:table-cell table:formula="of:=['patched-standard'.AB131]" office:value-type="float" office:value="456384" calcext:value-type="float">
            <text:p>456384</text:p>
          </table:table-cell>
          <table:table-cell table:formula="of:=['patched-standard'.AC131]" office:value-type="float" office:value="441154" calcext:value-type="float">
            <text:p>441154</text:p>
          </table:table-cell>
          <table:table-cell table:formula="of:=['patched-standard'.O131]" office:value-type="float" office:value="589952" calcext:value-type="float">
            <text:p>589952</text:p>
          </table:table-cell>
          <table:table-cell table:formula="of:=['patched-aggressive'.AB131]" office:value-type="float" office:value="448464" calcext:value-type="float">
            <text:p>448464</text:p>
          </table:table-cell>
          <table:table-cell table:formula="of:=['patched-aggressive'.AC131]" office:value-type="float" office:value="441163" calcext:value-type="float">
            <text:p>441163</text:p>
          </table:table-cell>
          <table:table-cell table:formula="of:=['patched-aggressive'.O131]" office:value-type="float" office:value="589028" calcext:value-type="float">
            <text:p>589028</text:p>
          </table:table-cell>
        </table:table-row>
        <table:table-row table:style-name="ro1">
          <table:table-cell table:formula="of:=[original.AB132]" office:value-type="float" office:value="564012" calcext:value-type="float">
            <text:p>564012</text:p>
          </table:table-cell>
          <table:table-cell table:formula="of:=[original.AC132]" office:value-type="float" office:value="445103" calcext:value-type="float">
            <text:p>445103</text:p>
          </table:table-cell>
          <table:table-cell table:formula="of:=[original.O132]" office:value-type="float" office:value="694132" calcext:value-type="float">
            <text:p>694132</text:p>
          </table:table-cell>
          <table:table-cell table:formula="of:=['patched-standard'.AB132]" office:value-type="float" office:value="456384" calcext:value-type="float">
            <text:p>456384</text:p>
          </table:table-cell>
          <table:table-cell table:formula="of:=['patched-standard'.AC132]" office:value-type="float" office:value="441154" calcext:value-type="float">
            <text:p>441154</text:p>
          </table:table-cell>
          <table:table-cell table:formula="of:=['patched-standard'.O132]" office:value-type="float" office:value="589952" calcext:value-type="float">
            <text:p>589952</text:p>
          </table:table-cell>
          <table:table-cell table:formula="of:=['patched-aggressive'.AB132]" office:value-type="float" office:value="448464" calcext:value-type="float">
            <text:p>448464</text:p>
          </table:table-cell>
          <table:table-cell table:formula="of:=['patched-aggressive'.AC132]" office:value-type="float" office:value="441163" calcext:value-type="float">
            <text:p>441163</text:p>
          </table:table-cell>
          <table:table-cell table:formula="of:=['patched-aggressive'.O132]" office:value-type="float" office:value="589028" calcext:value-type="float">
            <text:p>589028</text:p>
          </table:table-cell>
        </table:table-row>
        <table:table-row table:style-name="ro1">
          <table:table-cell table:formula="of:=[original.AB133]" office:value-type="float" office:value="564012" calcext:value-type="float">
            <text:p>564012</text:p>
          </table:table-cell>
          <table:table-cell table:formula="of:=[original.AC133]" office:value-type="float" office:value="445103" calcext:value-type="float">
            <text:p>445103</text:p>
          </table:table-cell>
          <table:table-cell table:formula="of:=[original.O133]" office:value-type="float" office:value="694132" calcext:value-type="float">
            <text:p>694132</text:p>
          </table:table-cell>
          <table:table-cell table:formula="of:=['patched-standard'.AB133]" office:value-type="float" office:value="456384" calcext:value-type="float">
            <text:p>456384</text:p>
          </table:table-cell>
          <table:table-cell table:formula="of:=['patched-standard'.AC133]" office:value-type="float" office:value="441154" calcext:value-type="float">
            <text:p>441154</text:p>
          </table:table-cell>
          <table:table-cell table:formula="of:=['patched-standard'.O133]" office:value-type="float" office:value="589952" calcext:value-type="float">
            <text:p>589952</text:p>
          </table:table-cell>
          <table:table-cell table:formula="of:=['patched-aggressive'.AB133]" office:value-type="float" office:value="448464" calcext:value-type="float">
            <text:p>448464</text:p>
          </table:table-cell>
          <table:table-cell table:formula="of:=['patched-aggressive'.AC133]" office:value-type="float" office:value="441163" calcext:value-type="float">
            <text:p>441163</text:p>
          </table:table-cell>
          <table:table-cell table:formula="of:=['patched-aggressive'.O133]" office:value-type="float" office:value="589028" calcext:value-type="float">
            <text:p>589028</text:p>
          </table:table-cell>
        </table:table-row>
        <table:table-row table:style-name="ro1">
          <table:table-cell table:formula="of:=[original.AB134]" office:value-type="float" office:value="564012" calcext:value-type="float">
            <text:p>564012</text:p>
          </table:table-cell>
          <table:table-cell table:formula="of:=[original.AC134]" office:value-type="float" office:value="445103" calcext:value-type="float">
            <text:p>445103</text:p>
          </table:table-cell>
          <table:table-cell table:formula="of:=[original.O134]" office:value-type="float" office:value="694132" calcext:value-type="float">
            <text:p>694132</text:p>
          </table:table-cell>
          <table:table-cell table:formula="of:=['patched-standard'.AB134]" office:value-type="float" office:value="456384" calcext:value-type="float">
            <text:p>456384</text:p>
          </table:table-cell>
          <table:table-cell table:formula="of:=['patched-standard'.AC134]" office:value-type="float" office:value="441154" calcext:value-type="float">
            <text:p>441154</text:p>
          </table:table-cell>
          <table:table-cell table:formula="of:=['patched-standard'.O134]" office:value-type="float" office:value="589952" calcext:value-type="float">
            <text:p>589952</text:p>
          </table:table-cell>
          <table:table-cell table:formula="of:=['patched-aggressive'.AB134]" office:value-type="float" office:value="448464" calcext:value-type="float">
            <text:p>448464</text:p>
          </table:table-cell>
          <table:table-cell table:formula="of:=['patched-aggressive'.AC134]" office:value-type="float" office:value="441163" calcext:value-type="float">
            <text:p>441163</text:p>
          </table:table-cell>
          <table:table-cell table:formula="of:=['patched-aggressive'.O134]" office:value-type="float" office:value="589028" calcext:value-type="float">
            <text:p>589028</text:p>
          </table:table-cell>
        </table:table-row>
        <table:table-row table:style-name="ro1">
          <table:table-cell table:formula="of:=[original.AB135]" office:value-type="float" office:value="564012" calcext:value-type="float">
            <text:p>564012</text:p>
          </table:table-cell>
          <table:table-cell table:formula="of:=[original.AC135]" office:value-type="float" office:value="358690" calcext:value-type="float">
            <text:p>358690</text:p>
          </table:table-cell>
          <table:table-cell table:formula="of:=[original.O135]" office:value-type="float" office:value="694132" calcext:value-type="float">
            <text:p>694132</text:p>
          </table:table-cell>
          <table:table-cell table:formula="of:=['patched-standard'.AB135]" office:value-type="float" office:value="370816" calcext:value-type="float">
            <text:p>370816</text:p>
          </table:table-cell>
          <table:table-cell table:formula="of:=['patched-standard'.AC135]" office:value-type="float" office:value="355535" calcext:value-type="float">
            <text:p>355535</text:p>
          </table:table-cell>
          <table:table-cell table:formula="of:=['patched-standard'.O135]" office:value-type="float" office:value="504384" calcext:value-type="float">
            <text:p>504384</text:p>
          </table:table-cell>
          <table:table-cell table:formula="of:=['patched-aggressive'.AB135]" office:value-type="float" office:value="361424" calcext:value-type="float">
            <text:p>361424</text:p>
          </table:table-cell>
          <table:table-cell table:formula="of:=['patched-aggressive'.AC135]" office:value-type="float" office:value="355544" calcext:value-type="float">
            <text:p>355544</text:p>
          </table:table-cell>
          <table:table-cell table:formula="of:=['patched-aggressive'.O135]" office:value-type="float" office:value="502008" calcext:value-type="float">
            <text:p>502008</text:p>
          </table:table-cell>
        </table:table-row>
        <table:table-row table:style-name="ro1">
          <table:table-cell table:formula="of:=[original.AB136]" office:value-type="float" office:value="564012" calcext:value-type="float">
            <text:p>564012</text:p>
          </table:table-cell>
          <table:table-cell table:formula="of:=[original.AC136]" office:value-type="float" office:value="358690" calcext:value-type="float">
            <text:p>358690</text:p>
          </table:table-cell>
          <table:table-cell table:formula="of:=[original.O136]" office:value-type="float" office:value="694132" calcext:value-type="float">
            <text:p>694132</text:p>
          </table:table-cell>
          <table:table-cell table:formula="of:=['patched-standard'.AB136]" office:value-type="float" office:value="370816" calcext:value-type="float">
            <text:p>370816</text:p>
          </table:table-cell>
          <table:table-cell table:formula="of:=['patched-standard'.AC136]" office:value-type="float" office:value="355535" calcext:value-type="float">
            <text:p>355535</text:p>
          </table:table-cell>
          <table:table-cell table:formula="of:=['patched-standard'.O136]" office:value-type="float" office:value="504384" calcext:value-type="float">
            <text:p>504384</text:p>
          </table:table-cell>
          <table:table-cell table:formula="of:=['patched-aggressive'.AB136]" office:value-type="float" office:value="361424" calcext:value-type="float">
            <text:p>361424</text:p>
          </table:table-cell>
          <table:table-cell table:formula="of:=['patched-aggressive'.AC136]" office:value-type="float" office:value="355544" calcext:value-type="float">
            <text:p>355544</text:p>
          </table:table-cell>
          <table:table-cell table:formula="of:=['patched-aggressive'.O136]" office:value-type="float" office:value="502008" calcext:value-type="float">
            <text:p>502008</text:p>
          </table:table-cell>
        </table:table-row>
        <table:table-row table:style-name="ro1">
          <table:table-cell table:formula="of:=[original.AB137]" office:value-type="float" office:value="564012" calcext:value-type="float">
            <text:p>564012</text:p>
          </table:table-cell>
          <table:table-cell table:formula="of:=[original.AC137]" office:value-type="float" office:value="358690" calcext:value-type="float">
            <text:p>358690</text:p>
          </table:table-cell>
          <table:table-cell table:formula="of:=[original.O137]" office:value-type="float" office:value="694132" calcext:value-type="float">
            <text:p>694132</text:p>
          </table:table-cell>
          <table:table-cell table:formula="of:=['patched-standard'.AB137]" office:value-type="float" office:value="370816" calcext:value-type="float">
            <text:p>370816</text:p>
          </table:table-cell>
          <table:table-cell table:formula="of:=['patched-standard'.AC137]" office:value-type="float" office:value="355535" calcext:value-type="float">
            <text:p>355535</text:p>
          </table:table-cell>
          <table:table-cell table:formula="of:=['patched-standard'.O137]" office:value-type="float" office:value="504384" calcext:value-type="float">
            <text:p>504384</text:p>
          </table:table-cell>
          <table:table-cell table:formula="of:=['patched-aggressive'.AB137]" office:value-type="float" office:value="361424" calcext:value-type="float">
            <text:p>361424</text:p>
          </table:table-cell>
          <table:table-cell table:formula="of:=['patched-aggressive'.AC137]" office:value-type="float" office:value="355544" calcext:value-type="float">
            <text:p>355544</text:p>
          </table:table-cell>
          <table:table-cell table:formula="of:=['patched-aggressive'.O137]" office:value-type="float" office:value="502008" calcext:value-type="float">
            <text:p>502008</text:p>
          </table:table-cell>
        </table:table-row>
        <table:table-row table:style-name="ro1">
          <table:table-cell table:formula="of:=[original.AB138]" office:value-type="float" office:value="564012" calcext:value-type="float">
            <text:p>564012</text:p>
          </table:table-cell>
          <table:table-cell table:formula="of:=[original.AC138]" office:value-type="float" office:value="358690" calcext:value-type="float">
            <text:p>358690</text:p>
          </table:table-cell>
          <table:table-cell table:formula="of:=[original.O138]" office:value-type="float" office:value="694132" calcext:value-type="float">
            <text:p>694132</text:p>
          </table:table-cell>
          <table:table-cell table:formula="of:=['patched-standard'.AB138]" office:value-type="float" office:value="370816" calcext:value-type="float">
            <text:p>370816</text:p>
          </table:table-cell>
          <table:table-cell table:formula="of:=['patched-standard'.AC138]" office:value-type="float" office:value="355535" calcext:value-type="float">
            <text:p>355535</text:p>
          </table:table-cell>
          <table:table-cell table:formula="of:=['patched-standard'.O138]" office:value-type="float" office:value="504384" calcext:value-type="float">
            <text:p>504384</text:p>
          </table:table-cell>
          <table:table-cell table:formula="of:=['patched-aggressive'.AB138]" office:value-type="float" office:value="361424" calcext:value-type="float">
            <text:p>361424</text:p>
          </table:table-cell>
          <table:table-cell table:formula="of:=['patched-aggressive'.AC138]" office:value-type="float" office:value="355544" calcext:value-type="float">
            <text:p>355544</text:p>
          </table:table-cell>
          <table:table-cell table:formula="of:=['patched-aggressive'.O138]" office:value-type="float" office:value="502008" calcext:value-type="float">
            <text:p>502008</text:p>
          </table:table-cell>
        </table:table-row>
        <table:table-row table:style-name="ro1">
          <table:table-cell table:formula="of:=[original.AB139]" office:value-type="float" office:value="564012" calcext:value-type="float">
            <text:p>564012</text:p>
          </table:table-cell>
          <table:table-cell table:formula="of:=[original.AC139]" office:value-type="float" office:value="358690" calcext:value-type="float">
            <text:p>358690</text:p>
          </table:table-cell>
          <table:table-cell table:formula="of:=[original.O139]" office:value-type="float" office:value="694132" calcext:value-type="float">
            <text:p>694132</text:p>
          </table:table-cell>
          <table:table-cell table:formula="of:=['patched-standard'.AB139]" office:value-type="float" office:value="370816" calcext:value-type="float">
            <text:p>370816</text:p>
          </table:table-cell>
          <table:table-cell table:formula="of:=['patched-standard'.AC139]" office:value-type="float" office:value="355535" calcext:value-type="float">
            <text:p>355535</text:p>
          </table:table-cell>
          <table:table-cell table:formula="of:=['patched-standard'.O139]" office:value-type="float" office:value="504384" calcext:value-type="float">
            <text:p>504384</text:p>
          </table:table-cell>
          <table:table-cell table:formula="of:=['patched-aggressive'.AB139]" office:value-type="float" office:value="361424" calcext:value-type="float">
            <text:p>361424</text:p>
          </table:table-cell>
          <table:table-cell table:formula="of:=['patched-aggressive'.AC139]" office:value-type="float" office:value="355544" calcext:value-type="float">
            <text:p>355544</text:p>
          </table:table-cell>
          <table:table-cell table:formula="of:=['patched-aggressive'.O139]" office:value-type="float" office:value="502008" calcext:value-type="float">
            <text:p>502008</text:p>
          </table:table-cell>
        </table:table-row>
        <table:table-row table:style-name="ro1">
          <table:table-cell table:formula="of:=[original.AB140]" office:value-type="float" office:value="564012" calcext:value-type="float">
            <text:p>564012</text:p>
          </table:table-cell>
          <table:table-cell table:formula="of:=[original.AC140]" office:value-type="float" office:value="358690" calcext:value-type="float">
            <text:p>358690</text:p>
          </table:table-cell>
          <table:table-cell table:formula="of:=[original.O140]" office:value-type="float" office:value="694132" calcext:value-type="float">
            <text:p>694132</text:p>
          </table:table-cell>
          <table:table-cell table:formula="of:=['patched-standard'.AB140]" office:value-type="float" office:value="370816" calcext:value-type="float">
            <text:p>370816</text:p>
          </table:table-cell>
          <table:table-cell table:formula="of:=['patched-standard'.AC140]" office:value-type="float" office:value="355535" calcext:value-type="float">
            <text:p>355535</text:p>
          </table:table-cell>
          <table:table-cell table:formula="of:=['patched-standard'.O140]" office:value-type="float" office:value="504384" calcext:value-type="float">
            <text:p>504384</text:p>
          </table:table-cell>
          <table:table-cell table:formula="of:=['patched-aggressive'.AB140]" office:value-type="float" office:value="361424" calcext:value-type="float">
            <text:p>361424</text:p>
          </table:table-cell>
          <table:table-cell table:formula="of:=['patched-aggressive'.AC140]" office:value-type="float" office:value="355544" calcext:value-type="float">
            <text:p>355544</text:p>
          </table:table-cell>
          <table:table-cell table:formula="of:=['patched-aggressive'.O140]" office:value-type="float" office:value="502008" calcext:value-type="float">
            <text:p>502008</text:p>
          </table:table-cell>
        </table:table-row>
        <table:table-row table:style-name="ro1">
          <table:table-cell table:formula="of:=[original.AB141]" office:value-type="float" office:value="564012" calcext:value-type="float">
            <text:p>564012</text:p>
          </table:table-cell>
          <table:table-cell table:formula="of:=[original.AC141]" office:value-type="float" office:value="358690" calcext:value-type="float">
            <text:p>358690</text:p>
          </table:table-cell>
          <table:table-cell table:formula="of:=[original.O141]" office:value-type="float" office:value="694132" calcext:value-type="float">
            <text:p>694132</text:p>
          </table:table-cell>
          <table:table-cell table:formula="of:=['patched-standard'.AB141]" office:value-type="float" office:value="370816" calcext:value-type="float">
            <text:p>370816</text:p>
          </table:table-cell>
          <table:table-cell table:formula="of:=['patched-standard'.AC141]" office:value-type="float" office:value="355535" calcext:value-type="float">
            <text:p>355535</text:p>
          </table:table-cell>
          <table:table-cell table:formula="of:=['patched-standard'.O141]" office:value-type="float" office:value="504384" calcext:value-type="float">
            <text:p>504384</text:p>
          </table:table-cell>
          <table:table-cell table:formula="of:=['patched-aggressive'.AB141]" office:value-type="float" office:value="361424" calcext:value-type="float">
            <text:p>361424</text:p>
          </table:table-cell>
          <table:table-cell table:formula="of:=['patched-aggressive'.AC141]" office:value-type="float" office:value="355544" calcext:value-type="float">
            <text:p>355544</text:p>
          </table:table-cell>
          <table:table-cell table:formula="of:=['patched-aggressive'.O141]" office:value-type="float" office:value="502008" calcext:value-type="float">
            <text:p>502008</text:p>
          </table:table-cell>
        </table:table-row>
        <table:table-row table:style-name="ro1">
          <table:table-cell table:formula="of:=[original.AB142]" office:value-type="float" office:value="564012" calcext:value-type="float">
            <text:p>564012</text:p>
          </table:table-cell>
          <table:table-cell table:formula="of:=[original.AC142]" office:value-type="float" office:value="358690" calcext:value-type="float">
            <text:p>358690</text:p>
          </table:table-cell>
          <table:table-cell table:formula="of:=[original.O142]" office:value-type="float" office:value="694132" calcext:value-type="float">
            <text:p>694132</text:p>
          </table:table-cell>
          <table:table-cell table:formula="of:=['patched-standard'.AB142]" office:value-type="float" office:value="370816" calcext:value-type="float">
            <text:p>370816</text:p>
          </table:table-cell>
          <table:table-cell table:formula="of:=['patched-standard'.AC142]" office:value-type="float" office:value="355535" calcext:value-type="float">
            <text:p>355535</text:p>
          </table:table-cell>
          <table:table-cell table:formula="of:=['patched-standard'.O142]" office:value-type="float" office:value="504384" calcext:value-type="float">
            <text:p>504384</text:p>
          </table:table-cell>
          <table:table-cell table:formula="of:=['patched-aggressive'.AB142]" office:value-type="float" office:value="361424" calcext:value-type="float">
            <text:p>361424</text:p>
          </table:table-cell>
          <table:table-cell table:formula="of:=['patched-aggressive'.AC142]" office:value-type="float" office:value="355544" calcext:value-type="float">
            <text:p>355544</text:p>
          </table:table-cell>
          <table:table-cell table:formula="of:=['patched-aggressive'.O142]" office:value-type="float" office:value="502008" calcext:value-type="float">
            <text:p>502008</text:p>
          </table:table-cell>
        </table:table-row>
        <table:table-row table:style-name="ro1">
          <table:table-cell table:formula="of:=[original.AB143]" office:value-type="float" office:value="541484" calcext:value-type="float">
            <text:p>541484</text:p>
          </table:table-cell>
          <table:table-cell table:formula="of:=[original.AC143]" office:value-type="float" office:value="272276" calcext:value-type="float">
            <text:p>272276</text:p>
          </table:table-cell>
          <table:table-cell table:formula="of:=[original.O143]" office:value-type="float" office:value="671604" calcext:value-type="float">
            <text:p>671604</text:p>
          </table:table-cell>
          <table:table-cell table:formula="of:=['patched-standard'.AB143]" office:value-type="float" office:value="285568" calcext:value-type="float">
            <text:p>285568</text:p>
          </table:table-cell>
          <table:table-cell table:formula="of:=['patched-standard'.AC143]" office:value-type="float" office:value="269917" calcext:value-type="float">
            <text:p>269917</text:p>
          </table:table-cell>
          <table:table-cell table:formula="of:=['patched-standard'.O143]" office:value-type="float" office:value="419432" calcext:value-type="float">
            <text:p>419432</text:p>
          </table:table-cell>
          <table:table-cell table:formula="of:=['patched-aggressive'.AB143]" office:value-type="float" office:value="274384" calcext:value-type="float">
            <text:p>274384</text:p>
          </table:table-cell>
          <table:table-cell table:formula="of:=['patched-aggressive'.AC143]" office:value-type="float" office:value="269925" calcext:value-type="float">
            <text:p>269925</text:p>
          </table:table-cell>
          <table:table-cell table:formula="of:=['patched-aggressive'.O143]" office:value-type="float" office:value="414972" calcext:value-type="float">
            <text:p>414972</text:p>
          </table:table-cell>
        </table:table-row>
        <table:table-row table:style-name="ro1">
          <table:table-cell table:formula="of:=[original.AB144]" office:value-type="float" office:value="541484" calcext:value-type="float">
            <text:p>541484</text:p>
          </table:table-cell>
          <table:table-cell table:formula="of:=[original.AC144]" office:value-type="float" office:value="272276" calcext:value-type="float">
            <text:p>272276</text:p>
          </table:table-cell>
          <table:table-cell table:formula="of:=[original.O144]" office:value-type="float" office:value="671604" calcext:value-type="float">
            <text:p>671604</text:p>
          </table:table-cell>
          <table:table-cell table:formula="of:=['patched-standard'.AB144]" office:value-type="float" office:value="285568" calcext:value-type="float">
            <text:p>285568</text:p>
          </table:table-cell>
          <table:table-cell table:formula="of:=['patched-standard'.AC144]" office:value-type="float" office:value="269917" calcext:value-type="float">
            <text:p>269917</text:p>
          </table:table-cell>
          <table:table-cell table:formula="of:=['patched-standard'.O144]" office:value-type="float" office:value="419432" calcext:value-type="float">
            <text:p>419432</text:p>
          </table:table-cell>
          <table:table-cell table:formula="of:=['patched-aggressive'.AB144]" office:value-type="float" office:value="274384" calcext:value-type="float">
            <text:p>274384</text:p>
          </table:table-cell>
          <table:table-cell table:formula="of:=['patched-aggressive'.AC144]" office:value-type="float" office:value="269925" calcext:value-type="float">
            <text:p>269925</text:p>
          </table:table-cell>
          <table:table-cell table:formula="of:=['patched-aggressive'.O144]" office:value-type="float" office:value="414972" calcext:value-type="float">
            <text:p>414972</text:p>
          </table:table-cell>
        </table:table-row>
        <table:table-row table:style-name="ro1">
          <table:table-cell table:formula="of:=[original.AB145]" office:value-type="float" office:value="541484" calcext:value-type="float">
            <text:p>541484</text:p>
          </table:table-cell>
          <table:table-cell table:formula="of:=[original.AC145]" office:value-type="float" office:value="272276" calcext:value-type="float">
            <text:p>272276</text:p>
          </table:table-cell>
          <table:table-cell table:formula="of:=[original.O145]" office:value-type="float" office:value="671604" calcext:value-type="float">
            <text:p>671604</text:p>
          </table:table-cell>
          <table:table-cell table:formula="of:=['patched-standard'.AB145]" office:value-type="float" office:value="285568" calcext:value-type="float">
            <text:p>285568</text:p>
          </table:table-cell>
          <table:table-cell table:formula="of:=['patched-standard'.AC145]" office:value-type="float" office:value="269917" calcext:value-type="float">
            <text:p>269917</text:p>
          </table:table-cell>
          <table:table-cell table:formula="of:=['patched-standard'.O145]" office:value-type="float" office:value="419432" calcext:value-type="float">
            <text:p>419432</text:p>
          </table:table-cell>
          <table:table-cell table:formula="of:=['patched-aggressive'.AB145]" office:value-type="float" office:value="274384" calcext:value-type="float">
            <text:p>274384</text:p>
          </table:table-cell>
          <table:table-cell table:formula="of:=['patched-aggressive'.AC145]" office:value-type="float" office:value="269925" calcext:value-type="float">
            <text:p>269925</text:p>
          </table:table-cell>
          <table:table-cell table:formula="of:=['patched-aggressive'.O145]" office:value-type="float" office:value="414972" calcext:value-type="float">
            <text:p>414972</text:p>
          </table:table-cell>
        </table:table-row>
        <table:table-row table:style-name="ro1">
          <table:table-cell table:formula="of:=[original.AB146]" office:value-type="float" office:value="541484" calcext:value-type="float">
            <text:p>541484</text:p>
          </table:table-cell>
          <table:table-cell table:formula="of:=[original.AC146]" office:value-type="float" office:value="272276" calcext:value-type="float">
            <text:p>272276</text:p>
          </table:table-cell>
          <table:table-cell table:formula="of:=[original.O146]" office:value-type="float" office:value="671604" calcext:value-type="float">
            <text:p>671604</text:p>
          </table:table-cell>
          <table:table-cell table:formula="of:=['patched-standard'.AB146]" office:value-type="float" office:value="285568" calcext:value-type="float">
            <text:p>285568</text:p>
          </table:table-cell>
          <table:table-cell table:formula="of:=['patched-standard'.AC146]" office:value-type="float" office:value="269917" calcext:value-type="float">
            <text:p>269917</text:p>
          </table:table-cell>
          <table:table-cell table:formula="of:=['patched-standard'.O146]" office:value-type="float" office:value="419432" calcext:value-type="float">
            <text:p>419432</text:p>
          </table:table-cell>
          <table:table-cell table:formula="of:=['patched-aggressive'.AB146]" office:value-type="float" office:value="274384" calcext:value-type="float">
            <text:p>274384</text:p>
          </table:table-cell>
          <table:table-cell table:formula="of:=['patched-aggressive'.AC146]" office:value-type="float" office:value="269925" calcext:value-type="float">
            <text:p>269925</text:p>
          </table:table-cell>
          <table:table-cell table:formula="of:=['patched-aggressive'.O146]" office:value-type="float" office:value="414972" calcext:value-type="float">
            <text:p>414972</text:p>
          </table:table-cell>
        </table:table-row>
        <table:table-row table:style-name="ro1">
          <table:table-cell table:formula="of:=[original.AB147]" office:value-type="float" office:value="541484" calcext:value-type="float">
            <text:p>541484</text:p>
          </table:table-cell>
          <table:table-cell table:formula="of:=[original.AC147]" office:value-type="float" office:value="272278" calcext:value-type="float">
            <text:p>272278</text:p>
          </table:table-cell>
          <table:table-cell table:formula="of:=[original.O147]" office:value-type="float" office:value="671604" calcext:value-type="float">
            <text:p>671604</text:p>
          </table:table-cell>
          <table:table-cell table:formula="of:=['patched-standard'.AB147]" office:value-type="float" office:value="285568" calcext:value-type="float">
            <text:p>285568</text:p>
          </table:table-cell>
          <table:table-cell table:formula="of:=['patched-standard'.AC147]" office:value-type="float" office:value="269918" calcext:value-type="float">
            <text:p>269918</text:p>
          </table:table-cell>
          <table:table-cell table:formula="of:=['patched-standard'.O147]" office:value-type="float" office:value="419432" calcext:value-type="float">
            <text:p>419432</text:p>
          </table:table-cell>
          <table:table-cell table:formula="of:=['patched-aggressive'.AB147]" office:value-type="float" office:value="274400" calcext:value-type="float">
            <text:p>274400</text:p>
          </table:table-cell>
          <table:table-cell table:formula="of:=['patched-aggressive'.AC147]" office:value-type="float" office:value="269927" calcext:value-type="float">
            <text:p>269927</text:p>
          </table:table-cell>
          <table:table-cell table:formula="of:=['patched-aggressive'.O147]" office:value-type="float" office:value="415036" calcext:value-type="float">
            <text:p>415036</text:p>
          </table:table-cell>
        </table:table-row>
        <table:table-row table:style-name="ro1">
          <table:table-cell table:formula="of:=[original.AB148]" office:value-type="float" office:value="541484" calcext:value-type="float">
            <text:p>541484</text:p>
          </table:table-cell>
          <table:table-cell table:formula="of:=[original.AC148]" office:value-type="float" office:value="272278" calcext:value-type="float">
            <text:p>272278</text:p>
          </table:table-cell>
          <table:table-cell table:formula="of:=[original.O148]" office:value-type="float" office:value="671604" calcext:value-type="float">
            <text:p>671604</text:p>
          </table:table-cell>
          <table:table-cell table:formula="of:=['patched-standard'.AB148]" office:value-type="float" office:value="285568" calcext:value-type="float">
            <text:p>285568</text:p>
          </table:table-cell>
          <table:table-cell table:formula="of:=['patched-standard'.AC148]" office:value-type="float" office:value="269918" calcext:value-type="float">
            <text:p>269918</text:p>
          </table:table-cell>
          <table:table-cell table:formula="of:=['patched-standard'.O148]" office:value-type="float" office:value="419432" calcext:value-type="float">
            <text:p>419432</text:p>
          </table:table-cell>
          <table:table-cell table:formula="of:=['patched-aggressive'.AB148]" office:value-type="float" office:value="274400" calcext:value-type="float">
            <text:p>274400</text:p>
          </table:table-cell>
          <table:table-cell table:formula="of:=['patched-aggressive'.AC148]" office:value-type="float" office:value="269927" calcext:value-type="float">
            <text:p>269927</text:p>
          </table:table-cell>
          <table:table-cell table:formula="of:=['patched-aggressive'.O148]" office:value-type="float" office:value="415036" calcext:value-type="float">
            <text:p>415036</text:p>
          </table:table-cell>
        </table:table-row>
        <table:table-row table:style-name="ro1">
          <table:table-cell table:formula="of:=[original.AB149]" office:value-type="float" office:value="541484" calcext:value-type="float">
            <text:p>541484</text:p>
          </table:table-cell>
          <table:table-cell table:formula="of:=[original.AC149]" office:value-type="float" office:value="272278" calcext:value-type="float">
            <text:p>272278</text:p>
          </table:table-cell>
          <table:table-cell table:formula="of:=[original.O149]" office:value-type="float" office:value="671604" calcext:value-type="float">
            <text:p>671604</text:p>
          </table:table-cell>
          <table:table-cell table:formula="of:=['patched-standard'.AB149]" office:value-type="float" office:value="285568" calcext:value-type="float">
            <text:p>285568</text:p>
          </table:table-cell>
          <table:table-cell table:formula="of:=['patched-standard'.AC149]" office:value-type="float" office:value="269918" calcext:value-type="float">
            <text:p>269918</text:p>
          </table:table-cell>
          <table:table-cell table:formula="of:=['patched-standard'.O149]" office:value-type="float" office:value="419432" calcext:value-type="float">
            <text:p>419432</text:p>
          </table:table-cell>
          <table:table-cell table:formula="of:=['patched-aggressive'.AB149]" office:value-type="float" office:value="274400" calcext:value-type="float">
            <text:p>274400</text:p>
          </table:table-cell>
          <table:table-cell table:formula="of:=['patched-aggressive'.AC149]" office:value-type="float" office:value="269927" calcext:value-type="float">
            <text:p>269927</text:p>
          </table:table-cell>
          <table:table-cell table:formula="of:=['patched-aggressive'.O149]" office:value-type="float" office:value="415036" calcext:value-type="float">
            <text:p>415036</text:p>
          </table:table-cell>
        </table:table-row>
        <table:table-row table:style-name="ro1">
          <table:table-cell table:formula="of:=[original.AB150]" office:value-type="float" office:value="541484" calcext:value-type="float">
            <text:p>541484</text:p>
          </table:table-cell>
          <table:table-cell table:formula="of:=[original.AC150]" office:value-type="float" office:value="272278" calcext:value-type="float">
            <text:p>272278</text:p>
          </table:table-cell>
          <table:table-cell table:formula="of:=[original.O150]" office:value-type="float" office:value="671604" calcext:value-type="float">
            <text:p>671604</text:p>
          </table:table-cell>
          <table:table-cell table:formula="of:=['patched-standard'.AB150]" office:value-type="float" office:value="285568" calcext:value-type="float">
            <text:p>285568</text:p>
          </table:table-cell>
          <table:table-cell table:formula="of:=['patched-standard'.AC150]" office:value-type="float" office:value="269918" calcext:value-type="float">
            <text:p>269918</text:p>
          </table:table-cell>
          <table:table-cell table:formula="of:=['patched-standard'.O150]" office:value-type="float" office:value="419432" calcext:value-type="float">
            <text:p>419432</text:p>
          </table:table-cell>
          <table:table-cell table:formula="of:=['patched-aggressive'.AB150]" office:value-type="float" office:value="274400" calcext:value-type="float">
            <text:p>274400</text:p>
          </table:table-cell>
          <table:table-cell table:formula="of:=['patched-aggressive'.AC150]" office:value-type="float" office:value="269927" calcext:value-type="float">
            <text:p>269927</text:p>
          </table:table-cell>
          <table:table-cell table:formula="of:=['patched-aggressive'.O150]" office:value-type="float" office:value="415036" calcext:value-type="float">
            <text:p>415036</text:p>
          </table:table-cell>
        </table:table-row>
        <table:table-row table:style-name="ro1">
          <table:table-cell table:formula="of:=[original.AB151]" office:value-type="float" office:value="518956" calcext:value-type="float">
            <text:p>518956</text:p>
          </table:table-cell>
          <table:table-cell table:formula="of:=[original.AC151]" office:value-type="float" office:value="185874" calcext:value-type="float">
            <text:p>185874</text:p>
          </table:table-cell>
          <table:table-cell table:formula="of:=[original.O151]" office:value-type="float" office:value="649096" calcext:value-type="float">
            <text:p>649096</text:p>
          </table:table-cell>
          <table:table-cell table:formula="of:=['patched-standard'.AB151]" office:value-type="float" office:value="200320" calcext:value-type="float">
            <text:p>200320</text:p>
          </table:table-cell>
          <table:table-cell table:formula="of:=['patched-standard'.AC151]" office:value-type="float" office:value="184309" calcext:value-type="float">
            <text:p>184309</text:p>
          </table:table-cell>
          <table:table-cell table:formula="of:=['patched-standard'.O151]" office:value-type="float" office:value="334236" calcext:value-type="float">
            <text:p>334236</text:p>
          </table:table-cell>
          <table:table-cell table:formula="of:=['patched-aggressive'.AB151]" office:value-type="float" office:value="187360" calcext:value-type="float">
            <text:p>187360</text:p>
          </table:table-cell>
          <table:table-cell table:formula="of:=['patched-aggressive'.AC151]" office:value-type="float" office:value="184317" calcext:value-type="float">
            <text:p>184317</text:p>
          </table:table-cell>
          <table:table-cell table:formula="of:=['patched-aggressive'.O151]" office:value-type="float" office:value="328052" calcext:value-type="float">
            <text:p>328052</text:p>
          </table:table-cell>
        </table:table-row>
        <table:table-row table:style-name="ro1">
          <table:table-cell table:formula="of:=[original.AB152]" office:value-type="float" office:value="518956" calcext:value-type="float">
            <text:p>518956</text:p>
          </table:table-cell>
          <table:table-cell table:formula="of:=[original.AC152]" office:value-type="float" office:value="185874" calcext:value-type="float">
            <text:p>185874</text:p>
          </table:table-cell>
          <table:table-cell table:formula="of:=[original.O152]" office:value-type="float" office:value="649096" calcext:value-type="float">
            <text:p>649096</text:p>
          </table:table-cell>
          <table:table-cell table:formula="of:=['patched-standard'.AB152]" office:value-type="float" office:value="200320" calcext:value-type="float">
            <text:p>200320</text:p>
          </table:table-cell>
          <table:table-cell table:formula="of:=['patched-standard'.AC152]" office:value-type="float" office:value="184309" calcext:value-type="float">
            <text:p>184309</text:p>
          </table:table-cell>
          <table:table-cell table:formula="of:=['patched-standard'.O152]" office:value-type="float" office:value="334236" calcext:value-type="float">
            <text:p>334236</text:p>
          </table:table-cell>
          <table:table-cell table:formula="of:=['patched-aggressive'.AB152]" office:value-type="float" office:value="187360" calcext:value-type="float">
            <text:p>187360</text:p>
          </table:table-cell>
          <table:table-cell table:formula="of:=['patched-aggressive'.AC152]" office:value-type="float" office:value="184317" calcext:value-type="float">
            <text:p>184317</text:p>
          </table:table-cell>
          <table:table-cell table:formula="of:=['patched-aggressive'.O152]" office:value-type="float" office:value="328052" calcext:value-type="float">
            <text:p>328052</text:p>
          </table:table-cell>
        </table:table-row>
        <table:table-row table:style-name="ro1">
          <table:table-cell table:formula="of:=[original.AB153]" office:value-type="float" office:value="518956" calcext:value-type="float">
            <text:p>518956</text:p>
          </table:table-cell>
          <table:table-cell table:formula="of:=[original.AC153]" office:value-type="float" office:value="185874" calcext:value-type="float">
            <text:p>185874</text:p>
          </table:table-cell>
          <table:table-cell table:formula="of:=[original.O153]" office:value-type="float" office:value="649096" calcext:value-type="float">
            <text:p>649096</text:p>
          </table:table-cell>
          <table:table-cell table:formula="of:=['patched-standard'.AB153]" office:value-type="float" office:value="200320" calcext:value-type="float">
            <text:p>200320</text:p>
          </table:table-cell>
          <table:table-cell table:formula="of:=['patched-standard'.AC153]" office:value-type="float" office:value="184309" calcext:value-type="float">
            <text:p>184309</text:p>
          </table:table-cell>
          <table:table-cell table:formula="of:=['patched-standard'.O153]" office:value-type="float" office:value="334236" calcext:value-type="float">
            <text:p>334236</text:p>
          </table:table-cell>
          <table:table-cell table:formula="of:=['patched-aggressive'.AB153]" office:value-type="float" office:value="187360" calcext:value-type="float">
            <text:p>187360</text:p>
          </table:table-cell>
          <table:table-cell table:formula="of:=['patched-aggressive'.AC153]" office:value-type="float" office:value="184317" calcext:value-type="float">
            <text:p>184317</text:p>
          </table:table-cell>
          <table:table-cell table:formula="of:=['patched-aggressive'.O153]" office:value-type="float" office:value="328052" calcext:value-type="float">
            <text:p>328052</text:p>
          </table:table-cell>
        </table:table-row>
        <table:table-row table:style-name="ro1">
          <table:table-cell table:formula="of:=[original.AB154]" office:value-type="float" office:value="518956" calcext:value-type="float">
            <text:p>518956</text:p>
          </table:table-cell>
          <table:table-cell table:formula="of:=[original.AC154]" office:value-type="float" office:value="185874" calcext:value-type="float">
            <text:p>185874</text:p>
          </table:table-cell>
          <table:table-cell table:formula="of:=[original.O154]" office:value-type="float" office:value="649096" calcext:value-type="float">
            <text:p>649096</text:p>
          </table:table-cell>
          <table:table-cell table:formula="of:=['patched-standard'.AB154]" office:value-type="float" office:value="200320" calcext:value-type="float">
            <text:p>200320</text:p>
          </table:table-cell>
          <table:table-cell table:formula="of:=['patched-standard'.AC154]" office:value-type="float" office:value="184309" calcext:value-type="float">
            <text:p>184309</text:p>
          </table:table-cell>
          <table:table-cell table:formula="of:=['patched-standard'.O154]" office:value-type="float" office:value="334236" calcext:value-type="float">
            <text:p>334236</text:p>
          </table:table-cell>
          <table:table-cell table:formula="of:=['patched-aggressive'.AB154]" office:value-type="float" office:value="187360" calcext:value-type="float">
            <text:p>187360</text:p>
          </table:table-cell>
          <table:table-cell table:formula="of:=['patched-aggressive'.AC154]" office:value-type="float" office:value="184317" calcext:value-type="float">
            <text:p>184317</text:p>
          </table:table-cell>
          <table:table-cell table:formula="of:=['patched-aggressive'.O154]" office:value-type="float" office:value="328052" calcext:value-type="float">
            <text:p>328052</text:p>
          </table:table-cell>
        </table:table-row>
        <table:table-row table:style-name="ro1">
          <table:table-cell table:formula="of:=[original.AB155]" office:value-type="float" office:value="518956" calcext:value-type="float">
            <text:p>518956</text:p>
          </table:table-cell>
          <table:table-cell table:formula="of:=[original.AC155]" office:value-type="float" office:value="185874" calcext:value-type="float">
            <text:p>185874</text:p>
          </table:table-cell>
          <table:table-cell table:formula="of:=[original.O155]" office:value-type="float" office:value="649096" calcext:value-type="float">
            <text:p>649096</text:p>
          </table:table-cell>
          <table:table-cell table:formula="of:=['patched-standard'.AB155]" office:value-type="float" office:value="200320" calcext:value-type="float">
            <text:p>200320</text:p>
          </table:table-cell>
          <table:table-cell table:formula="of:=['patched-standard'.AC155]" office:value-type="float" office:value="184309" calcext:value-type="float">
            <text:p>184309</text:p>
          </table:table-cell>
          <table:table-cell table:formula="of:=['patched-standard'.O155]" office:value-type="float" office:value="334236" calcext:value-type="float">
            <text:p>334236</text:p>
          </table:table-cell>
          <table:table-cell table:formula="of:=['patched-aggressive'.AB155]" office:value-type="float" office:value="187360" calcext:value-type="float">
            <text:p>187360</text:p>
          </table:table-cell>
          <table:table-cell table:formula="of:=['patched-aggressive'.AC155]" office:value-type="float" office:value="184317" calcext:value-type="float">
            <text:p>184317</text:p>
          </table:table-cell>
          <table:table-cell table:formula="of:=['patched-aggressive'.O155]" office:value-type="float" office:value="328052" calcext:value-type="float">
            <text:p>328052</text:p>
          </table:table-cell>
        </table:table-row>
        <table:table-row table:style-name="ro1">
          <table:table-cell table:formula="of:=[original.AB156]" office:value-type="float" office:value="518956" calcext:value-type="float">
            <text:p>518956</text:p>
          </table:table-cell>
          <table:table-cell table:formula="of:=[original.AC156]" office:value-type="float" office:value="185874" calcext:value-type="float">
            <text:p>185874</text:p>
          </table:table-cell>
          <table:table-cell table:formula="of:=[original.O156]" office:value-type="float" office:value="649096" calcext:value-type="float">
            <text:p>649096</text:p>
          </table:table-cell>
          <table:table-cell table:formula="of:=['patched-standard'.AB156]" office:value-type="float" office:value="200320" calcext:value-type="float">
            <text:p>200320</text:p>
          </table:table-cell>
          <table:table-cell table:formula="of:=['patched-standard'.AC156]" office:value-type="float" office:value="184309" calcext:value-type="float">
            <text:p>184309</text:p>
          </table:table-cell>
          <table:table-cell table:formula="of:=['patched-standard'.O156]" office:value-type="float" office:value="334236" calcext:value-type="float">
            <text:p>334236</text:p>
          </table:table-cell>
          <table:table-cell table:formula="of:=['patched-aggressive'.AB156]" office:value-type="float" office:value="187360" calcext:value-type="float">
            <text:p>187360</text:p>
          </table:table-cell>
          <table:table-cell table:formula="of:=['patched-aggressive'.AC156]" office:value-type="float" office:value="184317" calcext:value-type="float">
            <text:p>184317</text:p>
          </table:table-cell>
          <table:table-cell table:formula="of:=['patched-aggressive'.O156]" office:value-type="float" office:value="328052" calcext:value-type="float">
            <text:p>328052</text:p>
          </table:table-cell>
        </table:table-row>
        <table:table-row table:style-name="ro1">
          <table:table-cell table:formula="of:=[original.AB157]" office:value-type="float" office:value="518956" calcext:value-type="float">
            <text:p>518956</text:p>
          </table:table-cell>
          <table:table-cell table:formula="of:=[original.AC157]" office:value-type="float" office:value="185874" calcext:value-type="float">
            <text:p>185874</text:p>
          </table:table-cell>
          <table:table-cell table:formula="of:=[original.O157]" office:value-type="float" office:value="649096" calcext:value-type="float">
            <text:p>649096</text:p>
          </table:table-cell>
          <table:table-cell table:formula="of:=['patched-standard'.AB157]" office:value-type="float" office:value="200320" calcext:value-type="float">
            <text:p>200320</text:p>
          </table:table-cell>
          <table:table-cell table:formula="of:=['patched-standard'.AC157]" office:value-type="float" office:value="184309" calcext:value-type="float">
            <text:p>184309</text:p>
          </table:table-cell>
          <table:table-cell table:formula="of:=['patched-standard'.O157]" office:value-type="float" office:value="334236" calcext:value-type="float">
            <text:p>334236</text:p>
          </table:table-cell>
          <table:table-cell table:formula="of:=['patched-aggressive'.AB157]" office:value-type="float" office:value="187360" calcext:value-type="float">
            <text:p>187360</text:p>
          </table:table-cell>
          <table:table-cell table:formula="of:=['patched-aggressive'.AC157]" office:value-type="float" office:value="184317" calcext:value-type="float">
            <text:p>184317</text:p>
          </table:table-cell>
          <table:table-cell table:formula="of:=['patched-aggressive'.O157]" office:value-type="float" office:value="328052" calcext:value-type="float">
            <text:p>328052</text:p>
          </table:table-cell>
        </table:table-row>
        <table:table-row table:style-name="ro1">
          <table:table-cell table:formula="of:=[original.AB158]" office:value-type="float" office:value="518956" calcext:value-type="float">
            <text:p>518956</text:p>
          </table:table-cell>
          <table:table-cell table:formula="of:=[original.AC158]" office:value-type="float" office:value="185874" calcext:value-type="float">
            <text:p>185874</text:p>
          </table:table-cell>
          <table:table-cell table:formula="of:=[original.O158]" office:value-type="float" office:value="649096" calcext:value-type="float">
            <text:p>649096</text:p>
          </table:table-cell>
          <table:table-cell table:formula="of:=['patched-standard'.AB158]" office:value-type="float" office:value="200320" calcext:value-type="float">
            <text:p>200320</text:p>
          </table:table-cell>
          <table:table-cell table:formula="of:=['patched-standard'.AC158]" office:value-type="float" office:value="184309" calcext:value-type="float">
            <text:p>184309</text:p>
          </table:table-cell>
          <table:table-cell table:formula="of:=['patched-standard'.O158]" office:value-type="float" office:value="334236" calcext:value-type="float">
            <text:p>334236</text:p>
          </table:table-cell>
          <table:table-cell table:formula="of:=['patched-aggressive'.AB158]" office:value-type="float" office:value="187360" calcext:value-type="float">
            <text:p>187360</text:p>
          </table:table-cell>
          <table:table-cell table:formula="of:=['patched-aggressive'.AC158]" office:value-type="float" office:value="184317" calcext:value-type="float">
            <text:p>184317</text:p>
          </table:table-cell>
          <table:table-cell table:formula="of:=['patched-aggressive'.O158]" office:value-type="float" office:value="328052" calcext:value-type="float">
            <text:p>328052</text:p>
          </table:table-cell>
        </table:table-row>
        <table:table-row table:style-name="ro1">
          <table:table-cell table:formula="of:=[original.AB159]" office:value-type="float" office:value="66604" calcext:value-type="float">
            <text:p>66604</text:p>
          </table:table-cell>
          <table:table-cell table:formula="of:=[original.AC159]" office:value-type="float" office:value="13048" calcext:value-type="float">
            <text:p>13048</text:p>
          </table:table-cell>
          <table:table-cell table:formula="of:=[original.O159]" office:value-type="float" office:value="189348" calcext:value-type="float">
            <text:p>189348</text:p>
          </table:table-cell>
          <table:table-cell table:formula="of:=['patched-standard'.AB159]" office:value-type="float" office:value="13440" calcext:value-type="float">
            <text:p>13440</text:p>
          </table:table-cell>
          <table:table-cell table:formula="of:=['patched-standard'.AC159]" office:value-type="float" office:value="13071" calcext:value-type="float">
            <text:p>13071</text:p>
          </table:table-cell>
          <table:table-cell table:formula="of:=['patched-standard'.O159]" office:value-type="float" office:value="139936" calcext:value-type="float">
            <text:p>139936</text:p>
          </table:table-cell>
          <table:table-cell table:formula="of:=['patched-aggressive'.AB159]" office:value-type="float" office:value="13328" calcext:value-type="float">
            <text:p>13328</text:p>
          </table:table-cell>
          <table:table-cell table:formula="of:=['patched-aggressive'.AC159]" office:value-type="float" office:value="13079" calcext:value-type="float">
            <text:p>13079</text:p>
          </table:table-cell>
          <table:table-cell table:formula="of:=['patched-aggressive'.O159]" office:value-type="float" office:value="146628" calcext:value-type="float">
            <text:p>146628</text:p>
          </table:table-cell>
        </table:table-row>
        <table:table-row table:style-name="ro1">
          <table:table-cell table:formula="of:=[original.AB160]" office:value-type="float" office:value="66604" calcext:value-type="float">
            <text:p>66604</text:p>
          </table:table-cell>
          <table:table-cell table:formula="of:=[original.AC160]" office:value-type="float" office:value="13048" calcext:value-type="float">
            <text:p>13048</text:p>
          </table:table-cell>
          <table:table-cell table:formula="of:=[original.O160]" office:value-type="float" office:value="189348" calcext:value-type="float">
            <text:p>189348</text:p>
          </table:table-cell>
          <table:table-cell table:formula="of:=['patched-standard'.AB160]" office:value-type="float" office:value="13440" calcext:value-type="float">
            <text:p>13440</text:p>
          </table:table-cell>
          <table:table-cell table:formula="of:=['patched-standard'.AC160]" office:value-type="float" office:value="13071" calcext:value-type="float">
            <text:p>13071</text:p>
          </table:table-cell>
          <table:table-cell table:formula="of:=['patched-standard'.O160]" office:value-type="float" office:value="139936" calcext:value-type="float">
            <text:p>139936</text:p>
          </table:table-cell>
          <table:table-cell table:formula="of:=['patched-aggressive'.AB160]" office:value-type="float" office:value="13328" calcext:value-type="float">
            <text:p>13328</text:p>
          </table:table-cell>
          <table:table-cell table:formula="of:=['patched-aggressive'.AC160]" office:value-type="float" office:value="13079" calcext:value-type="float">
            <text:p>13079</text:p>
          </table:table-cell>
          <table:table-cell table:formula="of:=['patched-aggressive'.O160]" office:value-type="float" office:value="146628" calcext:value-type="float">
            <text:p>146628</text:p>
          </table:table-cell>
        </table:table-row>
        <table:table-row table:style-name="ro1">
          <table:table-cell table:formula="of:=[original.AB161]" office:value-type="float" office:value="66604" calcext:value-type="float">
            <text:p>66604</text:p>
          </table:table-cell>
          <table:table-cell table:formula="of:=[original.AC161]" office:value-type="float" office:value="13048" calcext:value-type="float">
            <text:p>13048</text:p>
          </table:table-cell>
          <table:table-cell table:formula="of:=[original.O161]" office:value-type="float" office:value="189348" calcext:value-type="float">
            <text:p>189348</text:p>
          </table:table-cell>
          <table:table-cell table:formula="of:=['patched-standard'.AB161]" office:value-type="float" office:value="13440" calcext:value-type="float">
            <text:p>13440</text:p>
          </table:table-cell>
          <table:table-cell table:formula="of:=['patched-standard'.AC161]" office:value-type="float" office:value="13071" calcext:value-type="float">
            <text:p>13071</text:p>
          </table:table-cell>
          <table:table-cell table:formula="of:=['patched-standard'.O161]" office:value-type="float" office:value="139936" calcext:value-type="float">
            <text:p>139936</text:p>
          </table:table-cell>
          <table:table-cell table:formula="of:=['patched-aggressive'.AB161]" office:value-type="float" office:value="13328" calcext:value-type="float">
            <text:p>13328</text:p>
          </table:table-cell>
          <table:table-cell table:formula="of:=['patched-aggressive'.AC161]" office:value-type="float" office:value="13079" calcext:value-type="float">
            <text:p>13079</text:p>
          </table:table-cell>
          <table:table-cell table:formula="of:=['patched-aggressive'.O161]" office:value-type="float" office:value="146628" calcext:value-type="float">
            <text:p>146628</text:p>
          </table:table-cell>
        </table:table-row>
        <table:table-row table:style-name="ro1">
          <table:table-cell table:formula="of:=[original.AB162]" office:value-type="float" office:value="66604" calcext:value-type="float">
            <text:p>66604</text:p>
          </table:table-cell>
          <table:table-cell table:formula="of:=[original.AC162]" office:value-type="float" office:value="13048" calcext:value-type="float">
            <text:p>13048</text:p>
          </table:table-cell>
          <table:table-cell table:formula="of:=[original.O162]" office:value-type="float" office:value="189348" calcext:value-type="float">
            <text:p>189348</text:p>
          </table:table-cell>
          <table:table-cell table:formula="of:=['patched-standard'.AB162]" office:value-type="float" office:value="13440" calcext:value-type="float">
            <text:p>13440</text:p>
          </table:table-cell>
          <table:table-cell table:formula="of:=['patched-standard'.AC162]" office:value-type="float" office:value="13071" calcext:value-type="float">
            <text:p>13071</text:p>
          </table:table-cell>
          <table:table-cell table:formula="of:=['patched-standard'.O162]" office:value-type="float" office:value="139936" calcext:value-type="float">
            <text:p>139936</text:p>
          </table:table-cell>
          <table:table-cell table:formula="of:=['patched-aggressive'.AB162]" office:value-type="float" office:value="13328" calcext:value-type="float">
            <text:p>13328</text:p>
          </table:table-cell>
          <table:table-cell table:formula="of:=['patched-aggressive'.AC162]" office:value-type="float" office:value="13079" calcext:value-type="float">
            <text:p>13079</text:p>
          </table:table-cell>
          <table:table-cell table:formula="of:=['patched-aggressive'.O162]" office:value-type="float" office:value="146628" calcext:value-type="float">
            <text:p>146628</text:p>
          </table:table-cell>
        </table:table-row>
        <table:table-row table:style-name="ro1">
          <table:table-cell table:formula="of:=[original.AB163]" office:value-type="float" office:value="0" calcext:value-type="float">
            <text:p>0</text:p>
          </table:table-cell>
          <table:table-cell table:formula="of:=[original.AC163]" office:value-type="float" office:value="0" calcext:value-type="float">
            <text:p>0</text:p>
          </table:table-cell>
          <table:table-cell table:formula="of:=[original.O163]" office:value-type="float" office:value="0" calcext:value-type="float">
            <text:p>0</text:p>
          </table:table-cell>
          <table:table-cell table:formula="of:=['patched-standard'.AB163]" office:value-type="float" office:value="0" calcext:value-type="float">
            <text:p>0</text:p>
          </table:table-cell>
          <table:table-cell table:formula="of:=['patched-standard'.AC163]" office:value-type="float" office:value="0" calcext:value-type="float">
            <text:p>0</text:p>
          </table:table-cell>
          <table:table-cell table:formula="of:=['patched-standard'.O163]" office:value-type="float" office:value="0" calcext:value-type="float">
            <text:p>0</text:p>
          </table:table-cell>
          <table:table-cell table:formula="of:=['patched-aggressive'.AB163]" office:value-type="float" office:value="0" calcext:value-type="float">
            <text:p>0</text:p>
          </table:table-cell>
          <table:table-cell table:formula="of:=['patched-aggressive'.AC163]" office:value-type="float" office:value="0" calcext:value-type="float">
            <text:p>0</text:p>
          </table:table-cell>
          <table:table-cell table:formula="of:=['patched-aggressive'.O163]" office:value-type="float" office:value="0" calcext:value-type="float">
            <text:p>0</text:p>
          </table:table-cell>
        </table:table-row>
        <table:table-row table:style-name="ro1">
          <table:table-cell table:formula="of:=[original.AB164]" office:value-type="float" office:value="0" calcext:value-type="float">
            <text:p>0</text:p>
          </table:table-cell>
          <table:table-cell table:formula="of:=[original.AC164]" office:value-type="float" office:value="0" calcext:value-type="float">
            <text:p>0</text:p>
          </table:table-cell>
          <table:table-cell table:formula="of:=[original.O164]" office:value-type="float" office:value="0" calcext:value-type="float">
            <text:p>0</text:p>
          </table:table-cell>
          <table:table-cell table:formula="of:=['patched-standard'.AB164]" office:value-type="float" office:value="0" calcext:value-type="float">
            <text:p>0</text:p>
          </table:table-cell>
          <table:table-cell table:formula="of:=['patched-standard'.AC164]" office:value-type="float" office:value="0" calcext:value-type="float">
            <text:p>0</text:p>
          </table:table-cell>
          <table:table-cell table:formula="of:=['patched-standard'.O164]" office:value-type="float" office:value="0" calcext:value-type="float">
            <text:p>0</text:p>
          </table:table-cell>
          <table:table-cell table:formula="of:=['patched-aggressive'.AB164]" office:value-type="float" office:value="0" calcext:value-type="float">
            <text:p>0</text:p>
          </table:table-cell>
          <table:table-cell table:formula="of:=['patched-aggressive'.AC164]" office:value-type="float" office:value="0" calcext:value-type="float">
            <text:p>0</text:p>
          </table:table-cell>
          <table:table-cell table:formula="of:=['patched-aggressive'.O164]" office:value-type="float" office:value="0" calcext:value-type="float">
            <text:p>0</text:p>
          </table:table-cell>
        </table:table-row>
        <table:table-row table:style-name="ro1">
          <table:table-cell table:formula="of:=[original.AB165]" office:value-type="float" office:value="0" calcext:value-type="float">
            <text:p>0</text:p>
          </table:table-cell>
          <table:table-cell table:formula="of:=[original.AC165]" office:value-type="float" office:value="0" calcext:value-type="float">
            <text:p>0</text:p>
          </table:table-cell>
          <table:table-cell table:formula="of:=[original.O165]" office:value-type="float" office:value="0" calcext:value-type="float">
            <text:p>0</text:p>
          </table:table-cell>
          <table:table-cell table:formula="of:=['patched-standard'.AB165]" office:value-type="float" office:value="0" calcext:value-type="float">
            <text:p>0</text:p>
          </table:table-cell>
          <table:table-cell table:formula="of:=['patched-standard'.AC165]" office:value-type="float" office:value="0" calcext:value-type="float">
            <text:p>0</text:p>
          </table:table-cell>
          <table:table-cell table:formula="of:=['patched-standard'.O165]" office:value-type="float" office:value="0" calcext:value-type="float">
            <text:p>0</text:p>
          </table:table-cell>
          <table:table-cell table:formula="of:=['patched-aggressive'.AB165]" office:value-type="float" office:value="0" calcext:value-type="float">
            <text:p>0</text:p>
          </table:table-cell>
          <table:table-cell table:formula="of:=['patched-aggressive'.AC165]" office:value-type="float" office:value="0" calcext:value-type="float">
            <text:p>0</text:p>
          </table:table-cell>
          <table:table-cell table:formula="of:=['patched-aggressive'.O165]" office:value-type="float" office:value="0" calcext:value-type="float">
            <text:p>0</text:p>
          </table:table-cell>
        </table:table-row>
        <table:table-row table:style-name="ro1">
          <table:table-cell table:formula="of:=[original.AB166]" office:value-type="float" office:value="0" calcext:value-type="float">
            <text:p>0</text:p>
          </table:table-cell>
          <table:table-cell table:formula="of:=[original.AC166]" office:value-type="float" office:value="0" calcext:value-type="float">
            <text:p>0</text:p>
          </table:table-cell>
          <table:table-cell table:formula="of:=[original.O166]" office:value-type="float" office:value="0" calcext:value-type="float">
            <text:p>0</text:p>
          </table:table-cell>
          <table:table-cell table:formula="of:=['patched-standard'.AB166]" office:value-type="float" office:value="0" calcext:value-type="float">
            <text:p>0</text:p>
          </table:table-cell>
          <table:table-cell table:formula="of:=['patched-standard'.AC166]" office:value-type="float" office:value="0" calcext:value-type="float">
            <text:p>0</text:p>
          </table:table-cell>
          <table:table-cell table:formula="of:=['patched-standard'.O166]" office:value-type="float" office:value="0" calcext:value-type="float">
            <text:p>0</text:p>
          </table:table-cell>
          <table:table-cell table:formula="of:=['patched-aggressive'.AB166]" office:value-type="float" office:value="0" calcext:value-type="float">
            <text:p>0</text:p>
          </table:table-cell>
          <table:table-cell table:formula="of:=['patched-aggressive'.AC166]" office:value-type="float" office:value="0" calcext:value-type="float">
            <text:p>0</text:p>
          </table:table-cell>
          <table:table-cell table:formula="of:=['patched-aggressive'.O166]" office:value-type="float" office:value="0" calcext:value-type="float">
            <text:p>0</text:p>
          </table:table-cell>
        </table:table-row>
        <table:table-row table:style-name="ro1">
          <table:table-cell table:formula="of:=[original.AB167]" office:value-type="float" office:value="0" calcext:value-type="float">
            <text:p>0</text:p>
          </table:table-cell>
          <table:table-cell table:formula="of:=[original.AC167]" office:value-type="float" office:value="0" calcext:value-type="float">
            <text:p>0</text:p>
          </table:table-cell>
          <table:table-cell table:formula="of:=[original.O167]" office:value-type="float" office:value="0" calcext:value-type="float">
            <text:p>0</text:p>
          </table:table-cell>
          <table:table-cell table:formula="of:=['patched-standard'.AB167]" office:value-type="float" office:value="0" calcext:value-type="float">
            <text:p>0</text:p>
          </table:table-cell>
          <table:table-cell table:formula="of:=['patched-standard'.AC167]" office:value-type="float" office:value="0" calcext:value-type="float">
            <text:p>0</text:p>
          </table:table-cell>
          <table:table-cell table:formula="of:=['patched-standard'.O167]" office:value-type="float" office:value="0" calcext:value-type="float">
            <text:p>0</text:p>
          </table:table-cell>
          <table:table-cell table:formula="of:=['patched-aggressive'.AB167]" office:value-type="float" office:value="0" calcext:value-type="float">
            <text:p>0</text:p>
          </table:table-cell>
          <table:table-cell table:formula="of:=['patched-aggressive'.AC167]" office:value-type="float" office:value="0" calcext:value-type="float">
            <text:p>0</text:p>
          </table:table-cell>
          <table:table-cell table:formula="of:=['patched-aggressive'.O167]" office:value-type="float" office:value="0" calcext:value-type="float">
            <text:p>0</text:p>
          </table:table-cell>
        </table:table-row>
        <table:table-row table:style-name="ro1">
          <table:table-cell table:formula="of:=[original.AB168]" office:value-type="float" office:value="0" calcext:value-type="float">
            <text:p>0</text:p>
          </table:table-cell>
          <table:table-cell table:formula="of:=[original.AC168]" office:value-type="float" office:value="0" calcext:value-type="float">
            <text:p>0</text:p>
          </table:table-cell>
          <table:table-cell table:formula="of:=[original.O168]" office:value-type="float" office:value="0" calcext:value-type="float">
            <text:p>0</text:p>
          </table:table-cell>
          <table:table-cell table:formula="of:=['patched-standard'.AB168]" office:value-type="float" office:value="0" calcext:value-type="float">
            <text:p>0</text:p>
          </table:table-cell>
          <table:table-cell table:formula="of:=['patched-standard'.AC168]" office:value-type="float" office:value="0" calcext:value-type="float">
            <text:p>0</text:p>
          </table:table-cell>
          <table:table-cell table:formula="of:=['patched-standard'.O168]" office:value-type="float" office:value="0" calcext:value-type="float">
            <text:p>0</text:p>
          </table:table-cell>
          <table:table-cell table:formula="of:=['patched-aggressive'.AB168]" office:value-type="float" office:value="0" calcext:value-type="float">
            <text:p>0</text:p>
          </table:table-cell>
          <table:table-cell table:formula="of:=['patched-aggressive'.AC168]" office:value-type="float" office:value="0" calcext:value-type="float">
            <text:p>0</text:p>
          </table:table-cell>
          <table:table-cell table:formula="of:=['patched-aggressive'.O168]" office:value-type="float" office:value="0" calcext:value-type="float">
            <text:p>0</text:p>
          </table:table-cell>
        </table:table-row>
        <table:table-row table:style-name="ro1">
          <table:table-cell table:formula="of:=[original.AB169]" office:value-type="float" office:value="0" calcext:value-type="float">
            <text:p>0</text:p>
          </table:table-cell>
          <table:table-cell table:formula="of:=[original.AC169]" office:value-type="float" office:value="0" calcext:value-type="float">
            <text:p>0</text:p>
          </table:table-cell>
          <table:table-cell table:formula="of:=[original.O169]" office:value-type="float" office:value="0" calcext:value-type="float">
            <text:p>0</text:p>
          </table:table-cell>
          <table:table-cell table:formula="of:=['patched-standard'.AB169]" office:value-type="float" office:value="0" calcext:value-type="float">
            <text:p>0</text:p>
          </table:table-cell>
          <table:table-cell table:formula="of:=['patched-standard'.AC169]" office:value-type="float" office:value="0" calcext:value-type="float">
            <text:p>0</text:p>
          </table:table-cell>
          <table:table-cell table:formula="of:=['patched-standard'.O169]" office:value-type="float" office:value="0" calcext:value-type="float">
            <text:p>0</text:p>
          </table:table-cell>
          <table:table-cell table:formula="of:=['patched-aggressive'.AB169]" office:value-type="float" office:value="0" calcext:value-type="float">
            <text:p>0</text:p>
          </table:table-cell>
          <table:table-cell table:formula="of:=['patched-aggressive'.AC169]" office:value-type="float" office:value="0" calcext:value-type="float">
            <text:p>0</text:p>
          </table:table-cell>
          <table:table-cell table:formula="of:=['patched-aggressive'.O169]" office:value-type="float" office:value="0" calcext:value-type="float">
            <text:p>0</text:p>
          </table:table-cell>
        </table:table-row>
        <table:table-row table:style-name="ro1">
          <table:table-cell table:formula="of:=[original.AB170]" office:value-type="float" office:value="0" calcext:value-type="float">
            <text:p>0</text:p>
          </table:table-cell>
          <table:table-cell table:formula="of:=[original.AC170]" office:value-type="float" office:value="0" calcext:value-type="float">
            <text:p>0</text:p>
          </table:table-cell>
          <table:table-cell table:formula="of:=[original.O170]" office:value-type="float" office:value="0" calcext:value-type="float">
            <text:p>0</text:p>
          </table:table-cell>
          <table:table-cell table:formula="of:=['patched-standard'.AB170]" office:value-type="float" office:value="0" calcext:value-type="float">
            <text:p>0</text:p>
          </table:table-cell>
          <table:table-cell table:formula="of:=['patched-standard'.AC170]" office:value-type="float" office:value="0" calcext:value-type="float">
            <text:p>0</text:p>
          </table:table-cell>
          <table:table-cell table:formula="of:=['patched-standard'.O170]" office:value-type="float" office:value="0" calcext:value-type="float">
            <text:p>0</text:p>
          </table:table-cell>
          <table:table-cell table:formula="of:=['patched-aggressive'.AB170]" office:value-type="float" office:value="0" calcext:value-type="float">
            <text:p>0</text:p>
          </table:table-cell>
          <table:table-cell table:formula="of:=['patched-aggressive'.AC170]" office:value-type="float" office:value="0" calcext:value-type="float">
            <text:p>0</text:p>
          </table:table-cell>
          <table:table-cell table:formula="of:=['patched-aggressive'.O170]" office:value-type="float" office:value="0" calcext:value-type="float">
            <text:p>0</text:p>
          </table:table-cell>
        </table:table-row>
        <table:table-row table:style-name="ro1">
          <table:table-cell table:formula="of:=[original.AB171]" office:value-type="float" office:value="0" calcext:value-type="float">
            <text:p>0</text:p>
          </table:table-cell>
          <table:table-cell table:formula="of:=[original.AC171]" office:value-type="float" office:value="0" calcext:value-type="float">
            <text:p>0</text:p>
          </table:table-cell>
          <table:table-cell table:formula="of:=[original.O171]" office:value-type="float" office:value="0" calcext:value-type="float">
            <text:p>0</text:p>
          </table:table-cell>
          <table:table-cell table:formula="of:=['patched-standard'.AB171]" office:value-type="float" office:value="0" calcext:value-type="float">
            <text:p>0</text:p>
          </table:table-cell>
          <table:table-cell table:formula="of:=['patched-standard'.AC171]" office:value-type="float" office:value="0" calcext:value-type="float">
            <text:p>0</text:p>
          </table:table-cell>
          <table:table-cell table:formula="of:=['patched-standard'.O171]" office:value-type="float" office:value="0" calcext:value-type="float">
            <text:p>0</text:p>
          </table:table-cell>
          <table:table-cell table:formula="of:=['patched-aggressive'.AB171]" office:value-type="float" office:value="0" calcext:value-type="float">
            <text:p>0</text:p>
          </table:table-cell>
          <table:table-cell table:formula="of:=['patched-aggressive'.AC171]" office:value-type="float" office:value="0" calcext:value-type="float">
            <text:p>0</text:p>
          </table:table-cell>
          <table:table-cell table:formula="of:=['patched-aggressive'.O171]" office:value-type="float" office:value="0" calcext:value-type="float">
            <text:p>0</text:p>
          </table:table-cell>
        </table:table-row>
        <table:table-row table:style-name="ro1">
          <table:table-cell table:formula="of:=[original.AB172]" office:value-type="float" office:value="0" calcext:value-type="float">
            <text:p>0</text:p>
          </table:table-cell>
          <table:table-cell table:formula="of:=[original.AC172]" office:value-type="float" office:value="0" calcext:value-type="float">
            <text:p>0</text:p>
          </table:table-cell>
          <table:table-cell table:formula="of:=[original.O172]" office:value-type="float" office:value="0" calcext:value-type="float">
            <text:p>0</text:p>
          </table:table-cell>
          <table:table-cell table:formula="of:=['patched-standard'.AB172]" office:value-type="float" office:value="0" calcext:value-type="float">
            <text:p>0</text:p>
          </table:table-cell>
          <table:table-cell table:formula="of:=['patched-standard'.AC172]" office:value-type="float" office:value="0" calcext:value-type="float">
            <text:p>0</text:p>
          </table:table-cell>
          <table:table-cell table:formula="of:=['patched-standard'.O172]" office:value-type="float" office:value="0" calcext:value-type="float">
            <text:p>0</text:p>
          </table:table-cell>
          <table:table-cell table:formula="of:=['patched-aggressive'.AB172]" office:value-type="float" office:value="0" calcext:value-type="float">
            <text:p>0</text:p>
          </table:table-cell>
          <table:table-cell table:formula="of:=['patched-aggressive'.AC172]" office:value-type="float" office:value="0" calcext:value-type="float">
            <text:p>0</text:p>
          </table:table-cell>
          <table:table-cell table:formula="of:=['patched-aggressive'.O172]" office:value-type="float" office:value="0" calcext:value-type="float">
            <text:p>0</text:p>
          </table:table-cell>
        </table:table-row>
        <table:table-row table:style-name="ro1">
          <table:table-cell table:formula="of:=[original.AB173]" office:value-type="float" office:value="0" calcext:value-type="float">
            <text:p>0</text:p>
          </table:table-cell>
          <table:table-cell table:formula="of:=[original.AC173]" office:value-type="float" office:value="0" calcext:value-type="float">
            <text:p>0</text:p>
          </table:table-cell>
          <table:table-cell table:formula="of:=[original.O173]" office:value-type="float" office:value="0" calcext:value-type="float">
            <text:p>0</text:p>
          </table:table-cell>
          <table:table-cell table:formula="of:=['patched-standard'.AB173]" office:value-type="float" office:value="0" calcext:value-type="float">
            <text:p>0</text:p>
          </table:table-cell>
          <table:table-cell table:formula="of:=['patched-standard'.AC173]" office:value-type="float" office:value="0" calcext:value-type="float">
            <text:p>0</text:p>
          </table:table-cell>
          <table:table-cell table:formula="of:=['patched-standard'.O173]" office:value-type="float" office:value="0" calcext:value-type="float">
            <text:p>0</text:p>
          </table:table-cell>
          <table:table-cell table:formula="of:=['patched-aggressive'.AB173]" office:value-type="float" office:value="0" calcext:value-type="float">
            <text:p>0</text:p>
          </table:table-cell>
          <table:table-cell table:formula="of:=['patched-aggressive'.AC173]" office:value-type="float" office:value="0" calcext:value-type="float">
            <text:p>0</text:p>
          </table:table-cell>
          <table:table-cell table:formula="of:=['patched-aggressive'.O173]" office:value-type="float" office:value="0" calcext:value-type="float">
            <text:p>0</text:p>
          </table:table-cell>
        </table:table-row>
        <table:table-row table:style-name="ro1">
          <table:table-cell table:formula="of:=[original.AB174]" office:value-type="float" office:value="0" calcext:value-type="float">
            <text:p>0</text:p>
          </table:table-cell>
          <table:table-cell table:formula="of:=[original.AC174]" office:value-type="float" office:value="0" calcext:value-type="float">
            <text:p>0</text:p>
          </table:table-cell>
          <table:table-cell table:formula="of:=[original.O174]" office:value-type="float" office:value="0" calcext:value-type="float">
            <text:p>0</text:p>
          </table:table-cell>
          <table:table-cell table:formula="of:=['patched-standard'.AB174]" office:value-type="float" office:value="0" calcext:value-type="float">
            <text:p>0</text:p>
          </table:table-cell>
          <table:table-cell table:formula="of:=['patched-standard'.AC174]" office:value-type="float" office:value="0" calcext:value-type="float">
            <text:p>0</text:p>
          </table:table-cell>
          <table:table-cell table:formula="of:=['patched-standard'.O174]" office:value-type="float" office:value="0" calcext:value-type="float">
            <text:p>0</text:p>
          </table:table-cell>
          <table:table-cell table:formula="of:=['patched-aggressive'.AB174]" office:value-type="float" office:value="0" calcext:value-type="float">
            <text:p>0</text:p>
          </table:table-cell>
          <table:table-cell table:formula="of:=['patched-aggressive'.AC174]" office:value-type="float" office:value="0" calcext:value-type="float">
            <text:p>0</text:p>
          </table:table-cell>
          <table:table-cell table:formula="of:=['patched-aggressive'.O174]" office:value-type="float" office:value="0" calcext:value-type="float">
            <text:p>0</text:p>
          </table:table-cell>
        </table:table-row>
        <table:table-row table:style-name="ro1">
          <table:table-cell table:formula="of:=[original.AB175]" office:value-type="float" office:value="0" calcext:value-type="float">
            <text:p>0</text:p>
          </table:table-cell>
          <table:table-cell table:formula="of:=[original.AC175]" office:value-type="float" office:value="0" calcext:value-type="float">
            <text:p>0</text:p>
          </table:table-cell>
          <table:table-cell table:formula="of:=[original.O175]" office:value-type="float" office:value="0" calcext:value-type="float">
            <text:p>0</text:p>
          </table:table-cell>
          <table:table-cell table:formula="of:=['patched-standard'.AB175]" office:value-type="float" office:value="0" calcext:value-type="float">
            <text:p>0</text:p>
          </table:table-cell>
          <table:table-cell table:formula="of:=['patched-standard'.AC175]" office:value-type="float" office:value="0" calcext:value-type="float">
            <text:p>0</text:p>
          </table:table-cell>
          <table:table-cell table:formula="of:=['patched-standard'.O175]" office:value-type="float" office:value="0" calcext:value-type="float">
            <text:p>0</text:p>
          </table:table-cell>
          <table:table-cell table:formula="of:=['patched-aggressive'.AB175]" office:value-type="float" office:value="0" calcext:value-type="float">
            <text:p>0</text:p>
          </table:table-cell>
          <table:table-cell table:formula="of:=['patched-aggressive'.AC175]" office:value-type="float" office:value="0" calcext:value-type="float">
            <text:p>0</text:p>
          </table:table-cell>
          <table:table-cell table:formula="of:=['patched-aggressive'.O175]" office:value-type="float" office:value="0" calcext:value-type="float">
            <text:p>0</text:p>
          </table:table-cell>
        </table:table-row>
        <table:table-row table:style-name="ro1">
          <table:table-cell table:formula="of:=[original.AB176]" office:value-type="float" office:value="0" calcext:value-type="float">
            <text:p>0</text:p>
          </table:table-cell>
          <table:table-cell table:formula="of:=[original.AC176]" office:value-type="float" office:value="0" calcext:value-type="float">
            <text:p>0</text:p>
          </table:table-cell>
          <table:table-cell table:formula="of:=[original.O176]" office:value-type="float" office:value="0" calcext:value-type="float">
            <text:p>0</text:p>
          </table:table-cell>
          <table:table-cell table:formula="of:=['patched-standard'.AB176]" office:value-type="float" office:value="0" calcext:value-type="float">
            <text:p>0</text:p>
          </table:table-cell>
          <table:table-cell table:formula="of:=['patched-standard'.AC176]" office:value-type="float" office:value="0" calcext:value-type="float">
            <text:p>0</text:p>
          </table:table-cell>
          <table:table-cell table:formula="of:=['patched-standard'.O176]" office:value-type="float" office:value="0" calcext:value-type="float">
            <text:p>0</text:p>
          </table:table-cell>
          <table:table-cell table:formula="of:=['patched-aggressive'.AB176]" office:value-type="float" office:value="0" calcext:value-type="float">
            <text:p>0</text:p>
          </table:table-cell>
          <table:table-cell table:formula="of:=['patched-aggressive'.AC176]" office:value-type="float" office:value="0" calcext:value-type="float">
            <text:p>0</text:p>
          </table:table-cell>
          <table:table-cell table:formula="of:=['patched-aggressive'.O176]" office:value-type="float" office:value="0" calcext:value-type="float">
            <text:p>0</text:p>
          </table:table-cell>
        </table:table-row>
        <table:table-row table:style-name="ro1">
          <table:table-cell table:formula="of:=[original.AB177]" office:value-type="float" office:value="0" calcext:value-type="float">
            <text:p>0</text:p>
          </table:table-cell>
          <table:table-cell table:formula="of:=[original.AC177]" office:value-type="float" office:value="0" calcext:value-type="float">
            <text:p>0</text:p>
          </table:table-cell>
          <table:table-cell table:formula="of:=[original.O177]" office:value-type="float" office:value="0" calcext:value-type="float">
            <text:p>0</text:p>
          </table:table-cell>
          <table:table-cell table:formula="of:=['patched-standard'.AB177]" office:value-type="float" office:value="0" calcext:value-type="float">
            <text:p>0</text:p>
          </table:table-cell>
          <table:table-cell table:formula="of:=['patched-standard'.AC177]" office:value-type="float" office:value="0" calcext:value-type="float">
            <text:p>0</text:p>
          </table:table-cell>
          <table:table-cell table:formula="of:=['patched-standard'.O177]" office:value-type="float" office:value="0" calcext:value-type="float">
            <text:p>0</text:p>
          </table:table-cell>
          <table:table-cell table:formula="of:=['patched-aggressive'.AB177]" office:value-type="float" office:value="0" calcext:value-type="float">
            <text:p>0</text:p>
          </table:table-cell>
          <table:table-cell table:formula="of:=['patched-aggressive'.AC177]" office:value-type="float" office:value="0" calcext:value-type="float">
            <text:p>0</text:p>
          </table:table-cell>
          <table:table-cell table:formula="of:=['patched-aggressive'.O177]" office:value-type="float" office:value="0" calcext:value-type="float">
            <text:p>0</text:p>
          </table:table-cell>
        </table:table-row>
        <table:table-row table:style-name="ro1">
          <table:table-cell table:formula="of:=[original.AB178]" office:value-type="float" office:value="0" calcext:value-type="float">
            <text:p>0</text:p>
          </table:table-cell>
          <table:table-cell table:formula="of:=[original.AC178]" office:value-type="float" office:value="0" calcext:value-type="float">
            <text:p>0</text:p>
          </table:table-cell>
          <table:table-cell table:formula="of:=[original.O178]" office:value-type="float" office:value="0" calcext:value-type="float">
            <text:p>0</text:p>
          </table:table-cell>
          <table:table-cell table:formula="of:=['patched-standard'.AB178]" office:value-type="float" office:value="0" calcext:value-type="float">
            <text:p>0</text:p>
          </table:table-cell>
          <table:table-cell table:formula="of:=['patched-standard'.AC178]" office:value-type="float" office:value="0" calcext:value-type="float">
            <text:p>0</text:p>
          </table:table-cell>
          <table:table-cell table:formula="of:=['patched-standard'.O178]" office:value-type="float" office:value="0" calcext:value-type="float">
            <text:p>0</text:p>
          </table:table-cell>
          <table:table-cell table:formula="of:=['patched-aggressive'.AB178]" office:value-type="float" office:value="0" calcext:value-type="float">
            <text:p>0</text:p>
          </table:table-cell>
          <table:table-cell table:formula="of:=['patched-aggressive'.AC178]" office:value-type="float" office:value="0" calcext:value-type="float">
            <text:p>0</text:p>
          </table:table-cell>
          <table:table-cell table:formula="of:=['patched-aggressive'.O178]" office:value-type="float" office:value="0" calcext:value-type="float">
            <text:p>0</text:p>
          </table:table-cell>
        </table:table-row>
        <table:table-row table:style-name="ro1">
          <table:table-cell table:formula="of:=[original.AB179]" office:value-type="float" office:value="0" calcext:value-type="float">
            <text:p>0</text:p>
          </table:table-cell>
          <table:table-cell table:formula="of:=[original.AC179]" office:value-type="float" office:value="0" calcext:value-type="float">
            <text:p>0</text:p>
          </table:table-cell>
          <table:table-cell table:formula="of:=[original.O179]" office:value-type="float" office:value="0" calcext:value-type="float">
            <text:p>0</text:p>
          </table:table-cell>
          <table:table-cell table:formula="of:=['patched-standard'.AB179]" office:value-type="float" office:value="0" calcext:value-type="float">
            <text:p>0</text:p>
          </table:table-cell>
          <table:table-cell table:formula="of:=['patched-standard'.AC179]" office:value-type="float" office:value="0" calcext:value-type="float">
            <text:p>0</text:p>
          </table:table-cell>
          <table:table-cell table:formula="of:=['patched-standard'.O179]" office:value-type="float" office:value="0" calcext:value-type="float">
            <text:p>0</text:p>
          </table:table-cell>
          <table:table-cell table:formula="of:=['patched-aggressive'.AB179]" office:value-type="float" office:value="0" calcext:value-type="float">
            <text:p>0</text:p>
          </table:table-cell>
          <table:table-cell table:formula="of:=['patched-aggressive'.AC179]" office:value-type="float" office:value="0" calcext:value-type="float">
            <text:p>0</text:p>
          </table:table-cell>
          <table:table-cell table:formula="of:=['patched-aggressive'.O179]" office:value-type="float" office:value="0" calcext:value-type="float">
            <text:p>0</text:p>
          </table:table-cell>
        </table:table-row>
        <table:table-row table:style-name="ro1">
          <table:table-cell table:formula="of:=[original.AB180]" office:value-type="float" office:value="0" calcext:value-type="float">
            <text:p>0</text:p>
          </table:table-cell>
          <table:table-cell table:formula="of:=[original.AC180]" office:value-type="float" office:value="0" calcext:value-type="float">
            <text:p>0</text:p>
          </table:table-cell>
          <table:table-cell table:formula="of:=[original.O180]" office:value-type="float" office:value="0" calcext:value-type="float">
            <text:p>0</text:p>
          </table:table-cell>
          <table:table-cell table:formula="of:=['patched-standard'.AB180]" office:value-type="float" office:value="0" calcext:value-type="float">
            <text:p>0</text:p>
          </table:table-cell>
          <table:table-cell table:formula="of:=['patched-standard'.AC180]" office:value-type="float" office:value="0" calcext:value-type="float">
            <text:p>0</text:p>
          </table:table-cell>
          <table:table-cell table:formula="of:=['patched-standard'.O180]" office:value-type="float" office:value="0" calcext:value-type="float">
            <text:p>0</text:p>
          </table:table-cell>
          <table:table-cell table:formula="of:=['patched-aggressive'.AB180]" office:value-type="float" office:value="0" calcext:value-type="float">
            <text:p>0</text:p>
          </table:table-cell>
          <table:table-cell table:formula="of:=['patched-aggressive'.AC180]" office:value-type="float" office:value="0" calcext:value-type="float">
            <text:p>0</text:p>
          </table:table-cell>
          <table:table-cell table:formula="of:=['patched-aggressive'.O180]" office:value-type="float" office:value="0" calcext:value-type="float">
            <text:p>0</text:p>
          </table:table-cell>
        </table:table-row>
      </table:table>
      <table:table table:name="orig, comm vs used" table:style-name="ta1">
        <table:shapes>
          <draw:frame draw:z-index="0" draw:style-name="gr1" draw:text-style-name="P1" svg:width="898.3pt" svg:height="636.94pt" svg:x="0.03pt" svg:y="0.03pt">
            <loext:p draw:notify-on-update-of-ranges="Sheet3.A2:Sheet3.A3 Sheet3.A4:Sheet3.A180 Sheet3.B2:Sheet3.B3 Sheet3.B4:Sheet3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aggr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comm" table:style-name="ta1">
        <table:shapes>
          <draw:frame draw:z-index="0" draw:style-name="gr1" draw:text-style-name="P1" svg:width="893.62pt" svg:height="622.63pt" svg:x="0.03pt" svg:y="0.03pt">
            <loext:p draw:notify-on-update-of-ranges="Sheet3.A2:Sheet3.A3 Sheet3.A4:Sheet3.A180 Sheet3.D2:Sheet3.D3 Sheet3.D4:Sheet3.D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rss" table:style-name="ta1">
        <table:shapes>
          <draw:frame draw:z-index="0" draw:style-name="gr1" draw:text-style-name="P1" svg:width="894.42pt" svg:height="639.95pt" svg:x="0.03pt" svg:y="0.03pt">
            <loext:p draw:notify-on-update-of-ranges="Sheet3.C2:Sheet3.C3 Sheet3.C4:Sheet3.C180 Sheet3.F2:Sheet3.F3 Sheet3.F4:Sheet3.F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00/00/0000</text:date>, <text:time style:data-style-name="N2" text:time-value="08:36:00.351062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11-20T08:37:43.283759637</dc:date>
    <meta:editing-duration>PT1H10M49S</meta:editing-duration>
    <meta:editing-cycles>34</meta:editing-cycles>
    <meta:generator>LibreOffice/5.1.6.2$Linux_X86_64 LibreOffice_project/10m0$Build-2</meta:generator>
    <meta:document-statistic meta:table-count="9" meta:cell-count="2209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3.952cm" style:legend-expansion="high" chart:style-name="ch2"/>
        <chart:plot-area chart:style-name="ch3" table:cell-range-address="Sheet3.C2:Sheet3.C180 Sheet3.F2:Sheet3.F180" chart:data-source-has-labels="row" svg:x="0.32cm" svg:y="0.18cm" svg:width="11.767cm" svg:height="8.64cm">
          <chartooo:coordinate-region svg:x="1.682cm" svg:y="0.301cm" svg:width="10.4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92">
                <text:p>33092</text:p>
              </table:table-cell>
              <table:table-cell office:value-type="float" office:value="33156">
                <text:p>33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872">
                <text:p>123872</text:p>
              </table:table-cell>
              <table:table-cell office:value-type="float" office:value="126592">
                <text:p>126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736">
                <text:p>227736</text:p>
              </table:table-cell>
              <table:table-cell office:value-type="float" office:value="228552">
                <text:p>228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516">
                <text:p>115516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516">
                <text:p>115516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516">
                <text:p>115516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484">
                <text:p>105484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768">
                <text:p>119768</text:p>
              </table:table-cell>
              <table:table-cell office:value-type="float" office:value="122996">
                <text:p>122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504">
                <text:p>222504</text:p>
              </table:table-cell>
              <table:table-cell office:value-type="float" office:value="222636">
                <text:p>222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5812">
                <text:p>315812</text:p>
              </table:table-cell>
              <table:table-cell office:value-type="float" office:value="317856">
                <text:p>317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6908">
                <text:p>406908</text:p>
              </table:table-cell>
              <table:table-cell office:value-type="float" office:value="419024">
                <text:p>419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044">
                <text:p>508044</text:p>
              </table:table-cell>
              <table:table-cell office:value-type="float" office:value="546608">
                <text:p>546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8964">
                <text:p>558964</text:p>
              </table:table-cell>
              <table:table-cell office:value-type="float" office:value="401872">
                <text:p>401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7408">
                <text:p>517408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8364">
                <text:p>478364</text:p>
              </table:table-cell>
              <table:table-cell office:value-type="float" office:value="313264">
                <text:p>3132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3644">
                <text:p>483644</text:p>
              </table:table-cell>
              <table:table-cell office:value-type="float" office:value="407152">
                <text:p>4071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9588">
                <text:p>519588</text:p>
              </table:table-cell>
              <table:table-cell office:value-type="float" office:value="500332">
                <text:p>5003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3528">
                <text:p>613528</text:p>
              </table:table-cell>
              <table:table-cell office:value-type="float" office:value="592460">
                <text:p>5924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5076">
                <text:p>6150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471cm" xlink:href=".." xlink:type="simple" chart:class="chart:line" chart:style-name="ch1">
        <chart:legend chart:legend-position="end" svg:x="27.331cm" svg:y="10.687cm" style:legend-expansion="high" chart:style-name="ch2"/>
        <chart:plot-area chart:style-name="ch3" table:cell-range-address="Sheet3.A2:Sheet3.B180" chart:data-source-has-labels="row" svg:x="0.633cm" svg:y="0.449cm" svg:width="26.065cm" svg:height="21.573cm">
          <chartooo:coordinate-region svg:x="1.995cm" svg:y="0.57cm" svg:width="24.703cm" svg:height="20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B4:Sheet3.B180" chart:label-cell-address="Sheet3.B2:Sheet3.B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52">
                <text:p>13952</text:p>
              </table:table-cell>
              <table:table-cell office:value-type="float" office:value="11718">
                <text:p>11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76">
                <text:p>14976</text:p>
              </table:table-cell>
              <table:table-cell office:value-type="float" office:value="12698">
                <text:p>12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76">
                <text:p>14976</text:p>
              </table:table-cell>
              <table:table-cell office:value-type="float" office:value="13030">
                <text:p>130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76">
                <text:p>14976</text:p>
              </table:table-cell>
              <table:table-cell office:value-type="float" office:value="13030">
                <text:p>130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76">
                <text:p>14976</text:p>
              </table:table-cell>
              <table:table-cell office:value-type="float" office:value="13030">
                <text:p>130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76">
                <text:p>14976</text:p>
              </table:table-cell>
              <table:table-cell office:value-type="float" office:value="13030">
                <text:p>130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32">
                <text:p>24832</text:p>
              </table:table-cell>
              <table:table-cell office:value-type="float" office:value="22292">
                <text:p>22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252">
                <text:p>114252</text:p>
              </table:table-cell>
              <table:table-cell office:value-type="float" office:value="107019">
                <text:p>107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484">
                <text:p>209484</text:p>
              </table:table-cell>
              <table:table-cell office:value-type="float" office:value="196892">
                <text:p>196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156">
                <text:p>302156</text:p>
              </table:table-cell>
              <table:table-cell office:value-type="float" office:value="284286">
                <text:p>28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3676">
                <text:p>393676</text:p>
              </table:table-cell>
              <table:table-cell office:value-type="float" office:value="370769">
                <text:p>37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3372">
                <text:p>423372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8316">
                <text:p>378316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8316">
                <text:p>378316</text:p>
              </table:table-cell>
              <table:table-cell office:value-type="float" office:value="193296">
                <text:p>193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8316">
                <text:p>378316</text:p>
              </table:table-cell>
              <table:table-cell office:value-type="float" office:value="289366">
                <text:p>2893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1084">
                <text:p>411084</text:p>
              </table:table-cell>
              <table:table-cell office:value-type="float" office:value="380440">
                <text:p>3804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9020">
                <text:p>499020</text:p>
              </table:table-cell>
              <table:table-cell office:value-type="float" office:value="470073">
                <text:p>4700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4044">
                <text:p>564044</text:p>
              </table:table-cell>
              <table:table-cell office:value-type="float" office:value="445128">
                <text:p>4451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4044">
                <text:p>564044</text:p>
              </table:table-cell>
              <table:table-cell office:value-type="float" office:value="358715">
                <text:p>3587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8748">
                <text:p>508748</text:p>
              </table:table-cell>
              <table:table-cell office:value-type="float" office:value="185891">
                <text:p>1858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432">
                <text:p>66432</text:p>
              </table:table-cell>
              <table:table-cell office:value-type="float" office:value="13073">
                <text:p>130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432">
                <text:p>66432</text:p>
              </table:table-cell>
              <table:table-cell office:value-type="float" office:value="13073">
                <text:p>13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432">
                <text:p>66432</text:p>
              </table:table-cell>
              <table:table-cell office:value-type="float" office:value="13073">
                <text:p>130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432">
                <text:p>66432</text:p>
              </table:table-cell>
              <table:table-cell office:value-type="float" office:value="13073">
                <text:p>130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7.198cm" svg:y="10.515cm" style:legend-expansion="high" chart:style-name="ch2"/>
        <chart:plot-area chart:style-name="ch3" table:cell-range-address="Sheet3.D2:Sheet3.E180" chart:data-source-has-labels="row" svg:x="0.633cm" svg:y="0.442cm" svg:width="25.932cm" svg:height="21.242cm">
          <chartooo:coordinate-region svg:x="1.995cm" svg:y="0.563cm" svg:width="24.569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 meta-used</text:p>
                <text:list>
                  <text:list-item>
                    <text:p>patched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96">
                <text:p>12096</text:p>
              </table:table-cell>
              <table:table-cell office:value-type="float" office:value="11727">
                <text:p>11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92">
                <text:p>12992</text:p>
              </table:table-cell>
              <table:table-cell office:value-type="float" office:value="12668">
                <text:p>12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76">
                <text:p>13376</text:p>
              </table:table-cell>
              <table:table-cell office:value-type="float" office:value="13003">
                <text:p>13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76">
                <text:p>13376</text:p>
              </table:table-cell>
              <table:table-cell office:value-type="float" office:value="13003">
                <text:p>13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76">
                <text:p>13376</text:p>
              </table:table-cell>
              <table:table-cell office:value-type="float" office:value="13003">
                <text:p>13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76">
                <text:p>13376</text:p>
              </table:table-cell>
              <table:table-cell office:value-type="float" office:value="13003">
                <text:p>13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48">
                <text:p>14848</text:p>
              </table:table-cell>
              <table:table-cell office:value-type="float" office:value="14418">
                <text:p>14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592">
                <text:p>102592</text:p>
              </table:table-cell>
              <table:table-cell office:value-type="float" office:value="98647">
                <text:p>98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440">
                <text:p>197440</text:p>
              </table:table-cell>
              <table:table-cell office:value-type="float" office:value="189522">
                <text:p>189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0752">
                <text:p>290752</text:p>
              </table:table-cell>
              <table:table-cell office:value-type="float" office:value="279080">
                <text:p>2790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512">
                <text:p>384512</text:p>
              </table:table-cell>
              <table:table-cell office:value-type="float" office:value="368997">
                <text:p>368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1440">
                <text:p>461440</text:p>
              </table:table-cell>
              <table:table-cell office:value-type="float" office:value="442784">
                <text:p>442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4528">
                <text:p>374528</text:p>
              </table:table-cell>
              <table:table-cell office:value-type="float" office:value="356834">
                <text:p>3568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5120">
                <text:p>285120</text:p>
              </table:table-cell>
              <table:table-cell office:value-type="float" office:value="270882">
                <text:p>2708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5120">
                <text:p>285120</text:p>
              </table:table-cell>
              <table:table-cell office:value-type="float" office:value="270882">
                <text:p>270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5120">
                <text:p>285120</text:p>
              </table:table-cell>
              <table:table-cell office:value-type="float" office:value="270882">
                <text:p>2708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5120">
                <text:p>285120</text:p>
              </table:table-cell>
              <table:table-cell office:value-type="float" office:value="270882">
                <text:p>270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5120">
                <text:p>285120</text:p>
              </table:table-cell>
              <table:table-cell office:value-type="float" office:value="270882">
                <text:p>270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5120">
                <text:p>285120</text:p>
              </table:table-cell>
              <table:table-cell office:value-type="float" office:value="270884">
                <text:p>2708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5120">
                <text:p>285120</text:p>
              </table:table-cell>
              <table:table-cell office:value-type="float" office:value="270884">
                <text:p>270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5120">
                <text:p>285120</text:p>
              </table:table-cell>
              <table:table-cell office:value-type="float" office:value="270884">
                <text:p>2708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5120">
                <text:p>285120</text:p>
              </table:table-cell>
              <table:table-cell office:value-type="float" office:value="270884">
                <text:p>2708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5520">
                <text:p>195520</text:p>
              </table:table-cell>
              <table:table-cell office:value-type="float" office:value="184934">
                <text:p>1849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5920">
                <text:p>105920</text:p>
              </table:table-cell>
              <table:table-cell office:value-type="float" office:value="98984">
                <text:p>989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8544">
                <text:p>188544</text:p>
              </table:table-cell>
              <table:table-cell office:value-type="float" office:value="181268">
                <text:p>1812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5952">
                <text:p>285952</text:p>
              </table:table-cell>
              <table:table-cell office:value-type="float" office:value="274699">
                <text:p>2746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2528">
                <text:p>382528</text:p>
              </table:table-cell>
              <table:table-cell office:value-type="float" office:value="367340">
                <text:p>3673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4944">
                <text:p>474944</text:p>
              </table:table-cell>
              <table:table-cell office:value-type="float" office:value="455995">
                <text:p>4559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50784">
                <text:p>550784</text:p>
              </table:table-cell>
              <table:table-cell office:value-type="float" office:value="528707">
                <text:p>528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8096">
                <text:p>468096</text:p>
              </table:table-cell>
              <table:table-cell office:value-type="float" office:value="442765">
                <text:p>4427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9200">
                <text:p>379200</text:p>
              </table:table-cell>
              <table:table-cell office:value-type="float" office:value="356821">
                <text:p>3568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0176">
                <text:p>290176</text:p>
              </table:table-cell>
              <table:table-cell office:value-type="float" office:value="270874">
                <text:p>2708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0176">
                <text:p>290176</text:p>
              </table:table-cell>
              <table:table-cell office:value-type="float" office:value="270874">
                <text:p>2708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0176">
                <text:p>290176</text:p>
              </table:table-cell>
              <table:table-cell office:value-type="float" office:value="270874">
                <text:p>2708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0176">
                <text:p>290176</text:p>
              </table:table-cell>
              <table:table-cell office:value-type="float" office:value="270874">
                <text:p>2708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176">
                <text:p>290176</text:p>
              </table:table-cell>
              <table:table-cell office:value-type="float" office:value="270874">
                <text:p>2708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0176">
                <text:p>290176</text:p>
              </table:table-cell>
              <table:table-cell office:value-type="float" office:value="270876">
                <text:p>2708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176">
                <text:p>290176</text:p>
              </table:table-cell>
              <table:table-cell office:value-type="float" office:value="270876">
                <text:p>270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0176">
                <text:p>290176</text:p>
              </table:table-cell>
              <table:table-cell office:value-type="float" office:value="270876">
                <text:p>2708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0176">
                <text:p>290176</text:p>
              </table:table-cell>
              <table:table-cell office:value-type="float" office:value="270876">
                <text:p>2708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1216">
                <text:p>201216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440">
                <text:p>13440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40">
                <text:p>13440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440">
                <text:p>13440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440">
                <text:p>13440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266cm" svg:y="10.448cm" style:legend-expansion="high" chart:style-name="ch2"/>
        <chart:plot-area chart:style-name="ch3" table:cell-range-address="Sheet3.G2:Sheet3.H180" chart:data-source-has-labels="row" svg:x="0.63cm" svg:y="0.439cm" svg:width="25.006cm" svg:height="21.115cm">
          <chartooo:coordinate-region svg:x="1.992cm" svg:y="0.56cm" svg:width="23.638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aggr meta-used</text:p>
                <text:list>
                  <text:list-item>
                    <text:p>patched-aggr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88">
                <text:p>11888</text:p>
              </table:table-cell>
              <table:table-cell office:value-type="float" office:value="11648">
                <text:p>11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76">
                <text:p>12976</text:p>
              </table:table-cell>
              <table:table-cell office:value-type="float" office:value="12733">
                <text:p>12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32">
                <text:p>13232</text:p>
              </table:table-cell>
              <table:table-cell office:value-type="float" office:value="13021">
                <text:p>13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32">
                <text:p>13232</text:p>
              </table:table-cell>
              <table:table-cell office:value-type="float" office:value="13021">
                <text:p>13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32">
                <text:p>13232</text:p>
              </table:table-cell>
              <table:table-cell office:value-type="float" office:value="13021">
                <text:p>13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32">
                <text:p>13232</text:p>
              </table:table-cell>
              <table:table-cell office:value-type="float" office:value="13021">
                <text:p>13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44">
                <text:p>22544</text:p>
              </table:table-cell>
              <table:table-cell office:value-type="float" office:value="22233">
                <text:p>22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328">
                <text:p>105328</text:p>
              </table:table-cell>
              <table:table-cell office:value-type="float" office:value="103972">
                <text:p>10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4272">
                <text:p>194272</text:p>
              </table:table-cell>
              <table:table-cell office:value-type="float" office:value="191805">
                <text:p>191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3376">
                <text:p>283376</text:p>
              </table:table-cell>
              <table:table-cell office:value-type="float" office:value="279777">
                <text:p>2797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736">
                <text:p>370736</text:p>
              </table:table-cell>
              <table:table-cell office:value-type="float" office:value="366060">
                <text:p>3660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8448">
                <text:p>448448</text:p>
              </table:table-cell>
              <table:table-cell office:value-type="float" office:value="442801">
                <text:p>442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1504">
                <text:p>361504</text:p>
              </table:table-cell>
              <table:table-cell office:value-type="float" office:value="356851">
                <text:p>356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4464">
                <text:p>274464</text:p>
              </table:table-cell>
              <table:table-cell office:value-type="float" office:value="270900">
                <text:p>2709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4464">
                <text:p>274464</text:p>
              </table:table-cell>
              <table:table-cell office:value-type="float" office:value="270900">
                <text:p>2709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4464">
                <text:p>274464</text:p>
              </table:table-cell>
              <table:table-cell office:value-type="float" office:value="270900">
                <text:p>2709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4464">
                <text:p>274464</text:p>
              </table:table-cell>
              <table:table-cell office:value-type="float" office:value="270900">
                <text:p>2709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4464">
                <text:p>274464</text:p>
              </table:table-cell>
              <table:table-cell office:value-type="float" office:value="270900">
                <text:p>2709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4464">
                <text:p>274464</text:p>
              </table:table-cell>
              <table:table-cell office:value-type="float" office:value="270901">
                <text:p>270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4464">
                <text:p>274464</text:p>
              </table:table-cell>
              <table:table-cell office:value-type="float" office:value="270901">
                <text:p>270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4464">
                <text:p>274464</text:p>
              </table:table-cell>
              <table:table-cell office:value-type="float" office:value="270901">
                <text:p>2709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4464">
                <text:p>274464</text:p>
              </table:table-cell>
              <table:table-cell office:value-type="float" office:value="270901">
                <text:p>270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7424">
                <text:p>187424</text:p>
              </table:table-cell>
              <table:table-cell office:value-type="float" office:value="184951">
                <text:p>1849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384">
                <text:p>100384</text:p>
              </table:table-cell>
              <table:table-cell office:value-type="float" office:value="99001">
                <text:p>99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0544">
                <text:p>180544</text:p>
              </table:table-cell>
              <table:table-cell office:value-type="float" office:value="178270">
                <text:p>1782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1712">
                <text:p>271712</text:p>
              </table:table-cell>
              <table:table-cell office:value-type="float" office:value="268293">
                <text:p>2682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1232">
                <text:p>361232</text:p>
              </table:table-cell>
              <table:table-cell office:value-type="float" office:value="356678">
                <text:p>3566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7872">
                <text:p>447872</text:p>
              </table:table-cell>
              <table:table-cell office:value-type="float" office:value="442207">
                <text:p>4422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35488">
                <text:p>535488</text:p>
              </table:table-cell>
              <table:table-cell office:value-type="float" office:value="528725">
                <text:p>5287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8464">
                <text:p>448464</text:p>
              </table:table-cell>
              <table:table-cell office:value-type="float" office:value="442783">
                <text:p>4427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1440">
                <text:p>361440</text:p>
              </table:table-cell>
              <table:table-cell office:value-type="float" office:value="356838">
                <text:p>3568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4416">
                <text:p>274416</text:p>
              </table:table-cell>
              <table:table-cell office:value-type="float" office:value="270892">
                <text:p>2708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4416">
                <text:p>274416</text:p>
              </table:table-cell>
              <table:table-cell office:value-type="float" office:value="270892">
                <text:p>2708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4416">
                <text:p>274416</text:p>
              </table:table-cell>
              <table:table-cell office:value-type="float" office:value="270892">
                <text:p>2708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4416">
                <text:p>274416</text:p>
              </table:table-cell>
              <table:table-cell office:value-type="float" office:value="270892">
                <text:p>2708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4416">
                <text:p>274416</text:p>
              </table:table-cell>
              <table:table-cell office:value-type="float" office:value="270893">
                <text:p>2708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4416">
                <text:p>274416</text:p>
              </table:table-cell>
              <table:table-cell office:value-type="float" office:value="270893">
                <text:p>2708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4416">
                <text:p>274416</text:p>
              </table:table-cell>
              <table:table-cell office:value-type="float" office:value="270893">
                <text:p>2708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4416">
                <text:p>274416</text:p>
              </table:table-cell>
              <table:table-cell office:value-type="float" office:value="270893">
                <text:p>2708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7408">
                <text:p>187408</text:p>
              </table:table-cell>
              <table:table-cell office:value-type="float" office:value="184958">
                <text:p>1849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280">
                <text:p>13280</text:p>
              </table:table-cell>
              <table:table-cell office:value-type="float" office:value="13063">
                <text:p>130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280">
                <text:p>13280</text:p>
              </table:table-cell>
              <table:table-cell office:value-type="float" office:value="13063">
                <text:p>130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280">
                <text:p>13280</text:p>
              </table:table-cell>
              <table:table-cell office:value-type="float" office:value="13063">
                <text:p>130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280">
                <text:p>13280</text:p>
              </table:table-cell>
              <table:table-cell office:value-type="float" office:value="13063">
                <text:p>130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66cm" xlink:href=".." xlink:type="simple" chart:class="chart:line" chart:style-name="ch1">
        <chart:legend chart:legend-position="end" svg:x="27.033cm" svg:y="10.435cm" style:legend-expansion="high" chart:style-name="ch2"/>
        <chart:plot-area chart:style-name="ch3" table:cell-range-address="Sheet3.A2:Sheet3.A180 Sheet3.D2:Sheet3.D180" chart:data-source-has-labels="row" svg:x="0.63cm" svg:y="0.439cm" svg:width="25.773cm" svg:height="21.088cm">
          <chartooo:coordinate-region svg:x="1.992cm" svg:y="0.56cm" svg:width="24.409cm" svg:height="19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D4:Sheet3.D180" chart:label-cell-address="Sheet3.D2:Sheet3.D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52">
                <text:p>13952</text:p>
              </table:table-cell>
              <table:table-cell office:value-type="float" office:value="12096">
                <text:p>1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76">
                <text:p>14976</text:p>
              </table:table-cell>
              <table:table-cell office:value-type="float" office:value="12992">
                <text:p>12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32">
                <text:p>24832</text:p>
              </table:table-cell>
              <table:table-cell office:value-type="float" office:value="14848">
                <text:p>14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252">
                <text:p>114252</text:p>
              </table:table-cell>
              <table:table-cell office:value-type="float" office:value="102592">
                <text:p>102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484">
                <text:p>209484</text:p>
              </table:table-cell>
              <table:table-cell office:value-type="float" office:value="197440">
                <text:p>1974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156">
                <text:p>302156</text:p>
              </table:table-cell>
              <table:table-cell office:value-type="float" office:value="290752">
                <text:p>290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3676">
                <text:p>393676</text:p>
              </table:table-cell>
              <table:table-cell office:value-type="float" office:value="384512">
                <text:p>384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524">
                <text:p>472524</text:p>
              </table:table-cell>
              <table:table-cell office:value-type="float" office:value="461440">
                <text:p>4614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524">
                <text:p>472524</text:p>
              </table:table-cell>
              <table:table-cell office:value-type="float" office:value="374528">
                <text:p>374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6380">
                <text:p>466380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372">
                <text:p>423372</text:p>
              </table:table-cell>
              <table:table-cell office:value-type="float" office:value="285120">
                <text:p>2851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3372">
                <text:p>423372</text:p>
              </table:table-cell>
              <table:table-cell office:value-type="float" office:value="195520">
                <text:p>1955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8316">
                <text:p>378316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8316">
                <text:p>378316</text:p>
              </table:table-cell>
              <table:table-cell office:value-type="float" office:value="188544">
                <text:p>1885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8316">
                <text:p>378316</text:p>
              </table:table-cell>
              <table:table-cell office:value-type="float" office:value="285952">
                <text:p>2859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1084">
                <text:p>411084</text:p>
              </table:table-cell>
              <table:table-cell office:value-type="float" office:value="382528">
                <text:p>3825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9020">
                <text:p>499020</text:p>
              </table:table-cell>
              <table:table-cell office:value-type="float" office:value="474944">
                <text:p>4749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4044">
                <text:p>564044</text:p>
              </table:table-cell>
              <table:table-cell office:value-type="float" office:value="550784">
                <text:p>5507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4044">
                <text:p>564044</text:p>
              </table:table-cell>
              <table:table-cell office:value-type="float" office:value="468096">
                <text:p>4680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4044">
                <text:p>564044</text:p>
              </table:table-cell>
              <table:table-cell office:value-type="float" office:value="379200">
                <text:p>379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372">
                <text:p>535372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8748">
                <text:p>508748</text:p>
              </table:table-cell>
              <table:table-cell office:value-type="float" office:value="290176">
                <text:p>2901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8748">
                <text:p>508748</text:p>
              </table:table-cell>
              <table:table-cell office:value-type="float" office:value="201216">
                <text:p>2012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432">
                <text:p>66432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432">
                <text:p>66432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432">
                <text:p>66432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432">
                <text:p>66432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4cm" svg:height="22.577cm" xlink:href=".." xlink:type="simple" chart:class="chart:line" chart:style-name="ch1">
        <chart:legend chart:legend-position="end" svg:x="27.961cm" svg:y="10.74cm" style:legend-expansion="high" chart:style-name="ch2"/>
        <chart:plot-area chart:style-name="ch3" table:cell-range-address="Sheet3.C2:Sheet3.C180 Sheet3.F2:Sheet3.F180" chart:data-source-has-labels="row" svg:x="0.631cm" svg:y="0.451cm" svg:width="26.699cm" svg:height="21.675cm">
          <chartooo:coordinate-region svg:x="1.993cm" svg:y="0.572cm" svg:width="25.196cm" svg:height="20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92">
                <text:p>33092</text:p>
              </table:table-cell>
              <table:table-cell office:value-type="float" office:value="33156">
                <text:p>33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872">
                <text:p>123872</text:p>
              </table:table-cell>
              <table:table-cell office:value-type="float" office:value="126592">
                <text:p>126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736">
                <text:p>227736</text:p>
              </table:table-cell>
              <table:table-cell office:value-type="float" office:value="228552">
                <text:p>228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516">
                <text:p>115516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516">
                <text:p>115516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516">
                <text:p>115516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484">
                <text:p>105484</text:p>
              </table:table-cell>
              <table:table-cell office:value-type="float" office:value="120616">
                <text:p>120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768">
                <text:p>119768</text:p>
              </table:table-cell>
              <table:table-cell office:value-type="float" office:value="122996">
                <text:p>122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504">
                <text:p>222504</text:p>
              </table:table-cell>
              <table:table-cell office:value-type="float" office:value="222636">
                <text:p>222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5812">
                <text:p>315812</text:p>
              </table:table-cell>
              <table:table-cell office:value-type="float" office:value="317856">
                <text:p>317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6908">
                <text:p>406908</text:p>
              </table:table-cell>
              <table:table-cell office:value-type="float" office:value="419024">
                <text:p>419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044">
                <text:p>508044</text:p>
              </table:table-cell>
              <table:table-cell office:value-type="float" office:value="546608">
                <text:p>546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4156">
                <text:p>564156</text:p>
              </table:table-cell>
              <table:table-cell office:value-type="float" office:value="579156">
                <text:p>579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4388">
                <text:p>564388</text:p>
              </table:table-cell>
              <table:table-cell office:value-type="float" office:value="490964">
                <text:p>4909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8964">
                <text:p>558964</text:p>
              </table:table-cell>
              <table:table-cell office:value-type="float" office:value="401872">
                <text:p>401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8964">
                <text:p>558964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7408">
                <text:p>517408</text:p>
              </table:table-cell>
              <table:table-cell office:value-type="float" office:value="402136">
                <text:p>402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7408">
                <text:p>517408</text:p>
              </table:table-cell>
              <table:table-cell office:value-type="float" office:value="312012">
                <text:p>312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3888">
                <text:p>473888</text:p>
              </table:table-cell>
              <table:table-cell office:value-type="float" office:value="225548">
                <text:p>225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8364">
                <text:p>478364</text:p>
              </table:table-cell>
              <table:table-cell office:value-type="float" office:value="313264">
                <text:p>3132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3644">
                <text:p>483644</text:p>
              </table:table-cell>
              <table:table-cell office:value-type="float" office:value="407152">
                <text:p>4071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9588">
                <text:p>519588</text:p>
              </table:table-cell>
              <table:table-cell office:value-type="float" office:value="500332">
                <text:p>5003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3528">
                <text:p>613528</text:p>
              </table:table-cell>
              <table:table-cell office:value-type="float" office:value="592460">
                <text:p>5924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8536">
                <text:p>668536</text:p>
              </table:table-cell>
              <table:table-cell office:value-type="float" office:value="663260">
                <text:p>6632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8500">
                <text:p>668500</text:p>
              </table:table-cell>
              <table:table-cell office:value-type="float" office:value="583128">
                <text:p>5831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68464">
                <text:p>668464</text:p>
              </table:table-cell>
              <table:table-cell office:value-type="float" office:value="497420">
                <text:p>4974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0776">
                <text:p>6407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5076">
                <text:p>61507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5164">
                <text:p>615164</text:p>
              </table:table-cell>
              <table:table-cell office:value-type="float" office:value="325660">
                <text:p>3256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9336">
                <text:p>179336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